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66mm"/>
    </style:style>
    <style:style style:name="co2" style:family="table-column">
      <style:table-column-properties fo:break-before="auto" style:column-width="32.58mm"/>
    </style:style>
    <style:style style:name="co3" style:family="table-column">
      <style:table-column-properties fo:break-before="auto" style:column-width="31.86mm"/>
    </style:style>
    <style:style style:name="co4" style:family="table-column">
      <style:table-column-properties fo:break-before="auto" style:column-width="28.26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6.81mm"/>
    </style:style>
    <style:style style:name="co7" style:family="table-column">
      <style:table-column-properties fo:break-before="auto" style:column-width="31.49mm"/>
    </style:style>
    <style:style style:name="co8" style:family="table-column">
      <style:table-column-properties fo:break-before="page" style:column-width="26.81mm"/>
    </style:style>
    <style:style style:name="co9" style:family="table-column">
      <style:table-column-properties fo:break-before="auto" style:column-width="29.69mm"/>
    </style:style>
    <style:style style:name="co10" style:family="table-column">
      <style:table-column-properties fo:break-before="auto" style:column-width="34.01mm"/>
    </style:style>
    <style:style style:name="co11" style:family="table-column">
      <style:table-column-properties fo:break-before="auto" style:column-width="30.78mm"/>
    </style:style>
    <style:style style:name="co12" style:family="table-column">
      <style:table-column-properties fo:break-before="auto" style:column-width="25.38mm"/>
    </style:style>
    <style:style style:name="co13" style:family="table-column">
      <style:table-column-properties fo:break-before="auto" style:column-width="30.2mm"/>
    </style:style>
    <style:style style:name="co14" style:family="table-column">
      <style:table-column-properties fo:break-before="auto" style:column-width="21.0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</style:style>
    <style:style style:name="ce13" style:family="table-cell" style:parent-style-name="Default">
      <style:table-cell-properties fo:border-bottom="none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order-left="none" fo:border-right="0.06pt solid #000000" fo:border-top="none"/>
    </style:style>
    <style:style style:name="ce15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17" style:family="table-cell" style:parent-style-name="Default">
      <style:text-properties style:font-name="Liberation Sans" style:font-name-asian="Noto Sans CJK SC Regular" style:font-name-complex="FreeSans"/>
    </style:style>
    <style:style style:name="ce18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ackground-color="#dddddd" fo:border-left="none" fo:border-right="none" fo:border-top="0.06pt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1"/>
    <style:style style:name="ce24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06pt solid #000000" fo:border-left="0.06pt solid #000000" fo:border-right="none" fo:border-top="none"/>
    </style:style>
    <style:style style:name="ce2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 style:data-style-name="N116">
      <style:table-cell-properties fo:border-bottom="none" fo:border-left="0.06pt solid #000000" fo:border-right="none" fo:border-top="none"/>
    </style:style>
    <style:style style:name="ce28" style:family="table-cell" style:parent-style-name="Default" style:data-style-name="N116">
      <style:table-cell-properties fo:border-bottom="0.06pt solid #000000" fo:border-left="0.06pt solid #000000" fo:border-right="none" fo:border-top="none"/>
    </style:style>
    <style:style style:name="ce29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1" style:family="table-cell" style:parent-style-name="Default" style:data-style-name="N116">
      <style:table-cell-properties fo:border-bottom="none" fo:border-left="0.06pt solid #000000" fo:border-right="0.06pt solid #000000" fo:border-top="none"/>
    </style:style>
    <style:style style:name="ce32" style:family="table-cell" style:parent-style-name="Default" style:data-style-name="N116">
      <style:table-cell-properties fo:border-bottom="0.06pt solid #000000" fo:border-left="0.06pt solid #000000" fo:border-right="0.06pt solid #000000" fo:border-top="none"/>
    </style:style>
    <style:style style:name="gr1" style:family="graphic">
      <style:graphic-properties draw:stroke="solid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1" table:style-name="ta1">
        <table:table-column table:style-name="co1" table:default-cell-style-name="ce4"/>
        <table:table-column table:style-name="co2" table:default-cell-style-name="ce10"/>
        <table:table-column table:style-name="co3" table:default-cell-style-name="ce10"/>
        <table:table-column table:style-name="co4" table:default-cell-style-name="ce13"/>
        <table:table-column table:style-name="co5" table:default-cell-style-name="Default"/>
        <table:table-row table:style-name="ro1">
          <table:table-cell table:style-name="ce1" office:value-type="string" calcext:value-type="string">
            <text:p>Streaming UAV</text:p>
          </table:table-cell>
          <table:table-cell table:style-name="ce7" office:value-type="string" calcext:value-type="string" table:number-columns-spanned="3" table:number-rows-spanned="1">
            <text:p>sta1</text:p>
          </table:table-cell>
          <table:covered-table-cell table:style-name="ce1"/>
          <table:covered-table-cell table:style-name="Default"/>
          <table:table-cell/>
        </table:table-row>
        <table:table-row table:style-name="ro1">
          <table:table-cell table:style-name="ce1" office:value-type="string" calcext:value-type="string">
            <text:p>Number of clients</text:p>
          </table:table-cell>
          <table:table-cell table:style-name="ce7" office:value-type="float" office:value="1" calcext:value-type="float" table:number-columns-spanned="3" table:number-rows-spanned="1">
            <text:p>1</text:p>
          </table:table-cell>
          <table:covered-table-cell table:style-name="ce1"/>
          <table:covered-table-cell table:style-name="Default"/>
          <table:table-cell/>
        </table:table-row>
        <table:table-row table:style-name="ro1">
          <table:table-cell table:style-name="ce2" office:value-type="string" calcext:value-type="string" table:number-columns-spanned="4" table:number-rows-spanned="1">
            <text:p>sta1</text:p>
          </table:table-cell>
          <table:covered-table-cell table:number-columns-repeated="2" table:style-name="ce8"/>
          <table:covered-table-cell table:style-name="ce12"/>
          <table:table-cell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9" office:value-type="string" calcext:value-type="string">
            <text:p>Initialization time</text:p>
          </table:table-cell>
          <table:table-cell table:style-name="ce9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/>
        </table:table-row>
        <table:table-row table:style-name="ro1">
          <table:table-cell office:value-type="float" office:value="180835" calcext:value-type="float">
            <text:p>180835</text:p>
          </table:table-cell>
          <table:table-cell office:value-type="float" office:value="1073.721069" calcext:value-type="float">
            <text:p>1073,72106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1016" calcext:value-type="float">
            <text:p>181016</text:p>
          </table:table-cell>
          <table:table-cell office:value-type="float" office:value="831.277039" calcext:value-type="float">
            <text:p>831,27703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1454" calcext:value-type="float">
            <text:p>181454</text:p>
          </table:table-cell>
          <table:table-cell office:value-type="float" office:value="1148.511963" calcext:value-type="float">
            <text:p>1148,51196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1630" calcext:value-type="float">
            <text:p>181630</text:p>
          </table:table-cell>
          <table:table-cell office:value-type="float" office:value="1169.11499" calcext:value-type="float">
            <text:p>1169,1149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1927" calcext:value-type="float">
            <text:p>181927</text:p>
          </table:table-cell>
          <table:table-cell office:value-type="float" office:value="1016.883972" calcext:value-type="float">
            <text:p>1016,88397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2104" calcext:value-type="float">
            <text:p>182104</text:p>
          </table:table-cell>
          <table:table-cell office:value-type="float" office:value="775.515015" calcext:value-type="float">
            <text:p>775,5150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2428" calcext:value-type="float">
            <text:p>182428</text:p>
          </table:table-cell>
          <table:table-cell office:value-type="float" office:value="1063.645996" calcext:value-type="float">
            <text:p>1063,64599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2603" calcext:value-type="float">
            <text:p>182603</text:p>
          </table:table-cell>
          <table:table-cell office:value-type="float" office:value="999.21698" calcext:value-type="float">
            <text:p>999,2169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0111" calcext:value-type="float">
            <text:p>190111</text:p>
          </table:table-cell>
          <table:table-cell office:value-type="float" office:value="1019.438049" calcext:value-type="float">
            <text:p>1019,43804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0248" calcext:value-type="float">
            <text:p>190248</text:p>
          </table:table-cell>
          <table:table-cell office:value-type="float" office:value="847.768005" calcext:value-type="float">
            <text:p>847,76800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 table:number-rows-repeated="20">
          <table:table-cell table:number-columns-repeated="5"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9" table:formula="of:=AVERAGE([C1.B5:.B34])" office:value-type="float" office:value="994.5093078" calcext:value-type="float">
            <text:p>994,5093078</text:p>
          </table:table-cell>
          <table:table-cell table:style-name="ce9" table:formula="of:=AVERAGE([C1.C5:.C34])" office:value-type="float" office:value="0" calcext:value-type="float">
            <text:p>0</text:p>
          </table:table-cell>
          <table:table-cell table:style-name="ce15" table:formula="of:=AVERAGE([C1.D5:.D34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9" table:formula="of:=MEDIAN([C1.B5:.B34])" office:value-type="float" office:value="1018.1610105" calcext:value-type="float">
            <text:p>1018,1610105</text:p>
          </table:table-cell>
          <table:table-cell table:style-name="ce9" table:formula="of:=MEDIAN([C1.C5:.C34])" office:value-type="float" office:value="0" calcext:value-type="float">
            <text:p>0</text:p>
          </table:table-cell>
          <table:table-cell table:style-name="ce15" table:formula="of:=MEDIAN([C1.D5:.D34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1.B5:.B34])" office:value-type="float" office:value="134.387028371325" calcext:value-type="float">
            <text:p>134,3870283713</text:p>
          </table:table-cell>
          <table:table-cell table:style-name="ce11" table:formula="of:=STDEV([C1.C5:.C34])" office:value-type="float" office:value="0" calcext:value-type="float">
            <text:p>0</text:p>
          </table:table-cell>
          <table:table-cell table:style-name="ce16" table:formula="of:=STDEV([C1.D5:.D34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 table:number-columns-repeated="4"/>
          <table:table-cell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Desv. Pad.</text:p>
          </table:table-cell>
          <table:table-cell table:style-name="Default" office:value-type="string" calcext:value-type="string">
            <text:p>Amostras</text:p>
          </table:table-cell>
          <table:table-cell office:value-type="string" calcext:value-type="string">
            <text:p>Erro padrão</text:p>
          </table:table-cell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[.B35]" office:value-type="float" office:value="994.5093078" calcext:value-type="float">
            <text:p>994,5093078</text:p>
          </table:table-cell>
          <table:table-cell table:style-name="Default" table:formula="of:=STDEV([.B5:.B14])" office:value-type="float" office:value="134.387028371325" calcext:value-type="float">
            <text:p>134,3870283713</text:p>
          </table:table-cell>
          <table:table-cell table:style-name="Default" table:formula="of:=COUNT([.B5:.B14];[.F5:.F14];[.J5:.J14];[.N5:.N14];[.R5:.R14];[.V5:.V14];[.Z5:.Z14];[.AD5:.AD14];[.AH5:.AH14])" office:value-type="float" office:value="10" calcext:value-type="float">
            <text:p>10</text:p>
          </table:table-cell>
          <table:table-cell table:formula="of:=2*[.C40]/SQRT([.D40])" office:value-type="float" office:value="84.993819527011" calcext:value-type="float">
            <text:p>84,993819527</text:p>
          </table:table-cell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[.C35]" office:value-type="float" office:value="0" calcext:value-type="float">
            <text:p>0</text:p>
          </table:table-cell>
          <table:table-cell table:style-name="Default" table:formula="of:=STDEV([.C5:.C14])" office:value-type="float" office:value="0" calcext:value-type="float">
            <text:p>0</text:p>
          </table:table-cell>
          <table:table-cell table:style-name="ce17" table:formula="of:=COUNT([.C5:.C14];[.G5:.G14];[.K5:.K14];[.O5:.O14];[.S5:.S14];[.W5:.W14];[.AA5:.AA14];[.AE5:.AE14];[.AI5:.AI14])" office:value-type="float" office:value="10" calcext:value-type="float">
            <text:p>10</text:p>
          </table:table-cell>
          <table:table-cell table:formula="of:=2*[.C41]/SQRT([.D41])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[.D35]" office:value-type="float" office:value="0" calcext:value-type="float">
            <text:p>0</text:p>
          </table:table-cell>
          <table:table-cell table:style-name="Default" table:formula="of:=STDEV([.D5:.D14])" office:value-type="float" office:value="0" calcext:value-type="float">
            <text:p>0</text:p>
          </table:table-cell>
          <table:table-cell table:style-name="Default" table:formula="of:=COUNT([.D5:.D14];[.H5:.H14];[.L5:.L14];[.P5:.P14];[.T5:.T14];[.X5:.X14];[.AB5:.AB14];[.AF5:.AF14];[.AJ5:.AJ14])" office:value-type="float" office:value="10" calcext:value-type="float">
            <text:p>10</text:p>
          </table:table-cell>
          <table:table-cell table:formula="of:=2*[.C42]/SQRT([.D42])" office:value-type="float" office:value="0" calcext:value-type="float">
            <text:p>0</text:p>
          </table:table-cell>
        </table:table-row>
      </table:table>
      <table:table table:name="C2" table:style-name="ta1">
        <table:table-column table:style-name="co2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4" table:default-cell-style-name="ce13"/>
        <table:table-row table:style-name="ro1">
          <table:table-cell table:style-name="ce1"/>
          <table:table-cell table:style-name="ce19"/>
          <table:table-cell table:style-name="ce1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1" table:number-columns-repeated="3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18" office:value-type="string" calcext:value-type="string" table:number-columns-spanned="4" table:number-rows-spanned="1">
            <text:p>sta1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2</text:p>
          </table:table-cell>
          <table:covered-table-cell table:number-columns-repeated="2" table:style-name="ce20"/>
          <table:covered-table-cell table:style-name="ce21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</table:table-row>
        <table:table-row table:style-name="ro1">
          <table:table-cell office:value-type="float" office:value="174822" calcext:value-type="float">
            <text:p>174822</text:p>
          </table:table-cell>
          <table:table-cell office:value-type="float" office:value="951.322021" calcext:value-type="float">
            <text:p>951,32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822" calcext:value-type="float">
            <text:p>174822</text:p>
          </table:table-cell>
          <table:table-cell office:value-type="float" office:value="999.075989" calcext:value-type="float">
            <text:p>999,075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958" calcext:value-type="float">
            <text:p>174958</text:p>
          </table:table-cell>
          <table:table-cell office:value-type="float" office:value="1068.148071" calcext:value-type="float">
            <text:p>1068,1480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958" calcext:value-type="float">
            <text:p>174958</text:p>
          </table:table-cell>
          <table:table-cell office:value-type="float" office:value="884.38501" calcext:value-type="float">
            <text:p>884,385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134" calcext:value-type="float">
            <text:p>175134</text:p>
          </table:table-cell>
          <table:table-cell office:value-type="float" office:value="918.062988" calcext:value-type="float">
            <text:p>918,062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134" calcext:value-type="float">
            <text:p>175134</text:p>
          </table:table-cell>
          <table:table-cell office:value-type="float" office:value="1164.399048" calcext:value-type="float">
            <text:p>1164,3990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310" calcext:value-type="float">
            <text:p>175310</text:p>
          </table:table-cell>
          <table:table-cell office:value-type="float" office:value="953.100952" calcext:value-type="float">
            <text:p>953,1009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310" calcext:value-type="float">
            <text:p>175310</text:p>
          </table:table-cell>
          <table:table-cell office:value-type="float" office:value="939.205017" calcext:value-type="float">
            <text:p>939,2050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448" calcext:value-type="float">
            <text:p>175448</text:p>
          </table:table-cell>
          <table:table-cell office:value-type="float" office:value="1103.172974" calcext:value-type="float">
            <text:p>1103,1729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448" calcext:value-type="float">
            <text:p>175448</text:p>
          </table:table-cell>
          <table:table-cell office:value-type="float" office:value="970.437988" calcext:value-type="float">
            <text:p>970,4379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710" calcext:value-type="float">
            <text:p>175710</text:p>
          </table:table-cell>
          <table:table-cell office:value-type="float" office:value="1116.279907" calcext:value-type="float">
            <text:p>1116,2799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710" calcext:value-type="float">
            <text:p>175710</text:p>
          </table:table-cell>
          <table:table-cell office:value-type="float" office:value="1245.928955" calcext:value-type="float">
            <text:p>1245,9289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909" calcext:value-type="float">
            <text:p>175909</text:p>
          </table:table-cell>
          <table:table-cell office:value-type="float" office:value="1085.046021" calcext:value-type="float">
            <text:p>1085,046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909" calcext:value-type="float">
            <text:p>175909</text:p>
          </table:table-cell>
          <table:table-cell office:value-type="float" office:value="901.289001" calcext:value-type="float">
            <text:p>901,2890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055" calcext:value-type="float">
            <text:p>180055</text:p>
          </table:table-cell>
          <table:table-cell office:value-type="float" office:value="1163.817017" calcext:value-type="float">
            <text:p>1163,817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055" calcext:value-type="float">
            <text:p>180055</text:p>
          </table:table-cell>
          <table:table-cell office:value-type="float" office:value="988.085999" calcext:value-type="float">
            <text:p>988,0859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231" calcext:value-type="float">
            <text:p>180231</text:p>
          </table:table-cell>
          <table:table-cell office:value-type="float" office:value="870.156982" calcext:value-type="float">
            <text:p>870,1569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231" calcext:value-type="float">
            <text:p>180231</text:p>
          </table:table-cell>
          <table:table-cell office:value-type="float" office:value="832.807007" calcext:value-type="float">
            <text:p>832,8070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408" calcext:value-type="float">
            <text:p>180408</text:p>
          </table:table-cell>
          <table:table-cell office:value-type="float" office:value="1046.180054" calcext:value-type="float">
            <text:p>1046,1800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408" calcext:value-type="float">
            <text:p>180408</text:p>
          </table:table-cell>
          <table:table-cell office:value-type="float" office:value="1129.199951" calcext:value-type="float">
            <text:p>1129,1999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number-rows-repeated="20">
          <table:table-cell table:number-columns-repeated="8"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2.B5:.B34])" office:value-type="float" office:value="1027.5286987" calcext:value-type="float">
            <text:p>1027,5286987</text:p>
          </table:table-cell>
          <table:table-cell table:style-name="ce1" table:formula="of:=AVERAGE([C2.C5:.C34])" office:value-type="float" office:value="0" calcext:value-type="float">
            <text:p>0</text:p>
          </table:table-cell>
          <table:table-cell table:style-name="ce15" table:formula="of:=AVERAGE([C2.D5:.D34])" office:value-type="float" office:value="0" calcext:value-type="float">
            <text:p>0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2.F5:.F34])" office:value-type="float" office:value="1005.4813965" calcext:value-type="float">
            <text:p>1005,4813965</text:p>
          </table:table-cell>
          <table:table-cell table:style-name="ce1" table:formula="of:=AVERAGE([C2.G5:.G34])" office:value-type="float" office:value="0" calcext:value-type="float">
            <text:p>0</text:p>
          </table:table-cell>
          <table:table-cell table:style-name="ce15" table:formula="of:=AVERAGE([C2.H5:.H34])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2.B5:.B34])" office:value-type="float" office:value="1057.1640625" calcext:value-type="float">
            <text:p>1057,1640625</text:p>
          </table:table-cell>
          <table:table-cell table:style-name="ce1" table:formula="of:=MEDIAN([C2.C5:.C34])" office:value-type="float" office:value="0" calcext:value-type="float">
            <text:p>0</text:p>
          </table:table-cell>
          <table:table-cell table:style-name="ce15" table:formula="of:=MEDIAN([C2.D5:.D34])" office:value-type="float" office:value="0" calcext:value-type="float">
            <text:p>0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2.F5:.F34])" office:value-type="float" office:value="979.2619935" calcext:value-type="float">
            <text:p>979,2619935</text:p>
          </table:table-cell>
          <table:table-cell table:style-name="ce1" table:formula="of:=MEDIAN([C2.G5:.G34])" office:value-type="float" office:value="0" calcext:value-type="float">
            <text:p>0</text:p>
          </table:table-cell>
          <table:table-cell table:style-name="ce15" table:formula="of:=MEDIAN([C2.H5:.H34])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2.B5:.B34])" office:value-type="float" office:value="97.5106456476656" calcext:value-type="float">
            <text:p>97,5106456477</text:p>
          </table:table-cell>
          <table:table-cell table:style-name="ce11" table:formula="of:=STDEV([C2.C5:.C34])" office:value-type="float" office:value="0" calcext:value-type="float">
            <text:p>0</text:p>
          </table:table-cell>
          <table:table-cell table:style-name="ce16" table:formula="of:=STDEV([C2.D5:.D34])" office:value-type="float" office:value="0" calcext:value-type="float">
            <text:p>0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2.F5:.F34])" office:value-type="float" office:value="133.198762100266" calcext:value-type="float">
            <text:p>133,1987621003</text:p>
          </table:table-cell>
          <table:table-cell table:style-name="ce11" table:formula="of:=STDEV([C2.G5:.G34])" office:value-type="float" office:value="0" calcext:value-type="float">
            <text:p>0</text:p>
          </table:table-cell>
          <table:table-cell table:style-name="ce16" table:formula="of:=STDEV([C2.H5:.H34])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Default"/>
          <table:table-cell/>
          <table:table-cell office:value-type="string" calcext:value-type="string">
            <text:p>Desv. Pad.</text:p>
          </table:table-cell>
          <table:table-cell table:style-name="Default" office:value-type="string" calcext:value-type="string">
            <text:p>Amostras</text:p>
          </table:table-cell>
          <table:table-cell table:style-name="Default" office:value-type="string" calcext:value-type="string">
            <text:p>Erro padrão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AVERAGE([.B35];[.F35])" office:value-type="float" office:value="1016.5050476" calcext:value-type="float">
            <text:p>1016,5050476</text:p>
          </table:table-cell>
          <table:table-cell table:formula="of:=STDEV([.B5:.B14];[.F5:.F14])" office:value-type="float" office:value="114.174968182149" calcext:value-type="float">
            <text:p>114,1749681822</text:p>
          </table:table-cell>
          <table:table-cell table:style-name="Default" table:formula="of:=COUNT([.B5:.B14];[.F5:.F14];[.J5:.J14];[.N5:.N14];[.R5:.R14];[.V5:.V14];[.Z5:.Z14];[.AD5:.AD14];[.AH5:.AH14])" office:value-type="float" office:value="20" calcext:value-type="float">
            <text:p>20</text:p>
          </table:table-cell>
          <table:table-cell table:style-name="Default" table:formula="of:=2*[.C40]/SQRT([.D40])" office:value-type="float" office:value="51.0605980368323" calcext:value-type="float">
            <text:p>51,0605980368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AVERAGE([.C35];[.G35])" office:value-type="float" office:value="0" calcext:value-type="float">
            <text:p>0</text:p>
          </table:table-cell>
          <table:table-cell table:formula="of:=STDEV([.C5:.C14];[.G5:.G14])" office:value-type="float" office:value="0" calcext:value-type="float">
            <text:p>0</text:p>
          </table:table-cell>
          <table:table-cell table:style-name="ce17" table:formula="of:=COUNT([.C5:.C14];[.G5:.G14];[.K5:.K14];[.O5:.O14];[.S5:.S14];[.W5:.W14];[.AA5:.AA14];[.AE5:.AE14];[.AI5:.AI14])" office:value-type="float" office:value="20" calcext:value-type="float">
            <text:p>20</text:p>
          </table:table-cell>
          <table:table-cell table:style-name="Default" table:formula="of:=2*[.C41]/SQRT([.D41])" office:value-type="float" office:value="0" calcext:value-type="float">
            <text:p>0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AVERAGE([.D35];[.H35])" office:value-type="float" office:value="0" calcext:value-type="float">
            <text:p>0</text:p>
          </table:table-cell>
          <table:table-cell table:formula="of:=STDEV([.D5:.D14];[.H5:.H14])" office:value-type="float" office:value="0" calcext:value-type="float">
            <text:p>0</text:p>
          </table:table-cell>
          <table:table-cell table:style-name="Default" table:formula="of:=COUNT([.D5:.D14];[.H5:.H14];[.L5:.L14];[.P5:.P14];[.T5:.T14];[.X5:.X14];[.AB5:.AB14];[.AF5:.AF14];[.AJ5:.AJ14])" office:value-type="float" office:value="20" calcext:value-type="float">
            <text:p>20</text:p>
          </table:table-cell>
          <table:table-cell table:style-name="Default" table:formula="of:=2*[.C42]/SQRT([.D42])" office:value-type="float" office:value="0" calcext:value-type="float">
            <text:p>0</text:p>
          </table:table-cell>
          <table:table-cell table:number-columns-repeated="2"/>
          <table:table-cell table:style-name="Default"/>
        </table:table-row>
      </table:table>
      <table:table table:name="C3" table:style-name="ta1">
        <table:table-column table:style-name="co2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4" table:default-cell-style-name="ce13"/>
        <table:table-column table:style-name="co8" table:default-cell-style-name="ce4"/>
        <table:table-column table:style-name="co2" table:default-cell-style-name="Default"/>
        <table:table-column table:style-name="co7" table:default-cell-style-name="Default"/>
        <table:table-column table:style-name="co4" table:default-cell-style-name="ce13"/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18" office:value-type="string" calcext:value-type="string" table:number-columns-spanned="4" table:number-rows-spanned="1">
            <text:p>sta1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2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3</text:p>
          </table:table-cell>
          <table:covered-table-cell table:number-columns-repeated="2" table:style-name="ce20"/>
          <table:covered-table-cell table:style-name="ce21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</table:table-row>
        <table:table-row table:style-name="ro1">
          <table:table-cell office:value-type="float" office:value="170018" calcext:value-type="float">
            <text:p>170018</text:p>
          </table:table-cell>
          <table:table-cell office:value-type="float" office:value="1133.806885" calcext:value-type="float">
            <text:p>1133,8068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018" calcext:value-type="float">
            <text:p>170018</text:p>
          </table:table-cell>
          <table:table-cell office:value-type="float" office:value="997.648987" calcext:value-type="float">
            <text:p>997,6489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018" calcext:value-type="float">
            <text:p>170018</text:p>
          </table:table-cell>
          <table:table-cell office:value-type="float" office:value="1151.593018" calcext:value-type="float">
            <text:p>1151,5930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325" calcext:value-type="float">
            <text:p>170325</text:p>
          </table:table-cell>
          <table:table-cell office:value-type="float" office:value="858.147949" calcext:value-type="float">
            <text:p>858,1479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325" calcext:value-type="float">
            <text:p>170325</text:p>
          </table:table-cell>
          <table:table-cell office:value-type="float" office:value="932.21405" calcext:value-type="float">
            <text:p>932,214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325" calcext:value-type="float">
            <text:p>170325</text:p>
          </table:table-cell>
          <table:table-cell office:value-type="float" office:value="875.231018" calcext:value-type="float">
            <text:p>875,2310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502" calcext:value-type="float">
            <text:p>170502</text:p>
          </table:table-cell>
          <table:table-cell office:value-type="float" office:value="1062.157959" calcext:value-type="float">
            <text:p>1062,1579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502" calcext:value-type="float">
            <text:p>170502</text:p>
          </table:table-cell>
          <table:table-cell office:value-type="float" office:value="959.799011" calcext:value-type="float">
            <text:p>959,799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502" calcext:value-type="float">
            <text:p>170502</text:p>
          </table:table-cell>
          <table:table-cell office:value-type="float" office:value="1029.518066" calcext:value-type="float">
            <text:p>1029,5180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307" calcext:value-type="float">
            <text:p>171307</text:p>
          </table:table-cell>
          <table:table-cell office:value-type="float" office:value="1010.736938" calcext:value-type="float">
            <text:p>1010,7369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307" calcext:value-type="float">
            <text:p>171307</text:p>
          </table:table-cell>
          <table:table-cell office:value-type="float" office:value="930.695984" calcext:value-type="float">
            <text:p>930,695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307" calcext:value-type="float">
            <text:p>171307</text:p>
          </table:table-cell>
          <table:table-cell office:value-type="float" office:value="1022.495972" calcext:value-type="float">
            <text:p>1022,4959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443" calcext:value-type="float">
            <text:p>171443</text:p>
          </table:table-cell>
          <table:table-cell office:value-type="float" office:value="1048.820068" calcext:value-type="float">
            <text:p>1048,8200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443" calcext:value-type="float">
            <text:p>171443</text:p>
          </table:table-cell>
          <table:table-cell office:value-type="float" office:value="1179.540039" calcext:value-type="float">
            <text:p>1179,5400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443" calcext:value-type="float">
            <text:p>171443</text:p>
          </table:table-cell>
          <table:table-cell office:value-type="float" office:value="1113.458008" calcext:value-type="float">
            <text:p>1113,4580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912" calcext:value-type="float">
            <text:p>172912</text:p>
          </table:table-cell>
          <table:table-cell office:value-type="float" office:value="962.513" calcext:value-type="float">
            <text:p>962,5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912" calcext:value-type="float">
            <text:p>172912</text:p>
          </table:table-cell>
          <table:table-cell office:value-type="float" office:value="864.794006" calcext:value-type="float">
            <text:p>864,794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912" calcext:value-type="float">
            <text:p>172912</text:p>
          </table:table-cell>
          <table:table-cell office:value-type="float" office:value="897.180969" calcext:value-type="float">
            <text:p>897,1809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402" calcext:value-type="float">
            <text:p>173402</text:p>
          </table:table-cell>
          <table:table-cell office:value-type="float" office:value="849.080017" calcext:value-type="float">
            <text:p>849,08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402" calcext:value-type="float">
            <text:p>173402</text:p>
          </table:table-cell>
          <table:table-cell office:value-type="float" office:value="844.46698" calcext:value-type="float">
            <text:p>844,466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402" calcext:value-type="float">
            <text:p>173402</text:p>
          </table:table-cell>
          <table:table-cell office:value-type="float" office:value="809.228027" calcext:value-type="float">
            <text:p>809,2280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628" calcext:value-type="float">
            <text:p>173628</text:p>
          </table:table-cell>
          <table:table-cell office:value-type="float" office:value="986.011963" calcext:value-type="float">
            <text:p>986,0119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628" calcext:value-type="float">
            <text:p>173628</text:p>
          </table:table-cell>
          <table:table-cell office:value-type="float" office:value="917.491028" calcext:value-type="float">
            <text:p>917,491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628" calcext:value-type="float">
            <text:p>173628</text:p>
          </table:table-cell>
          <table:table-cell office:value-type="float" office:value="814.252014" calcext:value-type="float">
            <text:p>814,252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253" calcext:value-type="float">
            <text:p>174253</text:p>
          </table:table-cell>
          <table:table-cell office:value-type="float" office:value="856.078979" calcext:value-type="float">
            <text:p>856,0789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253" calcext:value-type="float">
            <text:p>174253</text:p>
          </table:table-cell>
          <table:table-cell office:value-type="float" office:value="1063.661011" calcext:value-type="float">
            <text:p>1063,661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253" calcext:value-type="float">
            <text:p>174253</text:p>
          </table:table-cell>
          <table:table-cell office:value-type="float" office:value="982.756958" calcext:value-type="float">
            <text:p>982,7569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644" calcext:value-type="float">
            <text:p>174644</text:p>
          </table:table-cell>
          <table:table-cell office:value-type="float" office:value="828.674988" calcext:value-type="float">
            <text:p>828,674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644" calcext:value-type="float">
            <text:p>174644</text:p>
          </table:table-cell>
          <table:table-cell office:value-type="float" office:value="1065.613037" calcext:value-type="float">
            <text:p>1065,613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644" calcext:value-type="float">
            <text:p>174644</text:p>
          </table:table-cell>
          <table:table-cell office:value-type="float" office:value="822.065002" calcext:value-type="float">
            <text:p>822,0650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number-rows-repeated="20">
          <table:table-cell table:number-columns-repeated="12"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3.B5:.B34])" office:value-type="float" office:value="959.6028746" calcext:value-type="float">
            <text:p>959,6028746</text:p>
          </table:table-cell>
          <table:table-cell table:style-name="ce1" table:formula="of:=AVERAGE([C3.C5:.C34])" office:value-type="float" office:value="0" calcext:value-type="float">
            <text:p>0</text:p>
          </table:table-cell>
          <table:table-cell table:style-name="ce15" table:formula="of:=AVERAGE([C3.D5:.D34])" office:value-type="float" office:value="0" calcext:value-type="float">
            <text:p>0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3.F5:.F34])" office:value-type="float" office:value="975.5924133" calcext:value-type="float">
            <text:p>975,5924133</text:p>
          </table:table-cell>
          <table:table-cell table:style-name="ce1" table:formula="of:=AVERAGE([C3.G5:.G34])" office:value-type="float" office:value="0" calcext:value-type="float">
            <text:p>0</text:p>
          </table:table-cell>
          <table:table-cell table:style-name="ce15" table:formula="of:=AVERAGE([C3.H5:.H34])" office:value-type="float" office:value="0" calcext:value-type="float">
            <text:p>0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3.J5:.J34])" office:value-type="float" office:value="951.7779052" calcext:value-type="float">
            <text:p>951,7779052</text:p>
          </table:table-cell>
          <table:table-cell table:style-name="ce1" table:formula="of:=AVERAGE([C3.K5:.K34])" office:value-type="float" office:value="0" calcext:value-type="float">
            <text:p>0</text:p>
          </table:table-cell>
          <table:table-cell table:style-name="ce15" table:formula="of:=AVERAGE([C3.L5:.L34])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3.B5:.B34])" office:value-type="float" office:value="974.2624815" calcext:value-type="float">
            <text:p>974,2624815</text:p>
          </table:table-cell>
          <table:table-cell table:style-name="ce1" table:formula="of:=MEDIAN([C3.C5:.C34])" office:value-type="float" office:value="0" calcext:value-type="float">
            <text:p>0</text:p>
          </table:table-cell>
          <table:table-cell table:style-name="ce15" table:formula="of:=MEDIAN([C3.D5:.D34])" office:value-type="float" office:value="0" calcext:value-type="float">
            <text:p>0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3.F5:.F34])" office:value-type="float" office:value="946.0065305" calcext:value-type="float">
            <text:p>946,0065305</text:p>
          </table:table-cell>
          <table:table-cell table:style-name="ce1" table:formula="of:=MEDIAN([C3.G5:.G34])" office:value-type="float" office:value="0" calcext:value-type="float">
            <text:p>0</text:p>
          </table:table-cell>
          <table:table-cell table:style-name="ce15" table:formula="of:=MEDIAN([C3.H5:.H34])" office:value-type="float" office:value="0" calcext:value-type="float">
            <text:p>0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3.J5:.J34])" office:value-type="float" office:value="939.9689635" calcext:value-type="float">
            <text:p>939,9689635</text:p>
          </table:table-cell>
          <table:table-cell table:style-name="ce1" table:formula="of:=MEDIAN([C3.K5:.K34])" office:value-type="float" office:value="0" calcext:value-type="float">
            <text:p>0</text:p>
          </table:table-cell>
          <table:table-cell table:style-name="ce15" table:formula="of:=MEDIAN([C3.L5:.L34])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3.B5:.B34])" office:value-type="float" office:value="106.725298377542" calcext:value-type="float">
            <text:p>106,7252983775</text:p>
          </table:table-cell>
          <table:table-cell table:style-name="ce11" table:formula="of:=STDEV([C3.C5:.C34])" office:value-type="float" office:value="0" calcext:value-type="float">
            <text:p>0</text:p>
          </table:table-cell>
          <table:table-cell table:style-name="ce16" table:formula="of:=STDEV([C3.D5:.D34])" office:value-type="float" office:value="0" calcext:value-type="float">
            <text:p>0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3.F5:.F34])" office:value-type="float" office:value="102.704353298965" calcext:value-type="float">
            <text:p>102,704353299</text:p>
          </table:table-cell>
          <table:table-cell table:style-name="ce11" table:formula="of:=STDEV([C3.G5:.G34])" office:value-type="float" office:value="0" calcext:value-type="float">
            <text:p>0</text:p>
          </table:table-cell>
          <table:table-cell table:style-name="ce16" table:formula="of:=STDEV([C3.H5:.H34])" office:value-type="float" office:value="0" calcext:value-type="float">
            <text:p>0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3.J5:.J34])" office:value-type="float" office:value="126.038063648521" calcext:value-type="float">
            <text:p>126,0380636485</text:p>
          </table:table-cell>
          <table:table-cell table:style-name="ce11" table:formula="of:=STDEV([C3.K5:.K34])" office:value-type="float" office:value="0" calcext:value-type="float">
            <text:p>0</text:p>
          </table:table-cell>
          <table:table-cell table:style-name="ce16" table:formula="of:=STDEV([C3.L5:.L34])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Default"/>
          <table:table-cell/>
          <table:table-cell office:value-type="string" calcext:value-type="string">
            <text:p>Desv. Pad.</text:p>
          </table:table-cell>
          <table:table-cell table:style-name="Default" office:value-type="string" calcext:value-type="string">
            <text:p>Amostras</text:p>
          </table:table-cell>
          <table:table-cell table:style-name="Default" office:value-type="string" calcext:value-type="string">
            <text:p>Erro padrão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AVERAGE([.B35];[.F35];[.J35])" office:value-type="float" office:value="962.3243977" calcext:value-type="float">
            <text:p>962,3243977</text:p>
          </table:table-cell>
          <table:table-cell table:formula="of:=STDEV([.B5:.B14];[.F5:.F14];[.J5:.J14])" office:value-type="float" office:value="108.812296021304" calcext:value-type="float">
            <text:p>108,8122960213</text:p>
          </table:table-cell>
          <table:table-cell table:style-name="Default" table:formula="of:=COUNT([.B5:.B14];[.F5:.F14];[.J5:.J14];[.N5:.N14];[.R5:.R14];[.V5:.V14];[.Z5:.Z14];[.AD5:.AD14];[.AH5:.AH14])" office:value-type="float" office:value="30" calcext:value-type="float">
            <text:p>30</text:p>
          </table:table-cell>
          <table:table-cell table:style-name="Default" table:formula="of:=2*[.C40]/SQRT([.D40])" office:value-type="float" office:value="39.7326327098651" calcext:value-type="float">
            <text:p>39,7326327099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AVERAGE([.C35];[.G35];[.K35])" office:value-type="float" office:value="0" calcext:value-type="float">
            <text:p>0</text:p>
          </table:table-cell>
          <table:table-cell table:formula="of:=STDEV([.C5:.C14];[.G5:.G14];[.K5:.K14])" office:value-type="float" office:value="0" calcext:value-type="float">
            <text:p>0</text:p>
          </table:table-cell>
          <table:table-cell table:style-name="ce17" table:formula="of:=COUNT([.C5:.C14];[.G5:.G14];[.K5:.K14];[.O5:.O14];[.S5:.S14];[.W5:.W14];[.AA5:.AA14];[.AE5:.AE14];[.AI5:.AI14])" office:value-type="float" office:value="30" calcext:value-type="float">
            <text:p>30</text:p>
          </table:table-cell>
          <table:table-cell table:style-name="Default" table:formula="of:=2*[.C41]/SQRT([.D41]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AVERAGE([.D35];[.H35];[.L35])" office:value-type="float" office:value="0" calcext:value-type="float">
            <text:p>0</text:p>
          </table:table-cell>
          <table:table-cell table:formula="of:=STDEV([.D5:.D14];[.H5:.H14];[.L5:.L14])" office:value-type="float" office:value="0" calcext:value-type="float">
            <text:p>0</text:p>
          </table:table-cell>
          <table:table-cell table:style-name="Default" table:formula="of:=COUNT([.D5:.D14];[.H5:.H14];[.L5:.L14];[.P5:.P14];[.T5:.T14];[.X5:.X14];[.AB5:.AB14];[.AF5:.AF14];[.AJ5:.AJ14])" office:value-type="float" office:value="30" calcext:value-type="float">
            <text:p>30</text:p>
          </table:table-cell>
          <table:table-cell table:style-name="Default" table:formula="of:=2*[.C42]/SQRT([.D42]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</table:table>
      <table:table table:name="C4" table:style-name="ta1">
        <table:table-column table:style-name="co2" table:default-cell-style-name="ce4"/>
        <table:table-column table:style-name="co2" table:default-cell-style-name="Default"/>
        <table:table-column table:style-name="co3" table:default-cell-style-name="Default"/>
        <table:table-column table:style-name="co9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9" table:default-cell-style-name="ce13"/>
        <table:table-column table:style-name="co8" table:default-cell-style-name="ce4"/>
        <table:table-column table:style-name="co2" table:default-cell-style-name="Default"/>
        <table:table-column table:style-name="co7" table:default-cell-style-name="Default"/>
        <table:table-column table:style-name="co9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9" table:default-cell-style-name="ce13"/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18" office:value-type="string" calcext:value-type="string" table:number-columns-spanned="4" table:number-rows-spanned="1">
            <text:p>sta1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2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3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4</text:p>
          </table:table-cell>
          <table:covered-table-cell table:number-columns-repeated="2" table:style-name="ce20"/>
          <table:covered-table-cell table:style-name="ce21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</table:table-row>
        <table:table-row table:style-name="ro1">
          <table:table-cell office:value-type="float" office:value="161641" calcext:value-type="float">
            <text:p>161641</text:p>
          </table:table-cell>
          <table:table-cell office:value-type="float" office:value="830.562012" calcext:value-type="float">
            <text:p>830,56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641" calcext:value-type="float">
            <text:p>161641</text:p>
          </table:table-cell>
          <table:table-cell office:value-type="float" office:value="843.214966" calcext:value-type="float">
            <text:p>843,2149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641" calcext:value-type="float">
            <text:p>161641</text:p>
          </table:table-cell>
          <table:table-cell office:value-type="float" office:value="793.924988" calcext:value-type="float">
            <text:p>793,924988</text:p>
          </table:table-cell>
          <table:table-cell office:value-type="float" office:value="2" calcext:value-type="float">
            <text:p>2</text:p>
          </table:table-cell>
          <table:table-cell office:value-type="float" office:value="223.867996" calcext:value-type="float">
            <text:p>223,867996</text:p>
          </table:table-cell>
          <table:table-cell office:value-type="float" office:value="161641" calcext:value-type="float">
            <text:p>161641</text:p>
          </table:table-cell>
          <table:table-cell office:value-type="float" office:value="926.522949" calcext:value-type="float">
            <text:p>926,5229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820" calcext:value-type="float">
            <text:p>161820</text:p>
          </table:table-cell>
          <table:table-cell office:value-type="float" office:value="931.97699" calcext:value-type="float">
            <text:p>931,976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820" calcext:value-type="float">
            <text:p>161820</text:p>
          </table:table-cell>
          <table:table-cell office:value-type="float" office:value="1160.102051" calcext:value-type="float">
            <text:p>1160,1020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820" calcext:value-type="float">
            <text:p>161820</text:p>
          </table:table-cell>
          <table:table-cell office:value-type="float" office:value="1031.82605" calcext:value-type="float">
            <text:p>1031,826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820" calcext:value-type="float">
            <text:p>161820</text:p>
          </table:table-cell>
          <table:table-cell office:value-type="float" office:value="1123.065918" calcext:value-type="float">
            <text:p>1123,065918</text:p>
          </table:table-cell>
          <table:table-cell office:value-type="float" office:value="1" calcext:value-type="float">
            <text:p>1</text:p>
          </table:table-cell>
          <table:table-cell office:value-type="float" office:value="102.278999" calcext:value-type="float">
            <text:p>102,278999</text:p>
          </table:table-cell>
        </table:table-row>
        <table:table-row table:style-name="ro1">
          <table:table-cell office:value-type="float" office:value="161959" calcext:value-type="float">
            <text:p>161959</text:p>
          </table:table-cell>
          <table:table-cell office:value-type="float" office:value="743.062988" calcext:value-type="float">
            <text:p>743,062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959" calcext:value-type="float">
            <text:p>161959</text:p>
          </table:table-cell>
          <table:table-cell office:value-type="float" office:value="948.579041" calcext:value-type="float">
            <text:p>948,5790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959" calcext:value-type="float">
            <text:p>161959</text:p>
          </table:table-cell>
          <table:table-cell office:value-type="float" office:value="821.192017" calcext:value-type="float">
            <text:p>821,192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959" calcext:value-type="float">
            <text:p>161959</text:p>
          </table:table-cell>
          <table:table-cell office:value-type="float" office:value="994.731995" calcext:value-type="float">
            <text:p>994,7319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439" calcext:value-type="float">
            <text:p>162439</text:p>
          </table:table-cell>
          <table:table-cell office:value-type="float" office:value="1023.828003" calcext:value-type="float">
            <text:p>1023,828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439" calcext:value-type="float">
            <text:p>162439</text:p>
          </table:table-cell>
          <table:table-cell office:value-type="float" office:value="938.767029" calcext:value-type="float">
            <text:p>938,767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439" calcext:value-type="float">
            <text:p>162439</text:p>
          </table:table-cell>
          <table:table-cell office:value-type="float" office:value="1049.791016" calcext:value-type="float">
            <text:p>1049,791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439" calcext:value-type="float">
            <text:p>162439</text:p>
          </table:table-cell>
          <table:table-cell office:value-type="float" office:value="929.619019" calcext:value-type="float">
            <text:p>929,6190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618" calcext:value-type="float">
            <text:p>162618</text:p>
          </table:table-cell>
          <table:table-cell office:value-type="float" office:value="973.766052" calcext:value-type="float">
            <text:p>973,7660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618" calcext:value-type="float">
            <text:p>162618</text:p>
          </table:table-cell>
          <table:table-cell office:value-type="float" office:value="1047.474976" calcext:value-type="float">
            <text:p>1047,4749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618" calcext:value-type="float">
            <text:p>162618</text:p>
          </table:table-cell>
          <table:table-cell office:value-type="float" office:value="986.972961" calcext:value-type="float">
            <text:p>986,9729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618" calcext:value-type="float">
            <text:p>162618</text:p>
          </table:table-cell>
          <table:table-cell office:value-type="float" office:value="760.557983" calcext:value-type="float">
            <text:p>760,557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05" calcext:value-type="float">
            <text:p>164305</text:p>
          </table:table-cell>
          <table:table-cell office:value-type="float" office:value="964.403992" calcext:value-type="float">
            <text:p>964,403992</text:p>
          </table:table-cell>
          <table:table-cell office:value-type="float" office:value="3" calcext:value-type="float">
            <text:p>3</text:p>
          </table:table-cell>
          <table:table-cell office:value-type="float" office:value="111.350998" calcext:value-type="float">
            <text:p>111,350998</text:p>
          </table:table-cell>
          <table:table-cell office:value-type="float" office:value="164305" calcext:value-type="float">
            <text:p>164305</text:p>
          </table:table-cell>
          <table:table-cell office:value-type="float" office:value="930.424988" calcext:value-type="float">
            <text:p>930,424988</text:p>
          </table:table-cell>
          <table:table-cell office:value-type="float" office:value="1" calcext:value-type="float">
            <text:p>1</text:p>
          </table:table-cell>
          <table:table-cell office:value-type="float" office:value="61.974998" calcext:value-type="float">
            <text:p>61,974998</text:p>
          </table:table-cell>
          <table:table-cell office:value-type="float" office:value="164305" calcext:value-type="float">
            <text:p>164305</text:p>
          </table:table-cell>
          <table:table-cell office:value-type="float" office:value="996.247009" calcext:value-type="float">
            <text:p>996,247009</text:p>
          </table:table-cell>
          <table:table-cell office:value-type="float" office:value="1" calcext:value-type="float">
            <text:p>1</text:p>
          </table:table-cell>
          <table:table-cell office:value-type="float" office:value="30.734999" calcext:value-type="float">
            <text:p>30,734999</text:p>
          </table:table-cell>
          <table:table-cell office:value-type="float" office:value="164305" calcext:value-type="float">
            <text:p>164305</text:p>
          </table:table-cell>
          <table:table-cell office:value-type="float" office:value="804.503967" calcext:value-type="float">
            <text:p>804,5039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43" calcext:value-type="float">
            <text:p>164443</text:p>
          </table:table-cell>
          <table:table-cell office:value-type="float" office:value="988.111023" calcext:value-type="float">
            <text:p>988,111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4443" calcext:value-type="float">
            <text:p>164443</text:p>
          </table:table-cell>
          <table:table-cell office:value-type="float" office:value="1046.64502" calcext:value-type="float">
            <text:p>1046,64502</text:p>
          </table:table-cell>
          <table:table-cell office:value-type="float" office:value="1" calcext:value-type="float">
            <text:p>1</text:p>
          </table:table-cell>
          <table:table-cell office:value-type="float" office:value="53.605999" calcext:value-type="float">
            <text:p>53,605999</text:p>
          </table:table-cell>
          <table:table-cell office:value-type="float" office:value="164443" calcext:value-type="float">
            <text:p>164443</text:p>
          </table:table-cell>
          <table:table-cell office:value-type="float" office:value="1205.212891" calcext:value-type="float">
            <text:p>1205,212891</text:p>
          </table:table-cell>
          <table:table-cell office:value-type="float" office:value="1" calcext:value-type="float">
            <text:p>1</text:p>
          </table:table-cell>
          <table:table-cell office:value-type="float" office:value="29.154999" calcext:value-type="float">
            <text:p>29,154999</text:p>
          </table:table-cell>
          <table:table-cell office:value-type="float" office:value="164443" calcext:value-type="float">
            <text:p>164443</text:p>
          </table:table-cell>
          <table:table-cell office:value-type="float" office:value="917.309998" calcext:value-type="float">
            <text:p>917,3099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623" calcext:value-type="float">
            <text:p>164623</text:p>
          </table:table-cell>
          <table:table-cell office:value-type="float" office:value="888.719971" calcext:value-type="float">
            <text:p>888,719971</text:p>
          </table:table-cell>
          <table:table-cell office:value-type="float" office:value="1" calcext:value-type="float">
            <text:p>1</text:p>
          </table:table-cell>
          <table:table-cell office:value-type="float" office:value="36.092999" calcext:value-type="float">
            <text:p>36,092999</text:p>
          </table:table-cell>
          <table:table-cell office:value-type="float" office:value="164623" calcext:value-type="float">
            <text:p>164623</text:p>
          </table:table-cell>
          <table:table-cell office:value-type="float" office:value="965.362" calcext:value-type="float">
            <text:p>965,362</text:p>
          </table:table-cell>
          <table:table-cell office:value-type="float" office:value="1" calcext:value-type="float">
            <text:p>1</text:p>
          </table:table-cell>
          <table:table-cell office:value-type="float" office:value="79.715996" calcext:value-type="float">
            <text:p>79,715996</text:p>
          </table:table-cell>
          <table:table-cell office:value-type="float" office:value="164623" calcext:value-type="float">
            <text:p>164623</text:p>
          </table:table-cell>
          <table:table-cell office:value-type="float" office:value="863.713013" calcext:value-type="float">
            <text:p>863,713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4623" calcext:value-type="float">
            <text:p>164623</text:p>
          </table:table-cell>
          <table:table-cell office:value-type="float" office:value="939.460999" calcext:value-type="float">
            <text:p>939,460999</text:p>
          </table:table-cell>
          <table:table-cell office:value-type="float" office:value="1" calcext:value-type="float">
            <text:p>1</text:p>
          </table:table-cell>
          <table:table-cell office:value-type="float" office:value="31.636" calcext:value-type="float">
            <text:p>31,636</text:p>
          </table:table-cell>
        </table:table-row>
        <table:table-row table:style-name="ro1">
          <table:table-cell office:value-type="float" office:value="165236" calcext:value-type="float">
            <text:p>165236</text:p>
          </table:table-cell>
          <table:table-cell office:value-type="float" office:value="885.518005" calcext:value-type="float">
            <text:p>885,518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236" calcext:value-type="float">
            <text:p>165236</text:p>
          </table:table-cell>
          <table:table-cell office:value-type="float" office:value="1119.187988" calcext:value-type="float">
            <text:p>1119,187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236" calcext:value-type="float">
            <text:p>165236</text:p>
          </table:table-cell>
          <table:table-cell office:value-type="float" office:value="842.45697" calcext:value-type="float">
            <text:p>842,45697</text:p>
          </table:table-cell>
          <table:table-cell office:value-type="float" office:value="1" calcext:value-type="float">
            <text:p>1</text:p>
          </table:table-cell>
          <table:table-cell office:value-type="float" office:value="32.207001" calcext:value-type="float">
            <text:p>32,207001</text:p>
          </table:table-cell>
          <table:table-cell office:value-type="float" office:value="165236" calcext:value-type="float">
            <text:p>165236</text:p>
          </table:table-cell>
          <table:table-cell office:value-type="float" office:value="774.03894" calcext:value-type="float">
            <text:p>774,038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426" calcext:value-type="float">
            <text:p>165426</text:p>
          </table:table-cell>
          <table:table-cell office:value-type="float" office:value="1061.295044" calcext:value-type="float">
            <text:p>1061,295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426" calcext:value-type="float">
            <text:p>165426</text:p>
          </table:table-cell>
          <table:table-cell office:value-type="float" office:value="1139.654053" calcext:value-type="float">
            <text:p>1139,6540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426" calcext:value-type="float">
            <text:p>165426</text:p>
          </table:table-cell>
          <table:table-cell office:value-type="float" office:value="1027.343018" calcext:value-type="float">
            <text:p>1027,343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426" calcext:value-type="float">
            <text:p>165426</text:p>
          </table:table-cell>
          <table:table-cell office:value-type="float" office:value="1053.827026" calcext:value-type="float">
            <text:p>1053,8270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number-rows-repeated="20">
          <table:table-cell table:number-columns-repeated="16"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4.B5:.B34])" office:value-type="float" office:value="929.124408" calcext:value-type="float">
            <text:p>929,124408</text:p>
          </table:table-cell>
          <table:table-cell table:style-name="ce1" table:formula="of:=AVERAGE([C4.C5:.C34])" office:value-type="float" office:value="0.4" calcext:value-type="float">
            <text:p>0,4</text:p>
          </table:table-cell>
          <table:table-cell table:style-name="ce15" table:formula="of:=AVERAGE([C4.D5:.D34])" office:value-type="float" office:value="14.7443997" calcext:value-type="float">
            <text:p>14,744399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4.F5:.F34])" office:value-type="float" office:value="1013.9412112" calcext:value-type="float">
            <text:p>1013,9412112</text:p>
          </table:table-cell>
          <table:table-cell table:style-name="ce1" table:formula="of:=AVERAGE([C4.G5:.G34])" office:value-type="float" office:value="0.3" calcext:value-type="float">
            <text:p>0,3</text:p>
          </table:table-cell>
          <table:table-cell table:style-name="ce15" table:formula="of:=AVERAGE([C4.H5:.H34])" office:value-type="float" office:value="19.5296993" calcext:value-type="float">
            <text:p>19,529699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4.J5:.J34])" office:value-type="float" office:value="961.8679933" calcext:value-type="float">
            <text:p>961,8679933</text:p>
          </table:table-cell>
          <table:table-cell table:style-name="ce1" table:formula="of:=AVERAGE([C4.K5:.K34])" office:value-type="float" office:value="0.5" calcext:value-type="float">
            <text:p>0,5</text:p>
          </table:table-cell>
          <table:table-cell table:style-name="ce15" table:formula="of:=AVERAGE([C4.L5:.L34])" office:value-type="float" office:value="31.5964995" calcext:value-type="float">
            <text:p>31,5964995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4.N5:.N34])" office:value-type="float" office:value="922.3638794" calcext:value-type="float">
            <text:p>922,3638794</text:p>
          </table:table-cell>
          <table:table-cell table:style-name="ce1" table:formula="of:=AVERAGE([C4.O5:.O34])" office:value-type="float" office:value="0.2" calcext:value-type="float">
            <text:p>0,2</text:p>
          </table:table-cell>
          <table:table-cell table:style-name="ce15" table:formula="of:=AVERAGE([C4.P5:.P34])" office:value-type="float" office:value="13.3914999" calcext:value-type="float">
            <text:p>13,3914999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4.B5:.B34])" office:value-type="float" office:value="948.190491" calcext:value-type="float">
            <text:p>948,190491</text:p>
          </table:table-cell>
          <table:table-cell table:style-name="ce1" table:formula="of:=MEDIAN([C4.C5:.C34])" office:value-type="float" office:value="0" calcext:value-type="float">
            <text:p>0</text:p>
          </table:table-cell>
          <table:table-cell table:style-name="ce15" table:formula="of:=MEDIAN([C4.D5:.D34])" office:value-type="float" office:value="0" calcext:value-type="float">
            <text:p>0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4.F5:.F34])" office:value-type="float" office:value="1006.00351" calcext:value-type="float">
            <text:p>1006,00351</text:p>
          </table:table-cell>
          <table:table-cell table:style-name="ce1" table:formula="of:=MEDIAN([C4.G5:.G34])" office:value-type="float" office:value="0" calcext:value-type="float">
            <text:p>0</text:p>
          </table:table-cell>
          <table:table-cell table:style-name="ce15" table:formula="of:=MEDIAN([C4.H5:.H34])" office:value-type="float" office:value="0" calcext:value-type="float">
            <text:p>0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4.J5:.J34])" office:value-type="float" office:value="991.609985" calcext:value-type="float">
            <text:p>991,609985</text:p>
          </table:table-cell>
          <table:table-cell table:style-name="ce1" table:formula="of:=MEDIAN([C4.K5:.K34])" office:value-type="float" office:value="0" calcext:value-type="float">
            <text:p>0</text:p>
          </table:table-cell>
          <table:table-cell table:style-name="ce15" table:formula="of:=MEDIAN([C4.L5:.L34])" office:value-type="float" office:value="0" calcext:value-type="float">
            <text:p>0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4.N5:.N34])" office:value-type="float" office:value="928.070984" calcext:value-type="float">
            <text:p>928,070984</text:p>
          </table:table-cell>
          <table:table-cell table:style-name="ce1" table:formula="of:=MEDIAN([C4.O5:.O34])" office:value-type="float" office:value="0" calcext:value-type="float">
            <text:p>0</text:p>
          </table:table-cell>
          <table:table-cell table:style-name="ce15" table:formula="of:=MEDIAN([C4.P5:.P34])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4.B5:.B34])" office:value-type="float" office:value="94.8861107712187" calcext:value-type="float">
            <text:p>94,8861107712</text:p>
          </table:table-cell>
          <table:table-cell table:style-name="ce11" table:formula="of:=STDEV([C4.C5:.C34])" office:value-type="float" office:value="0.966091783079296" calcext:value-type="float">
            <text:p>0,9660917831</text:p>
          </table:table-cell>
          <table:table-cell table:style-name="ce16" table:formula="of:=STDEV([C4.D5:.D34])" office:value-type="float" office:value="35.7891605366709" calcext:value-type="float">
            <text:p>35,7891605367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4.F5:.F34])" office:value-type="float" office:value="104.797883388369" calcext:value-type="float">
            <text:p>104,7978833884</text:p>
          </table:table-cell>
          <table:table-cell table:style-name="ce11" table:formula="of:=STDEV([C4.G5:.G34])" office:value-type="float" office:value="0.483045891539648" calcext:value-type="float">
            <text:p>0,4830458915</text:p>
          </table:table-cell>
          <table:table-cell table:style-name="ce16" table:formula="of:=STDEV([C4.H5:.H34])" office:value-type="float" office:value="32.0677268997903" calcext:value-type="float">
            <text:p>32,0677268998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4.J5:.J34])" office:value-type="float" office:value="129.025603754601" calcext:value-type="float">
            <text:p>129,0256037546</text:p>
          </table:table-cell>
          <table:table-cell table:style-name="ce11" table:formula="of:=STDEV([C4.K5:.K34])" office:value-type="float" office:value="0.707106781186548" calcext:value-type="float">
            <text:p>0,7071067812</text:p>
          </table:table-cell>
          <table:table-cell table:style-name="ce16" table:formula="of:=STDEV([C4.L5:.L34])" office:value-type="float" office:value="69.0936858910945" calcext:value-type="float">
            <text:p>69,0936858911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4.N5:.N34])" office:value-type="float" office:value="117.974194072167" calcext:value-type="float">
            <text:p>117,9741940722</text:p>
          </table:table-cell>
          <table:table-cell table:style-name="ce11" table:formula="of:=STDEV([C4.O5:.O34])" office:value-type="float" office:value="0.421637021355784" calcext:value-type="float">
            <text:p>0,4216370214</text:p>
          </table:table-cell>
          <table:table-cell table:style-name="ce16" table:formula="of:=STDEV([C4.P5:.P34])" office:value-type="float" office:value="32.7761895906244" calcext:value-type="float">
            <text:p>32,7761895906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Default"/>
          <table:table-cell/>
          <table:table-cell office:value-type="string" calcext:value-type="string">
            <text:p>Desv. Pad.</text:p>
          </table:table-cell>
          <table:table-cell table:style-name="Default" office:value-type="string" calcext:value-type="string">
            <text:p>Amostras</text:p>
          </table:table-cell>
          <table:table-cell table:style-name="Default" office:value-type="string" calcext:value-type="string">
            <text:p>Erro padrão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AVERAGE([.B35];[.F35];[.J35];[.N35])" office:value-type="float" office:value="956.824372975" calcext:value-type="float">
            <text:p>956,824372975</text:p>
          </table:table-cell>
          <table:table-cell table:formula="of:=STDEV([.B5:.B14];[.F5:.F14];[.J5:.J14];[.N5:.N14])" office:value-type="float" office:value="114.061301035127" calcext:value-type="float">
            <text:p>114,0613010351</text:p>
          </table:table-cell>
          <table:table-cell table:style-name="Default" table:formula="of:=COUNT([.B5:.B14];[.F5:.F14];[.J5:.J14];[.N5:.N14];[.R5:.R14];[.V5:.V14];[.Z5:.Z14];[.AD5:.AD14];[.AH5:.AH14])" office:value-type="float" office:value="40" calcext:value-type="float">
            <text:p>40</text:p>
          </table:table-cell>
          <table:table-cell table:style-name="Default" table:formula="of:=2*[.C40]/SQRT([.D40])" office:value-type="float" office:value="36.0693504153121" calcext:value-type="float">
            <text:p>36,0693504153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AVERAGE([.C35];[.G35];[.K35];[.O35])" office:value-type="float" office:value="0.35" calcext:value-type="float">
            <text:p>0,35</text:p>
          </table:table-cell>
          <table:table-cell table:formula="of:=STDEV([.C5:.C14];[.G5:.G14];[.K5:.K14];[.O5:.O14])" office:value-type="float" office:value="0.662164283589457" calcext:value-type="float">
            <text:p>0,6621642836</text:p>
          </table:table-cell>
          <table:table-cell table:style-name="ce17" table:formula="of:=COUNT([.C5:.C14];[.G5:.G14];[.K5:.K14];[.O5:.O14];[.S5:.S14];[.W5:.W14];[.AA5:.AA14];[.AE5:.AE14];[.AI5:.AI14])" office:value-type="float" office:value="40" calcext:value-type="float">
            <text:p>40</text:p>
          </table:table-cell>
          <table:table-cell table:style-name="Default" table:formula="of:=2*[.C41]/SQRT([.D41])" office:value-type="float" office:value="0.209394732135634" calcext:value-type="float">
            <text:p>0,2093947321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AVERAGE([.D35];[.H35];[.L35];[.P35])" office:value-type="float" office:value="19.8155246" calcext:value-type="float">
            <text:p>19,8155246</text:p>
          </table:table-cell>
          <table:table-cell table:formula="of:=STDEV([.D5:.D14];[.H5:.H14];[.L5:.L14];[.P5:.P14])" office:value-type="float" office:value="43.9916504486855" calcext:value-type="float">
            <text:p>43,9916504487</text:p>
          </table:table-cell>
          <table:table-cell table:style-name="Default" table:formula="of:=COUNT([.D5:.D14];[.H5:.H14];[.L5:.L14];[.P5:.P14];[.T5:.T14];[.X5:.X14];[.AB5:.AB14];[.AF5:.AF14];[.AJ5:.AJ14])" office:value-type="float" office:value="40" calcext:value-type="float">
            <text:p>40</text:p>
          </table:table-cell>
          <table:table-cell table:style-name="Default" table:formula="of:=2*[.C42]/SQRT([.D42])" office:value-type="float" office:value="13.9113813447814" calcext:value-type="float">
            <text:p>13,9113813448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</table:table>
      <table:table table:name="C5" table:style-name="ta1">
        <table:table-column table:style-name="co2" table:default-cell-style-name="ce4"/>
        <table:table-column table:style-name="co2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row table:style-name="ro1" table:number-rows-repeated="2">
          <table:table-cell table:style-name="Default"/>
          <table:table-cell table:number-columns-repeated="19"/>
        </table:table-row>
        <table:table-row table:style-name="ro1">
          <table:table-cell table:style-name="ce18" office:value-type="string" calcext:value-type="string" table:number-columns-spanned="4" table:number-rows-spanned="1">
            <text:p>sta1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2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3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4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5</text:p>
          </table:table-cell>
          <table:covered-table-cell table:number-columns-repeated="2" table:style-name="ce20"/>
          <table:covered-table-cell table:style-name="ce21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</table:table-row>
        <table:table-row table:style-name="ro1">
          <table:table-cell office:value-type="float" office:value="155543" calcext:value-type="float">
            <text:p>155543</text:p>
          </table:table-cell>
          <table:table-cell office:value-type="float" office:value="1136.741089" calcext:value-type="float">
            <text:p>1136,7410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543" calcext:value-type="float">
            <text:p>155543</text:p>
          </table:table-cell>
          <table:table-cell office:value-type="float" office:value="875.072021" calcext:value-type="float">
            <text:p>875,07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543" calcext:value-type="float">
            <text:p>155543</text:p>
          </table:table-cell>
          <table:table-cell office:value-type="float" office:value="1032.188965" calcext:value-type="float">
            <text:p>1032,1889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543" calcext:value-type="float">
            <text:p>155543</text:p>
          </table:table-cell>
          <table:table-cell office:value-type="float" office:value="920.517029" calcext:value-type="float">
            <text:p>920,517029</text:p>
          </table:table-cell>
          <table:table-cell office:value-type="float" office:value="2" calcext:value-type="float">
            <text:p>2</text:p>
          </table:table-cell>
          <table:table-cell office:value-type="float" office:value="139.01799" calcext:value-type="float">
            <text:p>139,01799</text:p>
          </table:table-cell>
          <table:table-cell office:value-type="float" office:value="155543" calcext:value-type="float">
            <text:p>155543</text:p>
          </table:table-cell>
          <table:table-cell office:value-type="float" office:value="1082.557007" calcext:value-type="float">
            <text:p>1082,557007</text:p>
          </table:table-cell>
          <table:table-cell office:value-type="float" office:value="3" calcext:value-type="float">
            <text:p>3</text:p>
          </table:table-cell>
          <table:table-cell office:value-type="float" office:value="211.088989" calcext:value-type="float">
            <text:p>211,088989</text:p>
          </table:table-cell>
        </table:table-row>
        <table:table-row table:style-name="ro1">
          <table:table-cell office:value-type="float" office:value="155856" calcext:value-type="float">
            <text:p>155856</text:p>
          </table:table-cell>
          <table:table-cell office:value-type="float" office:value="871.832031" calcext:value-type="float">
            <text:p>871,832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856" calcext:value-type="float">
            <text:p>155856</text:p>
          </table:table-cell>
          <table:table-cell office:value-type="float" office:value="985.156982" calcext:value-type="float">
            <text:p>985,156982</text:p>
          </table:table-cell>
          <table:table-cell office:value-type="float" office:value="2" calcext:value-type="float">
            <text:p>2</text:p>
          </table:table-cell>
          <table:table-cell office:value-type="float" office:value="137.763992" calcext:value-type="float">
            <text:p>137,763992</text:p>
          </table:table-cell>
          <table:table-cell office:value-type="float" office:value="155856" calcext:value-type="float">
            <text:p>155856</text:p>
          </table:table-cell>
          <table:table-cell office:value-type="float" office:value="996.026001" calcext:value-type="float">
            <text:p>996,026001</text:p>
          </table:table-cell>
          <table:table-cell office:value-type="float" office:value="4" calcext:value-type="float">
            <text:p>4</text:p>
          </table:table-cell>
          <table:table-cell office:value-type="float" office:value="153.299011" calcext:value-type="float">
            <text:p>153,299011</text:p>
          </table:table-cell>
          <table:table-cell office:value-type="float" office:value="155856" calcext:value-type="float">
            <text:p>155856</text:p>
          </table:table-cell>
          <table:table-cell office:value-type="float" office:value="905.778015" calcext:value-type="float">
            <text:p>905,778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856" calcext:value-type="float">
            <text:p>155856</text:p>
          </table:table-cell>
          <table:table-cell office:value-type="float" office:value="898.674011" calcext:value-type="float">
            <text:p>898,6740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5" calcext:value-type="float">
            <text:p>160035</text:p>
          </table:table-cell>
          <table:table-cell office:value-type="float" office:value="976.851013" calcext:value-type="float">
            <text:p>976,851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035" calcext:value-type="float">
            <text:p>160035</text:p>
          </table:table-cell>
          <table:table-cell office:value-type="float" office:value="1020.894043" calcext:value-type="float">
            <text:p>1020,8940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035" calcext:value-type="float">
            <text:p>160035</text:p>
          </table:table-cell>
          <table:table-cell office:value-type="float" office:value="966.531982" calcext:value-type="float">
            <text:p>966,531982</text:p>
          </table:table-cell>
          <table:table-cell office:value-type="float" office:value="1" calcext:value-type="float">
            <text:p>1</text:p>
          </table:table-cell>
          <table:table-cell office:value-type="float" office:value="38.500999" calcext:value-type="float">
            <text:p>38,500999</text:p>
          </table:table-cell>
          <table:table-cell office:value-type="float" office:value="160035" calcext:value-type="float">
            <text:p>160035</text:p>
          </table:table-cell>
          <table:table-cell office:value-type="float" office:value="895.901978" calcext:value-type="float">
            <text:p>895,901978</text:p>
          </table:table-cell>
          <table:table-cell office:value-type="float" office:value="2" calcext:value-type="float">
            <text:p>2</text:p>
          </table:table-cell>
          <table:table-cell office:value-type="float" office:value="147.498001" calcext:value-type="float">
            <text:p>147,498001</text:p>
          </table:table-cell>
          <table:table-cell office:value-type="float" office:value="160035" calcext:value-type="float">
            <text:p>160035</text:p>
          </table:table-cell>
          <table:table-cell office:value-type="float" office:value="842.018005" calcext:value-type="float">
            <text:p>842,018005</text:p>
          </table:table-cell>
          <table:table-cell office:value-type="float" office:value="1" calcext:value-type="float">
            <text:p>1</text:p>
          </table:table-cell>
          <table:table-cell office:value-type="float" office:value="42.931" calcext:value-type="float">
            <text:p>42,931</text:p>
          </table:table-cell>
        </table:table-row>
        <table:table-row table:style-name="ro1">
          <table:table-cell office:value-type="float" office:value="160215" calcext:value-type="float">
            <text:p>160215</text:p>
          </table:table-cell>
          <table:table-cell office:value-type="float" office:value="938.848022" calcext:value-type="float">
            <text:p>938,848022</text:p>
          </table:table-cell>
          <table:table-cell office:value-type="float" office:value="2" calcext:value-type="float">
            <text:p>2</text:p>
          </table:table-cell>
          <table:table-cell office:value-type="float" office:value="78.471001" calcext:value-type="float">
            <text:p>78,471001</text:p>
          </table:table-cell>
          <table:table-cell office:value-type="float" office:value="160215" calcext:value-type="float">
            <text:p>160215</text:p>
          </table:table-cell>
          <table:table-cell office:value-type="float" office:value="990.960999" calcext:value-type="float">
            <text:p>990,960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215" calcext:value-type="float">
            <text:p>160215</text:p>
          </table:table-cell>
          <table:table-cell office:value-type="float" office:value="1093.99292" calcext:value-type="float">
            <text:p>1093,99292</text:p>
          </table:table-cell>
          <table:table-cell office:value-type="float" office:value="1" calcext:value-type="float">
            <text:p>1</text:p>
          </table:table-cell>
          <table:table-cell office:value-type="float" office:value="41.908001" calcext:value-type="float">
            <text:p>41,908001</text:p>
          </table:table-cell>
          <table:table-cell office:value-type="float" office:value="160215" calcext:value-type="float">
            <text:p>160215</text:p>
          </table:table-cell>
          <table:table-cell office:value-type="float" office:value="952.252991" calcext:value-type="float">
            <text:p>952,2529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215" calcext:value-type="float">
            <text:p>160215</text:p>
          </table:table-cell>
          <table:table-cell office:value-type="float" office:value="825.546997" calcext:value-type="float">
            <text:p>825,546997</text:p>
          </table:table-cell>
          <table:table-cell office:value-type="float" office:value="1" calcext:value-type="float">
            <text:p>1</text:p>
          </table:table-cell>
          <table:table-cell office:value-type="float" office:value="271.571014" calcext:value-type="float">
            <text:p>271,571014</text:p>
          </table:table-cell>
        </table:table-row>
        <table:table-row table:style-name="ro1">
          <table:table-cell office:value-type="float" office:value="160356" calcext:value-type="float">
            <text:p>160356</text:p>
          </table:table-cell>
          <table:table-cell office:value-type="float" office:value="931.690979" calcext:value-type="float">
            <text:p>931,6909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356" calcext:value-type="float">
            <text:p>160356</text:p>
          </table:table-cell>
          <table:table-cell office:value-type="float" office:value="787.192993" calcext:value-type="float">
            <text:p>787,1929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356" calcext:value-type="float">
            <text:p>160356</text:p>
          </table:table-cell>
          <table:table-cell office:value-type="float" office:value="983.130005" calcext:value-type="float">
            <text:p>983,130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356" calcext:value-type="float">
            <text:p>160356</text:p>
          </table:table-cell>
          <table:table-cell office:value-type="float" office:value="1068.657959" calcext:value-type="float">
            <text:p>1068,657959</text:p>
          </table:table-cell>
          <table:table-cell office:value-type="float" office:value="1" calcext:value-type="float">
            <text:p>1</text:p>
          </table:table-cell>
          <table:table-cell office:value-type="float" office:value="39.222" calcext:value-type="float">
            <text:p>39,222</text:p>
          </table:table-cell>
          <table:table-cell office:value-type="float" office:value="160356" calcext:value-type="float">
            <text:p>160356</text:p>
          </table:table-cell>
          <table:table-cell office:value-type="float" office:value="903.69397" calcext:value-type="float">
            <text:p>903,69397</text:p>
          </table:table-cell>
          <table:table-cell office:value-type="float" office:value="1" calcext:value-type="float">
            <text:p>1</text:p>
          </table:table-cell>
          <table:table-cell office:value-type="float" office:value="110.032997" calcext:value-type="float">
            <text:p>110,032997</text:p>
          </table:table-cell>
        </table:table-row>
        <table:table-row table:style-name="ro1">
          <table:table-cell office:value-type="float" office:value="160809" calcext:value-type="float">
            <text:p>160809</text:p>
          </table:table-cell>
          <table:table-cell office:value-type="float" office:value="1081.490967" calcext:value-type="float">
            <text:p>1081,490967</text:p>
          </table:table-cell>
          <table:table-cell office:value-type="float" office:value="63" calcext:value-type="float">
            <text:p>63</text:p>
          </table:table-cell>
          <table:table-cell office:value-type="float" office:value="1242.984985" calcext:value-type="float">
            <text:p>1242,984985</text:p>
          </table:table-cell>
          <table:table-cell office:value-type="float" office:value="160809" calcext:value-type="float">
            <text:p>160809</text:p>
          </table:table-cell>
          <table:table-cell office:value-type="float" office:value="1306.184082" calcext:value-type="float">
            <text:p>1306,184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809" calcext:value-type="float">
            <text:p>160809</text:p>
          </table:table-cell>
          <table:table-cell office:value-type="float" office:value="1116.776001" calcext:value-type="float">
            <text:p>1116,776001</text:p>
          </table:table-cell>
          <table:table-cell office:value-type="float" office:value="74" calcext:value-type="float">
            <text:p>74</text:p>
          </table:table-cell>
          <table:table-cell office:value-type="float" office:value="1525.887207" calcext:value-type="float">
            <text:p>1525,887207</text:p>
          </table:table-cell>
          <table:table-cell office:value-type="float" office:value="160809" calcext:value-type="float">
            <text:p>160809</text:p>
          </table:table-cell>
          <table:table-cell office:value-type="float" office:value="1319.119019" calcext:value-type="float">
            <text:p>1319,119019</text:p>
          </table:table-cell>
          <table:table-cell office:value-type="float" office:value="88" calcext:value-type="float">
            <text:p>88</text:p>
          </table:table-cell>
          <table:table-cell office:value-type="float" office:value="1723.995239" calcext:value-type="float">
            <text:p>1723,995239</text:p>
          </table:table-cell>
          <table:table-cell office:value-type="float" office:value="160809" calcext:value-type="float">
            <text:p>160809</text:p>
          </table:table-cell>
          <table:table-cell office:value-type="float" office:value="1057.374023" calcext:value-type="float">
            <text:p>1057,374023</text:p>
          </table:table-cell>
          <table:table-cell office:value-type="float" office:value="11" calcext:value-type="float">
            <text:p>11</text:p>
          </table:table-cell>
          <table:table-cell office:value-type="float" office:value="418.169006" calcext:value-type="float">
            <text:p>418,169006</text:p>
          </table:table-cell>
        </table:table-row>
        <table:table-row table:style-name="ro1">
          <table:table-cell office:value-type="float" office:value="160949" calcext:value-type="float">
            <text:p>1609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949" calcext:value-type="float">
            <text:p>1609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949" calcext:value-type="float">
            <text:p>1609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949" calcext:value-type="float">
            <text:p>1609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949" calcext:value-type="float">
            <text:p>16094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029" calcext:value-type="float">
            <text:p>161029</text:p>
          </table:table-cell>
          <table:table-cell office:value-type="float" office:value="1097.394897" calcext:value-type="float">
            <text:p>1097,394897</text:p>
          </table:table-cell>
          <table:table-cell office:value-type="float" office:value="74" calcext:value-type="float">
            <text:p>74</text:p>
          </table:table-cell>
          <table:table-cell office:value-type="float" office:value="1496.380005" calcext:value-type="float">
            <text:p>1496,380005</text:p>
          </table:table-cell>
          <table:table-cell office:value-type="float" office:value="161029" calcext:value-type="float">
            <text:p>161029</text:p>
          </table:table-cell>
          <table:table-cell office:value-type="float" office:value="1210.13501" calcext:value-type="float">
            <text:p>1210,13501</text:p>
          </table:table-cell>
          <table:table-cell office:value-type="float" office:value="18" calcext:value-type="float">
            <text:p>18</text:p>
          </table:table-cell>
          <table:table-cell office:value-type="float" office:value="587.987976" calcext:value-type="float">
            <text:p>587,987976</text:p>
          </table:table-cell>
          <table:table-cell office:value-type="float" office:value="161029" calcext:value-type="float">
            <text:p>161029</text:p>
          </table:table-cell>
          <table:table-cell office:value-type="float" office:value="1421.394897" calcext:value-type="float">
            <text:p>1421,394897</text:p>
          </table:table-cell>
          <table:table-cell office:value-type="float" office:value="1" calcext:value-type="float">
            <text:p>1</text:p>
          </table:table-cell>
          <table:table-cell office:value-type="float" office:value="95.521004" calcext:value-type="float">
            <text:p>95,521004</text:p>
          </table:table-cell>
          <table:table-cell office:value-type="float" office:value="161029" calcext:value-type="float">
            <text:p>161029</text:p>
          </table:table-cell>
          <table:table-cell office:value-type="float" office:value="1114.23999" calcext:value-type="float">
            <text:p>1114,23999</text:p>
          </table:table-cell>
          <table:table-cell office:value-type="float" office:value="48" calcext:value-type="float">
            <text:p>48</text:p>
          </table:table-cell>
          <table:table-cell office:value-type="float" office:value="1350.154053" calcext:value-type="float">
            <text:p>1350,154053</text:p>
          </table:table-cell>
          <table:table-cell office:value-type="float" office:value="161029" calcext:value-type="float">
            <text:p>161029</text:p>
          </table:table-cell>
          <table:table-cell office:value-type="float" office:value="1252.060059" calcext:value-type="float">
            <text:p>1252,0600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212" calcext:value-type="float">
            <text:p>161212</text:p>
          </table:table-cell>
          <table:table-cell office:value-type="float" office:value="850.233032" calcext:value-type="float">
            <text:p>850,233032</text:p>
          </table:table-cell>
          <table:table-cell office:value-type="float" office:value="37" calcext:value-type="float">
            <text:p>37</text:p>
          </table:table-cell>
          <table:table-cell office:value-type="float" office:value="2085.931885" calcext:value-type="float">
            <text:p>2085,931885</text:p>
          </table:table-cell>
          <table:table-cell office:value-type="float" office:value="161212" calcext:value-type="float">
            <text:p>161212</text:p>
          </table:table-cell>
          <table:table-cell office:value-type="float" office:value="927.390991" calcext:value-type="float">
            <text:p>927,390991</text:p>
          </table:table-cell>
          <table:table-cell office:value-type="float" office:value="1" calcext:value-type="float">
            <text:p>1</text:p>
          </table:table-cell>
          <table:table-cell office:value-type="float" office:value="60.830002" calcext:value-type="float">
            <text:p>60,830002</text:p>
          </table:table-cell>
          <table:table-cell office:value-type="float" office:value="161212" calcext:value-type="float">
            <text:p>161212</text:p>
          </table:table-cell>
          <table:table-cell office:value-type="float" office:value="914.157959" calcext:value-type="float">
            <text:p>914,1579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212" calcext:value-type="float">
            <text:p>161212</text:p>
          </table:table-cell>
          <table:table-cell office:value-type="float" office:value="879.583984" calcext:value-type="float">
            <text:p>879,583984</text:p>
          </table:table-cell>
          <table:table-cell office:value-type="float" office:value="1" calcext:value-type="float">
            <text:p>1</text:p>
          </table:table-cell>
          <table:table-cell office:value-type="float" office:value="15.812" calcext:value-type="float">
            <text:p>15,812</text:p>
          </table:table-cell>
          <table:table-cell office:value-type="float" office:value="161212" calcext:value-type="float">
            <text:p>161212</text:p>
          </table:table-cell>
          <table:table-cell office:value-type="float" office:value="948.515015" calcext:value-type="float">
            <text:p>948,515015</text:p>
          </table:table-cell>
          <table:table-cell office:value-type="float" office:value="2" calcext:value-type="float">
            <text:p>2</text:p>
          </table:table-cell>
          <table:table-cell office:value-type="float" office:value="185.845993" calcext:value-type="float">
            <text:p>185,845993</text:p>
          </table:table-cell>
        </table:table-row>
        <table:table-row table:style-name="ro1">
          <table:table-cell office:value-type="float" office:value="161459" calcext:value-type="float">
            <text:p>161459</text:p>
          </table:table-cell>
          <table:table-cell office:value-type="float" office:value="1034.098999" calcext:value-type="float">
            <text:p>1034,098999</text:p>
          </table:table-cell>
          <table:table-cell office:value-type="float" office:value="37" calcext:value-type="float">
            <text:p>37</text:p>
          </table:table-cell>
          <table:table-cell office:value-type="float" office:value="1117.585938" calcext:value-type="float">
            <text:p>1117,585938</text:p>
          </table:table-cell>
          <table:table-cell office:value-type="float" office:value="161459" calcext:value-type="float">
            <text:p>161459</text:p>
          </table:table-cell>
          <table:table-cell office:value-type="float" office:value="1115.476929" calcext:value-type="float">
            <text:p>1115,4769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459" calcext:value-type="float">
            <text:p>161459</text:p>
          </table:table-cell>
          <table:table-cell office:value-type="float" office:value="1090.942993" calcext:value-type="float">
            <text:p>1090,942993</text:p>
          </table:table-cell>
          <table:table-cell office:value-type="float" office:value="15" calcext:value-type="float">
            <text:p>15</text:p>
          </table:table-cell>
          <table:table-cell office:value-type="float" office:value="275.51001" calcext:value-type="float">
            <text:p>275,51001</text:p>
          </table:table-cell>
          <table:table-cell office:value-type="float" office:value="161459" calcext:value-type="float">
            <text:p>161459</text:p>
          </table:table-cell>
          <table:table-cell office:value-type="float" office:value="1340.283081" calcext:value-type="float">
            <text:p>1340,283081</text:p>
          </table:table-cell>
          <table:table-cell office:value-type="float" office:value="68" calcext:value-type="float">
            <text:p>68</text:p>
          </table:table-cell>
          <table:table-cell office:value-type="float" office:value="1694.160156" calcext:value-type="float">
            <text:p>1694,160156</text:p>
          </table:table-cell>
          <table:table-cell office:value-type="float" office:value="161459" calcext:value-type="float">
            <text:p>161459</text:p>
          </table:table-cell>
          <table:table-cell office:value-type="float" office:value="979.690002" calcext:value-type="float">
            <text:p>979,690002</text:p>
          </table:table-cell>
          <table:table-cell office:value-type="float" office:value="78" calcext:value-type="float">
            <text:p>78</text:p>
          </table:table-cell>
          <table:table-cell office:value-type="float" office:value="2297.468994" calcext:value-type="float">
            <text:p>2297,468994</text:p>
          </table:table-cell>
        </table:table-row>
        <table:table-row table:style-name="ro1" table:number-rows-repeated="20">
          <table:table-cell table:number-columns-repeated="20"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6.B5:.B34])" office:value-type="float" office:value="956.6795105" calcext:value-type="float">
            <text:p>956,6795105</text:p>
          </table:table-cell>
          <table:table-cell table:style-name="ce1" table:formula="of:=AVERAGE([C6.C5:.C34])" office:value-type="float" office:value="12.9" calcext:value-type="float">
            <text:p>12,9</text:p>
          </table:table-cell>
          <table:table-cell table:style-name="ce15" table:formula="of:=AVERAGE([C6.D5:.D34])" office:value-type="float" office:value="422.1526195" calcext:value-type="float">
            <text:p>422,1526195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F5:.F34])" office:value-type="float" office:value="930.9388122" calcext:value-type="float">
            <text:p>930,9388122</text:p>
          </table:table-cell>
          <table:table-cell table:style-name="ce1" table:formula="of:=AVERAGE([C6.G5:.G34])" office:value-type="float" office:value="11" calcext:value-type="float">
            <text:p>11</text:p>
          </table:table-cell>
          <table:table-cell table:style-name="ce15" table:formula="of:=AVERAGE([C6.H5:.H34])" office:value-type="float" office:value="387.0580858" calcext:value-type="float">
            <text:p>387,0580858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J5:.J34])" office:value-type="float" office:value="984.3955078" calcext:value-type="float">
            <text:p>984,3955078</text:p>
          </table:table-cell>
          <table:table-cell table:style-name="ce1" table:formula="of:=AVERAGE([C6.K5:.K34])" office:value-type="float" office:value="3.7" calcext:value-type="float">
            <text:p>3,7</text:p>
          </table:table-cell>
          <table:table-cell table:style-name="ce15" table:formula="of:=AVERAGE([C6.L5:.L34])" office:value-type="float" office:value="143.2974049" calcext:value-type="float">
            <text:p>143,2974049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N5:.N34])" office:value-type="float" office:value="932.1749085" calcext:value-type="float">
            <text:p>932,1749085</text:p>
          </table:table-cell>
          <table:table-cell table:style-name="ce1" table:formula="of:=AVERAGE([C6.O5:.O34])" office:value-type="float" office:value="13.3" calcext:value-type="float">
            <text:p>13,3</text:p>
          </table:table-cell>
          <table:table-cell table:style-name="ce15" table:formula="of:=AVERAGE([C6.P5:.P34])" office:value-type="float" office:value="424.8952334" calcext:value-type="float">
            <text:p>424,8952334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R5:.R34])" office:value-type="float" office:value="953.4723999" calcext:value-type="float">
            <text:p>953,4723999</text:p>
          </table:table-cell>
          <table:table-cell table:style-name="ce1" table:formula="of:=AVERAGE([C6.S5:.S34])" office:value-type="float" office:value="10.3" calcext:value-type="float">
            <text:p>10,3</text:p>
          </table:table-cell>
          <table:table-cell table:style-name="ce15" table:formula="of:=AVERAGE([C6.T5:.T34])" office:value-type="float" office:value="339.9919834" calcext:value-type="float">
            <text:p>339,9919834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6.B5:.B34])" office:value-type="float" office:value="933.654022" calcext:value-type="float">
            <text:p>933,654022</text:p>
          </table:table-cell>
          <table:table-cell table:style-name="ce1" table:formula="of:=MEDIAN([C6.C5:.C34])" office:value-type="float" office:value="2.5" calcext:value-type="float">
            <text:p>2,5</text:p>
          </table:table-cell>
          <table:table-cell table:style-name="ce15" table:formula="of:=MEDIAN([C6.D5:.D34])" office:value-type="float" office:value="155.9420015" calcext:value-type="float">
            <text:p>155,942001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F5:.F34])" office:value-type="float" office:value="929.6860045" calcext:value-type="float">
            <text:p>929,6860045</text:p>
          </table:table-cell>
          <table:table-cell table:style-name="ce1" table:formula="of:=MEDIAN([C6.G5:.G34])" office:value-type="float" office:value="2" calcext:value-type="float">
            <text:p>2</text:p>
          </table:table-cell>
          <table:table-cell table:style-name="ce15" table:formula="of:=MEDIAN([C6.H5:.H34])" office:value-type="float" office:value="193.6660005" calcext:value-type="float">
            <text:p>193,666000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J5:.J34])" office:value-type="float" office:value="985.0300295" calcext:value-type="float">
            <text:p>985,0300295</text:p>
          </table:table-cell>
          <table:table-cell table:style-name="ce1" table:formula="of:=MEDIAN([C6.K5:.K34])" office:value-type="float" office:value="1" calcext:value-type="float">
            <text:p>1</text:p>
          </table:table-cell>
          <table:table-cell table:style-name="ce15" table:formula="of:=MEDIAN([C6.L5:.L34])" office:value-type="float" office:value="74.0475005" calcext:value-type="float">
            <text:p>74,047500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N5:.N34])" office:value-type="float" office:value="958.760498" calcext:value-type="float">
            <text:p>958,760498</text:p>
          </table:table-cell>
          <table:table-cell table:style-name="ce1" table:formula="of:=MEDIAN([C6.O5:.O34])" office:value-type="float" office:value="2.5" calcext:value-type="float">
            <text:p>2,5</text:p>
          </table:table-cell>
          <table:table-cell table:style-name="ce15" table:formula="of:=MEDIAN([C6.P5:.P34])" office:value-type="float" office:value="195.5040055" calcext:value-type="float">
            <text:p>195,504005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R5:.R34])" office:value-type="float" office:value="951.6025085" calcext:value-type="float">
            <text:p>951,6025085</text:p>
          </table:table-cell>
          <table:table-cell table:style-name="ce1" table:formula="of:=MEDIAN([C6.S5:.S34])" office:value-type="float" office:value="2.5" calcext:value-type="float">
            <text:p>2,5</text:p>
          </table:table-cell>
          <table:table-cell table:style-name="ce15" table:formula="of:=MEDIAN([C6.T5:.T34])" office:value-type="float" office:value="141.4820025" calcext:value-type="float">
            <text:p>141,4820025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6.B5:.B34])" office:value-type="float" office:value="165.158218164709" calcext:value-type="float">
            <text:p>165,1582181647</text:p>
          </table:table-cell>
          <table:table-cell table:style-name="ce11" table:formula="of:=STDEV([C6.C5:.C34])" office:value-type="float" office:value="33.0839000791086" calcext:value-type="float">
            <text:p>33,0839000791</text:p>
          </table:table-cell>
          <table:table-cell table:style-name="ce16" table:formula="of:=STDEV([C6.D5:.D34])" office:value-type="float" office:value="867.233901041891" calcext:value-type="float">
            <text:p>867,2339010419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F5:.F34])" office:value-type="float" office:value="93.8892535561706" calcext:value-type="float">
            <text:p>93,8892535562</text:p>
          </table:table-cell>
          <table:table-cell table:style-name="ce11" table:formula="of:=STDEV([C6.G5:.G34])" office:value-type="float" office:value="21.8632111090754" calcext:value-type="float">
            <text:p>21,8632111091</text:p>
          </table:table-cell>
          <table:table-cell table:style-name="ce16" table:formula="of:=STDEV([C6.H5:.H34])" office:value-type="float" office:value="462.14609042728" calcext:value-type="float">
            <text:p>462,1460904273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J5:.J34])" office:value-type="float" office:value="130.356449603929" calcext:value-type="float">
            <text:p>130,3564496039</text:p>
          </table:table-cell>
          <table:table-cell table:style-name="ce11" table:formula="of:=STDEV([C6.K5:.K34])" office:value-type="float" office:value="8.56413711032492" calcext:value-type="float">
            <text:p>8,5641371103</text:p>
          </table:table-cell>
          <table:table-cell table:style-name="ce16" table:formula="of:=STDEV([C6.L5:.L34])" office:value-type="float" office:value="219.920515211581" calcext:value-type="float">
            <text:p>219,9205152116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N5:.N34])" office:value-type="float" office:value="92.7017839677537" calcext:value-type="float">
            <text:p>92,7017839678</text:p>
          </table:table-cell>
          <table:table-cell table:style-name="ce11" table:formula="of:=STDEV([C6.O5:.O34])" office:value-type="float" office:value="35.4026050516688" calcext:value-type="float">
            <text:p>35,4026050517</text:p>
          </table:table-cell>
          <table:table-cell table:style-name="ce16" table:formula="of:=STDEV([C6.P5:.P34])" office:value-type="float" office:value="740.857961883559" calcext:value-type="float">
            <text:p>740,8579618836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R5:.R34])" office:value-type="float" office:value="104.898722442307" calcext:value-type="float">
            <text:p>104,8987224423</text:p>
          </table:table-cell>
          <table:table-cell table:style-name="ce11" table:formula="of:=STDEV([C6.S5:.S34])" office:value-type="float" office:value="20.2542176677682" calcext:value-type="float">
            <text:p>20,2542176678</text:p>
          </table:table-cell>
          <table:table-cell table:style-name="ce16" table:formula="of:=STDEV([C6.T5:.T34])" office:value-type="float" office:value="466.596184294388" calcext:value-type="float">
            <text:p>466,5961842944</text:p>
          </table:table-cell>
        </table:table-row>
        <table:table-row table:style-name="ro1">
          <table:table-cell table:style-name="Default"/>
          <table:table-cell table:number-columns-repeated="19"/>
        </table:table-row>
        <table:table-row table:style-name="ro1">
          <table:table-cell table:style-name="Default"/>
          <table:table-cell/>
          <table:table-cell office:value-type="string" calcext:value-type="string">
            <text:p>Desv. Pad.</text:p>
          </table:table-cell>
          <table:table-cell office:value-type="string" calcext:value-type="string">
            <text:p>Amostras</text:p>
          </table:table-cell>
          <table:table-cell office:value-type="string" calcext:value-type="string">
            <text:p>Erro padrão</text:p>
          </table:table-cell>
          <table:table-cell table:number-columns-repeated="15"/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AVERAGE([.B35];[.F35];[.J35];[.N35];[.R35])" office:value-type="float" office:value="951.53222778" calcext:value-type="float">
            <text:p>951,53222778</text:p>
          </table:table-cell>
          <table:table-cell table:formula="of:=STDEV([.B5:.B14];[.F5:.F14];[.J5:.J14];[.N5:.N14];[.R5:.R14])" office:value-type="float" office:value="338.66854589045" calcext:value-type="float">
            <text:p>338,6685458905</text:p>
          </table:table-cell>
          <table:table-cell table:formula="of:=COUNT([.B5:.B14];[.F5:.F14];[.J5:.J14];[.N5:.N14];[.R5:.R14];[.V5:.V14];[.Z5:.Z14];[.AD5:.AD14];[.AH5:.AH14])" office:value-type="float" office:value="50" calcext:value-type="float">
            <text:p>50</text:p>
          </table:table-cell>
          <table:table-cell table:formula="of:=2*[.C40]/SQRT([.D40])" office:value-type="float" office:value="95.78993014949" calcext:value-type="float">
            <text:p>95,7899301495</text:p>
          </table:table-cell>
          <table:table-cell table:number-columns-repeated="15"/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AVERAGE([.C35];[.G35];[.K35];[.O35];[.S35])" office:value-type="float" office:value="10.24" calcext:value-type="float">
            <text:p>10,24</text:p>
          </table:table-cell>
          <table:table-cell table:formula="of:=STDEV([.C5:.C14];[.G5:.G14];[.K5:.K14];[.O5:.O14];[.S5:.S14])" office:value-type="float" office:value="25.1621760195897" calcext:value-type="float">
            <text:p>25,1621760196</text:p>
          </table:table-cell>
          <table:table-cell table:style-name="ce17" table:formula="of:=COUNT([.C5:.C14];[.G5:.G14];[.K5:.K14];[.O5:.O14];[.S5:.S14];[.W5:.W14];[.AA5:.AA14];[.AE5:.AE14];[.AI5:.AI14])" office:value-type="float" office:value="50" calcext:value-type="float">
            <text:p>50</text:p>
          </table:table-cell>
          <table:table-cell table:formula="of:=2*[.C41]/SQRT([.D41])" office:value-type="float" office:value="7.11693811714457" calcext:value-type="float">
            <text:p>7,1169381171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AVERAGE([.D35];[.H35];[.L35];[.P35];[.T35])" office:value-type="float" office:value="343.4790654" calcext:value-type="float">
            <text:p>343,4790654</text:p>
          </table:table-cell>
          <table:table-cell table:formula="of:=STDEV([.D5:.D14];[.H5:.H14];[.L5:.L14];[.P5:.P14];[.T5:.T14])" office:value-type="float" office:value="628.280412413759" calcext:value-type="float">
            <text:p>628,2804124138</text:p>
          </table:table-cell>
          <table:table-cell table:formula="of:=COUNT([.D5:.D14];[.H5:.H14];[.L5:.L14];[.P5:.P14];[.T5:.T14];[.X5:.X14];[.AB5:.AB14];[.AF5:.AF14];[.AJ5:.AJ14])" office:value-type="float" office:value="50" calcext:value-type="float">
            <text:p>50</text:p>
          </table:table-cell>
          <table:table-cell table:formula="of:=2*[.C42]/SQRT([.D42])" office:value-type="float" office:value="177.70453604178" calcext:value-type="float">
            <text:p>177,7045360418</text:p>
          </table:table-cell>
          <table:table-cell table:number-columns-repeated="15"/>
        </table:table-row>
      </table:table>
      <table:table table:name="C6" table:style-name="ta1">
        <table:table-column table:style-name="co2" table:default-cell-style-name="ce4"/>
        <table:table-column table:style-name="co2" table:default-cell-style-name="Default"/>
        <table:table-column table:style-name="co3" table:default-cell-style-name="Default"/>
        <table:table-column table:style-name="co3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3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3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3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3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3" table:default-cell-style-name="ce13"/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18" office:value-type="string" calcext:value-type="string" table:number-columns-spanned="4" table:number-rows-spanned="1">
            <text:p>sta1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2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3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4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5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6</text:p>
          </table:table-cell>
          <table:covered-table-cell table:number-columns-repeated="2" table:style-name="ce20"/>
          <table:covered-table-cell table:style-name="ce21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</table:table-row>
        <table:table-row table:style-name="ro1">
          <table:table-cell office:value-type="float" office:value="150623" calcext:value-type="float">
            <text:p>150623</text:p>
          </table:table-cell>
          <table:table-cell office:value-type="float" office:value="767.714966" calcext:value-type="float">
            <text:p>767,714966</text:p>
          </table:table-cell>
          <table:table-cell office:value-type="float" office:value="2" calcext:value-type="float">
            <text:p>2</text:p>
          </table:table-cell>
          <table:table-cell office:value-type="float" office:value="70.741997" calcext:value-type="float">
            <text:p>70,741997</text:p>
          </table:table-cell>
          <table:table-cell office:value-type="float" office:value="150623" calcext:value-type="float">
            <text:p>150623</text:p>
          </table:table-cell>
          <table:table-cell office:value-type="float" office:value="767.035034" calcext:value-type="float">
            <text:p>767,035034</text:p>
          </table:table-cell>
          <table:table-cell office:value-type="float" office:value="3" calcext:value-type="float">
            <text:p>3</text:p>
          </table:table-cell>
          <table:table-cell office:value-type="float" office:value="177.395996" calcext:value-type="float">
            <text:p>177,395996</text:p>
          </table:table-cell>
          <table:table-cell office:value-type="float" office:value="150623" calcext:value-type="float">
            <text:p>150623</text:p>
          </table:table-cell>
          <table:table-cell office:value-type="float" office:value="792.458008" calcext:value-type="float">
            <text:p>792,458008</text:p>
          </table:table-cell>
          <table:table-cell office:value-type="float" office:value="1" calcext:value-type="float">
            <text:p>1</text:p>
          </table:table-cell>
          <table:table-cell office:value-type="float" office:value="56.538002" calcext:value-type="float">
            <text:p>56,538002</text:p>
          </table:table-cell>
          <table:table-cell office:value-type="float" office:value="150623" calcext:value-type="float">
            <text:p>150623</text:p>
          </table:table-cell>
          <table:table-cell office:value-type="float" office:value="756.877014" calcext:value-type="float">
            <text:p>756,877014</text:p>
          </table:table-cell>
          <table:table-cell office:value-type="float" office:value="2" calcext:value-type="float">
            <text:p>2</text:p>
          </table:table-cell>
          <table:table-cell office:value-type="float" office:value="199.009003" calcext:value-type="float">
            <text:p>199,009003</text:p>
          </table:table-cell>
          <table:table-cell office:value-type="float" office:value="150623" calcext:value-type="float">
            <text:p>150623</text:p>
          </table:table-cell>
          <table:table-cell office:value-type="float" office:value="739.551025" calcext:value-type="float">
            <text:p>739,551025</text:p>
          </table:table-cell>
          <table:table-cell office:value-type="float" office:value="3" calcext:value-type="float">
            <text:p>3</text:p>
          </table:table-cell>
          <table:table-cell office:value-type="float" office:value="290.098999" calcext:value-type="float">
            <text:p>290,098999</text:p>
          </table:table-cell>
          <table:table-cell office:value-type="float" office:value="150623" calcext:value-type="float">
            <text:p>150623</text:p>
          </table:table-cell>
          <table:table-cell office:value-type="float" office:value="857.588013" calcext:value-type="float">
            <text:p>857,588013</text:p>
          </table:table-cell>
          <table:table-cell office:value-type="float" office:value="2" calcext:value-type="float">
            <text:p>2</text:p>
          </table:table-cell>
          <table:table-cell office:value-type="float" office:value="21.569" calcext:value-type="float">
            <text:p>21,569</text:p>
          </table:table-cell>
        </table:table-row>
        <table:table-row table:style-name="ro1">
          <table:table-cell office:value-type="float" office:value="150911" calcext:value-type="float">
            <text:p>150911</text:p>
          </table:table-cell>
          <table:table-cell office:value-type="float" office:value="908.197998" calcext:value-type="float">
            <text:p>908,197998</text:p>
          </table:table-cell>
          <table:table-cell office:value-type="float" office:value="5" calcext:value-type="float">
            <text:p>5</text:p>
          </table:table-cell>
          <table:table-cell office:value-type="float" office:value="302.143982" calcext:value-type="float">
            <text:p>302,143982</text:p>
          </table:table-cell>
          <table:table-cell office:value-type="float" office:value="150911" calcext:value-type="float">
            <text:p>150911</text:p>
          </table:table-cell>
          <table:table-cell office:value-type="float" office:value="1017.017029" calcext:value-type="float">
            <text:p>1017,017029</text:p>
          </table:table-cell>
          <table:table-cell office:value-type="float" office:value="24" calcext:value-type="float">
            <text:p>24</text:p>
          </table:table-cell>
          <table:table-cell office:value-type="float" office:value="942.449036" calcext:value-type="float">
            <text:p>942,449036</text:p>
          </table:table-cell>
          <table:table-cell office:value-type="float" office:value="150911" calcext:value-type="float">
            <text:p>150911</text:p>
          </table:table-cell>
          <table:table-cell office:value-type="float" office:value="922.252014" calcext:value-type="float">
            <text:p>922,252014</text:p>
          </table:table-cell>
          <table:table-cell office:value-type="float" office:value="1" calcext:value-type="float">
            <text:p>1</text:p>
          </table:table-cell>
          <table:table-cell office:value-type="float" office:value="110.103004" calcext:value-type="float">
            <text:p>110,103004</text:p>
          </table:table-cell>
          <table:table-cell office:value-type="float" office:value="150911" calcext:value-type="float">
            <text:p>150911</text:p>
          </table:table-cell>
          <table:table-cell office:value-type="float" office:value="954.619995" calcext:value-type="float">
            <text:p>954,619995</text:p>
          </table:table-cell>
          <table:table-cell office:value-type="float" office:value="3" calcext:value-type="float">
            <text:p>3</text:p>
          </table:table-cell>
          <table:table-cell office:value-type="float" office:value="278.393005" calcext:value-type="float">
            <text:p>278,393005</text:p>
          </table:table-cell>
          <table:table-cell office:value-type="float" office:value="150911" calcext:value-type="float">
            <text:p>150911</text:p>
          </table:table-cell>
          <table:table-cell office:value-type="float" office:value="1010.30896" calcext:value-type="float">
            <text:p>1010,30896</text:p>
          </table:table-cell>
          <table:table-cell office:value-type="float" office:value="22" calcext:value-type="float">
            <text:p>22</text:p>
          </table:table-cell>
          <table:table-cell office:value-type="float" office:value="1011.139954" calcext:value-type="float">
            <text:p>1011,139954</text:p>
          </table:table-cell>
          <table:table-cell office:value-type="float" office:value="150911" calcext:value-type="float">
            <text:p>150911</text:p>
          </table:table-cell>
          <table:table-cell office:value-type="float" office:value="1016.370056" calcext:value-type="float">
            <text:p>1016,370056</text:p>
          </table:table-cell>
          <table:table-cell office:value-type="float" office:value="6" calcext:value-type="float">
            <text:p>6</text:p>
          </table:table-cell>
          <table:table-cell office:value-type="float" office:value="203.959991" calcext:value-type="float">
            <text:p>203,959991</text:p>
          </table:table-cell>
        </table:table-row>
        <table:table-row table:style-name="ro1">
          <table:table-cell office:value-type="float" office:value="151052" calcext:value-type="float">
            <text:p>151052</text:p>
          </table:table-cell>
          <table:table-cell office:value-type="float" office:value="959.110046" calcext:value-type="float">
            <text:p>959,110046</text:p>
          </table:table-cell>
          <table:table-cell office:value-type="float" office:value="2" calcext:value-type="float">
            <text:p>2</text:p>
          </table:table-cell>
          <table:table-cell office:value-type="float" office:value="102.255997" calcext:value-type="float">
            <text:p>102,255997</text:p>
          </table:table-cell>
          <table:table-cell office:value-type="float" office:value="151052" calcext:value-type="float">
            <text:p>151052</text:p>
          </table:table-cell>
          <table:table-cell office:value-type="float" office:value="875.995972" calcext:value-type="float">
            <text:p>875,995972</text:p>
          </table:table-cell>
          <table:table-cell office:value-type="float" office:value="1" calcext:value-type="float">
            <text:p>1</text:p>
          </table:table-cell>
          <table:table-cell office:value-type="float" office:value="58.299999" calcext:value-type="float">
            <text:p>58,299999</text:p>
          </table:table-cell>
          <table:table-cell office:value-type="float" office:value="151052" calcext:value-type="float">
            <text:p>151052</text:p>
          </table:table-cell>
          <table:table-cell office:value-type="float" office:value="834.708984" calcext:value-type="float">
            <text:p>834,708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052" calcext:value-type="float">
            <text:p>151052</text:p>
          </table:table-cell>
          <table:table-cell office:value-type="float" office:value="893.479004" calcext:value-type="float">
            <text:p>893,479004</text:p>
          </table:table-cell>
          <table:table-cell office:value-type="float" office:value="1" calcext:value-type="float">
            <text:p>1</text:p>
          </table:table-cell>
          <table:table-cell office:value-type="float" office:value="37.410999" calcext:value-type="float">
            <text:p>37,410999</text:p>
          </table:table-cell>
          <table:table-cell office:value-type="float" office:value="151052" calcext:value-type="float">
            <text:p>151052</text:p>
          </table:table-cell>
          <table:table-cell office:value-type="float" office:value="887.046997" calcext:value-type="float">
            <text:p>887,046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052" calcext:value-type="float">
            <text:p>151052</text:p>
          </table:table-cell>
          <table:table-cell office:value-type="float" office:value="1107.285034" calcext:value-type="float">
            <text:p>1107,2850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153" calcext:value-type="float">
            <text:p>153153</text:p>
          </table:table-cell>
          <table:table-cell office:value-type="float" office:value="904.304016" calcext:value-type="float">
            <text:p>904,304016</text:p>
          </table:table-cell>
          <table:table-cell office:value-type="float" office:value="1" calcext:value-type="float">
            <text:p>1</text:p>
          </table:table-cell>
          <table:table-cell office:value-type="float" office:value="205.840012" calcext:value-type="float">
            <text:p>205,840012</text:p>
          </table:table-cell>
          <table:table-cell office:value-type="float" office:value="153153" calcext:value-type="float">
            <text:p>153153</text:p>
          </table:table-cell>
          <table:table-cell office:value-type="float" office:value="999.591003" calcext:value-type="float">
            <text:p>999,591003</text:p>
          </table:table-cell>
          <table:table-cell office:value-type="float" office:value="2" calcext:value-type="float">
            <text:p>2</text:p>
          </table:table-cell>
          <table:table-cell office:value-type="float" office:value="28.498999" calcext:value-type="float">
            <text:p>28,498999</text:p>
          </table:table-cell>
          <table:table-cell office:value-type="float" office:value="153153" calcext:value-type="float">
            <text:p>153153</text:p>
          </table:table-cell>
          <table:table-cell office:value-type="float" office:value="1089.708984" calcext:value-type="float">
            <text:p>1089,708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153" calcext:value-type="float">
            <text:p>153153</text:p>
          </table:table-cell>
          <table:table-cell office:value-type="float" office:value="1041.00708" calcext:value-type="float">
            <text:p>1041,007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153" calcext:value-type="float">
            <text:p>153153</text:p>
          </table:table-cell>
          <table:table-cell office:value-type="float" office:value="1072.63501" calcext:value-type="float">
            <text:p>1072,63501</text:p>
          </table:table-cell>
          <table:table-cell office:value-type="float" office:value="1" calcext:value-type="float">
            <text:p>1</text:p>
          </table:table-cell>
          <table:table-cell office:value-type="float" office:value="49.509998" calcext:value-type="float">
            <text:p>49,509998</text:p>
          </table:table-cell>
          <table:table-cell office:value-type="float" office:value="153153" calcext:value-type="float">
            <text:p>153153</text:p>
          </table:table-cell>
          <table:table-cell office:value-type="float" office:value="1003.813965" calcext:value-type="float">
            <text:p>1003,813965</text:p>
          </table:table-cell>
          <table:table-cell office:value-type="float" office:value="1" calcext:value-type="float">
            <text:p>1</text:p>
          </table:table-cell>
          <table:table-cell office:value-type="float" office:value="23.143999" calcext:value-type="float">
            <text:p>23,143999</text:p>
          </table:table-cell>
        </table:table-row>
        <table:table-row table:style-name="ro1">
          <table:table-cell office:value-type="float" office:value="153336" calcext:value-type="float">
            <text:p>153336</text:p>
          </table:table-cell>
          <table:table-cell office:value-type="float" office:value="999.955017" calcext:value-type="float">
            <text:p>999,955017</text:p>
          </table:table-cell>
          <table:table-cell office:value-type="float" office:value="2" calcext:value-type="float">
            <text:p>2</text:p>
          </table:table-cell>
          <table:table-cell office:value-type="float" office:value="122.294998" calcext:value-type="float">
            <text:p>122,294998</text:p>
          </table:table-cell>
          <table:table-cell office:value-type="float" office:value="153336" calcext:value-type="float">
            <text:p>153336</text:p>
          </table:table-cell>
          <table:table-cell office:value-type="float" office:value="867.298035" calcext:value-type="float">
            <text:p>867,298035</text:p>
          </table:table-cell>
          <table:table-cell office:value-type="float" office:value="2" calcext:value-type="float">
            <text:p>2</text:p>
          </table:table-cell>
          <table:table-cell office:value-type="float" office:value="630.124023" calcext:value-type="float">
            <text:p>630,124023</text:p>
          </table:table-cell>
          <table:table-cell office:value-type="float" office:value="153336" calcext:value-type="float">
            <text:p>153336</text:p>
          </table:table-cell>
          <table:table-cell office:value-type="float" office:value="905.200012" calcext:value-type="float">
            <text:p>905,200012</text:p>
          </table:table-cell>
          <table:table-cell office:value-type="float" office:value="2" calcext:value-type="float">
            <text:p>2</text:p>
          </table:table-cell>
          <table:table-cell office:value-type="float" office:value="139.335999" calcext:value-type="float">
            <text:p>139,335999</text:p>
          </table:table-cell>
          <table:table-cell office:value-type="float" office:value="153336" calcext:value-type="float">
            <text:p>153336</text:p>
          </table:table-cell>
          <table:table-cell office:value-type="float" office:value="972.937012" calcext:value-type="float">
            <text:p>972,937012</text:p>
          </table:table-cell>
          <table:table-cell office:value-type="float" office:value="3" calcext:value-type="float">
            <text:p>3</text:p>
          </table:table-cell>
          <table:table-cell office:value-type="float" office:value="263.953979" calcext:value-type="float">
            <text:p>263,953979</text:p>
          </table:table-cell>
          <table:table-cell office:value-type="float" office:value="153336" calcext:value-type="float">
            <text:p>153336</text:p>
          </table:table-cell>
          <table:table-cell office:value-type="float" office:value="988.609009" calcext:value-type="float">
            <text:p>988,609009</text:p>
          </table:table-cell>
          <table:table-cell office:value-type="float" office:value="4" calcext:value-type="float">
            <text:p>4</text:p>
          </table:table-cell>
          <table:table-cell office:value-type="float" office:value="225.274002" calcext:value-type="float">
            <text:p>225,274002</text:p>
          </table:table-cell>
          <table:table-cell office:value-type="float" office:value="153336" calcext:value-type="float">
            <text:p>153336</text:p>
          </table:table-cell>
          <table:table-cell office:value-type="float" office:value="965.473999" calcext:value-type="float">
            <text:p>965,473999</text:p>
          </table:table-cell>
          <table:table-cell office:value-type="float" office:value="1" calcext:value-type="float">
            <text:p>1</text:p>
          </table:table-cell>
          <table:table-cell office:value-type="float" office:value="139.363998" calcext:value-type="float">
            <text:p>139,363998</text:p>
          </table:table-cell>
        </table:table-row>
        <table:table-row table:style-name="ro1">
          <table:table-cell office:value-type="float" office:value="153516" calcext:value-type="float">
            <text:p>153516</text:p>
          </table:table-cell>
          <table:table-cell office:value-type="float" office:value="698.521973" calcext:value-type="float">
            <text:p>698,521973</text:p>
          </table:table-cell>
          <table:table-cell office:value-type="float" office:value="3" calcext:value-type="float">
            <text:p>3</text:p>
          </table:table-cell>
          <table:table-cell office:value-type="float" office:value="238.659988" calcext:value-type="float">
            <text:p>238,659988</text:p>
          </table:table-cell>
          <table:table-cell office:value-type="float" office:value="153516" calcext:value-type="float">
            <text:p>153516</text:p>
          </table:table-cell>
          <table:table-cell office:value-type="float" office:value="847.590027" calcext:value-type="float">
            <text:p>847,590027</text:p>
          </table:table-cell>
          <table:table-cell office:value-type="float" office:value="1" calcext:value-type="float">
            <text:p>1</text:p>
          </table:table-cell>
          <table:table-cell office:value-type="float" office:value="63.598999" calcext:value-type="float">
            <text:p>63,598999</text:p>
          </table:table-cell>
          <table:table-cell office:value-type="float" office:value="153516" calcext:value-type="float">
            <text:p>153516</text:p>
          </table:table-cell>
          <table:table-cell office:value-type="float" office:value="1028.536987" calcext:value-type="float">
            <text:p>1028,536987</text:p>
          </table:table-cell>
          <table:table-cell office:value-type="float" office:value="1" calcext:value-type="float">
            <text:p>1</text:p>
          </table:table-cell>
          <table:table-cell office:value-type="float" office:value="38.169998" calcext:value-type="float">
            <text:p>38,169998</text:p>
          </table:table-cell>
          <table:table-cell office:value-type="float" office:value="153516" calcext:value-type="float">
            <text:p>153516</text:p>
          </table:table-cell>
          <table:table-cell office:value-type="float" office:value="847.338013" calcext:value-type="float">
            <text:p>847,338013</text:p>
          </table:table-cell>
          <table:table-cell office:value-type="float" office:value="1" calcext:value-type="float">
            <text:p>1</text:p>
          </table:table-cell>
          <table:table-cell office:value-type="float" office:value="191.999008" calcext:value-type="float">
            <text:p>191,999008</text:p>
          </table:table-cell>
          <table:table-cell office:value-type="float" office:value="153516" calcext:value-type="float">
            <text:p>153516</text:p>
          </table:table-cell>
          <table:table-cell office:value-type="float" office:value="900.844971" calcext:value-type="float">
            <text:p>900,844971</text:p>
          </table:table-cell>
          <table:table-cell office:value-type="float" office:value="3" calcext:value-type="float">
            <text:p>3</text:p>
          </table:table-cell>
          <table:table-cell office:value-type="float" office:value="138.125" calcext:value-type="float">
            <text:p>138,125</text:p>
          </table:table-cell>
          <table:table-cell office:value-type="float" office:value="153516" calcext:value-type="float">
            <text:p>153516</text:p>
          </table:table-cell>
          <table:table-cell office:value-type="float" office:value="902.111023" calcext:value-type="float">
            <text:p>902,111023</text:p>
          </table:table-cell>
          <table:table-cell office:value-type="float" office:value="3" calcext:value-type="float">
            <text:p>3</text:p>
          </table:table-cell>
          <table:table-cell office:value-type="float" office:value="171.665985" calcext:value-type="float">
            <text:p>171,665985</text:p>
          </table:table-cell>
        </table:table-row>
        <table:table-row table:style-name="ro1">
          <table:table-cell office:value-type="float" office:value="153917" calcext:value-type="float">
            <text:p>153917</text:p>
          </table:table-cell>
          <table:table-cell office:value-type="float" office:value="1137.104004" calcext:value-type="float">
            <text:p>1137,104004</text:p>
          </table:table-cell>
          <table:table-cell office:value-type="float" office:value="107" calcext:value-type="float">
            <text:p>107</text:p>
          </table:table-cell>
          <table:table-cell office:value-type="float" office:value="2878.647217" calcext:value-type="float">
            <text:p>2878,647217</text:p>
          </table:table-cell>
          <table:table-cell office:value-type="float" office:value="153917" calcext:value-type="float">
            <text:p>153917</text:p>
          </table:table-cell>
          <table:table-cell office:value-type="float" office:value="1003.082031" calcext:value-type="float">
            <text:p>1003,082031</text:p>
          </table:table-cell>
          <table:table-cell office:value-type="float" office:value="70" calcext:value-type="float">
            <text:p>70</text:p>
          </table:table-cell>
          <table:table-cell office:value-type="float" office:value="1405.14978" calcext:value-type="float">
            <text:p>1405,14978</text:p>
          </table:table-cell>
          <table:table-cell office:value-type="float" office:value="153917" calcext:value-type="float">
            <text:p>153917</text:p>
          </table:table-cell>
          <table:table-cell office:value-type="float" office:value="1071.666016" calcext:value-type="float">
            <text:p>1071,666016</text:p>
          </table:table-cell>
          <table:table-cell office:value-type="float" office:value="28" calcext:value-type="float">
            <text:p>28</text:p>
          </table:table-cell>
          <table:table-cell office:value-type="float" office:value="724.80603" calcext:value-type="float">
            <text:p>724,80603</text:p>
          </table:table-cell>
          <table:table-cell office:value-type="float" office:value="153917" calcext:value-type="float">
            <text:p>153917</text:p>
          </table:table-cell>
          <table:table-cell office:value-type="float" office:value="962.901001" calcext:value-type="float">
            <text:p>962,901001</text:p>
          </table:table-cell>
          <table:table-cell office:value-type="float" office:value="114" calcext:value-type="float">
            <text:p>114</text:p>
          </table:table-cell>
          <table:table-cell office:value-type="float" office:value="2503.0354" calcext:value-type="float">
            <text:p>2503,0354</text:p>
          </table:table-cell>
          <table:table-cell office:value-type="float" office:value="153917" calcext:value-type="float">
            <text:p>153917</text:p>
          </table:table-cell>
          <table:table-cell office:value-type="float" office:value="1110.80603" calcext:value-type="float">
            <text:p>1110,80603</text:p>
          </table:table-cell>
          <table:table-cell office:value-type="float" office:value="65" calcext:value-type="float">
            <text:p>65</text:p>
          </table:table-cell>
          <table:table-cell office:value-type="float" office:value="1379.207886" calcext:value-type="float">
            <text:p>1379,207886</text:p>
          </table:table-cell>
          <table:table-cell office:value-type="float" office:value="153917" calcext:value-type="float">
            <text:p>153917</text:p>
          </table:table-cell>
          <table:table-cell office:value-type="float" office:value="940.303955" calcext:value-type="float">
            <text:p>940,303955</text:p>
          </table:table-cell>
          <table:table-cell office:value-type="float" office:value="85" calcext:value-type="float">
            <text:p>85</text:p>
          </table:table-cell>
          <table:table-cell office:value-type="float" office:value="2031.118286" calcext:value-type="float">
            <text:p>2031,118286</text:p>
          </table:table-cell>
        </table:table-row>
        <table:table-row table:style-name="ro1">
          <table:table-cell office:value-type="float" office:value="154108" calcext:value-type="float">
            <text:p>154108</text:p>
          </table:table-cell>
          <table:table-cell office:value-type="float" office:value="1026.898071" calcext:value-type="float">
            <text:p>1026,898071</text:p>
          </table:table-cell>
          <table:table-cell office:value-type="float" office:value="3" calcext:value-type="float">
            <text:p>3</text:p>
          </table:table-cell>
          <table:table-cell office:value-type="float" office:value="189.589005" calcext:value-type="float">
            <text:p>189,589005</text:p>
          </table:table-cell>
          <table:table-cell office:value-type="float" office:value="154108" calcext:value-type="float">
            <text:p>154108</text:p>
          </table:table-cell>
          <table:table-cell office:value-type="float" office:value="906.098022" calcext:value-type="float">
            <text:p>906,098022</text:p>
          </table:table-cell>
          <table:table-cell office:value-type="float" office:value="2" calcext:value-type="float">
            <text:p>2</text:p>
          </table:table-cell>
          <table:table-cell office:value-type="float" office:value="260.576019" calcext:value-type="float">
            <text:p>260,576019</text:p>
          </table:table-cell>
          <table:table-cell office:value-type="float" office:value="154108" calcext:value-type="float">
            <text:p>154108</text:p>
          </table:table-cell>
          <table:table-cell office:value-type="float" office:value="947.02002" calcext:value-type="float">
            <text:p>947,02002</text:p>
          </table:table-cell>
          <table:table-cell office:value-type="float" office:value="1" calcext:value-type="float">
            <text:p>1</text:p>
          </table:table-cell>
          <table:table-cell office:value-type="float" office:value="265.830017" calcext:value-type="float">
            <text:p>265,830017</text:p>
          </table:table-cell>
          <table:table-cell office:value-type="float" office:value="154108" calcext:value-type="float">
            <text:p>154108</text:p>
          </table:table-cell>
          <table:table-cell office:value-type="float" office:value="849.063965" calcext:value-type="float">
            <text:p>849,063965</text:p>
          </table:table-cell>
          <table:table-cell office:value-type="float" office:value="4" calcext:value-type="float">
            <text:p>4</text:p>
          </table:table-cell>
          <table:table-cell office:value-type="float" office:value="449.084961" calcext:value-type="float">
            <text:p>449,084961</text:p>
          </table:table-cell>
          <table:table-cell office:value-type="float" office:value="154108" calcext:value-type="float">
            <text:p>154108</text:p>
          </table:table-cell>
          <table:table-cell office:value-type="float" office:value="980.372009" calcext:value-type="float">
            <text:p>980,372009</text:p>
          </table:table-cell>
          <table:table-cell office:value-type="float" office:value="2" calcext:value-type="float">
            <text:p>2</text:p>
          </table:table-cell>
          <table:table-cell office:value-type="float" office:value="144.839005" calcext:value-type="float">
            <text:p>144,839005</text:p>
          </table:table-cell>
          <table:table-cell office:value-type="float" office:value="154108" calcext:value-type="float">
            <text:p>154108</text:p>
          </table:table-cell>
          <table:table-cell office:value-type="float" office:value="1230.420898" calcext:value-type="float">
            <text:p>1230,420898</text:p>
          </table:table-cell>
          <table:table-cell office:value-type="float" office:value="21" calcext:value-type="float">
            <text:p>21</text:p>
          </table:table-cell>
          <table:table-cell office:value-type="float" office:value="1669.281006" calcext:value-type="float">
            <text:p>1669,281006</text:p>
          </table:table-cell>
        </table:table-row>
        <table:table-row table:style-name="ro1">
          <table:table-cell office:value-type="float" office:value="154638" calcext:value-type="float">
            <text:p>154638</text:p>
          </table:table-cell>
          <table:table-cell office:value-type="float" office:value="1265.562012" calcext:value-type="float">
            <text:p>1265,562012</text:p>
          </table:table-cell>
          <table:table-cell office:value-type="float" office:value="3" calcext:value-type="float">
            <text:p>3</text:p>
          </table:table-cell>
          <table:table-cell office:value-type="float" office:value="80.07" calcext:value-type="float">
            <text:p>80,07</text:p>
          </table:table-cell>
          <table:table-cell office:value-type="float" office:value="154638" calcext:value-type="float">
            <text:p>154638</text:p>
          </table:table-cell>
          <table:table-cell office:value-type="float" office:value="1072.406982" calcext:value-type="float">
            <text:p>1072,406982</text:p>
          </table:table-cell>
          <table:table-cell office:value-type="float" office:value="2" calcext:value-type="float">
            <text:p>2</text:p>
          </table:table-cell>
          <table:table-cell office:value-type="float" office:value="94.552002" calcext:value-type="float">
            <text:p>94,552002</text:p>
          </table:table-cell>
          <table:table-cell office:value-type="float" office:value="154638" calcext:value-type="float">
            <text:p>154638</text:p>
          </table:table-cell>
          <table:table-cell office:value-type="float" office:value="1229.364014" calcext:value-type="float">
            <text:p>1229,364014</text:p>
          </table:table-cell>
          <table:table-cell office:value-type="float" office:value="2" calcext:value-type="float">
            <text:p>2</text:p>
          </table:table-cell>
          <table:table-cell office:value-type="float" office:value="91.556999" calcext:value-type="float">
            <text:p>91,556999</text:p>
          </table:table-cell>
          <table:table-cell office:value-type="float" office:value="154638" calcext:value-type="float">
            <text:p>154638</text:p>
          </table:table-cell>
          <table:table-cell office:value-type="float" office:value="1020.14801" calcext:value-type="float">
            <text:p>1020,14801</text:p>
          </table:table-cell>
          <table:table-cell office:value-type="float" office:value="3" calcext:value-type="float">
            <text:p>3</text:p>
          </table:table-cell>
          <table:table-cell office:value-type="float" office:value="154.998993" calcext:value-type="float">
            <text:p>154,998993</text:p>
          </table:table-cell>
          <table:table-cell office:value-type="float" office:value="154638" calcext:value-type="float">
            <text:p>154638</text:p>
          </table:table-cell>
          <table:table-cell office:value-type="float" office:value="921.71698" calcext:value-type="float">
            <text:p>921,71698</text:p>
          </table:table-cell>
          <table:table-cell office:value-type="float" office:value="2" calcext:value-type="float">
            <text:p>2</text:p>
          </table:table-cell>
          <table:table-cell office:value-type="float" office:value="69.823997" calcext:value-type="float">
            <text:p>69,823997</text:p>
          </table:table-cell>
          <table:table-cell office:value-type="float" office:value="154638" calcext:value-type="float">
            <text:p>154638</text:p>
          </table:table-cell>
          <table:table-cell office:value-type="float" office:value="974.053955" calcext:value-type="float">
            <text:p>974,0539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7" calcext:value-type="float">
            <text:p>154827</text:p>
          </table:table-cell>
          <table:table-cell office:value-type="float" office:value="899.427002" calcext:value-type="float">
            <text:p>899,427002</text:p>
          </table:table-cell>
          <table:table-cell office:value-type="float" office:value="1" calcext:value-type="float">
            <text:p>1</text:p>
          </table:table-cell>
          <table:table-cell office:value-type="float" office:value="31.282999" calcext:value-type="float">
            <text:p>31,282999</text:p>
          </table:table-cell>
          <table:table-cell office:value-type="float" office:value="154827" calcext:value-type="float">
            <text:p>154827</text:p>
          </table:table-cell>
          <table:table-cell office:value-type="float" office:value="953.273987" calcext:value-type="float">
            <text:p>953,273987</text:p>
          </table:table-cell>
          <table:table-cell office:value-type="float" office:value="3" calcext:value-type="float">
            <text:p>3</text:p>
          </table:table-cell>
          <table:table-cell office:value-type="float" office:value="209.936005" calcext:value-type="float">
            <text:p>209,936005</text:p>
          </table:table-cell>
          <table:table-cell office:value-type="float" office:value="154827" calcext:value-type="float">
            <text:p>154827</text:p>
          </table:table-cell>
          <table:table-cell office:value-type="float" office:value="1023.040039" calcext:value-type="float">
            <text:p>1023,040039</text:p>
          </table:table-cell>
          <table:table-cell office:value-type="float" office:value="1" calcext:value-type="float">
            <text:p>1</text:p>
          </table:table-cell>
          <table:table-cell office:value-type="float" office:value="6.634" calcext:value-type="float">
            <text:p>6,634</text:p>
          </table:table-cell>
          <table:table-cell office:value-type="float" office:value="154827" calcext:value-type="float">
            <text:p>154827</text:p>
          </table:table-cell>
          <table:table-cell office:value-type="float" office:value="1023.377991" calcext:value-type="float">
            <text:p>1023,377991</text:p>
          </table:table-cell>
          <table:table-cell office:value-type="float" office:value="2" calcext:value-type="float">
            <text:p>2</text:p>
          </table:table-cell>
          <table:table-cell office:value-type="float" office:value="171.066986" calcext:value-type="float">
            <text:p>171,066986</text:p>
          </table:table-cell>
          <table:table-cell office:value-type="float" office:value="154827" calcext:value-type="float">
            <text:p>154827</text:p>
          </table:table-cell>
          <table:table-cell office:value-type="float" office:value="922.833008" calcext:value-type="float">
            <text:p>922,833008</text:p>
          </table:table-cell>
          <table:table-cell office:value-type="float" office:value="1" calcext:value-type="float">
            <text:p>1</text:p>
          </table:table-cell>
          <table:table-cell office:value-type="float" office:value="91.900993" calcext:value-type="float">
            <text:p>91,900993</text:p>
          </table:table-cell>
          <table:table-cell office:value-type="float" office:value="154827" calcext:value-type="float">
            <text:p>154827</text:p>
          </table:table-cell>
          <table:table-cell office:value-type="float" office:value="901.247986" calcext:value-type="float">
            <text:p>901,247986</text:p>
          </table:table-cell>
          <table:table-cell office:value-type="float" office:value="2" calcext:value-type="float">
            <text:p>2</text:p>
          </table:table-cell>
          <table:table-cell office:value-type="float" office:value="142.921997" calcext:value-type="float">
            <text:p>142,921997</text:p>
          </table:table-cell>
        </table:table-row>
        <table:table-row table:style-name="ro1" table:number-rows-repeated="20">
          <table:table-cell table:number-columns-repeated="24"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6.B5:.B34])" office:value-type="float" office:value="956.6795105" calcext:value-type="float">
            <text:p>956,6795105</text:p>
          </table:table-cell>
          <table:table-cell table:style-name="ce1" table:formula="of:=AVERAGE([C6.C5:.C34])" office:value-type="float" office:value="12.9" calcext:value-type="float">
            <text:p>12,9</text:p>
          </table:table-cell>
          <table:table-cell table:style-name="ce15" table:formula="of:=AVERAGE([C6.D5:.D34])" office:value-type="float" office:value="422.1526195" calcext:value-type="float">
            <text:p>422,1526195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F5:.F34])" office:value-type="float" office:value="930.9388122" calcext:value-type="float">
            <text:p>930,9388122</text:p>
          </table:table-cell>
          <table:table-cell table:style-name="ce1" table:formula="of:=AVERAGE([C6.G5:.G34])" office:value-type="float" office:value="11" calcext:value-type="float">
            <text:p>11</text:p>
          </table:table-cell>
          <table:table-cell table:style-name="ce15" table:formula="of:=AVERAGE([C6.H5:.H34])" office:value-type="float" office:value="387.0580858" calcext:value-type="float">
            <text:p>387,0580858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J5:.J34])" office:value-type="float" office:value="984.3955078" calcext:value-type="float">
            <text:p>984,3955078</text:p>
          </table:table-cell>
          <table:table-cell table:style-name="ce1" table:formula="of:=AVERAGE([C6.K5:.K34])" office:value-type="float" office:value="3.7" calcext:value-type="float">
            <text:p>3,7</text:p>
          </table:table-cell>
          <table:table-cell table:style-name="ce15" table:formula="of:=AVERAGE([C6.L5:.L34])" office:value-type="float" office:value="143.2974049" calcext:value-type="float">
            <text:p>143,2974049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N5:.N34])" office:value-type="float" office:value="932.1749085" calcext:value-type="float">
            <text:p>932,1749085</text:p>
          </table:table-cell>
          <table:table-cell table:style-name="ce1" table:formula="of:=AVERAGE([C6.O5:.O34])" office:value-type="float" office:value="13.3" calcext:value-type="float">
            <text:p>13,3</text:p>
          </table:table-cell>
          <table:table-cell table:style-name="ce15" table:formula="of:=AVERAGE([C6.P5:.P34])" office:value-type="float" office:value="424.8952334" calcext:value-type="float">
            <text:p>424,8952334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R5:.R34])" office:value-type="float" office:value="953.4723999" calcext:value-type="float">
            <text:p>953,4723999</text:p>
          </table:table-cell>
          <table:table-cell table:style-name="ce1" table:formula="of:=AVERAGE([C6.S5:.S34])" office:value-type="float" office:value="10.3" calcext:value-type="float">
            <text:p>10,3</text:p>
          </table:table-cell>
          <table:table-cell table:style-name="ce15" table:formula="of:=AVERAGE([C6.T5:.T34])" office:value-type="float" office:value="339.9919834" calcext:value-type="float">
            <text:p>339,9919834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V5:.V34])" office:value-type="float" office:value="989.8668884" calcext:value-type="float">
            <text:p>989,8668884</text:p>
          </table:table-cell>
          <table:table-cell table:style-name="ce1" table:formula="of:=AVERAGE([C6.W5:.W34])" office:value-type="float" office:value="12.1" calcext:value-type="float">
            <text:p>12,1</text:p>
          </table:table-cell>
          <table:table-cell table:style-name="ce15" table:formula="of:=AVERAGE([C6.X5:.X34])" office:value-type="float" office:value="440.3024262" calcext:value-type="float">
            <text:p>440,3024262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6.B5:.B34])" office:value-type="float" office:value="933.654022" calcext:value-type="float">
            <text:p>933,654022</text:p>
          </table:table-cell>
          <table:table-cell table:style-name="ce1" table:formula="of:=MEDIAN([C6.C5:.C34])" office:value-type="float" office:value="2.5" calcext:value-type="float">
            <text:p>2,5</text:p>
          </table:table-cell>
          <table:table-cell table:style-name="ce15" table:formula="of:=MEDIAN([C6.D5:.D34])" office:value-type="float" office:value="155.9420015" calcext:value-type="float">
            <text:p>155,942001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F5:.F34])" office:value-type="float" office:value="929.6860045" calcext:value-type="float">
            <text:p>929,6860045</text:p>
          </table:table-cell>
          <table:table-cell table:style-name="ce1" table:formula="of:=MEDIAN([C6.G5:.G34])" office:value-type="float" office:value="2" calcext:value-type="float">
            <text:p>2</text:p>
          </table:table-cell>
          <table:table-cell table:style-name="ce15" table:formula="of:=MEDIAN([C6.H5:.H34])" office:value-type="float" office:value="193.6660005" calcext:value-type="float">
            <text:p>193,666000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J5:.J34])" office:value-type="float" office:value="985.0300295" calcext:value-type="float">
            <text:p>985,0300295</text:p>
          </table:table-cell>
          <table:table-cell table:style-name="ce1" table:formula="of:=MEDIAN([C6.K5:.K34])" office:value-type="float" office:value="1" calcext:value-type="float">
            <text:p>1</text:p>
          </table:table-cell>
          <table:table-cell table:style-name="ce15" table:formula="of:=MEDIAN([C6.L5:.L34])" office:value-type="float" office:value="74.0475005" calcext:value-type="float">
            <text:p>74,047500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N5:.N34])" office:value-type="float" office:value="958.760498" calcext:value-type="float">
            <text:p>958,760498</text:p>
          </table:table-cell>
          <table:table-cell table:style-name="ce1" table:formula="of:=MEDIAN([C6.O5:.O34])" office:value-type="float" office:value="2.5" calcext:value-type="float">
            <text:p>2,5</text:p>
          </table:table-cell>
          <table:table-cell table:style-name="ce15" table:formula="of:=MEDIAN([C6.P5:.P34])" office:value-type="float" office:value="195.5040055" calcext:value-type="float">
            <text:p>195,504005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R5:.R34])" office:value-type="float" office:value="951.6025085" calcext:value-type="float">
            <text:p>951,6025085</text:p>
          </table:table-cell>
          <table:table-cell table:style-name="ce1" table:formula="of:=MEDIAN([C6.S5:.S34])" office:value-type="float" office:value="2.5" calcext:value-type="float">
            <text:p>2,5</text:p>
          </table:table-cell>
          <table:table-cell table:style-name="ce15" table:formula="of:=MEDIAN([C6.T5:.T34])" office:value-type="float" office:value="141.4820025" calcext:value-type="float">
            <text:p>141,482002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V5:.V34])" office:value-type="float" office:value="969.763977" calcext:value-type="float">
            <text:p>969,763977</text:p>
          </table:table-cell>
          <table:table-cell table:style-name="ce1" table:formula="of:=MEDIAN([C6.W5:.W34])" office:value-type="float" office:value="2" calcext:value-type="float">
            <text:p>2</text:p>
          </table:table-cell>
          <table:table-cell table:style-name="ce15" table:formula="of:=MEDIAN([C6.X5:.X34])" office:value-type="float" office:value="141.1429975" calcext:value-type="float">
            <text:p>141,1429975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6.B5:.B34])" office:value-type="float" office:value="165.158218164709" calcext:value-type="float">
            <text:p>165,1582181647</text:p>
          </table:table-cell>
          <table:table-cell table:style-name="ce11" table:formula="of:=STDEV([C6.C5:.C34])" office:value-type="float" office:value="33.0839000791086" calcext:value-type="float">
            <text:p>33,0839000791</text:p>
          </table:table-cell>
          <table:table-cell table:style-name="ce16" table:formula="of:=STDEV([C6.D5:.D34])" office:value-type="float" office:value="867.233901041891" calcext:value-type="float">
            <text:p>867,2339010419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F5:.F34])" office:value-type="float" office:value="93.8892535561706" calcext:value-type="float">
            <text:p>93,8892535562</text:p>
          </table:table-cell>
          <table:table-cell table:style-name="ce11" table:formula="of:=STDEV([C6.G5:.G34])" office:value-type="float" office:value="21.8632111090754" calcext:value-type="float">
            <text:p>21,8632111091</text:p>
          </table:table-cell>
          <table:table-cell table:style-name="ce16" table:formula="of:=STDEV([C6.H5:.H34])" office:value-type="float" office:value="462.14609042728" calcext:value-type="float">
            <text:p>462,1460904273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J5:.J34])" office:value-type="float" office:value="130.356449603929" calcext:value-type="float">
            <text:p>130,3564496039</text:p>
          </table:table-cell>
          <table:table-cell table:style-name="ce11" table:formula="of:=STDEV([C6.K5:.K34])" office:value-type="float" office:value="8.56413711032492" calcext:value-type="float">
            <text:p>8,5641371103</text:p>
          </table:table-cell>
          <table:table-cell table:style-name="ce16" table:formula="of:=STDEV([C6.L5:.L34])" office:value-type="float" office:value="219.920515211581" calcext:value-type="float">
            <text:p>219,9205152116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N5:.N34])" office:value-type="float" office:value="92.7017839677537" calcext:value-type="float">
            <text:p>92,7017839678</text:p>
          </table:table-cell>
          <table:table-cell table:style-name="ce11" table:formula="of:=STDEV([C6.O5:.O34])" office:value-type="float" office:value="35.4026050516688" calcext:value-type="float">
            <text:p>35,4026050517</text:p>
          </table:table-cell>
          <table:table-cell table:style-name="ce16" table:formula="of:=STDEV([C6.P5:.P34])" office:value-type="float" office:value="740.857961883559" calcext:value-type="float">
            <text:p>740,8579618836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R5:.R34])" office:value-type="float" office:value="104.898722442307" calcext:value-type="float">
            <text:p>104,8987224423</text:p>
          </table:table-cell>
          <table:table-cell table:style-name="ce11" table:formula="of:=STDEV([C6.S5:.S34])" office:value-type="float" office:value="20.2542176677682" calcext:value-type="float">
            <text:p>20,2542176678</text:p>
          </table:table-cell>
          <table:table-cell table:style-name="ce16" table:formula="of:=STDEV([C6.T5:.T34])" office:value-type="float" office:value="466.596184294388" calcext:value-type="float">
            <text:p>466,5961842944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V5:.V34])" office:value-type="float" office:value="110.001939490113" calcext:value-type="float">
            <text:p>110,0019394901</text:p>
          </table:table-cell>
          <table:table-cell table:style-name="ce11" table:formula="of:=STDEV([C6.W5:.W34])" office:value-type="float" office:value="26.3668562993602" calcext:value-type="float">
            <text:p>26,3668562994</text:p>
          </table:table-cell>
          <table:table-cell table:style-name="ce16" table:formula="of:=STDEV([C6.X5:.X34])" office:value-type="float" office:value="751.679384924949" calcext:value-type="float">
            <text:p>751,6793849249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Default"/>
          <table:table-cell/>
          <table:table-cell office:value-type="string" calcext:value-type="string">
            <text:p>Desv. Pad.</text:p>
          </table:table-cell>
          <table:table-cell table:style-name="Default" office:value-type="string" calcext:value-type="string">
            <text:p>Amostras</text:p>
          </table:table-cell>
          <table:table-cell table:style-name="Default" office:value-type="string" calcext:value-type="string">
            <text:p>Erro padrão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AVERAGE([.B35];[.F35];[.J35];[.N35];[.R35];[.V35])" office:value-type="float" office:value="957.921337883333" calcext:value-type="float">
            <text:p>957,9213378833</text:p>
          </table:table-cell>
          <table:table-cell table:formula="of:=STDEV([.B5:.B14];[.F5:.F14];[.J5:.J14];[.N5:.N14];[.R5:.R14];[.V5:.V14])" office:value-type="float" office:value="116.035054950937" calcext:value-type="float">
            <text:p>116,0350549509</text:p>
          </table:table-cell>
          <table:table-cell table:style-name="Default" table:formula="of:=COUNT([.B5:.B14];[.F5:.F14];[.J5:.J14];[.N5:.N14];[.R5:.R14];[.V5:.V14];[.Z5:.Z14];[.AD5:.AD14];[.AH5:.AH14])" office:value-type="float" office:value="60" calcext:value-type="float">
            <text:p>60</text:p>
          </table:table-cell>
          <table:table-cell table:style-name="Default" table:formula="of:=2*[.C40]/SQRT([.D40])" office:value-type="float" office:value="29.9601223600827" calcext:value-type="float">
            <text:p>29,9601223601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AVERAGE([.C35];[.G35];[.K35];[.O35];[.S35];[.W35])" office:value-type="float" office:value="10.55" calcext:value-type="float">
            <text:p>10,55</text:p>
          </table:table-cell>
          <table:table-cell table:formula="of:=STDEV([.C5:.C14];[.G5:.G14];[.K5:.K14];[.O5:.O14];[.S5:.S14];[.W5:.W14])" office:value-type="float" office:value="24.9300207020249" calcext:value-type="float">
            <text:p>24,930020702</text:p>
          </table:table-cell>
          <table:table-cell table:style-name="ce17" table:formula="of:=COUNT([.C5:.C14];[.G5:.G14];[.K5:.K14];[.O5:.O14];[.S5:.S14];[.W5:.W14];[.AA5:.AA14];[.AE5:.AE14];[.AI5:.AI14])" office:value-type="float" office:value="60" calcext:value-type="float">
            <text:p>60</text:p>
          </table:table-cell>
          <table:table-cell table:style-name="Default" table:formula="of:=2*[.C41]/SQRT([.D41])" office:value-type="float" office:value="6.43690366663657" calcext:value-type="float">
            <text:p>6,436903666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AVERAGE([.D35];[.H35];[.L35];[.P35];[.T35];[.X35])" office:value-type="float" office:value="359.6162922" calcext:value-type="float">
            <text:p>359,6162922</text:p>
          </table:table-cell>
          <table:table-cell table:formula="of:=STDEV([.D5:.D14];[.H5:.H14];[.L5:.L14];[.P5:.P14];[.T5:.T14];[.X5:.X14])" office:value-type="float" office:value="606.978233633389" calcext:value-type="float">
            <text:p>606,9782336334</text:p>
          </table:table-cell>
          <table:table-cell table:style-name="Default" table:formula="of:=COUNT([.D5:.D14];[.H5:.H14];[.L5:.L14];[.P5:.P14];[.T5:.T14];[.X5:.X14];[.AB5:.AB14];[.AF5:.AF14];[.AJ5:.AJ14])" office:value-type="float" office:value="60" calcext:value-type="float">
            <text:p>60</text:p>
          </table:table-cell>
          <table:table-cell table:style-name="Default" table:formula="of:=2*[.C42]/SQRT([.D42])" office:value-type="float" office:value="156.721106024834" calcext:value-type="float">
            <text:p>156,7211060248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</table:table>
      <table:table table:name="C7" table:style-name="ta1">
        <table:table-column table:style-name="co2" table:default-cell-style-name="ce4"/>
        <table:table-column table:style-name="co2" table:default-cell-style-name="Default"/>
        <table:table-column table:style-name="co3" table:default-cell-style-name="Default"/>
        <table:table-column table:style-name="co3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3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3" table:default-cell-style-name="ce13"/>
        <table:table-column table:style-name="co8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3" table:default-cell-style-name="ce13"/>
        <table:table-column table:style-name="co8" table:default-cell-style-name="ce4"/>
        <table:table-column table:style-name="co2" table:default-cell-style-name="Default"/>
        <table:table-column table:style-name="co7" table:default-cell-style-name="Default"/>
        <table:table-column table:style-name="co3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3" table:default-cell-style-name="ce13"/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22" office:value-type="string" calcext:value-type="string" table:number-columns-spanned="4" table:number-rows-spanned="1">
            <text:p>sta1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2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3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4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5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6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7</text:p>
          </table:table-cell>
          <table:covered-table-cell table:number-columns-repeated="2" table:style-name="ce8"/>
          <table:covered-table-cell table:style-name="ce12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</table:table-row>
        <table:table-row table:style-name="ro1">
          <table:table-cell office:value-type="float" office:value="150248" calcext:value-type="float">
            <text:p>150248</text:p>
          </table:table-cell>
          <table:table-cell office:value-type="float" office:value="951.619995" calcext:value-type="float">
            <text:p>951,619995</text:p>
          </table:table-cell>
          <table:table-cell office:value-type="float" office:value="3" calcext:value-type="float">
            <text:p>3</text:p>
          </table:table-cell>
          <table:table-cell office:value-type="float" office:value="122.759995" calcext:value-type="float">
            <text:p>122,759995</text:p>
          </table:table-cell>
          <table:table-cell office:value-type="float" office:value="150248" calcext:value-type="float">
            <text:p>150248</text:p>
          </table:table-cell>
          <table:table-cell office:value-type="float" office:value="865.019043" calcext:value-type="float">
            <text:p>865,019043</text:p>
          </table:table-cell>
          <table:table-cell office:value-type="float" office:value="1" calcext:value-type="float">
            <text:p>1</text:p>
          </table:table-cell>
          <table:table-cell office:value-type="float" office:value="128.994995" calcext:value-type="float">
            <text:p>128,994995</text:p>
          </table:table-cell>
          <table:table-cell office:value-type="float" office:value="150248" calcext:value-type="float">
            <text:p>150248</text:p>
          </table:table-cell>
          <table:table-cell office:value-type="float" office:value="1022.601013" calcext:value-type="float">
            <text:p>1022,601013</text:p>
          </table:table-cell>
          <table:table-cell office:value-type="float" office:value="5" calcext:value-type="float">
            <text:p>5</text:p>
          </table:table-cell>
          <table:table-cell office:value-type="float" office:value="503.76297" calcext:value-type="float">
            <text:p>503,76297</text:p>
          </table:table-cell>
          <table:table-cell office:value-type="float" office:value="150248" calcext:value-type="float">
            <text:p>150248</text:p>
          </table:table-cell>
          <table:table-cell office:value-type="float" office:value="946.549011" calcext:value-type="float">
            <text:p>946,549011</text:p>
          </table:table-cell>
          <table:table-cell office:value-type="float" office:value="4" calcext:value-type="float">
            <text:p>4</text:p>
          </table:table-cell>
          <table:table-cell office:value-type="float" office:value="328.333984" calcext:value-type="float">
            <text:p>328,333984</text:p>
          </table:table-cell>
          <table:table-cell office:value-type="float" office:value="150248" calcext:value-type="float">
            <text:p>150248</text:p>
          </table:table-cell>
          <table:table-cell office:value-type="float" office:value="913.371033" calcext:value-type="float">
            <text:p>913,371033</text:p>
          </table:table-cell>
          <table:table-cell office:value-type="float" office:value="3" calcext:value-type="float">
            <text:p>3</text:p>
          </table:table-cell>
          <table:table-cell office:value-type="float" office:value="379.389008" calcext:value-type="float">
            <text:p>379,389008</text:p>
          </table:table-cell>
          <table:table-cell office:value-type="float" office:value="150248" calcext:value-type="float">
            <text:p>150248</text:p>
          </table:table-cell>
          <table:table-cell office:value-type="float" office:value="873.567993" calcext:value-type="float">
            <text:p>873,567993</text:p>
          </table:table-cell>
          <table:table-cell office:value-type="float" office:value="2" calcext:value-type="float">
            <text:p>2</text:p>
          </table:table-cell>
          <table:table-cell office:value-type="float" office:value="81.976997" calcext:value-type="float">
            <text:p>81,976997</text:p>
          </table:table-cell>
          <table:table-cell office:value-type="float" office:value="150248" calcext:value-type="float">
            <text:p>150248</text:p>
          </table:table-cell>
          <table:table-cell office:value-type="float" office:value="855.846985" calcext:value-type="float">
            <text:p>855,846985</text:p>
          </table:table-cell>
          <table:table-cell office:value-type="float" office:value="5" calcext:value-type="float">
            <text:p>5</text:p>
          </table:table-cell>
          <table:table-cell office:value-type="float" office:value="207.404007" calcext:value-type="float">
            <text:p>207,404007</text:p>
          </table:table-cell>
        </table:table-row>
        <table:table-row table:style-name="ro1">
          <table:table-cell office:value-type="float" office:value="101235" calcext:value-type="float">
            <text:p>101235</text:p>
          </table:table-cell>
          <table:table-cell office:value-type="float" office:value="787.770996" calcext:value-type="float">
            <text:p>787,770996</text:p>
          </table:table-cell>
          <table:table-cell office:value-type="float" office:value="4" calcext:value-type="float">
            <text:p>4</text:p>
          </table:table-cell>
          <table:table-cell office:value-type="float" office:value="453.881989" calcext:value-type="float">
            <text:p>453,881989</text:p>
          </table:table-cell>
          <table:table-cell office:value-type="float" office:value="101235" calcext:value-type="float">
            <text:p>101235</text:p>
          </table:table-cell>
          <table:table-cell office:value-type="float" office:value="902.922974" calcext:value-type="float">
            <text:p>902,922974</text:p>
          </table:table-cell>
          <table:table-cell office:value-type="float" office:value="2" calcext:value-type="float">
            <text:p>2</text:p>
          </table:table-cell>
          <table:table-cell office:value-type="float" office:value="58.846001" calcext:value-type="float">
            <text:p>58,846001</text:p>
          </table:table-cell>
          <table:table-cell office:value-type="float" office:value="101235" calcext:value-type="float">
            <text:p>101235</text:p>
          </table:table-cell>
          <table:table-cell office:value-type="float" office:value="1023.86499" calcext:value-type="float">
            <text:p>1023,86499</text:p>
          </table:table-cell>
          <table:table-cell office:value-type="float" office:value="2" calcext:value-type="float">
            <text:p>2</text:p>
          </table:table-cell>
          <table:table-cell office:value-type="float" office:value="225.794998" calcext:value-type="float">
            <text:p>225,794998</text:p>
          </table:table-cell>
          <table:table-cell office:value-type="float" office:value="101235" calcext:value-type="float">
            <text:p>101235</text:p>
          </table:table-cell>
          <table:table-cell office:value-type="float" office:value="819.934998" calcext:value-type="float">
            <text:p>819,934998</text:p>
          </table:table-cell>
          <table:table-cell office:value-type="float" office:value="1" calcext:value-type="float">
            <text:p>1</text:p>
          </table:table-cell>
          <table:table-cell office:value-type="float" office:value="100.787994" calcext:value-type="float">
            <text:p>100,787994</text:p>
          </table:table-cell>
          <table:table-cell office:value-type="float" office:value="101235" calcext:value-type="float">
            <text:p>101235</text:p>
          </table:table-cell>
          <table:table-cell office:value-type="float" office:value="1079.388916" calcext:value-type="float">
            <text:p>1079,388916</text:p>
          </table:table-cell>
          <table:table-cell office:value-type="float" office:value="3" calcext:value-type="float">
            <text:p>3</text:p>
          </table:table-cell>
          <table:table-cell office:value-type="float" office:value="292.549988" calcext:value-type="float">
            <text:p>292,549988</text:p>
          </table:table-cell>
          <table:table-cell office:value-type="float" office:value="101235" calcext:value-type="float">
            <text:p>101235</text:p>
          </table:table-cell>
          <table:table-cell office:value-type="float" office:value="869.108948" calcext:value-type="float">
            <text:p>869,108948</text:p>
          </table:table-cell>
          <table:table-cell office:value-type="float" office:value="2" calcext:value-type="float">
            <text:p>2</text:p>
          </table:table-cell>
          <table:table-cell office:value-type="float" office:value="64.949997" calcext:value-type="float">
            <text:p>64,949997</text:p>
          </table:table-cell>
          <table:table-cell office:value-type="float" office:value="101235" calcext:value-type="float">
            <text:p>101235</text:p>
          </table:table-cell>
          <table:table-cell office:value-type="float" office:value="792.234009" calcext:value-type="float">
            <text:p>792,2340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416" calcext:value-type="float">
            <text:p>101416</text:p>
          </table:table-cell>
          <table:table-cell office:value-type="float" office:value="919.36499" calcext:value-type="float">
            <text:p>919,36499</text:p>
          </table:table-cell>
          <table:table-cell office:value-type="float" office:value="76" calcext:value-type="float">
            <text:p>76</text:p>
          </table:table-cell>
          <table:table-cell office:value-type="float" office:value="1827.695435" calcext:value-type="float">
            <text:p>1827,695435</text:p>
          </table:table-cell>
          <table:table-cell office:value-type="float" office:value="101416" calcext:value-type="float">
            <text:p>101416</text:p>
          </table:table-cell>
          <table:table-cell office:value-type="float" office:value="1028.491943" calcext:value-type="float">
            <text:p>1028,491943</text:p>
          </table:table-cell>
          <table:table-cell office:value-type="float" office:value="42" calcext:value-type="float">
            <text:p>42</text:p>
          </table:table-cell>
          <table:table-cell office:value-type="float" office:value="839.948853" calcext:value-type="float">
            <text:p>839,948853</text:p>
          </table:table-cell>
          <table:table-cell office:value-type="float" office:value="101416" calcext:value-type="float">
            <text:p>101416</text:p>
          </table:table-cell>
          <table:table-cell office:value-type="float" office:value="1022.997986" calcext:value-type="float">
            <text:p>1022,997986</text:p>
          </table:table-cell>
          <table:table-cell office:value-type="float" office:value="122" calcext:value-type="float">
            <text:p>122</text:p>
          </table:table-cell>
          <table:table-cell office:value-type="float" office:value="2874.532959" calcext:value-type="float">
            <text:p>2874,532959</text:p>
          </table:table-cell>
          <table:table-cell office:value-type="float" office:value="101416" calcext:value-type="float">
            <text:p>101416</text:p>
          </table:table-cell>
          <table:table-cell office:value-type="float" office:value="876.913025" calcext:value-type="float">
            <text:p>876,913025</text:p>
          </table:table-cell>
          <table:table-cell office:value-type="float" office:value="23" calcext:value-type="float">
            <text:p>23</text:p>
          </table:table-cell>
          <table:table-cell office:value-type="float" office:value="586.704041" calcext:value-type="float">
            <text:p>586,704041</text:p>
          </table:table-cell>
          <table:table-cell office:value-type="float" office:value="101416" calcext:value-type="float">
            <text:p>101416</text:p>
          </table:table-cell>
          <table:table-cell office:value-type="float" office:value="929.416016" calcext:value-type="float">
            <text:p>929,416016</text:p>
          </table:table-cell>
          <table:table-cell office:value-type="float" office:value="1" calcext:value-type="float">
            <text:p>1</text:p>
          </table:table-cell>
          <table:table-cell office:value-type="float" office:value="53.948997" calcext:value-type="float">
            <text:p>53,948997</text:p>
          </table:table-cell>
          <table:table-cell office:value-type="float" office:value="101416" calcext:value-type="float">
            <text:p>101416</text:p>
          </table:table-cell>
          <table:table-cell office:value-type="float" office:value="1051.347046" calcext:value-type="float">
            <text:p>1051,347046</text:p>
          </table:table-cell>
          <table:table-cell office:value-type="float" office:value="54" calcext:value-type="float">
            <text:p>54</text:p>
          </table:table-cell>
          <table:table-cell office:value-type="float" office:value="876.771973" calcext:value-type="float">
            <text:p>876,771973</text:p>
          </table:table-cell>
          <table:table-cell office:value-type="float" office:value="101416" calcext:value-type="float">
            <text:p>101416</text:p>
          </table:table-cell>
          <table:table-cell office:value-type="float" office:value="953.647949" calcext:value-type="float">
            <text:p>953,647949</text:p>
          </table:table-cell>
          <table:table-cell office:value-type="float" office:value="34" calcext:value-type="float">
            <text:p>34</text:p>
          </table:table-cell>
          <table:table-cell office:value-type="float" office:value="706.272949" calcext:value-type="float">
            <text:p>706,272949</text:p>
          </table:table-cell>
        </table:table-row>
        <table:table-row table:style-name="ro1">
          <table:table-cell office:value-type="float" office:value="101605" calcext:value-type="float">
            <text:p>101605</text:p>
          </table:table-cell>
          <table:table-cell office:value-type="float" office:value="806.565979" calcext:value-type="float">
            <text:p>806,565979</text:p>
          </table:table-cell>
          <table:table-cell office:value-type="float" office:value="1" calcext:value-type="float">
            <text:p>1</text:p>
          </table:table-cell>
          <table:table-cell office:value-type="float" office:value="64.359001" calcext:value-type="float">
            <text:p>64,359001</text:p>
          </table:table-cell>
          <table:table-cell office:value-type="float" office:value="101605" calcext:value-type="float">
            <text:p>101605</text:p>
          </table:table-cell>
          <table:table-cell office:value-type="float" office:value="788.270996" calcext:value-type="float">
            <text:p>788,270996</text:p>
          </table:table-cell>
          <table:table-cell office:value-type="float" office:value="1" calcext:value-type="float">
            <text:p>1</text:p>
          </table:table-cell>
          <table:table-cell office:value-type="float" office:value="82.945" calcext:value-type="float">
            <text:p>82,945</text:p>
          </table:table-cell>
          <table:table-cell office:value-type="float" office:value="101605" calcext:value-type="float">
            <text:p>101605</text:p>
          </table:table-cell>
          <table:table-cell office:value-type="float" office:value="872.046021" calcext:value-type="float">
            <text:p>872,046021</text:p>
          </table:table-cell>
          <table:table-cell office:value-type="float" office:value="1" calcext:value-type="float">
            <text:p>1</text:p>
          </table:table-cell>
          <table:table-cell office:value-type="float" office:value="80.487999" calcext:value-type="float">
            <text:p>80,487999</text:p>
          </table:table-cell>
          <table:table-cell office:value-type="float" office:value="101605" calcext:value-type="float">
            <text:p>101605</text:p>
          </table:table-cell>
          <table:table-cell office:value-type="float" office:value="903.992981" calcext:value-type="float">
            <text:p>903,992981</text:p>
          </table:table-cell>
          <table:table-cell office:value-type="float" office:value="2" calcext:value-type="float">
            <text:p>2</text:p>
          </table:table-cell>
          <table:table-cell office:value-type="float" office:value="91.335999" calcext:value-type="float">
            <text:p>91,335999</text:p>
          </table:table-cell>
          <table:table-cell office:value-type="float" office:value="101605" calcext:value-type="float">
            <text:p>101605</text:p>
          </table:table-cell>
          <table:table-cell office:value-type="float" office:value="1213.73999" calcext:value-type="float">
            <text:p>1213,73999</text:p>
          </table:table-cell>
          <table:table-cell office:value-type="float" office:value="4" calcext:value-type="float">
            <text:p>4</text:p>
          </table:table-cell>
          <table:table-cell office:value-type="float" office:value="131.850998" calcext:value-type="float">
            <text:p>131,850998</text:p>
          </table:table-cell>
          <table:table-cell office:value-type="float" office:value="101605" calcext:value-type="float">
            <text:p>101605</text:p>
          </table:table-cell>
          <table:table-cell office:value-type="float" office:value="894.421997" calcext:value-type="float">
            <text:p>894,421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605" calcext:value-type="float">
            <text:p>101605</text:p>
          </table:table-cell>
          <table:table-cell office:value-type="float" office:value="857.856995" calcext:value-type="float">
            <text:p>857,856995</text:p>
          </table:table-cell>
          <table:table-cell office:value-type="float" office:value="2" calcext:value-type="float">
            <text:p>2</text:p>
          </table:table-cell>
          <table:table-cell office:value-type="float" office:value="145.225998" calcext:value-type="float">
            <text:p>145,225998</text:p>
          </table:table-cell>
        </table:table-row>
        <table:table-row table:style-name="ro1">
          <table:table-cell office:value-type="float" office:value="101954" calcext:value-type="float">
            <text:p>101954</text:p>
          </table:table-cell>
          <table:table-cell office:value-type="float" office:value="992.905029" calcext:value-type="float">
            <text:p>992,905029</text:p>
          </table:table-cell>
          <table:table-cell office:value-type="float" office:value="3" calcext:value-type="float">
            <text:p>3</text:p>
          </table:table-cell>
          <table:table-cell office:value-type="float" office:value="209.666" calcext:value-type="float">
            <text:p>209,666</text:p>
          </table:table-cell>
          <table:table-cell office:value-type="float" office:value="101954" calcext:value-type="float">
            <text:p>101954</text:p>
          </table:table-cell>
          <table:table-cell office:value-type="float" office:value="968.255981" calcext:value-type="float">
            <text:p>968,255981</text:p>
          </table:table-cell>
          <table:table-cell office:value-type="float" office:value="3" calcext:value-type="float">
            <text:p>3</text:p>
          </table:table-cell>
          <table:table-cell office:value-type="float" office:value="180.940994" calcext:value-type="float">
            <text:p>180,940994</text:p>
          </table:table-cell>
          <table:table-cell office:value-type="float" office:value="101954" calcext:value-type="float">
            <text:p>101954</text:p>
          </table:table-cell>
          <table:table-cell office:value-type="float" office:value="885.218994" calcext:value-type="float">
            <text:p>885,218994</text:p>
          </table:table-cell>
          <table:table-cell office:value-type="float" office:value="4" calcext:value-type="float">
            <text:p>4</text:p>
          </table:table-cell>
          <table:table-cell office:value-type="float" office:value="192.106995" calcext:value-type="float">
            <text:p>192,106995</text:p>
          </table:table-cell>
          <table:table-cell office:value-type="float" office:value="101954" calcext:value-type="float">
            <text:p>101954</text:p>
          </table:table-cell>
          <table:table-cell office:value-type="float" office:value="909.994019" calcext:value-type="float">
            <text:p>909,994019</text:p>
          </table:table-cell>
          <table:table-cell office:value-type="float" office:value="3" calcext:value-type="float">
            <text:p>3</text:p>
          </table:table-cell>
          <table:table-cell office:value-type="float" office:value="256.752991" calcext:value-type="float">
            <text:p>256,752991</text:p>
          </table:table-cell>
          <table:table-cell office:value-type="float" office:value="101954" calcext:value-type="float">
            <text:p>101954</text:p>
          </table:table-cell>
          <table:table-cell office:value-type="float" office:value="1008.221985" calcext:value-type="float">
            <text:p>1008,221985</text:p>
          </table:table-cell>
          <table:table-cell office:value-type="float" office:value="5" calcext:value-type="float">
            <text:p>5</text:p>
          </table:table-cell>
          <table:table-cell office:value-type="float" office:value="316.075989" calcext:value-type="float">
            <text:p>316,075989</text:p>
          </table:table-cell>
          <table:table-cell office:value-type="float" office:value="101954" calcext:value-type="float">
            <text:p>101954</text:p>
          </table:table-cell>
          <table:table-cell office:value-type="float" office:value="1065.467896" calcext:value-type="float">
            <text:p>1065,467896</text:p>
          </table:table-cell>
          <table:table-cell office:value-type="float" office:value="4" calcext:value-type="float">
            <text:p>4</text:p>
          </table:table-cell>
          <table:table-cell office:value-type="float" office:value="342.593994" calcext:value-type="float">
            <text:p>342,593994</text:p>
          </table:table-cell>
          <table:table-cell office:value-type="float" office:value="101954" calcext:value-type="float">
            <text:p>101954</text:p>
          </table:table-cell>
          <table:table-cell office:value-type="float" office:value="1058.882935" calcext:value-type="float">
            <text:p>1058,882935</text:p>
          </table:table-cell>
          <table:table-cell office:value-type="float" office:value="2" calcext:value-type="float">
            <text:p>2</text:p>
          </table:table-cell>
          <table:table-cell office:value-type="float" office:value="101.169998" calcext:value-type="float">
            <text:p>101,169998</text:p>
          </table:table-cell>
        </table:table-row>
        <table:table-row table:style-name="ro1">
          <table:table-cell office:value-type="float" office:value="102201" calcext:value-type="float">
            <text:p>102201</text:p>
          </table:table-cell>
          <table:table-cell office:value-type="float" office:value="1095.2229" calcext:value-type="float">
            <text:p>1095,22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201" calcext:value-type="float">
            <text:p>102201</text:p>
          </table:table-cell>
          <table:table-cell office:value-type="float" office:value="916.828003" calcext:value-type="float">
            <text:p>916,828003</text:p>
          </table:table-cell>
          <table:table-cell office:value-type="float" office:value="2" calcext:value-type="float">
            <text:p>2</text:p>
          </table:table-cell>
          <table:table-cell office:value-type="float" office:value="91.209" calcext:value-type="float">
            <text:p>91,209</text:p>
          </table:table-cell>
          <table:table-cell office:value-type="float" office:value="102201" calcext:value-type="float">
            <text:p>102201</text:p>
          </table:table-cell>
          <table:table-cell office:value-type="float" office:value="1174.541992" calcext:value-type="float">
            <text:p>1174,541992</text:p>
          </table:table-cell>
          <table:table-cell office:value-type="float" office:value="4" calcext:value-type="float">
            <text:p>4</text:p>
          </table:table-cell>
          <table:table-cell office:value-type="float" office:value="278.174988" calcext:value-type="float">
            <text:p>278,174988</text:p>
          </table:table-cell>
          <table:table-cell office:value-type="float" office:value="102201" calcext:value-type="float">
            <text:p>102201</text:p>
          </table:table-cell>
          <table:table-cell office:value-type="float" office:value="1089.033936" calcext:value-type="float">
            <text:p>1089,033936</text:p>
          </table:table-cell>
          <table:table-cell office:value-type="float" office:value="3" calcext:value-type="float">
            <text:p>3</text:p>
          </table:table-cell>
          <table:table-cell office:value-type="float" office:value="448.890015" calcext:value-type="float">
            <text:p>448,890015</text:p>
          </table:table-cell>
          <table:table-cell office:value-type="float" office:value="102201" calcext:value-type="float">
            <text:p>102201</text:p>
          </table:table-cell>
          <table:table-cell office:value-type="float" office:value="871.713013" calcext:value-type="float">
            <text:p>871,713013</text:p>
          </table:table-cell>
          <table:table-cell office:value-type="float" office:value="2" calcext:value-type="float">
            <text:p>2</text:p>
          </table:table-cell>
          <table:table-cell office:value-type="float" office:value="161.416" calcext:value-type="float">
            <text:p>161,416</text:p>
          </table:table-cell>
          <table:table-cell office:value-type="float" office:value="102201" calcext:value-type="float">
            <text:p>102201</text:p>
          </table:table-cell>
          <table:table-cell office:value-type="float" office:value="1378.28894" calcext:value-type="float">
            <text:p>1378,28894</text:p>
          </table:table-cell>
          <table:table-cell office:value-type="float" office:value="2" calcext:value-type="float">
            <text:p>2</text:p>
          </table:table-cell>
          <table:table-cell office:value-type="float" office:value="89.094002" calcext:value-type="float">
            <text:p>89,094002</text:p>
          </table:table-cell>
          <table:table-cell office:value-type="float" office:value="102201" calcext:value-type="float">
            <text:p>102201</text:p>
          </table:table-cell>
          <table:table-cell office:value-type="float" office:value="1196.207031" calcext:value-type="float">
            <text:p>1196,207031</text:p>
          </table:table-cell>
          <table:table-cell office:value-type="float" office:value="2" calcext:value-type="float">
            <text:p>2</text:p>
          </table:table-cell>
          <table:table-cell office:value-type="float" office:value="125.277" calcext:value-type="float">
            <text:p>125,277</text:p>
          </table:table-cell>
        </table:table-row>
        <table:table-row table:style-name="ro1">
          <table:table-cell office:value-type="float" office:value="102404" calcext:value-type="float">
            <text:p>102404</text:p>
          </table:table-cell>
          <table:table-cell office:value-type="float" office:value="1168.812988" calcext:value-type="float">
            <text:p>1168,812988</text:p>
          </table:table-cell>
          <table:table-cell office:value-type="float" office:value="1" calcext:value-type="float">
            <text:p>1</text:p>
          </table:table-cell>
          <table:table-cell office:value-type="float" office:value="45.987" calcext:value-type="float">
            <text:p>45,987</text:p>
          </table:table-cell>
          <table:table-cell office:value-type="float" office:value="102404" calcext:value-type="float">
            <text:p>102404</text:p>
          </table:table-cell>
          <table:table-cell office:value-type="float" office:value="1168.067017" calcext:value-type="float">
            <text:p>1168,067017</text:p>
          </table:table-cell>
          <table:table-cell office:value-type="float" office:value="1" calcext:value-type="float">
            <text:p>1</text:p>
          </table:table-cell>
          <table:table-cell office:value-type="float" office:value="7.278" calcext:value-type="float">
            <text:p>7,278</text:p>
          </table:table-cell>
          <table:table-cell office:value-type="float" office:value="102404" calcext:value-type="float">
            <text:p>102404</text:p>
          </table:table-cell>
          <table:table-cell office:value-type="float" office:value="931.194031" calcext:value-type="float">
            <text:p>931,194031</text:p>
          </table:table-cell>
          <table:table-cell office:value-type="float" office:value="3" calcext:value-type="float">
            <text:p>3</text:p>
          </table:table-cell>
          <table:table-cell office:value-type="float" office:value="241.286011" calcext:value-type="float">
            <text:p>241,286011</text:p>
          </table:table-cell>
          <table:table-cell office:value-type="float" office:value="102404" calcext:value-type="float">
            <text:p>102404</text:p>
          </table:table-cell>
          <table:table-cell office:value-type="float" office:value="1339.614014" calcext:value-type="float">
            <text:p>1339,614014</text:p>
          </table:table-cell>
          <table:table-cell office:value-type="float" office:value="1" calcext:value-type="float">
            <text:p>1</text:p>
          </table:table-cell>
          <table:table-cell office:value-type="float" office:value="21.098001" calcext:value-type="float">
            <text:p>21,098001</text:p>
          </table:table-cell>
          <table:table-cell office:value-type="float" office:value="102404" calcext:value-type="float">
            <text:p>102404</text:p>
          </table:table-cell>
          <table:table-cell office:value-type="float" office:value="1006.737" calcext:value-type="float">
            <text:p>1006,737</text:p>
          </table:table-cell>
          <table:table-cell office:value-type="float" office:value="4" calcext:value-type="float">
            <text:p>4</text:p>
          </table:table-cell>
          <table:table-cell office:value-type="float" office:value="351.495972" calcext:value-type="float">
            <text:p>351,495972</text:p>
          </table:table-cell>
          <table:table-cell office:value-type="float" office:value="102404" calcext:value-type="float">
            <text:p>102404</text:p>
          </table:table-cell>
          <table:table-cell office:value-type="float" office:value="1116.432983" calcext:value-type="float">
            <text:p>1116,432983</text:p>
          </table:table-cell>
          <table:table-cell office:value-type="float" office:value="2" calcext:value-type="float">
            <text:p>2</text:p>
          </table:table-cell>
          <table:table-cell office:value-type="float" office:value="253.522003" calcext:value-type="float">
            <text:p>253,522003</text:p>
          </table:table-cell>
          <table:table-cell office:value-type="float" office:value="102404" calcext:value-type="float">
            <text:p>102404</text:p>
          </table:table-cell>
          <table:table-cell office:value-type="float" office:value="1029.041016" calcext:value-type="float">
            <text:p>1029,041016</text:p>
          </table:table-cell>
          <table:table-cell office:value-type="float" office:value="3" calcext:value-type="float">
            <text:p>3</text:p>
          </table:table-cell>
          <table:table-cell office:value-type="float" office:value="140.671005" calcext:value-type="float">
            <text:p>140,671005</text:p>
          </table:table-cell>
        </table:table-row>
        <table:table-row table:style-name="ro1">
          <table:table-cell office:value-type="float" office:value="102544" calcext:value-type="float">
            <text:p>102544</text:p>
          </table:table-cell>
          <table:table-cell office:value-type="float" office:value="1040.770996" calcext:value-type="float">
            <text:p>1040,770996</text:p>
          </table:table-cell>
          <table:table-cell office:value-type="float" office:value="2" calcext:value-type="float">
            <text:p>2</text:p>
          </table:table-cell>
          <table:table-cell office:value-type="float" office:value="148.210999" calcext:value-type="float">
            <text:p>148,210999</text:p>
          </table:table-cell>
          <table:table-cell office:value-type="float" office:value="102544" calcext:value-type="float">
            <text:p>102544</text:p>
          </table:table-cell>
          <table:table-cell office:value-type="float" office:value="977.976013" calcext:value-type="float">
            <text:p>977,976013</text:p>
          </table:table-cell>
          <table:table-cell office:value-type="float" office:value="1" calcext:value-type="float">
            <text:p>1</text:p>
          </table:table-cell>
          <table:table-cell office:value-type="float" office:value="75.367004" calcext:value-type="float">
            <text:p>75,367004</text:p>
          </table:table-cell>
          <table:table-cell office:value-type="float" office:value="102544" calcext:value-type="float">
            <text:p>102544</text:p>
          </table:table-cell>
          <table:table-cell office:value-type="float" office:value="969.654968" calcext:value-type="float">
            <text:p>969,654968</text:p>
          </table:table-cell>
          <table:table-cell office:value-type="float" office:value="2" calcext:value-type="float">
            <text:p>2</text:p>
          </table:table-cell>
          <table:table-cell office:value-type="float" office:value="46.412998" calcext:value-type="float">
            <text:p>46,412998</text:p>
          </table:table-cell>
          <table:table-cell office:value-type="float" office:value="102544" calcext:value-type="float">
            <text:p>102544</text:p>
          </table:table-cell>
          <table:table-cell office:value-type="float" office:value="902.909973" calcext:value-type="float">
            <text:p>902,909973</text:p>
          </table:table-cell>
          <table:table-cell office:value-type="float" office:value="1" calcext:value-type="float">
            <text:p>1</text:p>
          </table:table-cell>
          <table:table-cell office:value-type="float" office:value="22.587999" calcext:value-type="float">
            <text:p>22,587999</text:p>
          </table:table-cell>
          <table:table-cell office:value-type="float" office:value="102544" calcext:value-type="float">
            <text:p>102544</text:p>
          </table:table-cell>
          <table:table-cell office:value-type="float" office:value="921.60498" calcext:value-type="float">
            <text:p>921,60498</text:p>
          </table:table-cell>
          <table:table-cell office:value-type="float" office:value="1" calcext:value-type="float">
            <text:p>1</text:p>
          </table:table-cell>
          <table:table-cell office:value-type="float" office:value="60.271" calcext:value-type="float">
            <text:p>60,271</text:p>
          </table:table-cell>
          <table:table-cell office:value-type="float" office:value="102544" calcext:value-type="float">
            <text:p>102544</text:p>
          </table:table-cell>
          <table:table-cell office:value-type="float" office:value="850.859985" calcext:value-type="float">
            <text:p>850,859985</text:p>
          </table:table-cell>
          <table:table-cell office:value-type="float" office:value="1" calcext:value-type="float">
            <text:p>1</text:p>
          </table:table-cell>
          <table:table-cell office:value-type="float" office:value="164.363998" calcext:value-type="float">
            <text:p>164,363998</text:p>
          </table:table-cell>
          <table:table-cell office:value-type="float" office:value="102544" calcext:value-type="float">
            <text:p>102544</text:p>
          </table:table-cell>
          <table:table-cell office:value-type="float" office:value="1082.844971" calcext:value-type="float">
            <text:p>1082,844971</text:p>
          </table:table-cell>
          <table:table-cell office:value-type="float" office:value="2" calcext:value-type="float">
            <text:p>2</text:p>
          </table:table-cell>
          <table:table-cell office:value-type="float" office:value="50.482002" calcext:value-type="float">
            <text:p>50,482002</text:p>
          </table:table-cell>
        </table:table-row>
        <table:table-row table:style-name="ro1">
          <table:table-cell office:value-type="float" office:value="102724" calcext:value-type="float">
            <text:p>102724</text:p>
          </table:table-cell>
          <table:table-cell office:value-type="float" office:value="935.827026" calcext:value-type="float">
            <text:p>935,827026</text:p>
          </table:table-cell>
          <table:table-cell office:value-type="float" office:value="2" calcext:value-type="float">
            <text:p>2</text:p>
          </table:table-cell>
          <table:table-cell office:value-type="float" office:value="330.383972" calcext:value-type="float">
            <text:p>330,383972</text:p>
          </table:table-cell>
          <table:table-cell office:value-type="float" office:value="102724" calcext:value-type="float">
            <text:p>102724</text:p>
          </table:table-cell>
          <table:table-cell office:value-type="float" office:value="824.209961" calcext:value-type="float">
            <text:p>824,209961</text:p>
          </table:table-cell>
          <table:table-cell office:value-type="float" office:value="3" calcext:value-type="float">
            <text:p>3</text:p>
          </table:table-cell>
          <table:table-cell office:value-type="float" office:value="116.955002" calcext:value-type="float">
            <text:p>116,955002</text:p>
          </table:table-cell>
          <table:table-cell office:value-type="float" office:value="102724" calcext:value-type="float">
            <text:p>102724</text:p>
          </table:table-cell>
          <table:table-cell office:value-type="float" office:value="1009.43103" calcext:value-type="float">
            <text:p>1009,43103</text:p>
          </table:table-cell>
          <table:table-cell office:value-type="float" office:value="1" calcext:value-type="float">
            <text:p>1</text:p>
          </table:table-cell>
          <table:table-cell office:value-type="float" office:value="125.774994" calcext:value-type="float">
            <text:p>125,774994</text:p>
          </table:table-cell>
          <table:table-cell office:value-type="float" office:value="102724" calcext:value-type="float">
            <text:p>102724</text:p>
          </table:table-cell>
          <table:table-cell office:value-type="float" office:value="942.929016" calcext:value-type="float">
            <text:p>942,929016</text:p>
          </table:table-cell>
          <table:table-cell office:value-type="float" office:value="3" calcext:value-type="float">
            <text:p>3</text:p>
          </table:table-cell>
          <table:table-cell office:value-type="float" office:value="72.638" calcext:value-type="float">
            <text:p>72,638</text:p>
          </table:table-cell>
          <table:table-cell office:value-type="float" office:value="102724" calcext:value-type="float">
            <text:p>102724</text:p>
          </table:table-cell>
          <table:table-cell office:value-type="float" office:value="882.129028" calcext:value-type="float">
            <text:p>882,129028</text:p>
          </table:table-cell>
          <table:table-cell office:value-type="float" office:value="2" calcext:value-type="float">
            <text:p>2</text:p>
          </table:table-cell>
          <table:table-cell office:value-type="float" office:value="299.686005" calcext:value-type="float">
            <text:p>299,686005</text:p>
          </table:table-cell>
          <table:table-cell office:value-type="float" office:value="102724" calcext:value-type="float">
            <text:p>102724</text:p>
          </table:table-cell>
          <table:table-cell office:value-type="float" office:value="1040.338013" calcext:value-type="float">
            <text:p>1040,338013</text:p>
          </table:table-cell>
          <table:table-cell office:value-type="float" office:value="3" calcext:value-type="float">
            <text:p>3</text:p>
          </table:table-cell>
          <table:table-cell office:value-type="float" office:value="190.706009" calcext:value-type="float">
            <text:p>190,706009</text:p>
          </table:table-cell>
          <table:table-cell office:value-type="float" office:value="102724" calcext:value-type="float">
            <text:p>102724</text:p>
          </table:table-cell>
          <table:table-cell office:value-type="float" office:value="1008.488037" calcext:value-type="float">
            <text:p>1008,488037</text:p>
          </table:table-cell>
          <table:table-cell office:value-type="float" office:value="1" calcext:value-type="float">
            <text:p>1</text:p>
          </table:table-cell>
          <table:table-cell office:value-type="float" office:value="188.130005" calcext:value-type="float">
            <text:p>188,130005</text:p>
          </table:table-cell>
        </table:table-row>
        <table:table-row table:style-name="ro1">
          <table:table-cell office:value-type="float" office:value="102939" calcext:value-type="float">
            <text:p>102939</text:p>
          </table:table-cell>
          <table:table-cell office:value-type="float" office:value="1068.290039" calcext:value-type="float">
            <text:p>1068,290039</text:p>
          </table:table-cell>
          <table:table-cell office:value-type="float" office:value="3" calcext:value-type="float">
            <text:p>3</text:p>
          </table:table-cell>
          <table:table-cell office:value-type="float" office:value="337.464996" calcext:value-type="float">
            <text:p>337,464996</text:p>
          </table:table-cell>
          <table:table-cell office:value-type="float" office:value="102939" calcext:value-type="float">
            <text:p>102939</text:p>
          </table:table-cell>
          <table:table-cell office:value-type="float" office:value="998.709045" calcext:value-type="float">
            <text:p>998,709045</text:p>
          </table:table-cell>
          <table:table-cell office:value-type="float" office:value="1" calcext:value-type="float">
            <text:p>1</text:p>
          </table:table-cell>
          <table:table-cell office:value-type="float" office:value="47.253002" calcext:value-type="float">
            <text:p>47,253002</text:p>
          </table:table-cell>
          <table:table-cell office:value-type="float" office:value="102939" calcext:value-type="float">
            <text:p>102939</text:p>
          </table:table-cell>
          <table:table-cell office:value-type="float" office:value="939.919006" calcext:value-type="float">
            <text:p>939,919006</text:p>
          </table:table-cell>
          <table:table-cell office:value-type="float" office:value="2" calcext:value-type="float">
            <text:p>2</text:p>
          </table:table-cell>
          <table:table-cell office:value-type="float" office:value="110.993004" calcext:value-type="float">
            <text:p>110,993004</text:p>
          </table:table-cell>
          <table:table-cell office:value-type="float" office:value="102939" calcext:value-type="float">
            <text:p>102939</text:p>
          </table:table-cell>
          <table:table-cell office:value-type="float" office:value="1034.337036" calcext:value-type="float">
            <text:p>1034,337036</text:p>
          </table:table-cell>
          <table:table-cell office:value-type="float" office:value="6" calcext:value-type="float">
            <text:p>6</text:p>
          </table:table-cell>
          <table:table-cell office:value-type="float" office:value="259.024994" calcext:value-type="float">
            <text:p>259,024994</text:p>
          </table:table-cell>
          <table:table-cell office:value-type="float" office:value="102939" calcext:value-type="float">
            <text:p>102939</text:p>
          </table:table-cell>
          <table:table-cell office:value-type="float" office:value="907.302979" calcext:value-type="float">
            <text:p>907,302979</text:p>
          </table:table-cell>
          <table:table-cell office:value-type="float" office:value="24" calcext:value-type="float">
            <text:p>24</text:p>
          </table:table-cell>
          <table:table-cell office:value-type="float" office:value="1681.905884" calcext:value-type="float">
            <text:p>1681,905884</text:p>
          </table:table-cell>
          <table:table-cell office:value-type="float" office:value="102939" calcext:value-type="float">
            <text:p>102939</text:p>
          </table:table-cell>
          <table:table-cell office:value-type="float" office:value="945.364014" calcext:value-type="float">
            <text:p>945,364014</text:p>
          </table:table-cell>
          <table:table-cell office:value-type="float" office:value="4" calcext:value-type="float">
            <text:p>4</text:p>
          </table:table-cell>
          <table:table-cell office:value-type="float" office:value="373.313019" calcext:value-type="float">
            <text:p>373,313019</text:p>
          </table:table-cell>
          <table:table-cell office:value-type="float" office:value="102939" calcext:value-type="float">
            <text:p>102939</text:p>
          </table:table-cell>
          <table:table-cell office:value-type="float" office:value="949.164001" calcext:value-type="float">
            <text:p>949,164001</text:p>
          </table:table-cell>
          <table:table-cell office:value-type="float" office:value="5" calcext:value-type="float">
            <text:p>5</text:p>
          </table:table-cell>
          <table:table-cell office:value-type="float" office:value="408.540009" calcext:value-type="float">
            <text:p>408,540009</text:p>
          </table:table-cell>
        </table:table-row>
        <table:table-row table:style-name="ro1">
          <table:table-cell office:value-type="float" office:value="103425" calcext:value-type="float">
            <text:p>103425</text:p>
          </table:table-cell>
          <table:table-cell office:value-type="float" office:value="1039.848022" calcext:value-type="float">
            <text:p>1039,848022</text:p>
          </table:table-cell>
          <table:table-cell office:value-type="float" office:value="5" calcext:value-type="float">
            <text:p>5</text:p>
          </table:table-cell>
          <table:table-cell office:value-type="float" office:value="2211.99707" calcext:value-type="float">
            <text:p>2211,99707</text:p>
          </table:table-cell>
          <table:table-cell office:value-type="float" office:value="103425" calcext:value-type="float">
            <text:p>103425</text:p>
          </table:table-cell>
          <table:table-cell office:value-type="float" office:value="986.029968" calcext:value-type="float">
            <text:p>986,029968</text:p>
          </table:table-cell>
          <table:table-cell office:value-type="float" office:value="3" calcext:value-type="float">
            <text:p>3</text:p>
          </table:table-cell>
          <table:table-cell office:value-type="float" office:value="414.931" calcext:value-type="float">
            <text:p>414,931</text:p>
          </table:table-cell>
          <table:table-cell office:value-type="float" office:value="103425" calcext:value-type="float">
            <text:p>103425</text:p>
          </table:table-cell>
          <table:table-cell office:value-type="float" office:value="923.947998" calcext:value-type="float">
            <text:p>923,947998</text:p>
          </table:table-cell>
          <table:table-cell office:value-type="float" office:value="3" calcext:value-type="float">
            <text:p>3</text:p>
          </table:table-cell>
          <table:table-cell office:value-type="float" office:value="272.901978" calcext:value-type="float">
            <text:p>272,901978</text:p>
          </table:table-cell>
          <table:table-cell office:value-type="float" office:value="103425" calcext:value-type="float">
            <text:p>103425</text:p>
          </table:table-cell>
          <table:table-cell office:value-type="float" office:value="1110.191895" calcext:value-type="float">
            <text:p>1110,191895</text:p>
          </table:table-cell>
          <table:table-cell office:value-type="float" office:value="2" calcext:value-type="float">
            <text:p>2</text:p>
          </table:table-cell>
          <table:table-cell office:value-type="float" office:value="220.260986" calcext:value-type="float">
            <text:p>220,260986</text:p>
          </table:table-cell>
          <table:table-cell office:value-type="float" office:value="103425" calcext:value-type="float">
            <text:p>103425</text:p>
          </table:table-cell>
          <table:table-cell office:value-type="float" office:value="878.922974" calcext:value-type="float">
            <text:p>878,922974</text:p>
          </table:table-cell>
          <table:table-cell office:value-type="float" office:value="5" calcext:value-type="float">
            <text:p>5</text:p>
          </table:table-cell>
          <table:table-cell office:value-type="float" office:value="530.508972" calcext:value-type="float">
            <text:p>530,508972</text:p>
          </table:table-cell>
          <table:table-cell office:value-type="float" office:value="103425" calcext:value-type="float">
            <text:p>103425</text:p>
          </table:table-cell>
          <table:table-cell office:value-type="float" office:value="910.260986" calcext:value-type="float">
            <text:p>910,260986</text:p>
          </table:table-cell>
          <table:table-cell office:value-type="float" office:value="2" calcext:value-type="float">
            <text:p>2</text:p>
          </table:table-cell>
          <table:table-cell office:value-type="float" office:value="107.516998" calcext:value-type="float">
            <text:p>107,516998</text:p>
          </table:table-cell>
          <table:table-cell office:value-type="float" office:value="103425" calcext:value-type="float">
            <text:p>103425</text:p>
          </table:table-cell>
          <table:table-cell office:value-type="float" office:value="938.072998" calcext:value-type="float">
            <text:p>938,072998</text:p>
          </table:table-cell>
          <table:table-cell office:value-type="float" office:value="4" calcext:value-type="float">
            <text:p>4</text:p>
          </table:table-cell>
          <table:table-cell office:value-type="float" office:value="731.041016" calcext:value-type="float">
            <text:p>731,041016</text:p>
          </table:table-cell>
        </table:table-row>
        <table:table-row table:style-name="ro1">
          <table:table-cell office:value-type="float" office:value="103724" calcext:value-type="float">
            <text:p>103724</text:p>
          </table:table-cell>
          <table:table-cell office:value-type="float" office:value="884.789001" calcext:value-type="float">
            <text:p>884,789001</text:p>
          </table:table-cell>
          <table:table-cell office:value-type="float" office:value="2" calcext:value-type="float">
            <text:p>2</text:p>
          </table:table-cell>
          <table:table-cell office:value-type="float" office:value="343.151978" calcext:value-type="float">
            <text:p>343,151978</text:p>
          </table:table-cell>
          <table:table-cell office:value-type="float" office:value="103724" calcext:value-type="float">
            <text:p>103724</text:p>
          </table:table-cell>
          <table:table-cell office:value-type="float" office:value="855.274963" calcext:value-type="float">
            <text:p>855,274963</text:p>
          </table:table-cell>
          <table:table-cell office:value-type="float" office:value="4" calcext:value-type="float">
            <text:p>4</text:p>
          </table:table-cell>
          <table:table-cell office:value-type="float" office:value="369.760986" calcext:value-type="float">
            <text:p>369,760986</text:p>
          </table:table-cell>
          <table:table-cell office:value-type="float" office:value="103724" calcext:value-type="float">
            <text:p>103724</text:p>
          </table:table-cell>
          <table:table-cell office:value-type="float" office:value="914.605042" calcext:value-type="float">
            <text:p>914,605042</text:p>
          </table:table-cell>
          <table:table-cell office:value-type="float" office:value="4" calcext:value-type="float">
            <text:p>4</text:p>
          </table:table-cell>
          <table:table-cell office:value-type="float" office:value="429.051025" calcext:value-type="float">
            <text:p>429,051025</text:p>
          </table:table-cell>
          <table:table-cell office:value-type="float" office:value="103724" calcext:value-type="float">
            <text:p>103724</text:p>
          </table:table-cell>
          <table:table-cell office:value-type="float" office:value="1166.893921" calcext:value-type="float">
            <text:p>1166,893921</text:p>
          </table:table-cell>
          <table:table-cell office:value-type="float" office:value="6" calcext:value-type="float">
            <text:p>6</text:p>
          </table:table-cell>
          <table:table-cell office:value-type="float" office:value="487.061005" calcext:value-type="float">
            <text:p>487,061005</text:p>
          </table:table-cell>
          <table:table-cell office:value-type="float" office:value="103724" calcext:value-type="float">
            <text:p>103724</text:p>
          </table:table-cell>
          <table:table-cell office:value-type="float" office:value="839.197998" calcext:value-type="float">
            <text:p>839,197998</text:p>
          </table:table-cell>
          <table:table-cell office:value-type="float" office:value="5" calcext:value-type="float">
            <text:p>5</text:p>
          </table:table-cell>
          <table:table-cell office:value-type="float" office:value="239.330002" calcext:value-type="float">
            <text:p>239,330002</text:p>
          </table:table-cell>
          <table:table-cell office:value-type="float" office:value="103724" calcext:value-type="float">
            <text:p>103724</text:p>
          </table:table-cell>
          <table:table-cell office:value-type="float" office:value="840.192993" calcext:value-type="float">
            <text:p>840,192993</text:p>
          </table:table-cell>
          <table:table-cell office:value-type="float" office:value="2" calcext:value-type="float">
            <text:p>2</text:p>
          </table:table-cell>
          <table:table-cell office:value-type="float" office:value="159.742004" calcext:value-type="float">
            <text:p>159,742004</text:p>
          </table:table-cell>
          <table:table-cell office:value-type="float" office:value="103724" calcext:value-type="float">
            <text:p>103724</text:p>
          </table:table-cell>
          <table:table-cell office:value-type="float" office:value="886.335022" calcext:value-type="float">
            <text:p>886,335022</text:p>
          </table:table-cell>
          <table:table-cell office:value-type="float" office:value="4" calcext:value-type="float">
            <text:p>4</text:p>
          </table:table-cell>
          <table:table-cell office:value-type="float" office:value="410.788025" calcext:value-type="float">
            <text:p>410,788025</text:p>
          </table:table-cell>
        </table:table-row>
        <table:table-row table:style-name="ro1">
          <table:table-cell office:value-type="float" office:value="103905" calcext:value-type="float">
            <text:p>103905</text:p>
          </table:table-cell>
          <table:table-cell office:value-type="float" office:value="793.677002" calcext:value-type="float">
            <text:p>793,677002</text:p>
          </table:table-cell>
          <table:table-cell office:value-type="float" office:value="4" calcext:value-type="float">
            <text:p>4</text:p>
          </table:table-cell>
          <table:table-cell office:value-type="float" office:value="1831.628052" calcext:value-type="float">
            <text:p>1831,628052</text:p>
          </table:table-cell>
          <table:table-cell office:value-type="float" office:value="103905" calcext:value-type="float">
            <text:p>103905</text:p>
          </table:table-cell>
          <table:table-cell office:value-type="float" office:value="856.757996" calcext:value-type="float">
            <text:p>856,757996</text:p>
          </table:table-cell>
          <table:table-cell office:value-type="float" office:value="7" calcext:value-type="float">
            <text:p>7</text:p>
          </table:table-cell>
          <table:table-cell office:value-type="float" office:value="658.258057" calcext:value-type="float">
            <text:p>658,258057</text:p>
          </table:table-cell>
          <table:table-cell office:value-type="float" office:value="103905" calcext:value-type="float">
            <text:p>103905</text:p>
          </table:table-cell>
          <table:table-cell office:value-type="float" office:value="870.200989" calcext:value-type="float">
            <text:p>870,200989</text:p>
          </table:table-cell>
          <table:table-cell office:value-type="float" office:value="5" calcext:value-type="float">
            <text:p>5</text:p>
          </table:table-cell>
          <table:table-cell office:value-type="float" office:value="939.542969" calcext:value-type="float">
            <text:p>939,542969</text:p>
          </table:table-cell>
          <table:table-cell office:value-type="float" office:value="103905" calcext:value-type="float">
            <text:p>103905</text:p>
          </table:table-cell>
          <table:table-cell office:value-type="float" office:value="975.877014" calcext:value-type="float">
            <text:p>975,877014</text:p>
          </table:table-cell>
          <table:table-cell office:value-type="float" office:value="2" calcext:value-type="float">
            <text:p>2</text:p>
          </table:table-cell>
          <table:table-cell office:value-type="float" office:value="420.302002" calcext:value-type="float">
            <text:p>420,302002</text:p>
          </table:table-cell>
          <table:table-cell office:value-type="float" office:value="103905" calcext:value-type="float">
            <text:p>103905</text:p>
          </table:table-cell>
          <table:table-cell office:value-type="float" office:value="984.875977" calcext:value-type="float">
            <text:p>984,875977</text:p>
          </table:table-cell>
          <table:table-cell office:value-type="float" office:value="4" calcext:value-type="float">
            <text:p>4</text:p>
          </table:table-cell>
          <table:table-cell office:value-type="float" office:value="838.323975" calcext:value-type="float">
            <text:p>838,323975</text:p>
          </table:table-cell>
          <table:table-cell office:value-type="float" office:value="103905" calcext:value-type="float">
            <text:p>103905</text:p>
          </table:table-cell>
          <table:table-cell office:value-type="float" office:value="772.400024" calcext:value-type="float">
            <text:p>772,400024</text:p>
          </table:table-cell>
          <table:table-cell office:value-type="float" office:value="5" calcext:value-type="float">
            <text:p>5</text:p>
          </table:table-cell>
          <table:table-cell office:value-type="float" office:value="790.299988" calcext:value-type="float">
            <text:p>790,299988</text:p>
          </table:table-cell>
          <table:table-cell office:value-type="float" office:value="103905" calcext:value-type="float">
            <text:p>103905</text:p>
          </table:table-cell>
          <table:table-cell office:value-type="float" office:value="877.786011" calcext:value-type="float">
            <text:p>877,786011</text:p>
          </table:table-cell>
          <table:table-cell office:value-type="float" office:value="4" calcext:value-type="float">
            <text:p>4</text:p>
          </table:table-cell>
          <table:table-cell office:value-type="float" office:value="1335.011963" calcext:value-type="float">
            <text:p>1335,011963</text:p>
          </table:table-cell>
        </table:table-row>
        <table:table-row table:style-name="ro1">
          <table:table-cell office:value-type="float" office:value="104105" calcext:value-type="float">
            <text:p>104105</text:p>
          </table:table-cell>
          <table:table-cell office:value-type="float" office:value="785.261963" calcext:value-type="float">
            <text:p>785,261963</text:p>
          </table:table-cell>
          <table:table-cell office:value-type="float" office:value="4" calcext:value-type="float">
            <text:p>4</text:p>
          </table:table-cell>
          <table:table-cell office:value-type="float" office:value="233.440002" calcext:value-type="float">
            <text:p>233,440002</text:p>
          </table:table-cell>
          <table:table-cell office:value-type="float" office:value="104105" calcext:value-type="float">
            <text:p>104105</text:p>
          </table:table-cell>
          <table:table-cell office:value-type="float" office:value="818.861023" calcext:value-type="float">
            <text:p>818,861023</text:p>
          </table:table-cell>
          <table:table-cell office:value-type="float" office:value="1" calcext:value-type="float">
            <text:p>1</text:p>
          </table:table-cell>
          <table:table-cell office:value-type="float" office:value="126.348999" calcext:value-type="float">
            <text:p>126,348999</text:p>
          </table:table-cell>
          <table:table-cell office:value-type="float" office:value="104105" calcext:value-type="float">
            <text:p>104105</text:p>
          </table:table-cell>
          <table:table-cell office:value-type="float" office:value="1066.01001" calcext:value-type="float">
            <text:p>1066,01001</text:p>
          </table:table-cell>
          <table:table-cell office:value-type="float" office:value="3" calcext:value-type="float">
            <text:p>3</text:p>
          </table:table-cell>
          <table:table-cell office:value-type="float" office:value="138.514999" calcext:value-type="float">
            <text:p>138,514999</text:p>
          </table:table-cell>
          <table:table-cell office:value-type="float" office:value="104105" calcext:value-type="float">
            <text:p>104105</text:p>
          </table:table-cell>
          <table:table-cell office:value-type="float" office:value="997.286987" calcext:value-type="float">
            <text:p>997,286987</text:p>
          </table:table-cell>
          <table:table-cell office:value-type="float" office:value="2" calcext:value-type="float">
            <text:p>2</text:p>
          </table:table-cell>
          <table:table-cell office:value-type="float" office:value="431.062012" calcext:value-type="float">
            <text:p>431,062012</text:p>
          </table:table-cell>
          <table:table-cell office:value-type="float" office:value="104105" calcext:value-type="float">
            <text:p>104105</text:p>
          </table:table-cell>
          <table:table-cell office:value-type="float" office:value="938.130005" calcext:value-type="float">
            <text:p>938,130005</text:p>
          </table:table-cell>
          <table:table-cell office:value-type="float" office:value="5" calcext:value-type="float">
            <text:p>5</text:p>
          </table:table-cell>
          <table:table-cell office:value-type="float" office:value="158.825989" calcext:value-type="float">
            <text:p>158,825989</text:p>
          </table:table-cell>
          <table:table-cell office:value-type="float" office:value="104105" calcext:value-type="float">
            <text:p>104105</text:p>
          </table:table-cell>
          <table:table-cell office:value-type="float" office:value="842.153015" calcext:value-type="float">
            <text:p>842,153015</text:p>
          </table:table-cell>
          <table:table-cell office:value-type="float" office:value="2" calcext:value-type="float">
            <text:p>2</text:p>
          </table:table-cell>
          <table:table-cell office:value-type="float" office:value="292.64801" calcext:value-type="float">
            <text:p>292,64801</text:p>
          </table:table-cell>
          <table:table-cell office:value-type="float" office:value="104105" calcext:value-type="float">
            <text:p>104105</text:p>
          </table:table-cell>
          <table:table-cell office:value-type="float" office:value="945.242981" calcext:value-type="float">
            <text:p>945,242981</text:p>
          </table:table-cell>
          <table:table-cell office:value-type="float" office:value="2" calcext:value-type="float">
            <text:p>2</text:p>
          </table:table-cell>
          <table:table-cell office:value-type="float" office:value="197.690994" calcext:value-type="float">
            <text:p>197,690994</text:p>
          </table:table-cell>
        </table:table-row>
        <table:table-row table:style-name="ro1">
          <table:table-cell office:value-type="float" office:value="104429" calcext:value-type="float">
            <text:p>104429</text:p>
          </table:table-cell>
          <table:table-cell office:value-type="float" office:value="750.003967" calcext:value-type="float">
            <text:p>750,003967</text:p>
          </table:table-cell>
          <table:table-cell office:value-type="float" office:value="20" calcext:value-type="float">
            <text:p>20</text:p>
          </table:table-cell>
          <table:table-cell office:value-type="float" office:value="712.659058" calcext:value-type="float">
            <text:p>712,659058</text:p>
          </table:table-cell>
          <table:table-cell office:value-type="float" office:value="104429" calcext:value-type="float">
            <text:p>104429</text:p>
          </table:table-cell>
          <table:table-cell office:value-type="float" office:value="843.671021" calcext:value-type="float">
            <text:p>843,671021</text:p>
          </table:table-cell>
          <table:table-cell office:value-type="float" office:value="13" calcext:value-type="float">
            <text:p>13</text:p>
          </table:table-cell>
          <table:table-cell office:value-type="float" office:value="239.822998" calcext:value-type="float">
            <text:p>239,822998</text:p>
          </table:table-cell>
          <table:table-cell office:value-type="float" office:value="104429" calcext:value-type="float">
            <text:p>104429</text:p>
          </table:table-cell>
          <table:table-cell office:value-type="float" office:value="841.264038" calcext:value-type="float">
            <text:p>841,264038</text:p>
          </table:table-cell>
          <table:table-cell office:value-type="float" office:value="10" calcext:value-type="float">
            <text:p>10</text:p>
          </table:table-cell>
          <table:table-cell office:value-type="float" office:value="230.337006" calcext:value-type="float">
            <text:p>230,337006</text:p>
          </table:table-cell>
          <table:table-cell office:value-type="float" office:value="104429" calcext:value-type="float">
            <text:p>104429</text:p>
          </table:table-cell>
          <table:table-cell office:value-type="float" office:value="916.945984" calcext:value-type="float">
            <text:p>916,945984</text:p>
          </table:table-cell>
          <table:table-cell office:value-type="float" office:value="3" calcext:value-type="float">
            <text:p>3</text:p>
          </table:table-cell>
          <table:table-cell office:value-type="float" office:value="138.774994" calcext:value-type="float">
            <text:p>138,774994</text:p>
          </table:table-cell>
          <table:table-cell office:value-type="float" office:value="104429" calcext:value-type="float">
            <text:p>104429</text:p>
          </table:table-cell>
          <table:table-cell office:value-type="float" office:value="765.367981" calcext:value-type="float">
            <text:p>765,367981</text:p>
          </table:table-cell>
          <table:table-cell office:value-type="float" office:value="102" calcext:value-type="float">
            <text:p>102</text:p>
          </table:table-cell>
          <table:table-cell office:value-type="float" office:value="2075.865479" calcext:value-type="float">
            <text:p>2075,865479</text:p>
          </table:table-cell>
          <table:table-cell office:value-type="float" office:value="104429" calcext:value-type="float">
            <text:p>104429</text:p>
          </table:table-cell>
          <table:table-cell office:value-type="float" office:value="861.544006" calcext:value-type="float">
            <text:p>861,544006</text:p>
          </table:table-cell>
          <table:table-cell office:value-type="float" office:value="67" calcext:value-type="float">
            <text:p>67</text:p>
          </table:table-cell>
          <table:table-cell office:value-type="float" office:value="2277.431152" calcext:value-type="float">
            <text:p>2277,431152</text:p>
          </table:table-cell>
          <table:table-cell office:value-type="float" office:value="104429" calcext:value-type="float">
            <text:p>104429</text:p>
          </table:table-cell>
          <table:table-cell office:value-type="float" office:value="741.375977" calcext:value-type="float">
            <text:p>741,375977</text:p>
          </table:table-cell>
          <table:table-cell office:value-type="float" office:value="53" calcext:value-type="float">
            <text:p>53</text:p>
          </table:table-cell>
          <table:table-cell office:value-type="float" office:value="1860.0271" calcext:value-type="float">
            <text:p>1860,0271</text:p>
          </table:table-cell>
        </table:table-row>
        <table:table-row table:style-name="ro1">
          <table:table-cell office:value-type="float" office:value="104609" calcext:value-type="float">
            <text:p>104609</text:p>
          </table:table-cell>
          <table:table-cell office:value-type="float" office:value="830.851013" calcext:value-type="float">
            <text:p>830,851013</text:p>
          </table:table-cell>
          <table:table-cell office:value-type="float" office:value="10" calcext:value-type="float">
            <text:p>10</text:p>
          </table:table-cell>
          <table:table-cell office:value-type="float" office:value="1615.098022" calcext:value-type="float">
            <text:p>1615,098022</text:p>
          </table:table-cell>
          <table:table-cell office:value-type="float" office:value="104609" calcext:value-type="float">
            <text:p>104609</text:p>
          </table:table-cell>
          <table:table-cell office:value-type="float" office:value="1048.098999" calcext:value-type="float">
            <text:p>1048,098999</text:p>
          </table:table-cell>
          <table:table-cell office:value-type="float" office:value="7" calcext:value-type="float">
            <text:p>7</text:p>
          </table:table-cell>
          <table:table-cell office:value-type="float" office:value="1494.705811" calcext:value-type="float">
            <text:p>1494,705811</text:p>
          </table:table-cell>
          <table:table-cell office:value-type="float" office:value="104609" calcext:value-type="float">
            <text:p>104609</text:p>
          </table:table-cell>
          <table:table-cell office:value-type="float" office:value="768.096985" calcext:value-type="float">
            <text:p>768,096985</text:p>
          </table:table-cell>
          <table:table-cell office:value-type="float" office:value="7" calcext:value-type="float">
            <text:p>7</text:p>
          </table:table-cell>
          <table:table-cell office:value-type="float" office:value="1614.440063" calcext:value-type="float">
            <text:p>1614,440063</text:p>
          </table:table-cell>
          <table:table-cell office:value-type="float" office:value="104609" calcext:value-type="float">
            <text:p>104609</text:p>
          </table:table-cell>
          <table:table-cell office:value-type="float" office:value="908.514038" calcext:value-type="float">
            <text:p>908,514038</text:p>
          </table:table-cell>
          <table:table-cell office:value-type="float" office:value="7" calcext:value-type="float">
            <text:p>7</text:p>
          </table:table-cell>
          <table:table-cell office:value-type="float" office:value="1569.412964" calcext:value-type="float">
            <text:p>1569,412964</text:p>
          </table:table-cell>
          <table:table-cell office:value-type="float" office:value="104609" calcext:value-type="float">
            <text:p>104609</text:p>
          </table:table-cell>
          <table:table-cell office:value-type="float" office:value="876.410034" calcext:value-type="float">
            <text:p>876,410034</text:p>
          </table:table-cell>
          <table:table-cell office:value-type="float" office:value="6" calcext:value-type="float">
            <text:p>6</text:p>
          </table:table-cell>
          <table:table-cell office:value-type="float" office:value="925.416992" calcext:value-type="float">
            <text:p>925,416992</text:p>
          </table:table-cell>
          <table:table-cell office:value-type="float" office:value="104609" calcext:value-type="float">
            <text:p>104609</text:p>
          </table:table-cell>
          <table:table-cell office:value-type="float" office:value="778.164001" calcext:value-type="float">
            <text:p>778,164001</text:p>
          </table:table-cell>
          <table:table-cell office:value-type="float" office:value="3" calcext:value-type="float">
            <text:p>3</text:p>
          </table:table-cell>
          <table:table-cell office:value-type="float" office:value="737.604004" calcext:value-type="float">
            <text:p>737,604004</text:p>
          </table:table-cell>
          <table:table-cell office:value-type="float" office:value="104609" calcext:value-type="float">
            <text:p>104609</text:p>
          </table:table-cell>
          <table:table-cell office:value-type="float" office:value="767.019958" calcext:value-type="float">
            <text:p>767,019958</text:p>
          </table:table-cell>
          <table:table-cell office:value-type="float" office:value="5" calcext:value-type="float">
            <text:p>5</text:p>
          </table:table-cell>
          <table:table-cell office:value-type="float" office:value="1445.537109" calcext:value-type="float">
            <text:p>1445,537109</text:p>
          </table:table-cell>
        </table:table-row>
        <table:table-row table:style-name="ro1">
          <table:table-cell office:value-type="float" office:value="104749" calcext:value-type="float">
            <text:p>104749</text:p>
          </table:table-cell>
          <table:table-cell office:value-type="float" office:value="1044.20105" calcext:value-type="float">
            <text:p>1044,20105</text:p>
          </table:table-cell>
          <table:table-cell office:value-type="float" office:value="2" calcext:value-type="float">
            <text:p>2</text:p>
          </table:table-cell>
          <table:table-cell office:value-type="float" office:value="72.774002" calcext:value-type="float">
            <text:p>72,774002</text:p>
          </table:table-cell>
          <table:table-cell office:value-type="float" office:value="104749" calcext:value-type="float">
            <text:p>104749</text:p>
          </table:table-cell>
          <table:table-cell office:value-type="float" office:value="1005.153992" calcext:value-type="float">
            <text:p>1005,153992</text:p>
          </table:table-cell>
          <table:table-cell office:value-type="float" office:value="3" calcext:value-type="float">
            <text:p>3</text:p>
          </table:table-cell>
          <table:table-cell office:value-type="float" office:value="70.632004" calcext:value-type="float">
            <text:p>70,632004</text:p>
          </table:table-cell>
          <table:table-cell office:value-type="float" office:value="104749" calcext:value-type="float">
            <text:p>104749</text:p>
          </table:table-cell>
          <table:table-cell office:value-type="float" office:value="961.160034" calcext:value-type="float">
            <text:p>961,160034</text:p>
          </table:table-cell>
          <table:table-cell office:value-type="float" office:value="2" calcext:value-type="float">
            <text:p>2</text:p>
          </table:table-cell>
          <table:table-cell office:value-type="float" office:value="172.050003" calcext:value-type="float">
            <text:p>172,050003</text:p>
          </table:table-cell>
          <table:table-cell office:value-type="float" office:value="104749" calcext:value-type="float">
            <text:p>104749</text:p>
          </table:table-cell>
          <table:table-cell office:value-type="float" office:value="1012.46405" calcext:value-type="float">
            <text:p>1012,46405</text:p>
          </table:table-cell>
          <table:table-cell office:value-type="float" office:value="2" calcext:value-type="float">
            <text:p>2</text:p>
          </table:table-cell>
          <table:table-cell office:value-type="float" office:value="97.959" calcext:value-type="float">
            <text:p>97,959</text:p>
          </table:table-cell>
          <table:table-cell office:value-type="float" office:value="104749" calcext:value-type="float">
            <text:p>104749</text:p>
          </table:table-cell>
          <table:table-cell office:value-type="float" office:value="1006.165955" calcext:value-type="float">
            <text:p>1006,165955</text:p>
          </table:table-cell>
          <table:table-cell office:value-type="float" office:value="12" calcext:value-type="float">
            <text:p>12</text:p>
          </table:table-cell>
          <table:table-cell office:value-type="float" office:value="2170.738037" calcext:value-type="float">
            <text:p>2170,738037</text:p>
          </table:table-cell>
          <table:table-cell office:value-type="float" office:value="104749" calcext:value-type="float">
            <text:p>104749</text:p>
          </table:table-cell>
          <table:table-cell office:value-type="float" office:value="966.373962" calcext:value-type="float">
            <text:p>966,373962</text:p>
          </table:table-cell>
          <table:table-cell office:value-type="float" office:value="2" calcext:value-type="float">
            <text:p>2</text:p>
          </table:table-cell>
          <table:table-cell office:value-type="float" office:value="226.841003" calcext:value-type="float">
            <text:p>226,841003</text:p>
          </table:table-cell>
          <table:table-cell office:value-type="float" office:value="104749" calcext:value-type="float">
            <text:p>104749</text:p>
          </table:table-cell>
          <table:table-cell office:value-type="float" office:value="828.541992" calcext:value-type="float">
            <text:p>828,541992</text:p>
          </table:table-cell>
          <table:table-cell office:value-type="float" office:value="3" calcext:value-type="float">
            <text:p>3</text:p>
          </table:table-cell>
          <table:table-cell office:value-type="float" office:value="193.199005" calcext:value-type="float">
            <text:p>193,199005</text:p>
          </table:table-cell>
        </table:table-row>
        <table:table-row table:style-name="ro1">
          <table:table-cell office:value-type="float" office:value="105047" calcext:value-type="float">
            <text:p>105047</text:p>
          </table:table-cell>
          <table:table-cell office:value-type="float" office:value="902.489014" calcext:value-type="float">
            <text:p>902,489014</text:p>
          </table:table-cell>
          <table:table-cell office:value-type="float" office:value="8" calcext:value-type="float">
            <text:p>8</text:p>
          </table:table-cell>
          <table:table-cell office:value-type="float" office:value="722.719055" calcext:value-type="float">
            <text:p>722,719055</text:p>
          </table:table-cell>
          <table:table-cell office:value-type="float" office:value="105047" calcext:value-type="float">
            <text:p>105047</text:p>
          </table:table-cell>
          <table:table-cell office:value-type="float" office:value="1047.780029" calcext:value-type="float">
            <text:p>1047,780029</text:p>
          </table:table-cell>
          <table:table-cell office:value-type="float" office:value="2" calcext:value-type="float">
            <text:p>2</text:p>
          </table:table-cell>
          <table:table-cell office:value-type="float" office:value="743.707947" calcext:value-type="float">
            <text:p>743,707947</text:p>
          </table:table-cell>
          <table:table-cell office:value-type="float" office:value="105047" calcext:value-type="float">
            <text:p>105047</text:p>
          </table:table-cell>
          <table:table-cell office:value-type="float" office:value="981.846985" calcext:value-type="float">
            <text:p>981,846985</text:p>
          </table:table-cell>
          <table:table-cell office:value-type="float" office:value="3" calcext:value-type="float">
            <text:p>3</text:p>
          </table:table-cell>
          <table:table-cell office:value-type="float" office:value="285.17099" calcext:value-type="float">
            <text:p>285,17099</text:p>
          </table:table-cell>
          <table:table-cell office:value-type="float" office:value="105047" calcext:value-type="float">
            <text:p>105047</text:p>
          </table:table-cell>
          <table:table-cell office:value-type="float" office:value="947.116943" calcext:value-type="float">
            <text:p>947,116943</text:p>
          </table:table-cell>
          <table:table-cell office:value-type="float" office:value="1" calcext:value-type="float">
            <text:p>1</text:p>
          </table:table-cell>
          <table:table-cell office:value-type="float" office:value="37.992001" calcext:value-type="float">
            <text:p>37,992001</text:p>
          </table:table-cell>
          <table:table-cell office:value-type="float" office:value="105047" calcext:value-type="float">
            <text:p>105047</text:p>
          </table:table-cell>
          <table:table-cell office:value-type="float" office:value="940.291016" calcext:value-type="float">
            <text:p>940,291016</text:p>
          </table:table-cell>
          <table:table-cell office:value-type="float" office:value="4" calcext:value-type="float">
            <text:p>4</text:p>
          </table:table-cell>
          <table:table-cell office:value-type="float" office:value="570.390015" calcext:value-type="float">
            <text:p>570,390015</text:p>
          </table:table-cell>
          <table:table-cell office:value-type="float" office:value="105047" calcext:value-type="float">
            <text:p>105047</text:p>
          </table:table-cell>
          <table:table-cell office:value-type="float" office:value="1055.542969" calcext:value-type="float">
            <text:p>1055,5429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047" calcext:value-type="float">
            <text:p>105047</text:p>
          </table:table-cell>
          <table:table-cell office:value-type="float" office:value="1046.228027" calcext:value-type="float">
            <text:p>1046,228027</text:p>
          </table:table-cell>
          <table:table-cell office:value-type="float" office:value="4" calcext:value-type="float">
            <text:p>4</text:p>
          </table:table-cell>
          <table:table-cell office:value-type="float" office:value="603.10199" calcext:value-type="float">
            <text:p>603,10199</text:p>
          </table:table-cell>
        </table:table-row>
        <table:table-row table:style-name="ro1">
          <table:table-cell office:value-type="float" office:value="105232" calcext:value-type="float">
            <text:p>105232</text:p>
          </table:table-cell>
          <table:table-cell office:value-type="float" office:value="837.96698" calcext:value-type="float">
            <text:p>837,966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232" calcext:value-type="float">
            <text:p>105232</text:p>
          </table:table-cell>
          <table:table-cell office:value-type="float" office:value="1017.205017" calcext:value-type="float">
            <text:p>1017,205017</text:p>
          </table:table-cell>
          <table:table-cell office:value-type="float" office:value="3" calcext:value-type="float">
            <text:p>3</text:p>
          </table:table-cell>
          <table:table-cell office:value-type="float" office:value="97.723" calcext:value-type="float">
            <text:p>97,723</text:p>
          </table:table-cell>
          <table:table-cell office:value-type="float" office:value="105232" calcext:value-type="float">
            <text:p>105232</text:p>
          </table:table-cell>
          <table:table-cell office:value-type="float" office:value="881.573975" calcext:value-type="float">
            <text:p>881,573975</text:p>
          </table:table-cell>
          <table:table-cell office:value-type="float" office:value="2" calcext:value-type="float">
            <text:p>2</text:p>
          </table:table-cell>
          <table:table-cell office:value-type="float" office:value="54.435001" calcext:value-type="float">
            <text:p>54,435001</text:p>
          </table:table-cell>
          <table:table-cell office:value-type="float" office:value="105232" calcext:value-type="float">
            <text:p>105232</text:p>
          </table:table-cell>
          <table:table-cell office:value-type="float" office:value="1016.569031" calcext:value-type="float">
            <text:p>1016,569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232" calcext:value-type="float">
            <text:p>105232</text:p>
          </table:table-cell>
          <table:table-cell office:value-type="float" office:value="946.203979" calcext:value-type="float">
            <text:p>946,203979</text:p>
          </table:table-cell>
          <table:table-cell office:value-type="float" office:value="1" calcext:value-type="float">
            <text:p>1</text:p>
          </table:table-cell>
          <table:table-cell office:value-type="float" office:value="27.787001" calcext:value-type="float">
            <text:p>27,787001</text:p>
          </table:table-cell>
          <table:table-cell office:value-type="float" office:value="105232" calcext:value-type="float">
            <text:p>105232</text:p>
          </table:table-cell>
          <table:table-cell office:value-type="float" office:value="996.695007" calcext:value-type="float">
            <text:p>996,695007</text:p>
          </table:table-cell>
          <table:table-cell office:value-type="float" office:value="6" calcext:value-type="float">
            <text:p>6</text:p>
          </table:table-cell>
          <table:table-cell office:value-type="float" office:value="2604.981934" calcext:value-type="float">
            <text:p>2604,981934</text:p>
          </table:table-cell>
          <table:table-cell office:value-type="float" office:value="105232" calcext:value-type="float">
            <text:p>105232</text:p>
          </table:table-cell>
          <table:table-cell office:value-type="float" office:value="857.682007" calcext:value-type="float">
            <text:p>857,682007</text:p>
          </table:table-cell>
          <table:table-cell office:value-type="float" office:value="3" calcext:value-type="float">
            <text:p>3</text:p>
          </table:table-cell>
          <table:table-cell office:value-type="float" office:value="478.335999" calcext:value-type="float">
            <text:p>478,335999</text:p>
          </table:table-cell>
        </table:table-row>
        <table:table-row table:style-name="ro1">
          <table:table-cell office:value-type="float" office:value="105527" calcext:value-type="float">
            <text:p>105527</text:p>
          </table:table-cell>
          <table:table-cell office:value-type="float" office:value="989.772034" calcext:value-type="float">
            <text:p>989,772034</text:p>
          </table:table-cell>
          <table:table-cell office:value-type="float" office:value="1" calcext:value-type="float">
            <text:p>1</text:p>
          </table:table-cell>
          <table:table-cell office:value-type="float" office:value="87.658005" calcext:value-type="float">
            <text:p>87,658005</text:p>
          </table:table-cell>
          <table:table-cell office:value-type="float" office:value="105527" calcext:value-type="float">
            <text:p>105527</text:p>
          </table:table-cell>
          <table:table-cell office:value-type="float" office:value="808.81897" calcext:value-type="float">
            <text:p>808,81897</text:p>
          </table:table-cell>
          <table:table-cell office:value-type="float" office:value="7" calcext:value-type="float">
            <text:p>7</text:p>
          </table:table-cell>
          <table:table-cell office:value-type="float" office:value="519.256958" calcext:value-type="float">
            <text:p>519,256958</text:p>
          </table:table-cell>
          <table:table-cell office:value-type="float" office:value="105527" calcext:value-type="float">
            <text:p>105527</text:p>
          </table:table-cell>
          <table:table-cell office:value-type="float" office:value="731.355042" calcext:value-type="float">
            <text:p>731,355042</text:p>
          </table:table-cell>
          <table:table-cell office:value-type="float" office:value="3" calcext:value-type="float">
            <text:p>3</text:p>
          </table:table-cell>
          <table:table-cell office:value-type="float" office:value="192.96701" calcext:value-type="float">
            <text:p>192,96701</text:p>
          </table:table-cell>
          <table:table-cell office:value-type="float" office:value="105527" calcext:value-type="float">
            <text:p>105527</text:p>
          </table:table-cell>
          <table:table-cell office:value-type="float" office:value="851.423035" calcext:value-type="float">
            <text:p>851,4230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527" calcext:value-type="float">
            <text:p>105527</text:p>
          </table:table-cell>
          <table:table-cell office:value-type="float" office:value="795.252014" calcext:value-type="float">
            <text:p>795,252014</text:p>
          </table:table-cell>
          <table:table-cell office:value-type="float" office:value="8" calcext:value-type="float">
            <text:p>8</text:p>
          </table:table-cell>
          <table:table-cell office:value-type="float" office:value="996.757996" calcext:value-type="float">
            <text:p>996,757996</text:p>
          </table:table-cell>
          <table:table-cell office:value-type="float" office:value="105527" calcext:value-type="float">
            <text:p>105527</text:p>
          </table:table-cell>
          <table:table-cell office:value-type="float" office:value="798.34198" calcext:value-type="float">
            <text:p>798,34198</text:p>
          </table:table-cell>
          <table:table-cell office:value-type="float" office:value="5" calcext:value-type="float">
            <text:p>5</text:p>
          </table:table-cell>
          <table:table-cell office:value-type="float" office:value="410.619995" calcext:value-type="float">
            <text:p>410,619995</text:p>
          </table:table-cell>
          <table:table-cell office:value-type="float" office:value="105527" calcext:value-type="float">
            <text:p>105527</text:p>
          </table:table-cell>
          <table:table-cell office:value-type="float" office:value="1137.666992" calcext:value-type="float">
            <text:p>1137,666992</text:p>
          </table:table-cell>
          <table:table-cell office:value-type="float" office:value="2" calcext:value-type="float">
            <text:p>2</text:p>
          </table:table-cell>
          <table:table-cell office:value-type="float" office:value="229.021988" calcext:value-type="float">
            <text:p>229,021988</text:p>
          </table:table-cell>
        </table:table-row>
        <table:table-row table:style-name="ro1">
          <table:table-cell office:value-type="float" office:value="123955" calcext:value-type="float">
            <text:p>123955</text:p>
          </table:table-cell>
          <table:table-cell office:value-type="float" office:value="752.143982" calcext:value-type="float">
            <text:p>752,143982</text:p>
          </table:table-cell>
          <table:table-cell office:value-type="float" office:value="1" calcext:value-type="float">
            <text:p>1</text:p>
          </table:table-cell>
          <table:table-cell office:value-type="float" office:value="22.335001" calcext:value-type="float">
            <text:p>22,335001</text:p>
          </table:table-cell>
          <table:table-cell office:value-type="float" office:value="123955" calcext:value-type="float">
            <text:p>123955</text:p>
          </table:table-cell>
          <table:table-cell office:value-type="float" office:value="830.570007" calcext:value-type="float">
            <text:p>830,570007</text:p>
          </table:table-cell>
          <table:table-cell office:value-type="float" office:value="2" calcext:value-type="float">
            <text:p>2</text:p>
          </table:table-cell>
          <table:table-cell office:value-type="float" office:value="303.885986" calcext:value-type="float">
            <text:p>303,885986</text:p>
          </table:table-cell>
          <table:table-cell office:value-type="float" office:value="123955" calcext:value-type="float">
            <text:p>123955</text:p>
          </table:table-cell>
          <table:table-cell office:value-type="float" office:value="966.244995" calcext:value-type="float">
            <text:p>966,244995</text:p>
          </table:table-cell>
          <table:table-cell office:value-type="float" office:value="1" calcext:value-type="float">
            <text:p>1</text:p>
          </table:table-cell>
          <table:table-cell office:value-type="float" office:value="57.410004" calcext:value-type="float">
            <text:p>57,410004</text:p>
          </table:table-cell>
          <table:table-cell office:value-type="float" office:value="123955" calcext:value-type="float">
            <text:p>123955</text:p>
          </table:table-cell>
          <table:table-cell office:value-type="float" office:value="863.022034" calcext:value-type="float">
            <text:p>863,022034</text:p>
          </table:table-cell>
          <table:table-cell office:value-type="float" office:value="5" calcext:value-type="float">
            <text:p>5</text:p>
          </table:table-cell>
          <table:table-cell office:value-type="float" office:value="289.613007" calcext:value-type="float">
            <text:p>289,613007</text:p>
          </table:table-cell>
          <table:table-cell office:value-type="float" office:value="123955" calcext:value-type="float">
            <text:p>123955</text:p>
          </table:table-cell>
          <table:table-cell office:value-type="float" office:value="1061.054932" calcext:value-type="float">
            <text:p>1061,054932</text:p>
          </table:table-cell>
          <table:table-cell office:value-type="float" office:value="1" calcext:value-type="float">
            <text:p>1</text:p>
          </table:table-cell>
          <table:table-cell office:value-type="float" office:value="50.200001" calcext:value-type="float">
            <text:p>50,200001</text:p>
          </table:table-cell>
          <table:table-cell office:value-type="float" office:value="123955" calcext:value-type="float">
            <text:p>123955</text:p>
          </table:table-cell>
          <table:table-cell office:value-type="float" office:value="973.204956" calcext:value-type="float">
            <text:p>973,204956</text:p>
          </table:table-cell>
          <table:table-cell office:value-type="float" office:value="3" calcext:value-type="float">
            <text:p>3</text:p>
          </table:table-cell>
          <table:table-cell office:value-type="float" office:value="129.494995" calcext:value-type="float">
            <text:p>129,494995</text:p>
          </table:table-cell>
          <table:table-cell office:value-type="float" office:value="123955" calcext:value-type="float">
            <text:p>123955</text:p>
          </table:table-cell>
          <table:table-cell office:value-type="float" office:value="1013.968018" calcext:value-type="float">
            <text:p>1013,968018</text:p>
          </table:table-cell>
          <table:table-cell office:value-type="float" office:value="2" calcext:value-type="float">
            <text:p>2</text:p>
          </table:table-cell>
          <table:table-cell office:value-type="float" office:value="116.053001" calcext:value-type="float">
            <text:p>116,053001</text:p>
          </table:table-cell>
        </table:table-row>
        <table:table-row table:style-name="ro1">
          <table:table-cell office:value-type="float" office:value="130244" calcext:value-type="float">
            <text:p>130244</text:p>
          </table:table-cell>
          <table:table-cell office:value-type="float" office:value="704.235046" calcext:value-type="float">
            <text:p>704,235046</text:p>
          </table:table-cell>
          <table:table-cell office:value-type="float" office:value="1" calcext:value-type="float">
            <text:p>1</text:p>
          </table:table-cell>
          <table:table-cell office:value-type="float" office:value="50.494999" calcext:value-type="float">
            <text:p>50,494999</text:p>
          </table:table-cell>
          <table:table-cell office:value-type="float" office:value="130244" calcext:value-type="float">
            <text:p>130244</text:p>
          </table:table-cell>
          <table:table-cell office:value-type="float" office:value="846.096985" calcext:value-type="float">
            <text:p>846,096985</text:p>
          </table:table-cell>
          <table:table-cell office:value-type="float" office:value="1" calcext:value-type="float">
            <text:p>1</text:p>
          </table:table-cell>
          <table:table-cell office:value-type="float" office:value="76.716995" calcext:value-type="float">
            <text:p>76,716995</text:p>
          </table:table-cell>
          <table:table-cell office:value-type="float" office:value="130244" calcext:value-type="float">
            <text:p>130244</text:p>
          </table:table-cell>
          <table:table-cell office:value-type="float" office:value="851.256042" calcext:value-type="float">
            <text:p>851,256042</text:p>
          </table:table-cell>
          <table:table-cell office:value-type="float" office:value="3" calcext:value-type="float">
            <text:p>3</text:p>
          </table:table-cell>
          <table:table-cell office:value-type="float" office:value="108.744995" calcext:value-type="float">
            <text:p>108,744995</text:p>
          </table:table-cell>
          <table:table-cell office:value-type="float" office:value="130244" calcext:value-type="float">
            <text:p>130244</text:p>
          </table:table-cell>
          <table:table-cell office:value-type="float" office:value="916.463013" calcext:value-type="float">
            <text:p>916,463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244" calcext:value-type="float">
            <text:p>130244</text:p>
          </table:table-cell>
          <table:table-cell office:value-type="float" office:value="794.260986" calcext:value-type="float">
            <text:p>794,260986</text:p>
          </table:table-cell>
          <table:table-cell office:value-type="float" office:value="29" calcext:value-type="float">
            <text:p>29</text:p>
          </table:table-cell>
          <table:table-cell office:value-type="float" office:value="2244.105957" calcext:value-type="float">
            <text:p>2244,105957</text:p>
          </table:table-cell>
          <table:table-cell office:value-type="float" office:value="130244" calcext:value-type="float">
            <text:p>130244</text:p>
          </table:table-cell>
          <table:table-cell office:value-type="float" office:value="803.264954" calcext:value-type="float">
            <text:p>803,264954</text:p>
          </table:table-cell>
          <table:table-cell office:value-type="float" office:value="3" calcext:value-type="float">
            <text:p>3</text:p>
          </table:table-cell>
          <table:table-cell office:value-type="float" office:value="169.953003" calcext:value-type="float">
            <text:p>169,953003</text:p>
          </table:table-cell>
          <table:table-cell office:value-type="float" office:value="130244" calcext:value-type="float">
            <text:p>130244</text:p>
          </table:table-cell>
          <table:table-cell office:value-type="float" office:value="836.453003" calcext:value-type="float">
            <text:p>836,453003</text:p>
          </table:table-cell>
          <table:table-cell office:value-type="float" office:value="1" calcext:value-type="float">
            <text:p>1</text:p>
          </table:table-cell>
          <table:table-cell office:value-type="float" office:value="74.683006" calcext:value-type="float">
            <text:p>74,683006</text:p>
          </table:table-cell>
        </table:table-row>
        <table:table-row table:style-name="ro1">
          <table:table-cell office:value-type="float" office:value="130423" calcext:value-type="float">
            <text:p>130423</text:p>
          </table:table-cell>
          <table:table-cell office:value-type="float" office:value="799.727051" calcext:value-type="float">
            <text:p>799,727051</text:p>
          </table:table-cell>
          <table:table-cell office:value-type="float" office:value="5" calcext:value-type="float">
            <text:p>5</text:p>
          </table:table-cell>
          <table:table-cell office:value-type="float" office:value="563.906982" calcext:value-type="float">
            <text:p>563,906982</text:p>
          </table:table-cell>
          <table:table-cell office:value-type="float" office:value="130423" calcext:value-type="float">
            <text:p>130423</text:p>
          </table:table-cell>
          <table:table-cell office:value-type="float" office:value="945.146973" calcext:value-type="float">
            <text:p>945,146973</text:p>
          </table:table-cell>
          <table:table-cell office:value-type="float" office:value="3" calcext:value-type="float">
            <text:p>3</text:p>
          </table:table-cell>
          <table:table-cell office:value-type="float" office:value="224.264984" calcext:value-type="float">
            <text:p>224,264984</text:p>
          </table:table-cell>
          <table:table-cell office:value-type="float" office:value="130423" calcext:value-type="float">
            <text:p>130423</text:p>
          </table:table-cell>
          <table:table-cell office:value-type="float" office:value="775.958984" calcext:value-type="float">
            <text:p>775,958984</text:p>
          </table:table-cell>
          <table:table-cell office:value-type="float" office:value="3" calcext:value-type="float">
            <text:p>3</text:p>
          </table:table-cell>
          <table:table-cell office:value-type="float" office:value="290.434998" calcext:value-type="float">
            <text:p>290,434998</text:p>
          </table:table-cell>
          <table:table-cell office:value-type="float" office:value="130423" calcext:value-type="float">
            <text:p>130423</text:p>
          </table:table-cell>
          <table:table-cell office:value-type="float" office:value="797.882019" calcext:value-type="float">
            <text:p>797,882019</text:p>
          </table:table-cell>
          <table:table-cell office:value-type="float" office:value="3" calcext:value-type="float">
            <text:p>3</text:p>
          </table:table-cell>
          <table:table-cell office:value-type="float" office:value="371.052002" calcext:value-type="float">
            <text:p>371,052002</text:p>
          </table:table-cell>
          <table:table-cell office:value-type="float" office:value="130423" calcext:value-type="float">
            <text:p>130423</text:p>
          </table:table-cell>
          <table:table-cell office:value-type="float" office:value="892.213013" calcext:value-type="float">
            <text:p>892,213013</text:p>
          </table:table-cell>
          <table:table-cell office:value-type="float" office:value="2" calcext:value-type="float">
            <text:p>2</text:p>
          </table:table-cell>
          <table:table-cell office:value-type="float" office:value="81.917" calcext:value-type="float">
            <text:p>81,917</text:p>
          </table:table-cell>
          <table:table-cell office:value-type="float" office:value="130423" calcext:value-type="float">
            <text:p>130423</text:p>
          </table:table-cell>
          <table:table-cell office:value-type="float" office:value="743.86499" calcext:value-type="float">
            <text:p>743,86499</text:p>
          </table:table-cell>
          <table:table-cell office:value-type="float" office:value="5" calcext:value-type="float">
            <text:p>5</text:p>
          </table:table-cell>
          <table:table-cell office:value-type="float" office:value="695.641968" calcext:value-type="float">
            <text:p>695,641968</text:p>
          </table:table-cell>
          <table:table-cell office:value-type="float" office:value="130423" calcext:value-type="float">
            <text:p>130423</text:p>
          </table:table-cell>
          <table:table-cell office:value-type="float" office:value="743.857056" calcext:value-type="float">
            <text:p>743,857056</text:p>
          </table:table-cell>
          <table:table-cell office:value-type="float" office:value="3" calcext:value-type="float">
            <text:p>3</text:p>
          </table:table-cell>
          <table:table-cell office:value-type="float" office:value="346.85199" calcext:value-type="float">
            <text:p>346,85199</text:p>
          </table:table-cell>
        </table:table-row>
        <table:table-row table:style-name="ro1">
          <table:table-cell office:value-type="float" office:value="130602" calcext:value-type="float">
            <text:p>130602</text:p>
          </table:table-cell>
          <table:table-cell office:value-type="float" office:value="813.674988" calcext:value-type="float">
            <text:p>813,674988</text:p>
          </table:table-cell>
          <table:table-cell office:value-type="float" office:value="2" calcext:value-type="float">
            <text:p>2</text:p>
          </table:table-cell>
          <table:table-cell office:value-type="float" office:value="140.150009" calcext:value-type="float">
            <text:p>140,150009</text:p>
          </table:table-cell>
          <table:table-cell office:value-type="float" office:value="130602" calcext:value-type="float">
            <text:p>130602</text:p>
          </table:table-cell>
          <table:table-cell office:value-type="float" office:value="731.797974" calcext:value-type="float">
            <text:p>731,797974</text:p>
          </table:table-cell>
          <table:table-cell office:value-type="float" office:value="2" calcext:value-type="float">
            <text:p>2</text:p>
          </table:table-cell>
          <table:table-cell office:value-type="float" office:value="9.076" calcext:value-type="float">
            <text:p>9,076</text:p>
          </table:table-cell>
          <table:table-cell office:value-type="float" office:value="130602" calcext:value-type="float">
            <text:p>130602</text:p>
          </table:table-cell>
          <table:table-cell office:value-type="float" office:value="1217.059937" calcext:value-type="float">
            <text:p>1217,059937</text:p>
          </table:table-cell>
          <table:table-cell office:value-type="float" office:value="3" calcext:value-type="float">
            <text:p>3</text:p>
          </table:table-cell>
          <table:table-cell office:value-type="float" office:value="165.395996" calcext:value-type="float">
            <text:p>165,395996</text:p>
          </table:table-cell>
          <table:table-cell office:value-type="float" office:value="130602" calcext:value-type="float">
            <text:p>130602</text:p>
          </table:table-cell>
          <table:table-cell office:value-type="float" office:value="902.324951" calcext:value-type="float">
            <text:p>902,324951</text:p>
          </table:table-cell>
          <table:table-cell office:value-type="float" office:value="1" calcext:value-type="float">
            <text:p>1</text:p>
          </table:table-cell>
          <table:table-cell office:value-type="float" office:value="251.803009" calcext:value-type="float">
            <text:p>251,803009</text:p>
          </table:table-cell>
          <table:table-cell office:value-type="float" office:value="130602" calcext:value-type="float">
            <text:p>130602</text:p>
          </table:table-cell>
          <table:table-cell office:value-type="float" office:value="708.606018" calcext:value-type="float">
            <text:p>708,606018</text:p>
          </table:table-cell>
          <table:table-cell office:value-type="float" office:value="3" calcext:value-type="float">
            <text:p>3</text:p>
          </table:table-cell>
          <table:table-cell office:value-type="float" office:value="207.837997" calcext:value-type="float">
            <text:p>207,837997</text:p>
          </table:table-cell>
          <table:table-cell office:value-type="float" office:value="130602" calcext:value-type="float">
            <text:p>130602</text:p>
          </table:table-cell>
          <table:table-cell office:value-type="float" office:value="1190.641968" calcext:value-type="float">
            <text:p>1190,641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602" calcext:value-type="float">
            <text:p>130602</text:p>
          </table:table-cell>
          <table:table-cell office:value-type="float" office:value="970.86499" calcext:value-type="float">
            <text:p>970,86499</text:p>
          </table:table-cell>
          <table:table-cell office:value-type="float" office:value="4" calcext:value-type="float">
            <text:p>4</text:p>
          </table:table-cell>
          <table:table-cell office:value-type="float" office:value="326.961975" calcext:value-type="float">
            <text:p>326,961975</text:p>
          </table:table-cell>
        </table:table-row>
        <table:table-row table:style-name="ro1">
          <table:table-cell office:value-type="float" office:value="130744" calcext:value-type="float">
            <text:p>130744</text:p>
          </table:table-cell>
          <table:table-cell office:value-type="float" office:value="855.083008" calcext:value-type="float">
            <text:p>855,083008</text:p>
          </table:table-cell>
          <table:table-cell office:value-type="float" office:value="2" calcext:value-type="float">
            <text:p>2</text:p>
          </table:table-cell>
          <table:table-cell office:value-type="float" office:value="125.343002" calcext:value-type="float">
            <text:p>125,343002</text:p>
          </table:table-cell>
          <table:table-cell office:value-type="float" office:value="130744" calcext:value-type="float">
            <text:p>130744</text:p>
          </table:table-cell>
          <table:table-cell office:value-type="float" office:value="856.911987" calcext:value-type="float">
            <text:p>856,9119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744" calcext:value-type="float">
            <text:p>130744</text:p>
          </table:table-cell>
          <table:table-cell office:value-type="float" office:value="964.110046" calcext:value-type="float">
            <text:p>964,1100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744" calcext:value-type="float">
            <text:p>130744</text:p>
          </table:table-cell>
          <table:table-cell office:value-type="float" office:value="795.997009" calcext:value-type="float">
            <text:p>795,997009</text:p>
          </table:table-cell>
          <table:table-cell office:value-type="float" office:value="3" calcext:value-type="float">
            <text:p>3</text:p>
          </table:table-cell>
          <table:table-cell office:value-type="float" office:value="529.624023" calcext:value-type="float">
            <text:p>529,624023</text:p>
          </table:table-cell>
          <table:table-cell office:value-type="float" office:value="130744" calcext:value-type="float">
            <text:p>130744</text:p>
          </table:table-cell>
          <table:table-cell office:value-type="float" office:value="857.744995" calcext:value-type="float">
            <text:p>857,744995</text:p>
          </table:table-cell>
          <table:table-cell office:value-type="float" office:value="3" calcext:value-type="float">
            <text:p>3</text:p>
          </table:table-cell>
          <table:table-cell office:value-type="float" office:value="547.127991" calcext:value-type="float">
            <text:p>547,127991</text:p>
          </table:table-cell>
          <table:table-cell office:value-type="float" office:value="130744" calcext:value-type="float">
            <text:p>130744</text:p>
          </table:table-cell>
          <table:table-cell office:value-type="float" office:value="917.573975" calcext:value-type="float">
            <text:p>917,573975</text:p>
          </table:table-cell>
          <table:table-cell office:value-type="float" office:value="3" calcext:value-type="float">
            <text:p>3</text:p>
          </table:table-cell>
          <table:table-cell office:value-type="float" office:value="264.059998" calcext:value-type="float">
            <text:p>264,059998</text:p>
          </table:table-cell>
          <table:table-cell office:value-type="float" office:value="130744" calcext:value-type="float">
            <text:p>130744</text:p>
          </table:table-cell>
          <table:table-cell office:value-type="float" office:value="872.401001" calcext:value-type="float">
            <text:p>872,401001</text:p>
          </table:table-cell>
          <table:table-cell office:value-type="float" office:value="2" calcext:value-type="float">
            <text:p>2</text:p>
          </table:table-cell>
          <table:table-cell office:value-type="float" office:value="91.195999" calcext:value-type="float">
            <text:p>91,195999</text:p>
          </table:table-cell>
        </table:table-row>
        <table:table-row table:style-name="ro1">
          <table:table-cell office:value-type="float" office:value="130924" calcext:value-type="float">
            <text:p>130924</text:p>
          </table:table-cell>
          <table:table-cell office:value-type="float" office:value="811.588989" calcext:value-type="float">
            <text:p>811,588989</text:p>
          </table:table-cell>
          <table:table-cell office:value-type="float" office:value="3" calcext:value-type="float">
            <text:p>3</text:p>
          </table:table-cell>
          <table:table-cell office:value-type="float" office:value="223.246002" calcext:value-type="float">
            <text:p>223,246002</text:p>
          </table:table-cell>
          <table:table-cell office:value-type="float" office:value="130924" calcext:value-type="float">
            <text:p>130924</text:p>
          </table:table-cell>
          <table:table-cell office:value-type="float" office:value="834.343018" calcext:value-type="float">
            <text:p>834,343018</text:p>
          </table:table-cell>
          <table:table-cell office:value-type="float" office:value="4" calcext:value-type="float">
            <text:p>4</text:p>
          </table:table-cell>
          <table:table-cell office:value-type="float" office:value="158.185013" calcext:value-type="float">
            <text:p>158,185013</text:p>
          </table:table-cell>
          <table:table-cell office:value-type="float" office:value="130924" calcext:value-type="float">
            <text:p>130924</text:p>
          </table:table-cell>
          <table:table-cell office:value-type="float" office:value="961.742981" calcext:value-type="float">
            <text:p>961,742981</text:p>
          </table:table-cell>
          <table:table-cell office:value-type="float" office:value="4" calcext:value-type="float">
            <text:p>4</text:p>
          </table:table-cell>
          <table:table-cell office:value-type="float" office:value="599.768005" calcext:value-type="float">
            <text:p>599,768005</text:p>
          </table:table-cell>
          <table:table-cell office:value-type="float" office:value="130924" calcext:value-type="float">
            <text:p>130924</text:p>
          </table:table-cell>
          <table:table-cell office:value-type="float" office:value="797.595947" calcext:value-type="float">
            <text:p>797,595947</text:p>
          </table:table-cell>
          <table:table-cell office:value-type="float" office:value="3" calcext:value-type="float">
            <text:p>3</text:p>
          </table:table-cell>
          <table:table-cell office:value-type="float" office:value="50.695" calcext:value-type="float">
            <text:p>50,695</text:p>
          </table:table-cell>
          <table:table-cell office:value-type="float" office:value="130924" calcext:value-type="float">
            <text:p>130924</text:p>
          </table:table-cell>
          <table:table-cell office:value-type="float" office:value="825.083008" calcext:value-type="float">
            <text:p>825,083008</text:p>
          </table:table-cell>
          <table:table-cell office:value-type="float" office:value="2" calcext:value-type="float">
            <text:p>2</text:p>
          </table:table-cell>
          <table:table-cell office:value-type="float" office:value="390.205017" calcext:value-type="float">
            <text:p>390,205017</text:p>
          </table:table-cell>
          <table:table-cell office:value-type="float" office:value="130924" calcext:value-type="float">
            <text:p>130924</text:p>
          </table:table-cell>
          <table:table-cell office:value-type="float" office:value="907.232971" calcext:value-type="float">
            <text:p>907,232971</text:p>
          </table:table-cell>
          <table:table-cell office:value-type="float" office:value="5" calcext:value-type="float">
            <text:p>5</text:p>
          </table:table-cell>
          <table:table-cell office:value-type="float" office:value="735.075073" calcext:value-type="float">
            <text:p>735,075073</text:p>
          </table:table-cell>
          <table:table-cell office:value-type="float" office:value="130924" calcext:value-type="float">
            <text:p>130924</text:p>
          </table:table-cell>
          <table:table-cell office:value-type="float" office:value="765.25" calcext:value-type="float">
            <text:p>765,25</text:p>
          </table:table-cell>
          <table:table-cell office:value-type="float" office:value="4" calcext:value-type="float">
            <text:p>4</text:p>
          </table:table-cell>
          <table:table-cell office:value-type="float" office:value="256.687988" calcext:value-type="float">
            <text:p>256,687988</text:p>
          </table:table-cell>
        </table:table-row>
        <table:table-row table:style-name="ro1">
          <table:table-cell office:value-type="float" office:value="131104" calcext:value-type="float">
            <text:p>131104</text:p>
          </table:table-cell>
          <table:table-cell office:value-type="float" office:value="1004.372925" calcext:value-type="float">
            <text:p>1004,372925</text:p>
          </table:table-cell>
          <table:table-cell office:value-type="float" office:value="63" calcext:value-type="float">
            <text:p>63</text:p>
          </table:table-cell>
          <table:table-cell office:value-type="float" office:value="1387.740845" calcext:value-type="float">
            <text:p>1387,740845</text:p>
          </table:table-cell>
          <table:table-cell office:value-type="float" office:value="131104" calcext:value-type="float">
            <text:p>131104</text:p>
          </table:table-cell>
          <table:table-cell office:value-type="float" office:value="901.917969" calcext:value-type="float">
            <text:p>901,917969</text:p>
          </table:table-cell>
          <table:table-cell office:value-type="float" office:value="71" calcext:value-type="float">
            <text:p>71</text:p>
          </table:table-cell>
          <table:table-cell office:value-type="float" office:value="2825.782959" calcext:value-type="float">
            <text:p>2825,782959</text:p>
          </table:table-cell>
          <table:table-cell office:value-type="float" office:value="131104" calcext:value-type="float">
            <text:p>131104</text:p>
          </table:table-cell>
          <table:table-cell office:value-type="float" office:value="1008.314941" calcext:value-type="float">
            <text:p>1008,314941</text:p>
          </table:table-cell>
          <table:table-cell office:value-type="float" office:value="68" calcext:value-type="float">
            <text:p>68</text:p>
          </table:table-cell>
          <table:table-cell office:value-type="float" office:value="1803.702393" calcext:value-type="float">
            <text:p>1803,702393</text:p>
          </table:table-cell>
          <table:table-cell office:value-type="float" office:value="131104" calcext:value-type="float">
            <text:p>131104</text:p>
          </table:table-cell>
          <table:table-cell office:value-type="float" office:value="949.537964" calcext:value-type="float">
            <text:p>949,537964</text:p>
          </table:table-cell>
          <table:table-cell office:value-type="float" office:value="10" calcext:value-type="float">
            <text:p>10</text:p>
          </table:table-cell>
          <table:table-cell office:value-type="float" office:value="333.03302" calcext:value-type="float">
            <text:p>333,03302</text:p>
          </table:table-cell>
          <table:table-cell office:value-type="float" office:value="131104" calcext:value-type="float">
            <text:p>131104</text:p>
          </table:table-cell>
          <table:table-cell office:value-type="float" office:value="958.583984" calcext:value-type="float">
            <text:p>958,583984</text:p>
          </table:table-cell>
          <table:table-cell office:value-type="float" office:value="2" calcext:value-type="float">
            <text:p>2</text:p>
          </table:table-cell>
          <table:table-cell office:value-type="float" office:value="110.783005" calcext:value-type="float">
            <text:p>110,783005</text:p>
          </table:table-cell>
          <table:table-cell office:value-type="float" office:value="131104" calcext:value-type="float">
            <text:p>131104</text:p>
          </table:table-cell>
          <table:table-cell office:value-type="float" office:value="805.221008" calcext:value-type="float">
            <text:p>805,221008</text:p>
          </table:table-cell>
          <table:table-cell office:value-type="float" office:value="37" calcext:value-type="float">
            <text:p>37</text:p>
          </table:table-cell>
          <table:table-cell office:value-type="float" office:value="1525.828003" calcext:value-type="float">
            <text:p>1525,828003</text:p>
          </table:table-cell>
          <table:table-cell office:value-type="float" office:value="131104" calcext:value-type="float">
            <text:p>131104</text:p>
          </table:table-cell>
          <table:table-cell office:value-type="float" office:value="1026.30603" calcext:value-type="float">
            <text:p>1026,30603</text:p>
          </table:table-cell>
          <table:table-cell office:value-type="float" office:value="62" calcext:value-type="float">
            <text:p>62</text:p>
          </table:table-cell>
          <table:table-cell office:value-type="float" office:value="1932.086914" calcext:value-type="float">
            <text:p>1932,086914</text:p>
          </table:table-cell>
        </table:table-row>
        <table:table-row table:style-name="ro1">
          <table:table-cell office:value-type="float" office:value="131245" calcext:value-type="float">
            <text:p>131245</text:p>
          </table:table-cell>
          <table:table-cell office:value-type="float" office:value="1003.972046" calcext:value-type="float">
            <text:p>1003,972046</text:p>
          </table:table-cell>
          <table:table-cell office:value-type="float" office:value="2" calcext:value-type="float">
            <text:p>2</text:p>
          </table:table-cell>
          <table:table-cell office:value-type="float" office:value="105.662003" calcext:value-type="float">
            <text:p>105,662003</text:p>
          </table:table-cell>
          <table:table-cell office:value-type="float" office:value="131245" calcext:value-type="float">
            <text:p>131245</text:p>
          </table:table-cell>
          <table:table-cell office:value-type="float" office:value="1025.208008" calcext:value-type="float">
            <text:p>1025,208008</text:p>
          </table:table-cell>
          <table:table-cell office:value-type="float" office:value="1" calcext:value-type="float">
            <text:p>1</text:p>
          </table:table-cell>
          <table:table-cell office:value-type="float" office:value="44.952" calcext:value-type="float">
            <text:p>44,952</text:p>
          </table:table-cell>
          <table:table-cell office:value-type="float" office:value="131245" calcext:value-type="float">
            <text:p>131245</text:p>
          </table:table-cell>
          <table:table-cell office:value-type="float" office:value="975.638" calcext:value-type="float">
            <text:p>975,638</text:p>
          </table:table-cell>
          <table:table-cell office:value-type="float" office:value="3" calcext:value-type="float">
            <text:p>3</text:p>
          </table:table-cell>
          <table:table-cell office:value-type="float" office:value="641.494995" calcext:value-type="float">
            <text:p>641,494995</text:p>
          </table:table-cell>
          <table:table-cell office:value-type="float" office:value="131245" calcext:value-type="float">
            <text:p>131245</text:p>
          </table:table-cell>
          <table:table-cell office:value-type="float" office:value="970.726013" calcext:value-type="float">
            <text:p>970,726013</text:p>
          </table:table-cell>
          <table:table-cell office:value-type="float" office:value="2" calcext:value-type="float">
            <text:p>2</text:p>
          </table:table-cell>
          <table:table-cell office:value-type="float" office:value="175.943008" calcext:value-type="float">
            <text:p>175,943008</text:p>
          </table:table-cell>
          <table:table-cell office:value-type="float" office:value="131245" calcext:value-type="float">
            <text:p>131245</text:p>
          </table:table-cell>
          <table:table-cell office:value-type="float" office:value="839.994019" calcext:value-type="float">
            <text:p>839,994019</text:p>
          </table:table-cell>
          <table:table-cell office:value-type="float" office:value="4" calcext:value-type="float">
            <text:p>4</text:p>
          </table:table-cell>
          <table:table-cell office:value-type="float" office:value="241.606995" calcext:value-type="float">
            <text:p>241,606995</text:p>
          </table:table-cell>
          <table:table-cell office:value-type="float" office:value="131245" calcext:value-type="float">
            <text:p>131245</text:p>
          </table:table-cell>
          <table:table-cell office:value-type="float" office:value="882.794983" calcext:value-type="float">
            <text:p>882,794983</text:p>
          </table:table-cell>
          <table:table-cell office:value-type="float" office:value="2" calcext:value-type="float">
            <text:p>2</text:p>
          </table:table-cell>
          <table:table-cell office:value-type="float" office:value="30.427" calcext:value-type="float">
            <text:p>30,427</text:p>
          </table:table-cell>
          <table:table-cell office:value-type="float" office:value="131245" calcext:value-type="float">
            <text:p>131245</text:p>
          </table:table-cell>
          <table:table-cell office:value-type="float" office:value="947.994995" calcext:value-type="float">
            <text:p>947,994995</text:p>
          </table:table-cell>
          <table:table-cell office:value-type="float" office:value="3" calcext:value-type="float">
            <text:p>3</text:p>
          </table:table-cell>
          <table:table-cell office:value-type="float" office:value="158.05101" calcext:value-type="float">
            <text:p>158,05101</text:p>
          </table:table-cell>
        </table:table-row>
        <table:table-row table:style-name="ro1">
          <table:table-cell office:value-type="float" office:value="131657" calcext:value-type="float">
            <text:p>131657</text:p>
          </table:table-cell>
          <table:table-cell office:value-type="float" office:value="1100.744019" calcext:value-type="float">
            <text:p>1100,744019</text:p>
          </table:table-cell>
          <table:table-cell office:value-type="float" office:value="3" calcext:value-type="float">
            <text:p>3</text:p>
          </table:table-cell>
          <table:table-cell office:value-type="float" office:value="250.167999" calcext:value-type="float">
            <text:p>250,167999</text:p>
          </table:table-cell>
          <table:table-cell office:value-type="float" office:value="131657" calcext:value-type="float">
            <text:p>131657</text:p>
          </table:table-cell>
          <table:table-cell office:value-type="float" office:value="1068.92395" calcext:value-type="float">
            <text:p>1068,92395</text:p>
          </table:table-cell>
          <table:table-cell office:value-type="float" office:value="4" calcext:value-type="float">
            <text:p>4</text:p>
          </table:table-cell>
          <table:table-cell office:value-type="float" office:value="277.19397" calcext:value-type="float">
            <text:p>277,19397</text:p>
          </table:table-cell>
          <table:table-cell office:value-type="float" office:value="131657" calcext:value-type="float">
            <text:p>131657</text:p>
          </table:table-cell>
          <table:table-cell office:value-type="float" office:value="817.358032" calcext:value-type="float">
            <text:p>817,358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657" calcext:value-type="float">
            <text:p>131657</text:p>
          </table:table-cell>
          <table:table-cell office:value-type="float" office:value="909.440979" calcext:value-type="float">
            <text:p>909,440979</text:p>
          </table:table-cell>
          <table:table-cell office:value-type="float" office:value="2" calcext:value-type="float">
            <text:p>2</text:p>
          </table:table-cell>
          <table:table-cell office:value-type="float" office:value="178.850006" calcext:value-type="float">
            <text:p>178,850006</text:p>
          </table:table-cell>
          <table:table-cell office:value-type="float" office:value="131657" calcext:value-type="float">
            <text:p>131657</text:p>
          </table:table-cell>
          <table:table-cell office:value-type="float" office:value="950.31604" calcext:value-type="float">
            <text:p>950,31604</text:p>
          </table:table-cell>
          <table:table-cell office:value-type="float" office:value="1" calcext:value-type="float">
            <text:p>1</text:p>
          </table:table-cell>
          <table:table-cell office:value-type="float" office:value="54.411999" calcext:value-type="float">
            <text:p>54,411999</text:p>
          </table:table-cell>
          <table:table-cell office:value-type="float" office:value="131657" calcext:value-type="float">
            <text:p>131657</text:p>
          </table:table-cell>
          <table:table-cell office:value-type="float" office:value="889.275024" calcext:value-type="float">
            <text:p>889,275024</text:p>
          </table:table-cell>
          <table:table-cell office:value-type="float" office:value="3" calcext:value-type="float">
            <text:p>3</text:p>
          </table:table-cell>
          <table:table-cell office:value-type="float" office:value="333.789001" calcext:value-type="float">
            <text:p>333,789001</text:p>
          </table:table-cell>
          <table:table-cell office:value-type="float" office:value="131657" calcext:value-type="float">
            <text:p>131657</text:p>
          </table:table-cell>
          <table:table-cell office:value-type="float" office:value="870.777039" calcext:value-type="float">
            <text:p>870,777039</text:p>
          </table:table-cell>
          <table:table-cell office:value-type="float" office:value="4" calcext:value-type="float">
            <text:p>4</text:p>
          </table:table-cell>
          <table:table-cell office:value-type="float" office:value="368.739014" calcext:value-type="float">
            <text:p>368,739014</text:p>
          </table:table-cell>
        </table:table-row>
        <table:table-row table:style-name="ro1">
          <table:table-cell office:value-type="float" office:value="131921" calcext:value-type="float">
            <text:p>131921</text:p>
          </table:table-cell>
          <table:table-cell office:value-type="float" office:value="830.645996" calcext:value-type="float">
            <text:p>830,645996</text:p>
          </table:table-cell>
          <table:table-cell office:value-type="float" office:value="3" calcext:value-type="float">
            <text:p>3</text:p>
          </table:table-cell>
          <table:table-cell office:value-type="float" office:value="139.416992" calcext:value-type="float">
            <text:p>139,416992</text:p>
          </table:table-cell>
          <table:table-cell office:value-type="float" office:value="131921" calcext:value-type="float">
            <text:p>131921</text:p>
          </table:table-cell>
          <table:table-cell office:value-type="float" office:value="907.328003" calcext:value-type="float">
            <text:p>907,328003</text:p>
          </table:table-cell>
          <table:table-cell office:value-type="float" office:value="2" calcext:value-type="float">
            <text:p>2</text:p>
          </table:table-cell>
          <table:table-cell office:value-type="float" office:value="255.322006" calcext:value-type="float">
            <text:p>255,322006</text:p>
          </table:table-cell>
          <table:table-cell office:value-type="float" office:value="131921" calcext:value-type="float">
            <text:p>131921</text:p>
          </table:table-cell>
          <table:table-cell office:value-type="float" office:value="868.335022" calcext:value-type="float">
            <text:p>868,335022</text:p>
          </table:table-cell>
          <table:table-cell office:value-type="float" office:value="4" calcext:value-type="float">
            <text:p>4</text:p>
          </table:table-cell>
          <table:table-cell office:value-type="float" office:value="229.276001" calcext:value-type="float">
            <text:p>229,276001</text:p>
          </table:table-cell>
          <table:table-cell office:value-type="float" office:value="131921" calcext:value-type="float">
            <text:p>131921</text:p>
          </table:table-cell>
          <table:table-cell office:value-type="float" office:value="1067.471924" calcext:value-type="float">
            <text:p>1067,471924</text:p>
          </table:table-cell>
          <table:table-cell office:value-type="float" office:value="1" calcext:value-type="float">
            <text:p>1</text:p>
          </table:table-cell>
          <table:table-cell office:value-type="float" office:value="245.104996" calcext:value-type="float">
            <text:p>245,104996</text:p>
          </table:table-cell>
          <table:table-cell office:value-type="float" office:value="131921" calcext:value-type="float">
            <text:p>131921</text:p>
          </table:table-cell>
          <table:table-cell office:value-type="float" office:value="858.182007" calcext:value-type="float">
            <text:p>858,182007</text:p>
          </table:table-cell>
          <table:table-cell office:value-type="float" office:value="2" calcext:value-type="float">
            <text:p>2</text:p>
          </table:table-cell>
          <table:table-cell office:value-type="float" office:value="119.912003" calcext:value-type="float">
            <text:p>119,912003</text:p>
          </table:table-cell>
          <table:table-cell office:value-type="float" office:value="131921" calcext:value-type="float">
            <text:p>131921</text:p>
          </table:table-cell>
          <table:table-cell office:value-type="float" office:value="983.984985" calcext:value-type="float">
            <text:p>983,984985</text:p>
          </table:table-cell>
          <table:table-cell office:value-type="float" office:value="3" calcext:value-type="float">
            <text:p>3</text:p>
          </table:table-cell>
          <table:table-cell office:value-type="float" office:value="234.674988" calcext:value-type="float">
            <text:p>234,674988</text:p>
          </table:table-cell>
          <table:table-cell office:value-type="float" office:value="131921" calcext:value-type="float">
            <text:p>131921</text:p>
          </table:table-cell>
          <table:table-cell office:value-type="float" office:value="862.234985" calcext:value-type="float">
            <text:p>862,2349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7.B5:.B34])" office:value-type="float" office:value="910.073301133334" calcext:value-type="float">
            <text:p>910,0733011333</text:p>
          </table:table-cell>
          <table:table-cell table:style-name="ce1" table:formula="of:=AVERAGE([C7.C5:.C34])" office:value-type="float" office:value="7.86666666666667" calcext:value-type="float">
            <text:p>7,8666666667</text:p>
          </table:table-cell>
          <table:table-cell table:style-name="ce15" table:formula="of:=AVERAGE([C7.D5:.D34])" office:value-type="float" office:value="479.333282166667" calcext:value-type="float">
            <text:p>479,333282166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7.F5:.F34])" office:value-type="float" office:value="922.488260933333" calcext:value-type="float">
            <text:p>922,4882609333</text:p>
          </table:table-cell>
          <table:table-cell table:style-name="ce1" table:formula="of:=AVERAGE([C7.G5:.G34])" office:value-type="float" office:value="6.56666666666667" calcext:value-type="float">
            <text:p>6,5666666667</text:p>
          </table:table-cell>
          <table:table-cell table:style-name="ce15" table:formula="of:=AVERAGE([C7.H5:.H34])" office:value-type="float" office:value="351.342184133333" calcext:value-type="float">
            <text:p>351,3421841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7.J5:.J34])" office:value-type="float" office:value="939.918336966667" calcext:value-type="float">
            <text:p>939,9183369667</text:p>
          </table:table-cell>
          <table:table-cell table:style-name="ce1" table:formula="of:=AVERAGE([C7.K5:.K34])" office:value-type="float" office:value="9.23333333333333" calcext:value-type="float">
            <text:p>9,2333333333</text:p>
          </table:table-cell>
          <table:table-cell table:style-name="ce15" table:formula="of:=AVERAGE([C7.L5:.L34])" office:value-type="float" office:value="430.1655449" calcext:value-type="float">
            <text:p>430,1655449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7.N5:.N34])" office:value-type="float" office:value="954.665092" calcext:value-type="float">
            <text:p>954,665092</text:p>
          </table:table-cell>
          <table:table-cell table:style-name="ce1" table:formula="of:=AVERAGE([C7.O5:.O34])" office:value-type="float" office:value="3.4" calcext:value-type="float">
            <text:p>3,4</text:p>
          </table:table-cell>
          <table:table-cell table:style-name="ce15" table:formula="of:=AVERAGE([C7.P5:.P34])" office:value-type="float" office:value="267.2232351" calcext:value-type="float">
            <text:p>267,2232351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7.R5:.R34])" office:value-type="float" office:value="915.0160625" calcext:value-type="float">
            <text:p>915,0160625</text:p>
          </table:table-cell>
          <table:table-cell table:style-name="ce1" table:formula="of:=AVERAGE([C7.S5:.S34])" office:value-type="float" office:value="8.33333333333333" calcext:value-type="float">
            <text:p>8,3333333333</text:p>
          </table:table-cell>
          <table:table-cell table:style-name="ce15" table:formula="of:=AVERAGE([C7.T5:.T34])" office:value-type="float" office:value="543.688075466667" calcext:value-type="float">
            <text:p>543,688075466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7.V5:.V34])" office:value-type="float" office:value="933.464219066667" calcext:value-type="float">
            <text:p>933,4642190667</text:p>
          </table:table-cell>
          <table:table-cell table:style-name="ce1" table:formula="of:=AVERAGE([C7.W5:.W34])" office:value-type="float" office:value="7.73333333333333" calcext:value-type="float">
            <text:p>7,7333333333</text:p>
          </table:table-cell>
          <table:table-cell table:style-name="ce15" table:formula="of:=AVERAGE([C7.X5:.X34])" office:value-type="float" office:value="472.130703633333" calcext:value-type="float">
            <text:p>472,1307036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7.Z5:.Z34])" office:value-type="float" office:value="924.009100366667" calcext:value-type="float">
            <text:p>924,0091003667</text:p>
          </table:table-cell>
          <table:table-cell table:style-name="ce1" table:formula="of:=AVERAGE([C7.AA5:.AA34])" office:value-type="float" office:value="7.5" calcext:value-type="float">
            <text:p>7,5</text:p>
          </table:table-cell>
          <table:table-cell table:style-name="ce15" table:formula="of:=AVERAGE([C7.AB5:.AB34])" office:value-type="float" office:value="440.941301966667" calcext:value-type="float">
            <text:p>440,9413019667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7.B5:.B34])" office:value-type="float" office:value="893.6390075" calcext:value-type="float">
            <text:p>893,6390075</text:p>
          </table:table-cell>
          <table:table-cell table:style-name="ce1" table:formula="of:=MEDIAN([C7.C5:.C34])" office:value-type="float" office:value="3" calcext:value-type="float">
            <text:p>3</text:p>
          </table:table-cell>
          <table:table-cell table:style-name="ce15" table:formula="of:=MEDIAN([C7.D5:.D34])" office:value-type="float" office:value="216.456001" calcext:value-type="float">
            <text:p>216,456001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7.F5:.F34])" office:value-type="float" office:value="905.1254885" calcext:value-type="float">
            <text:p>905,1254885</text:p>
          </table:table-cell>
          <table:table-cell table:style-name="ce1" table:formula="of:=MEDIAN([C7.G5:.G34])" office:value-type="float" office:value="2.5" calcext:value-type="float">
            <text:p>2,5</text:p>
          </table:table-cell>
          <table:table-cell table:style-name="ce15" table:formula="of:=MEDIAN([C7.H5:.H34])" office:value-type="float" office:value="143.590004" calcext:value-type="float">
            <text:p>143,590004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7.J5:.J34])" office:value-type="float" office:value="950.53952" calcext:value-type="float">
            <text:p>950,53952</text:p>
          </table:table-cell>
          <table:table-cell table:style-name="ce1" table:formula="of:=MEDIAN([C7.K5:.K34])" office:value-type="float" office:value="3" calcext:value-type="float">
            <text:p>3</text:p>
          </table:table-cell>
          <table:table-cell table:style-name="ce15" table:formula="of:=MEDIAN([C7.L5:.L34])" office:value-type="float" office:value="227.5354995" calcext:value-type="float">
            <text:p>227,535499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7.N5:.N34])" office:value-type="float" office:value="929.9375" calcext:value-type="float">
            <text:p>929,9375</text:p>
          </table:table-cell>
          <table:table-cell table:style-name="ce1" table:formula="of:=MEDIAN([C7.O5:.O34])" office:value-type="float" office:value="2" calcext:value-type="float">
            <text:p>2</text:p>
          </table:table-cell>
          <table:table-cell table:style-name="ce15" table:formula="of:=MEDIAN([C7.P5:.P34])" office:value-type="float" office:value="232.682991" calcext:value-type="float">
            <text:p>232,682991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7.R5:.R34])" office:value-type="float" office:value="910.337006" calcext:value-type="float">
            <text:p>910,337006</text:p>
          </table:table-cell>
          <table:table-cell table:style-name="ce1" table:formula="of:=MEDIAN([C7.S5:.S34])" office:value-type="float" office:value="3.5" calcext:value-type="float">
            <text:p>3,5</text:p>
          </table:table-cell>
          <table:table-cell table:style-name="ce15" table:formula="of:=MEDIAN([C7.T5:.T34])" office:value-type="float" office:value="296.1179965" calcext:value-type="float">
            <text:p>296,117996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7.V5:.V34])" office:value-type="float" office:value="900.827484" calcext:value-type="float">
            <text:p>900,827484</text:p>
          </table:table-cell>
          <table:table-cell table:style-name="ce1" table:formula="of:=MEDIAN([C7.W5:.W34])" office:value-type="float" office:value="3" calcext:value-type="float">
            <text:p>3</text:p>
          </table:table-cell>
          <table:table-cell table:style-name="ce15" table:formula="of:=MEDIAN([C7.X5:.X34])" office:value-type="float" office:value="244.0984955" calcext:value-type="float">
            <text:p>244,098495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7.Z5:.Z34])" office:value-type="float" office:value="912.20401" calcext:value-type="float">
            <text:p>912,20401</text:p>
          </table:table-cell>
          <table:table-cell table:style-name="ce1" table:formula="of:=MEDIAN([C7.AA5:.AA34])" office:value-type="float" office:value="3" calcext:value-type="float">
            <text:p>3</text:p>
          </table:table-cell>
          <table:table-cell table:style-name="ce15" table:formula="of:=MEDIAN([C7.AB5:.AB34])" office:value-type="float" office:value="218.2129975" calcext:value-type="float">
            <text:p>218,2129975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7.B5:.B34])" office:value-type="float" office:value="124.336866721678" calcext:value-type="float">
            <text:p>124,3368667217</text:p>
          </table:table-cell>
          <table:table-cell table:style-name="ce11" table:formula="of:=STDEV([C7.C5:.C34])" office:value-type="float" office:value="17.2581481671968" calcext:value-type="float">
            <text:p>17,2581481672</text:p>
          </table:table-cell>
          <table:table-cell table:style-name="ce16" table:formula="of:=STDEV([C7.D5:.D34])" office:value-type="float" office:value="628.653894601783" calcext:value-type="float">
            <text:p>628,6538946018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7.F5:.F34])" office:value-type="float" office:value="101.679987614909" calcext:value-type="float">
            <text:p>101,6799876149</text:p>
          </table:table-cell>
          <table:table-cell table:style-name="ce11" table:formula="of:=STDEV([C7.G5:.G34])" office:value-type="float" office:value="14.3375160964545" calcext:value-type="float">
            <text:p>14,3375160965</text:p>
          </table:table-cell>
          <table:table-cell table:style-name="ce16" table:formula="of:=STDEV([C7.H5:.H34])" office:value-type="float" office:value="565.739511016543" calcext:value-type="float">
            <text:p>565,7395110165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7.J5:.J34])" office:value-type="float" office:value="108.063296708573" calcext:value-type="float">
            <text:p>108,0632967086</text:p>
          </table:table-cell>
          <table:table-cell table:style-name="ce11" table:formula="of:=STDEV([C7.K5:.K34])" office:value-type="float" office:value="24.447950810867" calcext:value-type="float">
            <text:p>24,4479508109</text:p>
          </table:table-cell>
          <table:table-cell table:style-name="ce16" table:formula="of:=STDEV([C7.L5:.L34])" office:value-type="float" office:value="627.000650590925" calcext:value-type="float">
            <text:p>627,0006505909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7.N5:.N34])" office:value-type="float" office:value="117.333626182047" calcext:value-type="float">
            <text:p>117,333626182</text:p>
          </table:table-cell>
          <table:table-cell table:style-name="ce11" table:formula="of:=STDEV([C7.O5:.O34])" office:value-type="float" office:value="4.31996168565385" calcext:value-type="float">
            <text:p>4,3199616857</text:p>
          </table:table-cell>
          <table:table-cell table:style-name="ce16" table:formula="of:=STDEV([C7.P5:.P34])" office:value-type="float" office:value="300.146879103821" calcext:value-type="float">
            <text:p>300,1468791038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7.R5:.R34])" office:value-type="float" office:value="101.648984402555" calcext:value-type="float">
            <text:p>101,6489844026</text:p>
          </table:table-cell>
          <table:table-cell table:style-name="ce11" table:formula="of:=STDEV([C7.S5:.S34])" office:value-type="float" office:value="18.7788092849605" calcext:value-type="float">
            <text:p>18,778809285</text:p>
          </table:table-cell>
          <table:table-cell table:style-name="ce16" table:formula="of:=STDEV([C7.T5:.T34])" office:value-type="float" office:value="655.107302411349" calcext:value-type="float">
            <text:p>655,1073024113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7.V5:.V34])" office:value-type="float" office:value="137.268629321594" calcext:value-type="float">
            <text:p>137,2686293216</text:p>
          </table:table-cell>
          <table:table-cell table:style-name="ce11" table:formula="of:=STDEV([C7.W5:.W34])" office:value-type="float" office:value="15.8090618564673" calcext:value-type="float">
            <text:p>15,8090618565</text:p>
          </table:table-cell>
          <table:table-cell table:style-name="ce16" table:formula="of:=STDEV([C7.X5:.X34])" office:value-type="float" office:value="632.564996339386" calcext:value-type="float">
            <text:p>632,5649963394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7.Z5:.Z34])" office:value-type="float" office:value="116.833192630452" calcext:value-type="float">
            <text:p>116,8331926305</text:p>
          </table:table-cell>
          <table:table-cell table:style-name="ce11" table:formula="of:=STDEV([C7.AA5:.AA34])" office:value-type="float" office:value="14.8411125152279" calcext:value-type="float">
            <text:p>14,8411125152</text:p>
          </table:table-cell>
          <table:table-cell table:style-name="ce16" table:formula="of:=STDEV([C7.AB5:.AB34])" office:value-type="float" office:value="523.617556877842" calcext:value-type="float">
            <text:p>523,6175568778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Default"/>
          <table:table-cell/>
          <table:table-cell office:value-type="string" calcext:value-type="string">
            <text:p>Desv. Pad.</text:p>
          </table:table-cell>
          <table:table-cell table:style-name="Default" office:value-type="string" calcext:value-type="string">
            <text:p>Amostras</text:p>
          </table:table-cell>
          <table:table-cell table:style-name="Default" office:value-type="string" calcext:value-type="string">
            <text:p>Erro padrão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AVERAGE([.B35];[.F35];[.J35];[.N35];[.R35];[.V35];[.Z35])" office:value-type="float" office:value="928.519196138095" calcext:value-type="float">
            <text:p>928,5191961381</text:p>
          </table:table-cell>
          <table:table-cell table:formula="of:=STDEV([.B5:.B34];[.F5:.F34];[.J5:.J34];[.N5:.N34];[.R5:.R34];[.V5:.V34];[.Z5:.Z34])" office:value-type="float" office:value="115.134747003814" calcext:value-type="float">
            <text:p>115,1347470038</text:p>
          </table:table-cell>
          <table:table-cell table:style-name="Default" table:formula="of:=COUNT([.B5:.B34];[.F5:.F34];[.J5:.J34];[.N5:.N34];[.R5:.R34];[.V5:.V34];[.Z5:.Z34])" office:value-type="float" office:value="210" calcext:value-type="float">
            <text:p>210</text:p>
          </table:table-cell>
          <table:table-cell table:style-name="Default" table:formula="of:=2*[.C40]/SQRT([.D40])" office:value-type="float" office:value="15.8901047181855" calcext:value-type="float">
            <text:p>15,8901047182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AVERAGE([.C35];[.G35];[.K35];[.O35];[.S35];[.W35];[.AA35])" office:value-type="float" office:value="7.23333333333333" calcext:value-type="float">
            <text:p>7,2333333333</text:p>
          </table:table-cell>
          <table:table-cell table:formula="of:=STDEV([.C5:.C34];[.G5:.G34];[.K5:.K34];[.O5:.O34];[.S5:.S34];[.W5:.W34];[.AA5:.AA34])" office:value-type="float" office:value="16.5097573971938" calcext:value-type="float">
            <text:p>16,5097573972</text:p>
          </table:table-cell>
          <table:table-cell table:style-name="Default" table:formula="of:=COUNT([.C5:.C34];[.G5:.G34];[.K5:.K34];[.O5:.O34];[.S5:.S34];[.W5:.W34];[.AA5:.AA34])" office:value-type="float" office:value="210" calcext:value-type="float">
            <text:p>210</text:p>
          </table:table-cell>
          <table:table-cell table:style-name="Default" table:formula="of:=2*[.C41]/SQRT([.D41])" office:value-type="float" office:value="2.27856299458022" calcext:value-type="float">
            <text:p>2,278562994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AVERAGE([.D35];[.H35];[.L35];[.P35];[.T35];[.X35];[.AB35])" office:value-type="float" office:value="426.403475338095" calcext:value-type="float">
            <text:p>426,4034753381</text:p>
          </table:table-cell>
          <table:table-cell table:formula="of:=STDEV([.D5:.D34];[.H5:.H34];[.L5:.L34];[.P5:.P34];[.T5:.T34];[.X5:.X34];[.AB5:.AB34])" office:value-type="float" office:value="571.459778082304" calcext:value-type="float">
            <text:p>571,4597780823</text:p>
          </table:table-cell>
          <table:table-cell table:style-name="Default" table:formula="of:=COUNT([.D5:.D34];[.H5:.H34];[.L5:.L34];[.P5:.P34];[.T5:.T34];[.X5:.X34];[.AB5:.AB34])" office:value-type="float" office:value="210" calcext:value-type="float">
            <text:p>210</text:p>
          </table:table-cell>
          <table:table-cell table:style-name="Default" table:formula="of:=2*[.C42]/SQRT([.D42])" office:value-type="float" office:value="78.8689422808045" calcext:value-type="float">
            <text:p>78,8689422808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</table:table>
      <table:table table:name="C8" table:style-name="ta1">
        <table:table-column table:style-name="co2" table:default-cell-style-name="ce4"/>
        <table:table-column table:style-name="co10" table:number-columns-repeated="2" table:default-cell-style-name="Default"/>
        <table:table-column table:style-name="co10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8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8" table:default-cell-style-name="ce4"/>
        <table:table-column table:style-name="co2" table:default-cell-style-name="Default"/>
        <table:table-column table:style-name="co7" table:default-cell-style-name="ce23"/>
        <table:table-column table:style-name="co3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8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22" office:value-type="string" calcext:value-type="string" table:number-columns-spanned="4" table:number-rows-spanned="1">
            <text:p>sta1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2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3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4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5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6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7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8</text:p>
          </table:table-cell>
          <table:covered-table-cell table:number-columns-repeated="2" table:style-name="ce8"/>
          <table:covered-table-cell table:style-name="ce12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</table:table-row>
        <table:table-row table:style-name="ro1">
          <table:table-cell office:value-type="float" office:value="142341" calcext:value-type="float">
            <text:p>142341</text:p>
          </table:table-cell>
          <table:table-cell office:value-type="float" office:value="950.502991" calcext:value-type="float">
            <text:p>950,502991</text:p>
          </table:table-cell>
          <table:table-cell office:value-type="float" office:value="105" calcext:value-type="float">
            <text:p>105</text:p>
          </table:table-cell>
          <table:table-cell office:value-type="float" office:value="2291.164062" calcext:value-type="float">
            <text:p>2291,164062</text:p>
          </table:table-cell>
          <table:table-cell office:value-type="float" office:value="142341" calcext:value-type="float">
            <text:p>142341</text:p>
          </table:table-cell>
          <table:table-cell office:value-type="float" office:value="984.072021" calcext:value-type="float">
            <text:p>984,072021</text:p>
          </table:table-cell>
          <table:table-cell office:value-type="float" office:value="73" calcext:value-type="float">
            <text:p>73</text:p>
          </table:table-cell>
          <table:table-cell office:value-type="float" office:value="1887.654907" calcext:value-type="float">
            <text:p>1887,654907</text:p>
          </table:table-cell>
          <table:table-cell office:value-type="float" office:value="142341" calcext:value-type="float">
            <text:p>142341</text:p>
          </table:table-cell>
          <table:table-cell office:value-type="float" office:value="965.719971" calcext:value-type="float">
            <text:p>965,719971</text:p>
          </table:table-cell>
          <table:table-cell office:value-type="float" office:value="99" calcext:value-type="float">
            <text:p>99</text:p>
          </table:table-cell>
          <table:table-cell office:value-type="float" office:value="2647.584961" calcext:value-type="float">
            <text:p>2647,584961</text:p>
          </table:table-cell>
          <table:table-cell office:value-type="float" office:value="142341" calcext:value-type="float">
            <text:p>142341</text:p>
          </table:table-cell>
          <table:table-cell office:value-type="float" office:value="1223.245972" calcext:value-type="float">
            <text:p>1223,245972</text:p>
          </table:table-cell>
          <table:table-cell office:value-type="float" office:value="2" calcext:value-type="float">
            <text:p>2</text:p>
          </table:table-cell>
          <table:table-cell office:value-type="float" office:value="18.521" calcext:value-type="float">
            <text:p>18,521</text:p>
          </table:table-cell>
          <table:table-cell office:value-type="float" office:value="142341" calcext:value-type="float">
            <text:p>142341</text:p>
          </table:table-cell>
          <table:table-cell office:value-type="float" office:value="1121.495972" calcext:value-type="float">
            <text:p>1121,495972</text:p>
          </table:table-cell>
          <table:table-cell office:value-type="float" office:value="113" calcext:value-type="float">
            <text:p>113</text:p>
          </table:table-cell>
          <table:table-cell office:value-type="float" office:value="2724.151367" calcext:value-type="float">
            <text:p>2724,151367</text:p>
          </table:table-cell>
          <table:table-cell office:value-type="float" office:value="142341" calcext:value-type="float">
            <text:p>142341</text:p>
          </table:table-cell>
          <table:table-cell office:value-type="float" office:value="1042.529907" calcext:value-type="float">
            <text:p>1042,529907</text:p>
          </table:table-cell>
          <table:table-cell office:value-type="float" office:value="130" calcext:value-type="float">
            <text:p>130</text:p>
          </table:table-cell>
          <table:table-cell office:value-type="float" office:value="2867.15332" calcext:value-type="float">
            <text:p>2867,15332</text:p>
          </table:table-cell>
          <table:table-cell office:value-type="float" office:value="142341" calcext:value-type="float">
            <text:p>142341</text:p>
          </table:table-cell>
          <table:table-cell office:value-type="float" office:value="867.618042" calcext:value-type="float">
            <text:p>867,618042</text:p>
          </table:table-cell>
          <table:table-cell office:value-type="float" office:value="100" calcext:value-type="float">
            <text:p>100</text:p>
          </table:table-cell>
          <table:table-cell office:value-type="float" office:value="2721.833496" calcext:value-type="float">
            <text:p>2721,833496</text:p>
          </table:table-cell>
          <table:table-cell office:value-type="float" office:value="142341" calcext:value-type="float">
            <text:p>142341</text:p>
          </table:table-cell>
          <table:table-cell office:value-type="float" office:value="1066.149048" calcext:value-type="float">
            <text:p>1066,149048</text:p>
          </table:table-cell>
          <table:table-cell office:value-type="float" office:value="78" calcext:value-type="float">
            <text:p>78</text:p>
          </table:table-cell>
          <table:table-cell office:value-type="float" office:value="1955.467896" calcext:value-type="float">
            <text:p>1955,467896</text:p>
          </table:table-cell>
        </table:table-row>
        <table:table-row table:style-name="ro1">
          <table:table-cell office:value-type="float" office:value="142542" calcext:value-type="float">
            <text:p>142542</text:p>
          </table:table-cell>
          <table:table-cell office:value-type="float" office:value="807.98999" calcext:value-type="float">
            <text:p>807,98999</text:p>
          </table:table-cell>
          <table:table-cell office:value-type="float" office:value="3" calcext:value-type="float">
            <text:p>3</text:p>
          </table:table-cell>
          <table:table-cell office:value-type="float" office:value="845.565979" calcext:value-type="float">
            <text:p>845,565979</text:p>
          </table:table-cell>
          <table:table-cell office:value-type="float" office:value="142542" calcext:value-type="float">
            <text:p>142542</text:p>
          </table:table-cell>
          <table:table-cell office:value-type="float" office:value="935.133972" calcext:value-type="float">
            <text:p>935,133972</text:p>
          </table:table-cell>
          <table:table-cell office:value-type="float" office:value="6" calcext:value-type="float">
            <text:p>6</text:p>
          </table:table-cell>
          <table:table-cell office:value-type="float" office:value="1592.932983" calcext:value-type="float">
            <text:p>1592,932983</text:p>
          </table:table-cell>
          <table:table-cell office:value-type="float" office:value="142542" calcext:value-type="float">
            <text:p>142542</text:p>
          </table:table-cell>
          <table:table-cell office:value-type="float" office:value="1044.583984" calcext:value-type="float">
            <text:p>1044,583984</text:p>
          </table:table-cell>
          <table:table-cell office:value-type="float" office:value="4" calcext:value-type="float">
            <text:p>4</text:p>
          </table:table-cell>
          <table:table-cell office:value-type="float" office:value="1492.325073" calcext:value-type="float">
            <text:p>1492,325073</text:p>
          </table:table-cell>
          <table:table-cell office:value-type="float" office:value="142542" calcext:value-type="float">
            <text:p>142542</text:p>
          </table:table-cell>
          <table:table-cell office:value-type="float" office:value="1075.904053" calcext:value-type="float">
            <text:p>1075,904053</text:p>
          </table:table-cell>
          <table:table-cell office:value-type="float" office:value="14" calcext:value-type="float">
            <text:p>14</text:p>
          </table:table-cell>
          <table:table-cell office:value-type="float" office:value="9315.458984" calcext:value-type="float">
            <text:p>9315,458984</text:p>
          </table:table-cell>
          <table:table-cell office:value-type="float" office:value="142542" calcext:value-type="float">
            <text:p>142542</text:p>
          </table:table-cell>
          <table:table-cell office:value-type="float" office:value="846.169983" calcext:value-type="float">
            <text:p>846,169983</text:p>
          </table:table-cell>
          <table:table-cell office:value-type="float" office:value="4" calcext:value-type="float">
            <text:p>4</text:p>
          </table:table-cell>
          <table:table-cell office:value-type="float" office:value="1099.194946" calcext:value-type="float">
            <text:p>1099,194946</text:p>
          </table:table-cell>
          <table:table-cell office:value-type="float" office:value="142542" calcext:value-type="float">
            <text:p>142542</text:p>
          </table:table-cell>
          <table:table-cell office:value-type="float" office:value="939.533997" calcext:value-type="float">
            <text:p>939,533997</text:p>
          </table:table-cell>
          <table:table-cell office:value-type="float" office:value="3" calcext:value-type="float">
            <text:p>3</text:p>
          </table:table-cell>
          <table:table-cell office:value-type="float" office:value="1479.123901" calcext:value-type="float">
            <text:p>1479,123901</text:p>
          </table:table-cell>
          <table:table-cell office:value-type="float" office:value="142542" calcext:value-type="float">
            <text:p>142542</text:p>
          </table:table-cell>
          <table:table-cell office:value-type="float" office:value="809.495972" calcext:value-type="float">
            <text:p>809,495972</text:p>
          </table:table-cell>
          <table:table-cell office:value-type="float" office:value="2" calcext:value-type="float">
            <text:p>2</text:p>
          </table:table-cell>
          <table:table-cell office:value-type="float" office:value="1263.254028" calcext:value-type="float">
            <text:p>1263,254028</text:p>
          </table:table-cell>
          <table:table-cell office:value-type="float" office:value="142542" calcext:value-type="float">
            <text:p>142542</text:p>
          </table:table-cell>
          <table:table-cell office:value-type="float" office:value="852.906006" calcext:value-type="float">
            <text:p>852,906006</text:p>
          </table:table-cell>
          <table:table-cell office:value-type="float" office:value="3" calcext:value-type="float">
            <text:p>3</text:p>
          </table:table-cell>
          <table:table-cell office:value-type="float" office:value="1201.250122" calcext:value-type="float">
            <text:p>1201,250122</text:p>
          </table:table-cell>
        </table:table-row>
        <table:table-row table:style-name="ro1">
          <table:table-cell office:value-type="float" office:value="142724" calcext:value-type="float">
            <text:p>142724</text:p>
          </table:table-cell>
          <table:table-cell office:value-type="float" office:value="1073.488892" calcext:value-type="float">
            <text:p>1073,488892</text:p>
          </table:table-cell>
          <table:table-cell office:value-type="float" office:value="4" calcext:value-type="float">
            <text:p>4</text:p>
          </table:table-cell>
          <table:table-cell office:value-type="float" office:value="481.264008" calcext:value-type="float">
            <text:p>481,264008</text:p>
          </table:table-cell>
          <table:table-cell office:value-type="float" office:value="142724" calcext:value-type="float">
            <text:p>142724</text:p>
          </table:table-cell>
          <table:table-cell office:value-type="float" office:value="1077.509033" calcext:value-type="float">
            <text:p>1077,509033</text:p>
          </table:table-cell>
          <table:table-cell office:value-type="float" office:value="32" calcext:value-type="float">
            <text:p>32</text:p>
          </table:table-cell>
          <table:table-cell office:value-type="float" office:value="10508.166016" calcext:value-type="float">
            <text:p>10508,166016</text:p>
          </table:table-cell>
          <table:table-cell office:value-type="float" office:value="142724" calcext:value-type="float">
            <text:p>142724</text:p>
          </table:table-cell>
          <table:table-cell office:value-type="float" office:value="902.065979" calcext:value-type="float">
            <text:p>902,065979</text:p>
          </table:table-cell>
          <table:table-cell office:value-type="float" office:value="19" calcext:value-type="float">
            <text:p>19</text:p>
          </table:table-cell>
          <table:table-cell office:value-type="float" office:value="960.807068" calcext:value-type="float">
            <text:p>960,807068</text:p>
          </table:table-cell>
          <table:table-cell office:value-type="float" office:value="142724" calcext:value-type="float">
            <text:p>142724</text:p>
          </table:table-cell>
          <table:table-cell office:value-type="float" office:value="1064.699097" calcext:value-type="float">
            <text:p>1064,699097</text:p>
          </table:table-cell>
          <table:table-cell office:value-type="float" office:value="11" calcext:value-type="float">
            <text:p>11</text:p>
          </table:table-cell>
          <table:table-cell office:value-type="float" office:value="1684.189087" calcext:value-type="float">
            <text:p>1684,189087</text:p>
          </table:table-cell>
          <table:table-cell office:value-type="float" office:value="142724" calcext:value-type="float">
            <text:p>142724</text:p>
          </table:table-cell>
          <table:table-cell office:value-type="float" office:value="896.635986" calcext:value-type="float">
            <text:p>896,635986</text:p>
          </table:table-cell>
          <table:table-cell office:value-type="float" office:value="6" calcext:value-type="float">
            <text:p>6</text:p>
          </table:table-cell>
          <table:table-cell office:value-type="float" office:value="471.639984" calcext:value-type="float">
            <text:p>471,639984</text:p>
          </table:table-cell>
          <table:table-cell office:value-type="float" office:value="142724" calcext:value-type="float">
            <text:p>142724</text:p>
          </table:table-cell>
          <table:table-cell office:value-type="float" office:value="1042.708984" calcext:value-type="float">
            <text:p>1042,708984</text:p>
          </table:table-cell>
          <table:table-cell office:value-type="float" office:value="5" calcext:value-type="float">
            <text:p>5</text:p>
          </table:table-cell>
          <table:table-cell office:value-type="float" office:value="556.353027" calcext:value-type="float">
            <text:p>556,353027</text:p>
          </table:table-cell>
          <table:table-cell office:value-type="float" office:value="142724" calcext:value-type="float">
            <text:p>142724</text:p>
          </table:table-cell>
          <table:table-cell office:value-type="float" office:value="1289.266968" calcext:value-type="float">
            <text:p>1289,266968</text:p>
          </table:table-cell>
          <table:table-cell office:value-type="float" office:value="2" calcext:value-type="float">
            <text:p>2</text:p>
          </table:table-cell>
          <table:table-cell office:value-type="float" office:value="115.774002" calcext:value-type="float">
            <text:p>115,774002</text:p>
          </table:table-cell>
          <table:table-cell office:value-type="float" office:value="142724" calcext:value-type="float">
            <text:p>142724</text:p>
          </table:table-cell>
          <table:table-cell office:value-type="float" office:value="1083.619019" calcext:value-type="float">
            <text:p>1083,619019</text:p>
          </table:table-cell>
          <table:table-cell office:value-type="float" office:value="4" calcext:value-type="float">
            <text:p>4</text:p>
          </table:table-cell>
          <table:table-cell office:value-type="float" office:value="172.326019" calcext:value-type="float">
            <text:p>172,326019</text:p>
          </table:table-cell>
        </table:table-row>
        <table:table-row table:style-name="ro1">
          <table:table-cell office:value-type="float" office:value="142915" calcext:value-type="float">
            <text:p>142915</text:p>
          </table:table-cell>
          <table:table-cell office:value-type="float" office:value="861.474976" calcext:value-type="float">
            <text:p>861,474976</text:p>
          </table:table-cell>
          <table:table-cell office:value-type="float" office:value="169" calcext:value-type="float">
            <text:p>169</text:p>
          </table:table-cell>
          <table:table-cell office:value-type="float" office:value="3776.479736" calcext:value-type="float">
            <text:p>3776,479736</text:p>
          </table:table-cell>
          <table:table-cell office:value-type="float" office:value="142915" calcext:value-type="float">
            <text:p>142915</text:p>
          </table:table-cell>
          <table:table-cell office:value-type="float" office:value="1437.337036" calcext:value-type="float">
            <text:p>1437,337036</text:p>
          </table:table-cell>
          <table:table-cell office:value-type="float" office:value="123" calcext:value-type="float">
            <text:p>123</text:p>
          </table:table-cell>
          <table:table-cell office:value-type="float" office:value="3552.015381" calcext:value-type="float">
            <text:p>3552,015381</text:p>
          </table:table-cell>
          <table:table-cell office:value-type="float" office:value="142915" calcext:value-type="float">
            <text:p>142915</text:p>
          </table:table-cell>
          <table:table-cell office:value-type="float" office:value="1033.28894" calcext:value-type="float">
            <text:p>1033,28894</text:p>
          </table:table-cell>
          <table:table-cell office:value-type="float" office:value="175" calcext:value-type="float">
            <text:p>175</text:p>
          </table:table-cell>
          <table:table-cell office:value-type="float" office:value="3835.894531" calcext:value-type="float">
            <text:p>3835,894531</text:p>
          </table:table-cell>
          <table:table-cell office:value-type="float" office:value="142915" calcext:value-type="float">
            <text:p>142915</text:p>
          </table:table-cell>
          <table:table-cell office:value-type="float" office:value="1104.536011" calcext:value-type="float">
            <text:p>1104,536011</text:p>
          </table:table-cell>
          <table:table-cell office:value-type="float" office:value="128" calcext:value-type="float">
            <text:p>128</text:p>
          </table:table-cell>
          <table:table-cell office:value-type="float" office:value="2768.19873" calcext:value-type="float">
            <text:p>2768,19873</text:p>
          </table:table-cell>
          <table:table-cell office:value-type="float" office:value="142915" calcext:value-type="float">
            <text:p>142915</text:p>
          </table:table-cell>
          <table:table-cell office:value-type="float" office:value="952.953979" calcext:value-type="float">
            <text:p>952,953979</text:p>
          </table:table-cell>
          <table:table-cell office:value-type="float" office:value="14" calcext:value-type="float">
            <text:p>14</text:p>
          </table:table-cell>
          <table:table-cell office:value-type="float" office:value="557.687012" calcext:value-type="float">
            <text:p>557,687012</text:p>
          </table:table-cell>
          <table:table-cell office:value-type="float" office:value="142915" calcext:value-type="float">
            <text:p>142915</text:p>
          </table:table-cell>
          <table:table-cell office:value-type="float" office:value="1147.492065" calcext:value-type="float">
            <text:p>1147,492065</text:p>
          </table:table-cell>
          <table:table-cell office:value-type="float" office:value="94" calcext:value-type="float">
            <text:p>94</text:p>
          </table:table-cell>
          <table:table-cell office:value-type="float" office:value="1839.558716" calcext:value-type="float">
            <text:p>1839,558716</text:p>
          </table:table-cell>
          <table:table-cell office:value-type="float" office:value="142915" calcext:value-type="float">
            <text:p>142915</text:p>
          </table:table-cell>
          <table:table-cell office:value-type="float" office:value="1050.281982" calcext:value-type="float">
            <text:p>1050,281982</text:p>
          </table:table-cell>
          <table:table-cell office:value-type="float" office:value="46" calcext:value-type="float">
            <text:p>46</text:p>
          </table:table-cell>
          <table:table-cell office:value-type="float" office:value="1247.364868" calcext:value-type="float">
            <text:p>1247,364868</text:p>
          </table:table-cell>
          <table:table-cell office:value-type="float" office:value="142915" calcext:value-type="float">
            <text:p>142915</text:p>
          </table:table-cell>
          <table:table-cell office:value-type="float" office:value="1242.851929" calcext:value-type="float">
            <text:p>1242,851929</text:p>
          </table:table-cell>
          <table:table-cell office:value-type="float" office:value="144" calcext:value-type="float">
            <text:p>144</text:p>
          </table:table-cell>
          <table:table-cell office:value-type="float" office:value="3243.301025" calcext:value-type="float">
            <text:p>3243,301025</text:p>
          </table:table-cell>
        </table:table-row>
        <table:table-row table:style-name="ro1">
          <table:table-cell office:value-type="float" office:value="143120" calcext:value-type="float">
            <text:p>143120</text:p>
          </table:table-cell>
          <table:table-cell office:value-type="float" office:value="1045.788086" calcext:value-type="float">
            <text:p>1045,788086</text:p>
          </table:table-cell>
          <table:table-cell office:value-type="float" office:value="6" calcext:value-type="float">
            <text:p>6</text:p>
          </table:table-cell>
          <table:table-cell office:value-type="float" office:value="1131.331055" calcext:value-type="float">
            <text:p>1131,331055</text:p>
          </table:table-cell>
          <table:table-cell office:value-type="float" office:value="143120" calcext:value-type="float">
            <text:p>143120</text:p>
          </table:table-cell>
          <table:table-cell office:value-type="float" office:value="984.942017" calcext:value-type="float">
            <text:p>984,942017</text:p>
          </table:table-cell>
          <table:table-cell office:value-type="float" office:value="8" calcext:value-type="float">
            <text:p>8</text:p>
          </table:table-cell>
          <table:table-cell office:value-type="float" office:value="1416.039917" calcext:value-type="float">
            <text:p>1416,039917</text:p>
          </table:table-cell>
          <table:table-cell office:value-type="float" office:value="143120" calcext:value-type="float">
            <text:p>143120</text:p>
          </table:table-cell>
          <table:table-cell office:value-type="float" office:value="977.105957" calcext:value-type="float">
            <text:p>977,105957</text:p>
          </table:table-cell>
          <table:table-cell office:value-type="float" office:value="17" calcext:value-type="float">
            <text:p>17</text:p>
          </table:table-cell>
          <table:table-cell office:value-type="float" office:value="8720.269531" calcext:value-type="float">
            <text:p>8720,269531</text:p>
          </table:table-cell>
          <table:table-cell office:value-type="float" office:value="143120" calcext:value-type="float">
            <text:p>143120</text:p>
          </table:table-cell>
          <table:table-cell office:value-type="float" office:value="816.47998" calcext:value-type="float">
            <text:p>816,47998</text:p>
          </table:table-cell>
          <table:table-cell office:value-type="float" office:value="4" calcext:value-type="float">
            <text:p>4</text:p>
          </table:table-cell>
          <table:table-cell office:value-type="float" office:value="1268.342041" calcext:value-type="float">
            <text:p>1268,342041</text:p>
          </table:table-cell>
          <table:table-cell office:value-type="float" office:value="143120" calcext:value-type="float">
            <text:p>143120</text:p>
          </table:table-cell>
          <table:table-cell office:value-type="float" office:value="883.024963" calcext:value-type="float">
            <text:p>883,024963</text:p>
          </table:table-cell>
          <table:table-cell office:value-type="float" office:value="20" calcext:value-type="float">
            <text:p>20</text:p>
          </table:table-cell>
          <table:table-cell office:value-type="float" office:value="10550.080078" calcext:value-type="float">
            <text:p>10550,080078</text:p>
          </table:table-cell>
          <table:table-cell office:value-type="float" office:value="143120" calcext:value-type="float">
            <text:p>143120</text:p>
          </table:table-cell>
          <table:table-cell office:value-type="float" office:value="945.199036" calcext:value-type="float">
            <text:p>945,199036</text:p>
          </table:table-cell>
          <table:table-cell office:value-type="float" office:value="3" calcext:value-type="float">
            <text:p>3</text:p>
          </table:table-cell>
          <table:table-cell office:value-type="float" office:value="262.485992" calcext:value-type="float">
            <text:p>262,485992</text:p>
          </table:table-cell>
          <table:table-cell office:value-type="float" office:value="143120" calcext:value-type="float">
            <text:p>143120</text:p>
          </table:table-cell>
          <table:table-cell office:value-type="float" office:value="938.264038" calcext:value-type="float">
            <text:p>938,264038</text:p>
          </table:table-cell>
          <table:table-cell office:value-type="float" office:value="8" calcext:value-type="float">
            <text:p>8</text:p>
          </table:table-cell>
          <table:table-cell office:value-type="float" office:value="1167.039062" calcext:value-type="float">
            <text:p>1167,039062</text:p>
          </table:table-cell>
          <table:table-cell office:value-type="float" office:value="143120" calcext:value-type="float">
            <text:p>143120</text:p>
          </table:table-cell>
          <table:table-cell office:value-type="float" office:value="958.919006" calcext:value-type="float">
            <text:p>958,919006</text:p>
          </table:table-cell>
          <table:table-cell office:value-type="float" office:value="9" calcext:value-type="float">
            <text:p>9</text:p>
          </table:table-cell>
          <table:table-cell office:value-type="float" office:value="1215.571045" calcext:value-type="float">
            <text:p>1215,571045</text:p>
          </table:table-cell>
        </table:table-row>
        <table:table-row table:style-name="ro1">
          <table:table-cell office:value-type="float" office:value="143301" calcext:value-type="float">
            <text:p>143301</text:p>
          </table:table-cell>
          <table:table-cell office:value-type="float" office:value="982.945984" calcext:value-type="float">
            <text:p>982,945984</text:p>
          </table:table-cell>
          <table:table-cell office:value-type="float" office:value="5" calcext:value-type="float">
            <text:p>5</text:p>
          </table:table-cell>
          <table:table-cell office:value-type="float" office:value="368.449982" calcext:value-type="float">
            <text:p>368,449982</text:p>
          </table:table-cell>
          <table:table-cell office:value-type="float" office:value="143301" calcext:value-type="float">
            <text:p>143301</text:p>
          </table:table-cell>
          <table:table-cell office:value-type="float" office:value="953.55896" calcext:value-type="float">
            <text:p>953,55896</text:p>
          </table:table-cell>
          <table:table-cell office:value-type="float" office:value="6" calcext:value-type="float">
            <text:p>6</text:p>
          </table:table-cell>
          <table:table-cell office:value-type="float" office:value="980.651978" calcext:value-type="float">
            <text:p>980,651978</text:p>
          </table:table-cell>
          <table:table-cell office:value-type="float" office:value="143301" calcext:value-type="float">
            <text:p>143301</text:p>
          </table:table-cell>
          <table:table-cell office:value-type="float" office:value="929.894958" calcext:value-type="float">
            <text:p>929,894958</text:p>
          </table:table-cell>
          <table:table-cell office:value-type="float" office:value="2" calcext:value-type="float">
            <text:p>2</text:p>
          </table:table-cell>
          <table:table-cell office:value-type="float" office:value="453.390015" calcext:value-type="float">
            <text:p>453,390015</text:p>
          </table:table-cell>
          <table:table-cell office:value-type="float" office:value="143301" calcext:value-type="float">
            <text:p>143301</text:p>
          </table:table-cell>
          <table:table-cell office:value-type="float" office:value="946.763977" calcext:value-type="float">
            <text:p>946,763977</text:p>
          </table:table-cell>
          <table:table-cell office:value-type="float" office:value="5" calcext:value-type="float">
            <text:p>5</text:p>
          </table:table-cell>
          <table:table-cell office:value-type="float" office:value="996.708008" calcext:value-type="float">
            <text:p>996,708008</text:p>
          </table:table-cell>
          <table:table-cell office:value-type="float" office:value="143301" calcext:value-type="float">
            <text:p>143301</text:p>
          </table:table-cell>
          <table:table-cell office:value-type="float" office:value="1065.381958" calcext:value-type="float">
            <text:p>1065,381958</text:p>
          </table:table-cell>
          <table:table-cell office:value-type="float" office:value="3" calcext:value-type="float">
            <text:p>3</text:p>
          </table:table-cell>
          <table:table-cell office:value-type="float" office:value="465.046997" calcext:value-type="float">
            <text:p>465,046997</text:p>
          </table:table-cell>
          <table:table-cell office:value-type="float" office:value="143301" calcext:value-type="float">
            <text:p>143301</text:p>
          </table:table-cell>
          <table:table-cell office:value-type="float" office:value="1138.129028" calcext:value-type="float">
            <text:p>1138,129028</text:p>
          </table:table-cell>
          <table:table-cell office:value-type="float" office:value="10" calcext:value-type="float">
            <text:p>10</text:p>
          </table:table-cell>
          <table:table-cell office:value-type="float" office:value="1679.69397" calcext:value-type="float">
            <text:p>1679,69397</text:p>
          </table:table-cell>
          <table:table-cell office:value-type="float" office:value="143301" calcext:value-type="float">
            <text:p>143301</text:p>
          </table:table-cell>
          <table:table-cell office:value-type="float" office:value="848.023987" calcext:value-type="float">
            <text:p>848,023987</text:p>
          </table:table-cell>
          <table:table-cell office:value-type="float" office:value="5" calcext:value-type="float">
            <text:p>5</text:p>
          </table:table-cell>
          <table:table-cell office:value-type="float" office:value="1380.028076" calcext:value-type="float">
            <text:p>1380,028076</text:p>
          </table:table-cell>
          <table:table-cell office:value-type="float" office:value="143301" calcext:value-type="float">
            <text:p>143301</text:p>
          </table:table-cell>
          <table:table-cell office:value-type="float" office:value="1057.679077" calcext:value-type="float">
            <text:p>1057,679077</text:p>
          </table:table-cell>
          <table:table-cell office:value-type="float" office:value="8" calcext:value-type="float">
            <text:p>8</text:p>
          </table:table-cell>
          <table:table-cell office:value-type="float" office:value="1275.588013" calcext:value-type="float">
            <text:p>1275,588013</text:p>
          </table:table-cell>
        </table:table-row>
        <table:table-row table:style-name="ro1">
          <table:table-cell office:value-type="float" office:value="143443" calcext:value-type="float">
            <text:p>143443</text:p>
          </table:table-cell>
          <table:table-cell office:value-type="float" office:value="954.810974" calcext:value-type="float">
            <text:p>954,810974</text:p>
          </table:table-cell>
          <table:table-cell office:value-type="float" office:value="2" calcext:value-type="float">
            <text:p>2</text:p>
          </table:table-cell>
          <table:table-cell office:value-type="float" office:value="116.282005" calcext:value-type="float">
            <text:p>116,282005</text:p>
          </table:table-cell>
          <table:table-cell office:value-type="float" office:value="143443" calcext:value-type="float">
            <text:p>143443</text:p>
          </table:table-cell>
          <table:table-cell office:value-type="float" office:value="855.225037" calcext:value-type="float">
            <text:p>855,225037</text:p>
          </table:table-cell>
          <table:table-cell office:value-type="float" office:value="7" calcext:value-type="float">
            <text:p>7</text:p>
          </table:table-cell>
          <table:table-cell office:value-type="float" office:value="758.508972" calcext:value-type="float">
            <text:p>758,508972</text:p>
          </table:table-cell>
          <table:table-cell office:value-type="float" office:value="143443" calcext:value-type="float">
            <text:p>143443</text:p>
          </table:table-cell>
          <table:table-cell office:value-type="float" office:value="939.011963" calcext:value-type="float">
            <text:p>939,0119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443" calcext:value-type="float">
            <text:p>143443</text:p>
          </table:table-cell>
          <table:table-cell office:value-type="float" office:value="856.510986" calcext:value-type="float">
            <text:p>856,510986</text:p>
          </table:table-cell>
          <table:table-cell office:value-type="float" office:value="5" calcext:value-type="float">
            <text:p>5</text:p>
          </table:table-cell>
          <table:table-cell office:value-type="float" office:value="343.179993" calcext:value-type="float">
            <text:p>343,179993</text:p>
          </table:table-cell>
          <table:table-cell office:value-type="float" office:value="143443" calcext:value-type="float">
            <text:p>143443</text:p>
          </table:table-cell>
          <table:table-cell office:value-type="float" office:value="920.404968" calcext:value-type="float">
            <text:p>920,404968</text:p>
          </table:table-cell>
          <table:table-cell office:value-type="float" office:value="3" calcext:value-type="float">
            <text:p>3</text:p>
          </table:table-cell>
          <table:table-cell office:value-type="float" office:value="332.117004" calcext:value-type="float">
            <text:p>332,117004</text:p>
          </table:table-cell>
          <table:table-cell office:value-type="float" office:value="143443" calcext:value-type="float">
            <text:p>143443</text:p>
          </table:table-cell>
          <table:table-cell office:value-type="float" office:value="1040.36499" calcext:value-type="float">
            <text:p>1040,36499</text:p>
          </table:table-cell>
          <table:table-cell office:value-type="float" office:value="3" calcext:value-type="float">
            <text:p>3</text:p>
          </table:table-cell>
          <table:table-cell office:value-type="float" office:value="209.278992" calcext:value-type="float">
            <text:p>209,278992</text:p>
          </table:table-cell>
          <table:table-cell office:value-type="float" office:value="143443" calcext:value-type="float">
            <text:p>143443</text:p>
          </table:table-cell>
          <table:table-cell office:value-type="float" office:value="1234.488037" calcext:value-type="float">
            <text:p>1234,488037</text:p>
          </table:table-cell>
          <table:table-cell office:value-type="float" office:value="4" calcext:value-type="float">
            <text:p>4</text:p>
          </table:table-cell>
          <table:table-cell office:value-type="float" office:value="277.575989" calcext:value-type="float">
            <text:p>277,575989</text:p>
          </table:table-cell>
          <table:table-cell office:value-type="float" office:value="143443" calcext:value-type="float">
            <text:p>143443</text:p>
          </table:table-cell>
          <table:table-cell office:value-type="float" office:value="965.695007" calcext:value-type="float">
            <text:p>965,695007</text:p>
          </table:table-cell>
          <table:table-cell office:value-type="float" office:value="4" calcext:value-type="float">
            <text:p>4</text:p>
          </table:table-cell>
          <table:table-cell office:value-type="float" office:value="230.860992" calcext:value-type="float">
            <text:p>230,860992</text:p>
          </table:table-cell>
        </table:table-row>
        <table:table-row table:style-name="ro1">
          <table:table-cell office:value-type="float" office:value="143624" calcext:value-type="float">
            <text:p>143624</text:p>
          </table:table-cell>
          <table:table-cell office:value-type="float" office:value="1067.867065" calcext:value-type="float">
            <text:p>1067,867065</text:p>
          </table:table-cell>
          <table:table-cell office:value-type="float" office:value="90" calcext:value-type="float">
            <text:p>90</text:p>
          </table:table-cell>
          <table:table-cell office:value-type="float" office:value="1808.773804" calcext:value-type="float">
            <text:p>1808,773804</text:p>
          </table:table-cell>
          <table:table-cell office:value-type="float" office:value="143624" calcext:value-type="float">
            <text:p>143624</text:p>
          </table:table-cell>
          <table:table-cell office:value-type="float" office:value="965.973022" calcext:value-type="float">
            <text:p>965,973022</text:p>
          </table:table-cell>
          <table:table-cell office:value-type="float" office:value="61" calcext:value-type="float">
            <text:p>61</text:p>
          </table:table-cell>
          <table:table-cell office:value-type="float" office:value="1388.245117" calcext:value-type="float">
            <text:p>1388,245117</text:p>
          </table:table-cell>
          <table:table-cell office:value-type="float" office:value="143624" calcext:value-type="float">
            <text:p>143624</text:p>
          </table:table-cell>
          <table:table-cell office:value-type="float" office:value="1186.69104" calcext:value-type="float">
            <text:p>1186,69104</text:p>
          </table:table-cell>
          <table:table-cell office:value-type="float" office:value="144" calcext:value-type="float">
            <text:p>144</text:p>
          </table:table-cell>
          <table:table-cell office:value-type="float" office:value="3099.641113" calcext:value-type="float">
            <text:p>3099,641113</text:p>
          </table:table-cell>
          <table:table-cell office:value-type="float" office:value="143624" calcext:value-type="float">
            <text:p>143624</text:p>
          </table:table-cell>
          <table:table-cell office:value-type="float" office:value="1187.390015" calcext:value-type="float">
            <text:p>1187,390015</text:p>
          </table:table-cell>
          <table:table-cell office:value-type="float" office:value="2" calcext:value-type="float">
            <text:p>2</text:p>
          </table:table-cell>
          <table:table-cell office:value-type="float" office:value="359.953003" calcext:value-type="float">
            <text:p>359,953003</text:p>
          </table:table-cell>
          <table:table-cell office:value-type="float" office:value="143624" calcext:value-type="float">
            <text:p>143624</text:p>
          </table:table-cell>
          <table:table-cell office:value-type="float" office:value="1029.953003" calcext:value-type="float">
            <text:p>1029,953003</text:p>
          </table:table-cell>
          <table:table-cell office:value-type="float" office:value="155" calcext:value-type="float">
            <text:p>155</text:p>
          </table:table-cell>
          <table:table-cell office:value-type="float" office:value="3448.45166" calcext:value-type="float">
            <text:p>3448,45166</text:p>
          </table:table-cell>
          <table:table-cell office:value-type="float" office:value="143624" calcext:value-type="float">
            <text:p>143624</text:p>
          </table:table-cell>
          <table:table-cell office:value-type="float" office:value="1165.824097" calcext:value-type="float">
            <text:p>1165,824097</text:p>
          </table:table-cell>
          <table:table-cell office:value-type="float" office:value="149" calcext:value-type="float">
            <text:p>149</text:p>
          </table:table-cell>
          <table:table-cell office:value-type="float" office:value="3457.77124" calcext:value-type="float">
            <text:p>3457,77124</text:p>
          </table:table-cell>
          <table:table-cell office:value-type="float" office:value="143624" calcext:value-type="float">
            <text:p>143624</text:p>
          </table:table-cell>
          <table:table-cell office:value-type="float" office:value="1303.861938" calcext:value-type="float">
            <text:p>1303,861938</text:p>
          </table:table-cell>
          <table:table-cell office:value-type="float" office:value="112" calcext:value-type="float">
            <text:p>112</text:p>
          </table:table-cell>
          <table:table-cell office:value-type="float" office:value="2776.445557" calcext:value-type="float">
            <text:p>2776,445557</text:p>
          </table:table-cell>
          <table:table-cell office:value-type="float" office:value="143624" calcext:value-type="float">
            <text:p>143624</text:p>
          </table:table-cell>
          <table:table-cell office:value-type="float" office:value="982.567017" calcext:value-type="float">
            <text:p>982,567017</text:p>
          </table:table-cell>
          <table:table-cell office:value-type="float" office:value="135" calcext:value-type="float">
            <text:p>135</text:p>
          </table:table-cell>
          <table:table-cell office:value-type="float" office:value="3253.613037" calcext:value-type="float">
            <text:p>3253,613037</text:p>
          </table:table-cell>
        </table:table-row>
        <table:table-row table:style-name="ro1">
          <table:table-cell office:value-type="float" office:value="143827" calcext:value-type="float">
            <text:p>143827</text:p>
          </table:table-cell>
          <table:table-cell office:value-type="float" office:value="877.429016" calcext:value-type="float">
            <text:p>877,429016</text:p>
          </table:table-cell>
          <table:table-cell office:value-type="float" office:value="7" calcext:value-type="float">
            <text:p>7</text:p>
          </table:table-cell>
          <table:table-cell office:value-type="float" office:value="2085.098145" calcext:value-type="float">
            <text:p>2085,098145</text:p>
          </table:table-cell>
          <table:table-cell office:value-type="float" office:value="143827" calcext:value-type="float">
            <text:p>143827</text:p>
          </table:table-cell>
          <table:table-cell office:value-type="float" office:value="843.641968" calcext:value-type="float">
            <text:p>843,641968</text:p>
          </table:table-cell>
          <table:table-cell office:value-type="float" office:value="25" calcext:value-type="float">
            <text:p>25</text:p>
          </table:table-cell>
          <table:table-cell office:value-type="float" office:value="7672.211426" calcext:value-type="float">
            <text:p>7672,211426</text:p>
          </table:table-cell>
          <table:table-cell office:value-type="float" office:value="143827" calcext:value-type="float">
            <text:p>143827</text:p>
          </table:table-cell>
          <table:table-cell office:value-type="float" office:value="861.661987" calcext:value-type="float">
            <text:p>861,661987</text:p>
          </table:table-cell>
          <table:table-cell office:value-type="float" office:value="8" calcext:value-type="float">
            <text:p>8</text:p>
          </table:table-cell>
          <table:table-cell office:value-type="float" office:value="2334.022949" calcext:value-type="float">
            <text:p>2334,022949</text:p>
          </table:table-cell>
          <table:table-cell office:value-type="float" office:value="143827" calcext:value-type="float">
            <text:p>143827</text:p>
          </table:table-cell>
          <table:table-cell office:value-type="float" office:value="849.940002" calcext:value-type="float">
            <text:p>849,940002</text:p>
          </table:table-cell>
          <table:table-cell office:value-type="float" office:value="6" calcext:value-type="float">
            <text:p>6</text:p>
          </table:table-cell>
          <table:table-cell office:value-type="float" office:value="2157.517822" calcext:value-type="float">
            <text:p>2157,517822</text:p>
          </table:table-cell>
          <table:table-cell office:value-type="float" office:value="143827" calcext:value-type="float">
            <text:p>143827</text:p>
          </table:table-cell>
          <table:table-cell office:value-type="float" office:value="1027.16394" calcext:value-type="float">
            <text:p>1027,16394</text:p>
          </table:table-cell>
          <table:table-cell office:value-type="float" office:value="11" calcext:value-type="float">
            <text:p>11</text:p>
          </table:table-cell>
          <table:table-cell office:value-type="float" office:value="2324.577637" calcext:value-type="float">
            <text:p>2324,577637</text:p>
          </table:table-cell>
          <table:table-cell office:value-type="float" office:value="143827" calcext:value-type="float">
            <text:p>143827</text:p>
          </table:table-cell>
          <table:table-cell office:value-type="float" office:value="976.55603" calcext:value-type="float">
            <text:p>976,55603</text:p>
          </table:table-cell>
          <table:table-cell office:value-type="float" office:value="7" calcext:value-type="float">
            <text:p>7</text:p>
          </table:table-cell>
          <table:table-cell office:value-type="float" office:value="1965.888184" calcext:value-type="float">
            <text:p>1965,888184</text:p>
          </table:table-cell>
          <table:table-cell office:value-type="float" office:value="143827" calcext:value-type="float">
            <text:p>143827</text:p>
          </table:table-cell>
          <table:table-cell office:value-type="float" office:value="1055.72998" calcext:value-type="float">
            <text:p>1055,72998</text:p>
          </table:table-cell>
          <table:table-cell office:value-type="float" office:value="13" calcext:value-type="float">
            <text:p>13</text:p>
          </table:table-cell>
          <table:table-cell office:value-type="float" office:value="3024.908203" calcext:value-type="float">
            <text:p>3024,908203</text:p>
          </table:table-cell>
          <table:table-cell office:value-type="float" office:value="143827" calcext:value-type="float">
            <text:p>143827</text:p>
          </table:table-cell>
          <table:table-cell office:value-type="float" office:value="823.434998" calcext:value-type="float">
            <text:p>823,434998</text:p>
          </table:table-cell>
          <table:table-cell office:value-type="float" office:value="6" calcext:value-type="float">
            <text:p>6</text:p>
          </table:table-cell>
          <table:table-cell office:value-type="float" office:value="1297.98999" calcext:value-type="float">
            <text:p>1297,98999</text:p>
          </table:table-cell>
        </table:table-row>
        <table:table-row table:style-name="ro1">
          <table:table-cell office:value-type="float" office:value="144022" calcext:value-type="float">
            <text:p>144022</text:p>
          </table:table-cell>
          <table:table-cell office:value-type="float" office:value="937.536987" calcext:value-type="float">
            <text:p>937,536987</text:p>
          </table:table-cell>
          <table:table-cell office:value-type="float" office:value="7" calcext:value-type="float">
            <text:p>7</text:p>
          </table:table-cell>
          <table:table-cell office:value-type="float" office:value="555.618042" calcext:value-type="float">
            <text:p>555,618042</text:p>
          </table:table-cell>
          <table:table-cell office:value-type="float" office:value="144022" calcext:value-type="float">
            <text:p>144022</text:p>
          </table:table-cell>
          <table:table-cell office:value-type="float" office:value="915.922974" calcext:value-type="float">
            <text:p>915,922974</text:p>
          </table:table-cell>
          <table:table-cell office:value-type="float" office:value="14" calcext:value-type="float">
            <text:p>14</text:p>
          </table:table-cell>
          <table:table-cell office:value-type="float" office:value="1449.711182" calcext:value-type="float">
            <text:p>1449,711182</text:p>
          </table:table-cell>
          <table:table-cell office:value-type="float" office:value="144022" calcext:value-type="float">
            <text:p>144022</text:p>
          </table:table-cell>
          <table:table-cell office:value-type="float" office:value="992.21405" calcext:value-type="float">
            <text:p>992,21405</text:p>
          </table:table-cell>
          <table:table-cell office:value-type="float" office:value="3" calcext:value-type="float">
            <text:p>3</text:p>
          </table:table-cell>
          <table:table-cell office:value-type="float" office:value="727.911987" calcext:value-type="float">
            <text:p>727,911987</text:p>
          </table:table-cell>
          <table:table-cell office:value-type="float" office:value="144022" calcext:value-type="float">
            <text:p>144022</text:p>
          </table:table-cell>
          <table:table-cell office:value-type="float" office:value="1084.083984" calcext:value-type="float">
            <text:p>1084,083984</text:p>
          </table:table-cell>
          <table:table-cell office:value-type="float" office:value="5" calcext:value-type="float">
            <text:p>5</text:p>
          </table:table-cell>
          <table:table-cell office:value-type="float" office:value="259.268982" calcext:value-type="float">
            <text:p>259,268982</text:p>
          </table:table-cell>
          <table:table-cell office:value-type="float" office:value="144022" calcext:value-type="float">
            <text:p>144022</text:p>
          </table:table-cell>
          <table:table-cell office:value-type="float" office:value="798.690002" calcext:value-type="float">
            <text:p>798,690002</text:p>
          </table:table-cell>
          <table:table-cell office:value-type="float" office:value="10" calcext:value-type="float">
            <text:p>10</text:p>
          </table:table-cell>
          <table:table-cell office:value-type="float" office:value="1182.720947" calcext:value-type="float">
            <text:p>1182,720947</text:p>
          </table:table-cell>
          <table:table-cell office:value-type="float" office:value="144022" calcext:value-type="float">
            <text:p>144022</text:p>
          </table:table-cell>
          <table:table-cell office:value-type="float" office:value="892.862" calcext:value-type="float">
            <text:p>892,862</text:p>
          </table:table-cell>
          <table:table-cell office:value-type="float" office:value="8" calcext:value-type="float">
            <text:p>8</text:p>
          </table:table-cell>
          <table:table-cell office:value-type="float" office:value="897.690002" calcext:value-type="float">
            <text:p>897,690002</text:p>
          </table:table-cell>
          <table:table-cell office:value-type="float" office:value="144022" calcext:value-type="float">
            <text:p>144022</text:p>
          </table:table-cell>
          <table:table-cell office:value-type="float" office:value="944.962952" calcext:value-type="float">
            <text:p>944,962952</text:p>
          </table:table-cell>
          <table:table-cell office:value-type="float" office:value="5" calcext:value-type="float">
            <text:p>5</text:p>
          </table:table-cell>
          <table:table-cell office:value-type="float" office:value="840.049072" calcext:value-type="float">
            <text:p>840,049072</text:p>
          </table:table-cell>
          <table:table-cell office:value-type="float" office:value="144022" calcext:value-type="float">
            <text:p>144022</text:p>
          </table:table-cell>
          <table:table-cell office:value-type="float" office:value="1279.840942" calcext:value-type="float">
            <text:p>1279,840942</text:p>
          </table:table-cell>
          <table:table-cell office:value-type="float" office:value="5" calcext:value-type="float">
            <text:p>5</text:p>
          </table:table-cell>
          <table:table-cell office:value-type="float" office:value="1185.341064" calcext:value-type="float">
            <text:p>1185,341064</text:p>
          </table:table-cell>
        </table:table-row>
        <table:table-row table:style-name="ro1" table:number-rows-repeated="20">
          <table:table-cell table:number-columns-repeated="32"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8.B5:.B34])" office:value-type="float" office:value="955.9834961" calcext:value-type="float">
            <text:p>955,9834961</text:p>
          </table:table-cell>
          <table:table-cell table:style-name="ce1" table:formula="of:=AVERAGE([C8.C5:.C34])" office:value-type="float" office:value="39.8" calcext:value-type="float">
            <text:p>39,8</text:p>
          </table:table-cell>
          <table:table-cell table:style-name="ce15" table:formula="of:=AVERAGE([C8.D5:.D34])" office:value-type="float" office:value="1346.0026818" calcext:value-type="float">
            <text:p>1346,0026818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8.F5:.F34])" office:value-type="float" office:value="995.331604" calcext:value-type="float">
            <text:p>995,331604</text:p>
          </table:table-cell>
          <table:table-cell table:style-name="ce1" table:formula="of:=AVERAGE([C8.G5:.G34])" office:value-type="float" office:value="35.5" calcext:value-type="float">
            <text:p>35,5</text:p>
          </table:table-cell>
          <table:table-cell table:style-name="ce15" table:formula="of:=AVERAGE([C8.H5:.H34])" office:value-type="float" office:value="3120.6137879" calcext:value-type="float">
            <text:p>3120,6137879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8.J5:.J34])" office:value-type="float" office:value="983.2238829" calcext:value-type="float">
            <text:p>983,2238829</text:p>
          </table:table-cell>
          <table:table-cell table:style-name="ce1" table:formula="of:=AVERAGE([C8.K5:.K34])" office:value-type="float" office:value="47.1" calcext:value-type="float">
            <text:p>47,1</text:p>
          </table:table-cell>
          <table:table-cell table:style-name="ce15" table:formula="of:=AVERAGE([C8.L5:.L34])" office:value-type="float" office:value="2427.1847228" calcext:value-type="float">
            <text:p>2427,1847228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8.N5:.N34])" office:value-type="float" office:value="1020.9554077" calcext:value-type="float">
            <text:p>1020,9554077</text:p>
          </table:table-cell>
          <table:table-cell table:style-name="ce1" table:formula="of:=AVERAGE([C8.O5:.O34])" office:value-type="float" office:value="18.2" calcext:value-type="float">
            <text:p>18,2</text:p>
          </table:table-cell>
          <table:table-cell table:style-name="ce15" table:formula="of:=AVERAGE([C8.P5:.P34])" office:value-type="float" office:value="1917.133765" calcext:value-type="float">
            <text:p>1917,133765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8.R5:.R34])" office:value-type="float" office:value="954.1874754" calcext:value-type="float">
            <text:p>954,1874754</text:p>
          </table:table-cell>
          <table:table-cell table:style-name="ce1" table:formula="of:=AVERAGE([C8.S5:.S34])" office:value-type="float" office:value="33.9" calcext:value-type="float">
            <text:p>33,9</text:p>
          </table:table-cell>
          <table:table-cell table:style-name="ce15" table:formula="of:=AVERAGE([C8.T5:.T34])" office:value-type="float" office:value="2315.5667632" calcext:value-type="float">
            <text:p>2315,5667632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8.V5:.V34])" office:value-type="float" office:value="1033.1200134" calcext:value-type="float">
            <text:p>1033,1200134</text:p>
          </table:table-cell>
          <table:table-cell table:style-name="ce1" table:formula="of:=AVERAGE([C8.W5:.W34])" office:value-type="float" office:value="41.2" calcext:value-type="float">
            <text:p>41,2</text:p>
          </table:table-cell>
          <table:table-cell table:style-name="ce15" table:formula="of:=AVERAGE([C8.X5:.X34])" office:value-type="float" office:value="1521.4997344" calcext:value-type="float">
            <text:p>1521,4997344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8.Z5:.Z34])" office:value-type="float" office:value="1034.1993896" calcext:value-type="float">
            <text:p>1034,1993896</text:p>
          </table:table-cell>
          <table:table-cell table:style-name="ce1" table:formula="of:=AVERAGE([C8.AA5:.AA34])" office:value-type="float" office:value="29.7" calcext:value-type="float">
            <text:p>29,7</text:p>
          </table:table-cell>
          <table:table-cell table:style-name="ce15" table:formula="of:=AVERAGE([C8.AB5:.AB34])" office:value-type="float" office:value="1481.4272353" calcext:value-type="float">
            <text:p>1481,427235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8.AD5:.AD34])" office:value-type="float" office:value="1031.3662049" calcext:value-type="float">
            <text:p>1031,3662049</text:p>
          </table:table-cell>
          <table:table-cell table:style-name="ce1" table:formula="of:=AVERAGE([C8.AE5:.AE34])" office:value-type="float" office:value="39.6" calcext:value-type="float">
            <text:p>39,6</text:p>
          </table:table-cell>
          <table:table-cell table:style-name="ce15" table:formula="of:=AVERAGE([C8.AF5:.AF34])" office:value-type="float" office:value="1503.1309203" calcext:value-type="float">
            <text:p>1503,1309203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8.B5:.B34])" office:value-type="float" office:value="952.6569825" calcext:value-type="float">
            <text:p>952,6569825</text:p>
          </table:table-cell>
          <table:table-cell table:style-name="ce1" table:formula="of:=MEDIAN([C8.C5:.C34])" office:value-type="float" office:value="6.5" calcext:value-type="float">
            <text:p>6,5</text:p>
          </table:table-cell>
          <table:table-cell table:style-name="ce15" table:formula="of:=MEDIAN([C8.D5:.D34])" office:value-type="float" office:value="988.448517" calcext:value-type="float">
            <text:p>988,448517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8.F5:.F34])" office:value-type="float" office:value="959.765991" calcext:value-type="float">
            <text:p>959,765991</text:p>
          </table:table-cell>
          <table:table-cell table:style-name="ce1" table:formula="of:=MEDIAN([C8.G5:.G34])" office:value-type="float" office:value="19.5" calcext:value-type="float">
            <text:p>19,5</text:p>
          </table:table-cell>
          <table:table-cell table:style-name="ce15" table:formula="of:=MEDIAN([C8.H5:.H34])" office:value-type="float" office:value="1521.3220825" calcext:value-type="float">
            <text:p>1521,322082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8.J5:.J34])" office:value-type="float" office:value="971.412964" calcext:value-type="float">
            <text:p>971,412964</text:p>
          </table:table-cell>
          <table:table-cell table:style-name="ce1" table:formula="of:=MEDIAN([C8.K5:.K34])" office:value-type="float" office:value="12.5" calcext:value-type="float">
            <text:p>12,5</text:p>
          </table:table-cell>
          <table:table-cell table:style-name="ce15" table:formula="of:=MEDIAN([C8.L5:.L34])" office:value-type="float" office:value="1913.174011" calcext:value-type="float">
            <text:p>1913,174011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8.N5:.N34])" office:value-type="float" office:value="1070.301575" calcext:value-type="float">
            <text:p>1070,301575</text:p>
          </table:table-cell>
          <table:table-cell table:style-name="ce1" table:formula="of:=MEDIAN([C8.O5:.O34])" office:value-type="float" office:value="5" calcext:value-type="float">
            <text:p>5</text:p>
          </table:table-cell>
          <table:table-cell table:style-name="ce15" table:formula="of:=MEDIAN([C8.P5:.P34])" office:value-type="float" office:value="1132.5250245" calcext:value-type="float">
            <text:p>1132,525024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8.R5:.R34])" office:value-type="float" office:value="936.6794735" calcext:value-type="float">
            <text:p>936,6794735</text:p>
          </table:table-cell>
          <table:table-cell table:style-name="ce1" table:formula="of:=MEDIAN([C8.S5:.S34])" office:value-type="float" office:value="10.5" calcext:value-type="float">
            <text:p>10,5</text:p>
          </table:table-cell>
          <table:table-cell table:style-name="ce15" table:formula="of:=MEDIAN([C8.T5:.T34])" office:value-type="float" office:value="1140.9579465" calcext:value-type="float">
            <text:p>1140,957946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8.V5:.V34])" office:value-type="float" office:value="1041.4474485" calcext:value-type="float">
            <text:p>1041,4474485</text:p>
          </table:table-cell>
          <table:table-cell table:style-name="ce1" table:formula="of:=MEDIAN([C8.W5:.W34])" office:value-type="float" office:value="7.5" calcext:value-type="float">
            <text:p>7,5</text:p>
          </table:table-cell>
          <table:table-cell table:style-name="ce15" table:formula="of:=MEDIAN([C8.X5:.X34])" office:value-type="float" office:value="1579.4089355" calcext:value-type="float">
            <text:p>1579,408935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8.Z5:.Z34])" office:value-type="float" office:value="997.622467" calcext:value-type="float">
            <text:p>997,622467</text:p>
          </table:table-cell>
          <table:table-cell table:style-name="ce1" table:formula="of:=MEDIAN([C8.AA5:.AA34])" office:value-type="float" office:value="6.5" calcext:value-type="float">
            <text:p>6,5</text:p>
          </table:table-cell>
          <table:table-cell table:style-name="ce15" table:formula="of:=MEDIAN([C8.AB5:.AB34])" office:value-type="float" office:value="1255.309448" calcext:value-type="float">
            <text:p>1255,309448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8.AD5:.AD34])" office:value-type="float" office:value="1020.123047" calcext:value-type="float">
            <text:p>1020,123047</text:p>
          </table:table-cell>
          <table:table-cell table:style-name="ce1" table:formula="of:=MEDIAN([C8.AE5:.AE34])" office:value-type="float" office:value="7" calcext:value-type="float">
            <text:p>7</text:p>
          </table:table-cell>
          <table:table-cell table:style-name="ce15" table:formula="of:=MEDIAN([C8.AF5:.AF34])" office:value-type="float" office:value="1245.579529" calcext:value-type="float">
            <text:p>1245,579529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8.B5:.B34])" office:value-type="float" office:value="89.7488595913485" calcext:value-type="float">
            <text:p>89,7488595913</text:p>
          </table:table-cell>
          <table:table-cell table:style-name="ce11" table:formula="of:=STDEV([C8.C5:.C34])" office:value-type="float" office:value="59.659776138441" calcext:value-type="float">
            <text:p>59,6597761384</text:p>
          </table:table-cell>
          <table:table-cell table:style-name="ce16" table:formula="of:=STDEV([C8.D5:.D34])" office:value-type="float" office:value="1140.0678263631" calcext:value-type="float">
            <text:p>1140,0678263631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8.F5:.F34])" office:value-type="float" office:value="169.158904521079" calcext:value-type="float">
            <text:p>169,1589045211</text:p>
          </table:table-cell>
          <table:table-cell table:style-name="ce11" table:formula="of:=STDEV([C8.G5:.G34])" office:value-type="float" office:value="38.8823010293029" calcext:value-type="float">
            <text:p>38,8823010293</text:p>
          </table:table-cell>
          <table:table-cell table:style-name="ce16" table:formula="of:=STDEV([C8.H5:.H34])" office:value-type="float" office:value="3303.03962840029" calcext:value-type="float">
            <text:p>3303,0396284003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8.J5:.J34])" office:value-type="float" office:value="90.8341975578883" calcext:value-type="float">
            <text:p>90,8341975579</text:p>
          </table:table-cell>
          <table:table-cell table:style-name="ce11" table:formula="of:=STDEV([C8.K5:.K34])" office:value-type="float" office:value="66.4336761991487" calcext:value-type="float">
            <text:p>66,4336761991</text:p>
          </table:table-cell>
          <table:table-cell table:style-name="ce16" table:formula="of:=STDEV([C8.L5:.L34])" office:value-type="float" office:value="2534.11561943151" calcext:value-type="float">
            <text:p>2534,1156194315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8.N5:.N34])" office:value-type="float" office:value="144.579295819456" calcext:value-type="float">
            <text:p>144,5792958195</text:p>
          </table:table-cell>
          <table:table-cell table:style-name="ce11" table:formula="of:=STDEV([C8.O5:.O34])" office:value-type="float" office:value="38.7636714234117" calcext:value-type="float">
            <text:p>38,7636714234</text:p>
          </table:table-cell>
          <table:table-cell table:style-name="ce16" table:formula="of:=STDEV([C8.P5:.P34])" office:value-type="float" office:value="2750.65806441454" calcext:value-type="float">
            <text:p>2750,6580644145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8.R5:.R34])" office:value-type="float" office:value="103.702900888527" calcext:value-type="float">
            <text:p>103,7029008885</text:p>
          </table:table-cell>
          <table:table-cell table:style-name="ce11" table:formula="of:=STDEV([C8.S5:.S34])" office:value-type="float" office:value="53.9432829718194" calcext:value-type="float">
            <text:p>53,9432829718</text:p>
          </table:table-cell>
          <table:table-cell table:style-name="ce16" table:formula="of:=STDEV([C8.T5:.T34])" office:value-type="float" office:value="3088.85566504603" calcext:value-type="float">
            <text:p>3088,855665046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8.V5:.V34])" office:value-type="float" office:value="95.0505436028758" calcext:value-type="float">
            <text:p>95,0505436029</text:p>
          </table:table-cell>
          <table:table-cell table:style-name="ce11" table:formula="of:=STDEV([C8.W5:.W34])" office:value-type="float" office:value="58.9044423904796" calcext:value-type="float">
            <text:p>58,9044423905</text:p>
          </table:table-cell>
          <table:table-cell table:style-name="ce16" table:formula="of:=STDEV([C8.X5:.X34])" office:value-type="float" office:value="1080.79601747782" calcext:value-type="float">
            <text:p>1080,7960174778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8.Z5:.Z34])" office:value-type="float" office:value="185.197823122495" calcext:value-type="float">
            <text:p>185,1978231225</text:p>
          </table:table-cell>
          <table:table-cell table:style-name="ce11" table:formula="of:=STDEV([C8.AA5:.AA34])" office:value-type="float" office:value="42.3557683333818" calcext:value-type="float">
            <text:p>42,3557683334</text:p>
          </table:table-cell>
          <table:table-cell table:style-name="ce16" table:formula="of:=STDEV([C8.AB5:.AB34])" office:value-type="float" office:value="1029.30141472321" calcext:value-type="float">
            <text:p>1029,3014147232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8.AD5:.AD34])" office:value-type="float" office:value="148.370620581161" calcext:value-type="float">
            <text:p>148,3706205812</text:p>
          </table:table-cell>
          <table:table-cell table:style-name="ce11" table:formula="of:=STDEV([C8.AE5:.AE34])" office:value-type="float" office:value="57.3589090241825" calcext:value-type="float">
            <text:p>57,3589090242</text:p>
          </table:table-cell>
          <table:table-cell table:style-name="ce16" table:formula="of:=STDEV([C8.AF5:.AF34])" office:value-type="float" office:value="1057.00691138931" calcext:value-type="float">
            <text:p>1057,0069113893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Default"/>
          <table:table-cell/>
          <table:table-cell office:value-type="string" calcext:value-type="string">
            <text:p>Desv. Pad.</text:p>
          </table:table-cell>
          <table:table-cell table:style-name="Default" office:value-type="string" calcext:value-type="string">
            <text:p>Amostras</text:p>
          </table:table-cell>
          <table:table-cell table:style-name="Default" office:value-type="string" calcext:value-type="string">
            <text:p>Erro padrão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AVERAGE([.B35];[.F35];[.J35];[.N35];[.R35];[.V35];[.Z35];[.AD35])" office:value-type="float" office:value="1001.04593425" calcext:value-type="float">
            <text:p>1001,04593425</text:p>
          </table:table-cell>
          <table:table-cell table:formula="of:=STDEV([.B5:.B14];[.F5:.F14];[.J5:.J14];[.N5:.N14];[.R5:.R14];[.V5:.V14];[.Z5:.Z14];[.AD5:.AD14])" office:value-type="float" office:value="131.087154308117" calcext:value-type="float">
            <text:p>131,0871543081</text:p>
          </table:table-cell>
          <table:table-cell table:style-name="Default" table:formula="of:=COUNT([.B5:.B14];[.F5:.F14];[.J5:.J14];[.N5:.N14];[.R5:.R14];[.V5:.V14];[.Z5:.Z14];[.AD5:.AD14];[.AH5:.AH14])" office:value-type="float" office:value="80" calcext:value-type="float">
            <text:p>80</text:p>
          </table:table-cell>
          <table:table-cell table:style-name="Default" table:formula="of:=2*[.C40]/SQRT([.D40])" office:value-type="float" office:value="29.3119788009954" calcext:value-type="float">
            <text:p>29,311978801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AVERAGE([.C35];[.G35];[.K35];[.O35];[.S35];[.W35];[.AA35];[.AE35])" office:value-type="float" office:value="35.625" calcext:value-type="float">
            <text:p>35,625</text:p>
          </table:table-cell>
          <table:table-cell table:formula="of:=STDEV([.C5:.C14];[.G5:.G14];[.K5:.K14];[.O5:.O14];[.S5:.S14];[.W5:.W14];[.AA5:.AA14];[.AE5:.AE14])" office:value-type="float" office:value="51.2421343145846" calcext:value-type="float">
            <text:p>51,2421343146</text:p>
          </table:table-cell>
          <table:table-cell table:style-name="ce17" table:formula="of:=COUNT([.C5:.C14];[.G5:.G14];[.K5:.K14];[.O5:.O14];[.S5:.S14];[.W5:.W14];[.AA5:.AA14];[.AE5:.AE14];[.AI5:.AI14])" office:value-type="float" office:value="80" calcext:value-type="float">
            <text:p>80</text:p>
          </table:table-cell>
          <table:table-cell table:style-name="Default" table:formula="of:=2*[.C41]/SQRT([.D41])" office:value-type="float" office:value="11.4580895639586" calcext:value-type="float">
            <text:p>11,458089564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AVERAGE([.D35];[.H35];[.L35];[.P35];[.T35];[.X35];[.AB35];[.AF35])" office:value-type="float" office:value="1954.0699513375" calcext:value-type="float">
            <text:p>1954,0699513375</text:p>
          </table:table-cell>
          <table:table-cell table:formula="of:=STDEV([.D5:.D14];[.H5:.H14];[.L5:.L14];[.P5:.P14];[.T5:.T14];[.X5:.X14];[.AB5:.AB14];[.AF5:.AF14])" office:value-type="float" office:value="2189.60466010085" calcext:value-type="float">
            <text:p>2189,6046601009</text:p>
          </table:table-cell>
          <table:table-cell table:style-name="Default" table:formula="of:=COUNT([.D5:.D14];[.H5:.H14];[.L5:.L14];[.P5:.P14];[.T5:.T14];[.X5:.X14];[.AB5:.AB14];[.AF5:.AF14];[.AJ5:.AJ14])" office:value-type="float" office:value="80" calcext:value-type="float">
            <text:p>80</text:p>
          </table:table-cell>
          <table:table-cell table:style-name="Default" table:formula="of:=2*[.C42]/SQRT([.D42])" office:value-type="float" office:value="489.610486383581" calcext:value-type="float">
            <text:p>489,610486383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</table:table>
      <table:table table:name="C9" table:style-name="ta1">
        <table:table-column table:style-name="co2" table:default-cell-style-name="ce4"/>
        <table:table-column table:style-name="co10" table:number-columns-repeated="2" table:default-cell-style-name="Default"/>
        <table:table-column table:style-name="co10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8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3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22" office:value-type="string" calcext:value-type="string" table:number-columns-spanned="4" table:number-rows-spanned="1">
            <text:p>sta1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2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3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4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5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6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7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8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9</text:p>
          </table:table-cell>
          <table:covered-table-cell table:number-columns-repeated="2" table:style-name="ce8"/>
          <table:covered-table-cell table:style-name="ce12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</table:table-row>
        <table:table-row table:style-name="ro1">
          <table:table-cell office:value-type="float" office:value="135603" calcext:value-type="float">
            <text:p>135603</text:p>
          </table:table-cell>
          <table:table-cell office:value-type="float" office:value="1091.098999" calcext:value-type="float">
            <text:p>1091,098999</text:p>
          </table:table-cell>
          <table:table-cell office:value-type="float" office:value="124" calcext:value-type="float">
            <text:p>124</text:p>
          </table:table-cell>
          <table:table-cell office:value-type="float" office:value="2826.430664" calcext:value-type="float">
            <text:p>2826,430664</text:p>
          </table:table-cell>
          <table:table-cell office:value-type="float" office:value="135603" calcext:value-type="float">
            <text:p>135603</text:p>
          </table:table-cell>
          <table:table-cell office:value-type="float" office:value="847.39502" calcext:value-type="float">
            <text:p>847,39502</text:p>
          </table:table-cell>
          <table:table-cell office:value-type="float" office:value="84" calcext:value-type="float">
            <text:p>84</text:p>
          </table:table-cell>
          <table:table-cell office:value-type="float" office:value="2114.660156" calcext:value-type="float">
            <text:p>2114,660156</text:p>
          </table:table-cell>
          <table:table-cell office:value-type="float" office:value="135603" calcext:value-type="float">
            <text:p>135603</text:p>
          </table:table-cell>
          <table:table-cell office:value-type="float" office:value="902.629944" calcext:value-type="float">
            <text:p>902,629944</text:p>
          </table:table-cell>
          <table:table-cell office:value-type="float" office:value="125" calcext:value-type="float">
            <text:p>125</text:p>
          </table:table-cell>
          <table:table-cell office:value-type="float" office:value="2633.998291" calcext:value-type="float">
            <text:p>2633,998291</text:p>
          </table:table-cell>
          <table:table-cell office:value-type="float" office:value="135603" calcext:value-type="float">
            <text:p>135603</text:p>
          </table:table-cell>
          <table:table-cell office:value-type="float" office:value="887.890991" calcext:value-type="float">
            <text:p>887,890991</text:p>
          </table:table-cell>
          <table:table-cell office:value-type="float" office:value="127" calcext:value-type="float">
            <text:p>127</text:p>
          </table:table-cell>
          <table:table-cell office:value-type="float" office:value="3648.788574" calcext:value-type="float">
            <text:p>3648,788574</text:p>
          </table:table-cell>
          <table:table-cell office:value-type="float" office:value="135603" calcext:value-type="float">
            <text:p>135603</text:p>
          </table:table-cell>
          <table:table-cell office:value-type="float" office:value="912.958984" calcext:value-type="float">
            <text:p>912,958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603" calcext:value-type="float">
            <text:p>135603</text:p>
          </table:table-cell>
          <table:table-cell office:value-type="float" office:value="907.070984" calcext:value-type="float">
            <text:p>907,070984</text:p>
          </table:table-cell>
          <table:table-cell office:value-type="float" office:value="133" calcext:value-type="float">
            <text:p>133</text:p>
          </table:table-cell>
          <table:table-cell office:value-type="float" office:value="3611.43457" calcext:value-type="float">
            <text:p>3611,43457</text:p>
          </table:table-cell>
          <table:table-cell office:value-type="float" office:value="135603" calcext:value-type="float">
            <text:p>135603</text:p>
          </table:table-cell>
          <table:table-cell office:value-type="float" office:value="846.218994" calcext:value-type="float">
            <text:p>846,218994</text:p>
          </table:table-cell>
          <table:table-cell office:value-type="float" office:value="84" calcext:value-type="float">
            <text:p>84</text:p>
          </table:table-cell>
          <table:table-cell office:value-type="float" office:value="2162.948975" calcext:value-type="float">
            <text:p>2162,948975</text:p>
          </table:table-cell>
          <table:table-cell office:value-type="float" office:value="135603" calcext:value-type="float">
            <text:p>135603</text:p>
          </table:table-cell>
          <table:table-cell office:value-type="float" office:value="872.758972" calcext:value-type="float">
            <text:p>872,758972</text:p>
          </table:table-cell>
          <table:table-cell office:value-type="float" office:value="164" calcext:value-type="float">
            <text:p>164</text:p>
          </table:table-cell>
          <table:table-cell office:value-type="float" office:value="3814.840332" calcext:value-type="float">
            <text:p>3814,840332</text:p>
          </table:table-cell>
          <table:table-cell office:value-type="float" office:value="135603" calcext:value-type="float">
            <text:p>135603</text:p>
          </table:table-cell>
          <table:table-cell office:value-type="float" office:value="984.465027" calcext:value-type="float">
            <text:p>984,465027</text:p>
          </table:table-cell>
          <table:table-cell office:value-type="float" office:value="120" calcext:value-type="float">
            <text:p>120</text:p>
          </table:table-cell>
          <table:table-cell office:value-type="float" office:value="3549.305908" calcext:value-type="float">
            <text:p>3549,305908</text:p>
          </table:table-cell>
        </table:table-row>
        <table:table-row table:style-name="ro1">
          <table:table-cell office:value-type="float" office:value="135807" calcext:value-type="float">
            <text:p>135807</text:p>
          </table:table-cell>
          <table:table-cell office:value-type="float" office:value="887.658997" calcext:value-type="float">
            <text:p>887,658997</text:p>
          </table:table-cell>
          <table:table-cell office:value-type="float" office:value="11" calcext:value-type="float">
            <text:p>11</text:p>
          </table:table-cell>
          <table:table-cell office:value-type="float" office:value="2656.790039" calcext:value-type="float">
            <text:p>2656,790039</text:p>
          </table:table-cell>
          <table:table-cell office:value-type="float" office:value="135807" calcext:value-type="float">
            <text:p>135807</text:p>
          </table:table-cell>
          <table:table-cell office:value-type="float" office:value="929.851013" calcext:value-type="float">
            <text:p>929,851013</text:p>
          </table:table-cell>
          <table:table-cell office:value-type="float" office:value="8" calcext:value-type="float">
            <text:p>8</text:p>
          </table:table-cell>
          <table:table-cell office:value-type="float" office:value="2579.59375" calcext:value-type="float">
            <text:p>2579,59375</text:p>
          </table:table-cell>
          <table:table-cell office:value-type="float" office:value="135807" calcext:value-type="float">
            <text:p>135807</text:p>
          </table:table-cell>
          <table:table-cell office:value-type="float" office:value="993.19397" calcext:value-type="float">
            <text:p>993,19397</text:p>
          </table:table-cell>
          <table:table-cell office:value-type="float" office:value="25" calcext:value-type="float">
            <text:p>25</text:p>
          </table:table-cell>
          <table:table-cell office:value-type="float" office:value="9063.302734" calcext:value-type="float">
            <text:p>9063,302734</text:p>
          </table:table-cell>
          <table:table-cell office:value-type="float" office:value="135807" calcext:value-type="float">
            <text:p>135807</text:p>
          </table:table-cell>
          <table:table-cell office:value-type="float" office:value="1105.190063" calcext:value-type="float">
            <text:p>1105,190063</text:p>
          </table:table-cell>
          <table:table-cell office:value-type="float" office:value="10" calcext:value-type="float">
            <text:p>10</text:p>
          </table:table-cell>
          <table:table-cell office:value-type="float" office:value="2196.246094" calcext:value-type="float">
            <text:p>2196,246094</text:p>
          </table:table-cell>
          <table:table-cell office:value-type="float" office:value="135807" calcext:value-type="float">
            <text:p>135807</text:p>
          </table:table-cell>
          <table:table-cell office:value-type="float" office:value="900.437988" calcext:value-type="float">
            <text:p>900,437988</text:p>
          </table:table-cell>
          <table:table-cell office:value-type="float" office:value="6" calcext:value-type="float">
            <text:p>6</text:p>
          </table:table-cell>
          <table:table-cell office:value-type="float" office:value="1988.458008" calcext:value-type="float">
            <text:p>1988,458008</text:p>
          </table:table-cell>
          <table:table-cell office:value-type="float" office:value="135807" calcext:value-type="float">
            <text:p>135807</text:p>
          </table:table-cell>
          <table:table-cell office:value-type="float" office:value="1063.945068" calcext:value-type="float">
            <text:p>1063,945068</text:p>
          </table:table-cell>
          <table:table-cell office:value-type="float" office:value="4" calcext:value-type="float">
            <text:p>4</text:p>
          </table:table-cell>
          <table:table-cell office:value-type="float" office:value="2410.915039" calcext:value-type="float">
            <text:p>2410,915039</text:p>
          </table:table-cell>
          <table:table-cell office:value-type="float" office:value="135807" calcext:value-type="float">
            <text:p>135807</text:p>
          </table:table-cell>
          <table:table-cell office:value-type="float" office:value="744.609009" calcext:value-type="float">
            <text:p>744,609009</text:p>
          </table:table-cell>
          <table:table-cell office:value-type="float" office:value="8" calcext:value-type="float">
            <text:p>8</text:p>
          </table:table-cell>
          <table:table-cell office:value-type="float" office:value="2789.252197" calcext:value-type="float">
            <text:p>2789,252197</text:p>
          </table:table-cell>
          <table:table-cell office:value-type="float" office:value="135807" calcext:value-type="float">
            <text:p>135807</text:p>
          </table:table-cell>
          <table:table-cell office:value-type="float" office:value="907.423035" calcext:value-type="float">
            <text:p>907,423035</text:p>
          </table:table-cell>
          <table:table-cell office:value-type="float" office:value="5" calcext:value-type="float">
            <text:p>5</text:p>
          </table:table-cell>
          <table:table-cell office:value-type="float" office:value="2284.476807" calcext:value-type="float">
            <text:p>2284,476807</text:p>
          </table:table-cell>
          <table:table-cell office:value-type="float" office:value="135807" calcext:value-type="float">
            <text:p>135807</text:p>
          </table:table-cell>
          <table:table-cell office:value-type="float" office:value="876.605957" calcext:value-type="float">
            <text:p>876,605957</text:p>
          </table:table-cell>
          <table:table-cell office:value-type="float" office:value="9" calcext:value-type="float">
            <text:p>9</text:p>
          </table:table-cell>
          <table:table-cell office:value-type="float" office:value="2049.849121" calcext:value-type="float">
            <text:p>2049,849121</text:p>
          </table:table-cell>
        </table:table-row>
        <table:table-row table:style-name="ro1">
          <table:table-cell office:value-type="float" office:value="140803" calcext:value-type="float">
            <text:p>140803</text:p>
          </table:table-cell>
          <table:table-cell office:value-type="float" office:value="883.390015" calcext:value-type="float">
            <text:p>883,390015</text:p>
          </table:table-cell>
          <table:table-cell office:value-type="float" office:value="6" calcext:value-type="float">
            <text:p>6</text:p>
          </table:table-cell>
          <table:table-cell office:value-type="float" office:value="643.14502" calcext:value-type="float">
            <text:p>643,14502</text:p>
          </table:table-cell>
          <table:table-cell office:value-type="float" office:value="140803" calcext:value-type="float">
            <text:p>140803</text:p>
          </table:table-cell>
          <table:table-cell office:value-type="float" office:value="826.318054" calcext:value-type="float">
            <text:p>826,318054</text:p>
          </table:table-cell>
          <table:table-cell office:value-type="float" office:value="34" calcext:value-type="float">
            <text:p>34</text:p>
          </table:table-cell>
          <table:table-cell office:value-type="float" office:value="5511.072266" calcext:value-type="float">
            <text:p>5511,072266</text:p>
          </table:table-cell>
          <table:table-cell office:value-type="float" office:value="140803" calcext:value-type="float">
            <text:p>140803</text:p>
          </table:table-cell>
          <table:table-cell office:value-type="float" office:value="912.289001" calcext:value-type="float">
            <text:p>912,289001</text:p>
          </table:table-cell>
          <table:table-cell office:value-type="float" office:value="7" calcext:value-type="float">
            <text:p>7</text:p>
          </table:table-cell>
          <table:table-cell office:value-type="float" office:value="552.435974" calcext:value-type="float">
            <text:p>552,435974</text:p>
          </table:table-cell>
          <table:table-cell office:value-type="float" office:value="140803" calcext:value-type="float">
            <text:p>140803</text:p>
          </table:table-cell>
          <table:table-cell office:value-type="float" office:value="765.359009" calcext:value-type="float">
            <text:p>765,359009</text:p>
          </table:table-cell>
          <table:table-cell office:value-type="float" office:value="5" calcext:value-type="float">
            <text:p>5</text:p>
          </table:table-cell>
          <table:table-cell office:value-type="float" office:value="1763.115967" calcext:value-type="float">
            <text:p>1763,115967</text:p>
          </table:table-cell>
          <table:table-cell office:value-type="float" office:value="140803" calcext:value-type="float">
            <text:p>140803</text:p>
          </table:table-cell>
          <table:table-cell office:value-type="float" office:value="933.062988" calcext:value-type="float">
            <text:p>933,062988</text:p>
          </table:table-cell>
          <table:table-cell office:value-type="float" office:value="3" calcext:value-type="float">
            <text:p>3</text:p>
          </table:table-cell>
          <table:table-cell office:value-type="float" office:value="819.000977" calcext:value-type="float">
            <text:p>819,000977</text:p>
          </table:table-cell>
          <table:table-cell office:value-type="float" office:value="140803" calcext:value-type="float">
            <text:p>140803</text:p>
          </table:table-cell>
          <table:table-cell office:value-type="float" office:value="988.687988" calcext:value-type="float">
            <text:p>988,687988</text:p>
          </table:table-cell>
          <table:table-cell office:value-type="float" office:value="5" calcext:value-type="float">
            <text:p>5</text:p>
          </table:table-cell>
          <table:table-cell office:value-type="float" office:value="1929.483032" calcext:value-type="float">
            <text:p>1929,483032</text:p>
          </table:table-cell>
          <table:table-cell office:value-type="float" office:value="140803" calcext:value-type="float">
            <text:p>140803</text:p>
          </table:table-cell>
          <table:table-cell office:value-type="float" office:value="974.61499" calcext:value-type="float">
            <text:p>974,61499</text:p>
          </table:table-cell>
          <table:table-cell office:value-type="float" office:value="8" calcext:value-type="float">
            <text:p>8</text:p>
          </table:table-cell>
          <table:table-cell office:value-type="float" office:value="1565.89502" calcext:value-type="float">
            <text:p>1565,89502</text:p>
          </table:table-cell>
          <table:table-cell office:value-type="float" office:value="140803" calcext:value-type="float">
            <text:p>140803</text:p>
          </table:table-cell>
          <table:table-cell office:value-type="float" office:value="779.976013" calcext:value-type="float">
            <text:p>779,976013</text:p>
          </table:table-cell>
          <table:table-cell office:value-type="float" office:value="6" calcext:value-type="float">
            <text:p>6</text:p>
          </table:table-cell>
          <table:table-cell office:value-type="float" office:value="1629.691895" calcext:value-type="float">
            <text:p>1629,691895</text:p>
          </table:table-cell>
          <table:table-cell office:value-type="float" office:value="140803" calcext:value-type="float">
            <text:p>140803</text:p>
          </table:table-cell>
          <table:table-cell office:value-type="float" office:value="878.332947" calcext:value-type="float">
            <text:p>878,332947</text:p>
          </table:table-cell>
          <table:table-cell office:value-type="float" office:value="4" calcext:value-type="float">
            <text:p>4</text:p>
          </table:table-cell>
          <table:table-cell office:value-type="float" office:value="984.341003" calcext:value-type="float">
            <text:p>984,341003</text:p>
          </table:table-cell>
        </table:table-row>
        <table:table-row table:style-name="ro1">
          <table:table-cell office:value-type="float" office:value="140955" calcext:value-type="float">
            <text:p>140955</text:p>
          </table:table-cell>
          <table:table-cell office:value-type="float" office:value="1125.888916" calcext:value-type="float">
            <text:p>1125,888916</text:p>
          </table:table-cell>
          <table:table-cell office:value-type="float" office:value="5" calcext:value-type="float">
            <text:p>5</text:p>
          </table:table-cell>
          <table:table-cell office:value-type="float" office:value="547.868042" calcext:value-type="float">
            <text:p>547,868042</text:p>
          </table:table-cell>
          <table:table-cell office:value-type="float" office:value="140955" calcext:value-type="float">
            <text:p>140955</text:p>
          </table:table-cell>
          <table:table-cell office:value-type="float" office:value="808.554016" calcext:value-type="float">
            <text:p>808,554016</text:p>
          </table:table-cell>
          <table:table-cell office:value-type="float" office:value="4" calcext:value-type="float">
            <text:p>4</text:p>
          </table:table-cell>
          <table:table-cell office:value-type="float" office:value="967.074036" calcext:value-type="float">
            <text:p>967,074036</text:p>
          </table:table-cell>
          <table:table-cell office:value-type="float" office:value="140955" calcext:value-type="float">
            <text:p>140955</text:p>
          </table:table-cell>
          <table:table-cell office:value-type="float" office:value="1156.237061" calcext:value-type="float">
            <text:p>1156,237061</text:p>
          </table:table-cell>
          <table:table-cell office:value-type="float" office:value="4" calcext:value-type="float">
            <text:p>4</text:p>
          </table:table-cell>
          <table:table-cell office:value-type="float" office:value="561.049988" calcext:value-type="float">
            <text:p>561,049988</text:p>
          </table:table-cell>
          <table:table-cell office:value-type="float" office:value="140955" calcext:value-type="float">
            <text:p>140955</text:p>
          </table:table-cell>
          <table:table-cell office:value-type="float" office:value="920.536987" calcext:value-type="float">
            <text:p>920,536987</text:p>
          </table:table-cell>
          <table:table-cell office:value-type="float" office:value="6" calcext:value-type="float">
            <text:p>6</text:p>
          </table:table-cell>
          <table:table-cell office:value-type="float" office:value="505.449005" calcext:value-type="float">
            <text:p>505,449005</text:p>
          </table:table-cell>
          <table:table-cell office:value-type="float" office:value="140955" calcext:value-type="float">
            <text:p>140955</text:p>
          </table:table-cell>
          <table:table-cell office:value-type="float" office:value="1100.195068" calcext:value-type="float">
            <text:p>1100,195068</text:p>
          </table:table-cell>
          <table:table-cell office:value-type="float" office:value="8" calcext:value-type="float">
            <text:p>8</text:p>
          </table:table-cell>
          <table:table-cell office:value-type="float" office:value="1051.401001" calcext:value-type="float">
            <text:p>1051,401001</text:p>
          </table:table-cell>
          <table:table-cell office:value-type="float" office:value="140955" calcext:value-type="float">
            <text:p>140955</text:p>
          </table:table-cell>
          <table:table-cell office:value-type="float" office:value="847.311035" calcext:value-type="float">
            <text:p>847,311035</text:p>
          </table:table-cell>
          <table:table-cell office:value-type="float" office:value="8" calcext:value-type="float">
            <text:p>8</text:p>
          </table:table-cell>
          <table:table-cell office:value-type="float" office:value="599.48999" calcext:value-type="float">
            <text:p>599,48999</text:p>
          </table:table-cell>
          <table:table-cell office:value-type="float" office:value="140955" calcext:value-type="float">
            <text:p>140955</text:p>
          </table:table-cell>
          <table:table-cell office:value-type="float" office:value="983.174988" calcext:value-type="float">
            <text:p>983,174988</text:p>
          </table:table-cell>
          <table:table-cell office:value-type="float" office:value="9" calcext:value-type="float">
            <text:p>9</text:p>
          </table:table-cell>
          <table:table-cell office:value-type="float" office:value="620.827026" calcext:value-type="float">
            <text:p>620,827026</text:p>
          </table:table-cell>
          <table:table-cell office:value-type="float" office:value="140955" calcext:value-type="float">
            <text:p>140955</text:p>
          </table:table-cell>
          <table:table-cell office:value-type="float" office:value="919.541016" calcext:value-type="float">
            <text:p>919,541016</text:p>
          </table:table-cell>
          <table:table-cell office:value-type="float" office:value="7" calcext:value-type="float">
            <text:p>7</text:p>
          </table:table-cell>
          <table:table-cell office:value-type="float" office:value="3062.49585" calcext:value-type="float">
            <text:p>3062,49585</text:p>
          </table:table-cell>
          <table:table-cell office:value-type="float" office:value="140955" calcext:value-type="float">
            <text:p>140955</text:p>
          </table:table-cell>
          <table:table-cell office:value-type="float" office:value="955.483032" calcext:value-type="float">
            <text:p>955,483032</text:p>
          </table:table-cell>
          <table:table-cell office:value-type="float" office:value="4" calcext:value-type="float">
            <text:p>4</text:p>
          </table:table-cell>
          <table:table-cell office:value-type="float" office:value="299.069" calcext:value-type="float">
            <text:p>299,069</text:p>
          </table:table-cell>
        </table:table-row>
        <table:table-row table:style-name="ro1">
          <table:table-cell office:value-type="float" office:value="141215" calcext:value-type="float">
            <text:p>141215</text:p>
          </table:table-cell>
          <table:table-cell office:value-type="float" office:value="858.041016" calcext:value-type="float">
            <text:p>858,041016</text:p>
          </table:table-cell>
          <table:table-cell office:value-type="float" office:value="23" calcext:value-type="float">
            <text:p>23</text:p>
          </table:table-cell>
          <table:table-cell office:value-type="float" office:value="6321.946777" calcext:value-type="float">
            <text:p>6321,946777</text:p>
          </table:table-cell>
          <table:table-cell office:value-type="float" office:value="141215" calcext:value-type="float">
            <text:p>141215</text:p>
          </table:table-cell>
          <table:table-cell office:value-type="float" office:value="909.275024" calcext:value-type="float">
            <text:p>909,275024</text:p>
          </table:table-cell>
          <table:table-cell office:value-type="float" office:value="7" calcext:value-type="float">
            <text:p>7</text:p>
          </table:table-cell>
          <table:table-cell office:value-type="float" office:value="2337.761963" calcext:value-type="float">
            <text:p>2337,761963</text:p>
          </table:table-cell>
          <table:table-cell office:value-type="float" office:value="141215" calcext:value-type="float">
            <text:p>141215</text:p>
          </table:table-cell>
          <table:table-cell office:value-type="float" office:value="840.604004" calcext:value-type="float">
            <text:p>840,604004</text:p>
          </table:table-cell>
          <table:table-cell office:value-type="float" office:value="7" calcext:value-type="float">
            <text:p>7</text:p>
          </table:table-cell>
          <table:table-cell office:value-type="float" office:value="1778.583984" calcext:value-type="float">
            <text:p>1778,583984</text:p>
          </table:table-cell>
          <table:table-cell office:value-type="float" office:value="141215" calcext:value-type="float">
            <text:p>141215</text:p>
          </table:table-cell>
          <table:table-cell office:value-type="float" office:value="939.664001" calcext:value-type="float">
            <text:p>939,664001</text:p>
          </table:table-cell>
          <table:table-cell office:value-type="float" office:value="10" calcext:value-type="float">
            <text:p>10</text:p>
          </table:table-cell>
          <table:table-cell office:value-type="float" office:value="1806.274048" calcext:value-type="float">
            <text:p>1806,274048</text:p>
          </table:table-cell>
          <table:table-cell office:value-type="float" office:value="141215" calcext:value-type="float">
            <text:p>141215</text:p>
          </table:table-cell>
          <table:table-cell office:value-type="float" office:value="907.217041" calcext:value-type="float">
            <text:p>907,217041</text:p>
          </table:table-cell>
          <table:table-cell office:value-type="float" office:value="4" calcext:value-type="float">
            <text:p>4</text:p>
          </table:table-cell>
          <table:table-cell office:value-type="float" office:value="1790.10791" calcext:value-type="float">
            <text:p>1790,10791</text:p>
          </table:table-cell>
          <table:table-cell office:value-type="float" office:value="141215" calcext:value-type="float">
            <text:p>141215</text:p>
          </table:table-cell>
          <table:table-cell office:value-type="float" office:value="813.220032" calcext:value-type="float">
            <text:p>813,220032</text:p>
          </table:table-cell>
          <table:table-cell office:value-type="float" office:value="19" calcext:value-type="float">
            <text:p>19</text:p>
          </table:table-cell>
          <table:table-cell office:value-type="float" office:value="4435.079102" calcext:value-type="float">
            <text:p>4435,079102</text:p>
          </table:table-cell>
          <table:table-cell office:value-type="float" office:value="141215" calcext:value-type="float">
            <text:p>141215</text:p>
          </table:table-cell>
          <table:table-cell office:value-type="float" office:value="920.660034" calcext:value-type="float">
            <text:p>920,660034</text:p>
          </table:table-cell>
          <table:table-cell office:value-type="float" office:value="9" calcext:value-type="float">
            <text:p>9</text:p>
          </table:table-cell>
          <table:table-cell office:value-type="float" office:value="2395.324951" calcext:value-type="float">
            <text:p>2395,324951</text:p>
          </table:table-cell>
          <table:table-cell office:value-type="float" office:value="141215" calcext:value-type="float">
            <text:p>141215</text:p>
          </table:table-cell>
          <table:table-cell office:value-type="float" office:value="856.362" calcext:value-type="float">
            <text:p>856,362</text:p>
          </table:table-cell>
          <table:table-cell office:value-type="float" office:value="5" calcext:value-type="float">
            <text:p>5</text:p>
          </table:table-cell>
          <table:table-cell office:value-type="float" office:value="2054.904785" calcext:value-type="float">
            <text:p>2054,904785</text:p>
          </table:table-cell>
          <table:table-cell office:value-type="float" office:value="141215" calcext:value-type="float">
            <text:p>141215</text:p>
          </table:table-cell>
          <table:table-cell office:value-type="float" office:value="869.533997" calcext:value-type="float">
            <text:p>869,533997</text:p>
          </table:table-cell>
          <table:table-cell office:value-type="float" office:value="8" calcext:value-type="float">
            <text:p>8</text:p>
          </table:table-cell>
          <table:table-cell office:value-type="float" office:value="1454.161987" calcext:value-type="float">
            <text:p>1454,161987</text:p>
          </table:table-cell>
        </table:table-row>
        <table:table-row table:style-name="ro1">
          <table:table-cell office:value-type="float" office:value="141359" calcext:value-type="float">
            <text:p>141359</text:p>
          </table:table-cell>
          <table:table-cell office:value-type="float" office:value="1038.771973" calcext:value-type="float">
            <text:p>1038,771973</text:p>
          </table:table-cell>
          <table:table-cell office:value-type="float" office:value="6" calcext:value-type="float">
            <text:p>6</text:p>
          </table:table-cell>
          <table:table-cell office:value-type="float" office:value="1609.012939" calcext:value-type="float">
            <text:p>1609,012939</text:p>
          </table:table-cell>
          <table:table-cell office:value-type="float" office:value="141359" calcext:value-type="float">
            <text:p>141359</text:p>
          </table:table-cell>
          <table:table-cell office:value-type="float" office:value="919.584961" calcext:value-type="float">
            <text:p>919,584961</text:p>
          </table:table-cell>
          <table:table-cell office:value-type="float" office:value="9" calcext:value-type="float">
            <text:p>9</text:p>
          </table:table-cell>
          <table:table-cell office:value-type="float" office:value="584.838013" calcext:value-type="float">
            <text:p>584,838013</text:p>
          </table:table-cell>
          <table:table-cell office:value-type="float" office:value="141359" calcext:value-type="float">
            <text:p>141359</text:p>
          </table:table-cell>
          <table:table-cell office:value-type="float" office:value="955.664978" calcext:value-type="float">
            <text:p>955,664978</text:p>
          </table:table-cell>
          <table:table-cell office:value-type="float" office:value="4" calcext:value-type="float">
            <text:p>4</text:p>
          </table:table-cell>
          <table:table-cell office:value-type="float" office:value="305.584991" calcext:value-type="float">
            <text:p>305,584991</text:p>
          </table:table-cell>
          <table:table-cell office:value-type="float" office:value="141359" calcext:value-type="float">
            <text:p>141359</text:p>
          </table:table-cell>
          <table:table-cell office:value-type="float" office:value="811.263977" calcext:value-type="float">
            <text:p>811,263977</text:p>
          </table:table-cell>
          <table:table-cell office:value-type="float" office:value="6" calcext:value-type="float">
            <text:p>6</text:p>
          </table:table-cell>
          <table:table-cell office:value-type="float" office:value="1929.045166" calcext:value-type="float">
            <text:p>1929,045166</text:p>
          </table:table-cell>
          <table:table-cell office:value-type="float" office:value="141359" calcext:value-type="float">
            <text:p>141359</text:p>
          </table:table-cell>
          <table:table-cell office:value-type="float" office:value="946.173035" calcext:value-type="float">
            <text:p>946,173035</text:p>
          </table:table-cell>
          <table:table-cell office:value-type="float" office:value="34" calcext:value-type="float">
            <text:p>34</text:p>
          </table:table-cell>
          <table:table-cell office:value-type="float" office:value="5673.212402" calcext:value-type="float">
            <text:p>5673,212402</text:p>
          </table:table-cell>
          <table:table-cell office:value-type="float" office:value="141359" calcext:value-type="float">
            <text:p>141359</text:p>
          </table:table-cell>
          <table:table-cell office:value-type="float" office:value="929.203979" calcext:value-type="float">
            <text:p>929,203979</text:p>
          </table:table-cell>
          <table:table-cell office:value-type="float" office:value="18" calcext:value-type="float">
            <text:p>18</text:p>
          </table:table-cell>
          <table:table-cell office:value-type="float" office:value="2859.704102" calcext:value-type="float">
            <text:p>2859,704102</text:p>
          </table:table-cell>
          <table:table-cell office:value-type="float" office:value="141359" calcext:value-type="float">
            <text:p>141359</text:p>
          </table:table-cell>
          <table:table-cell office:value-type="float" office:value="883.856995" calcext:value-type="float">
            <text:p>883,856995</text:p>
          </table:table-cell>
          <table:table-cell office:value-type="float" office:value="3" calcext:value-type="float">
            <text:p>3</text:p>
          </table:table-cell>
          <table:table-cell office:value-type="float" office:value="355.321991" calcext:value-type="float">
            <text:p>355,321991</text:p>
          </table:table-cell>
          <table:table-cell office:value-type="float" office:value="141359" calcext:value-type="float">
            <text:p>141359</text:p>
          </table:table-cell>
          <table:table-cell office:value-type="float" office:value="1065.641968" calcext:value-type="float">
            <text:p>1065,641968</text:p>
          </table:table-cell>
          <table:table-cell office:value-type="float" office:value="3" calcext:value-type="float">
            <text:p>3</text:p>
          </table:table-cell>
          <table:table-cell office:value-type="float" office:value="566.85498" calcext:value-type="float">
            <text:p>566,85498</text:p>
          </table:table-cell>
          <table:table-cell office:value-type="float" office:value="141359" calcext:value-type="float">
            <text:p>141359</text:p>
          </table:table-cell>
          <table:table-cell office:value-type="float" office:value="966.177002" calcext:value-type="float">
            <text:p>966,177002</text:p>
          </table:table-cell>
          <table:table-cell office:value-type="float" office:value="4" calcext:value-type="float">
            <text:p>4</text:p>
          </table:table-cell>
          <table:table-cell office:value-type="float" office:value="569.582031" calcext:value-type="float">
            <text:p>569,582031</text:p>
          </table:table-cell>
        </table:table-row>
        <table:table-row table:style-name="ro1">
          <table:table-cell office:value-type="float" office:value="141603" calcext:value-type="float">
            <text:p>141603</text:p>
          </table:table-cell>
          <table:table-cell office:value-type="float" office:value="846.041992" calcext:value-type="float">
            <text:p>846,041992</text:p>
          </table:table-cell>
          <table:table-cell office:value-type="float" office:value="10" calcext:value-type="float">
            <text:p>10</text:p>
          </table:table-cell>
          <table:table-cell office:value-type="float" office:value="1542.317871" calcext:value-type="float">
            <text:p>1542,317871</text:p>
          </table:table-cell>
          <table:table-cell office:value-type="float" office:value="141603" calcext:value-type="float">
            <text:p>141603</text:p>
          </table:table-cell>
          <table:table-cell office:value-type="float" office:value="1012.361023" calcext:value-type="float">
            <text:p>1012,361023</text:p>
          </table:table-cell>
          <table:table-cell office:value-type="float" office:value="11" calcext:value-type="float">
            <text:p>11</text:p>
          </table:table-cell>
          <table:table-cell office:value-type="float" office:value="1237.119751" calcext:value-type="float">
            <text:p>1237,119751</text:p>
          </table:table-cell>
          <table:table-cell office:value-type="float" office:value="141603" calcext:value-type="float">
            <text:p>141603</text:p>
          </table:table-cell>
          <table:table-cell office:value-type="float" office:value="806.560974" calcext:value-type="float">
            <text:p>806,560974</text:p>
          </table:table-cell>
          <table:table-cell office:value-type="float" office:value="5" calcext:value-type="float">
            <text:p>5</text:p>
          </table:table-cell>
          <table:table-cell office:value-type="float" office:value="1344.192139" calcext:value-type="float">
            <text:p>1344,192139</text:p>
          </table:table-cell>
          <table:table-cell office:value-type="float" office:value="141603" calcext:value-type="float">
            <text:p>141603</text:p>
          </table:table-cell>
          <table:table-cell office:value-type="float" office:value="940.530029" calcext:value-type="float">
            <text:p>940,530029</text:p>
          </table:table-cell>
          <table:table-cell office:value-type="float" office:value="24" calcext:value-type="float">
            <text:p>24</text:p>
          </table:table-cell>
          <table:table-cell office:value-type="float" office:value="3120.697998" calcext:value-type="float">
            <text:p>3120,697998</text:p>
          </table:table-cell>
          <table:table-cell office:value-type="float" office:value="141603" calcext:value-type="float">
            <text:p>141603</text:p>
          </table:table-cell>
          <table:table-cell office:value-type="float" office:value="898.549011" calcext:value-type="float">
            <text:p>898,549011</text:p>
          </table:table-cell>
          <table:table-cell office:value-type="float" office:value="13" calcext:value-type="float">
            <text:p>13</text:p>
          </table:table-cell>
          <table:table-cell office:value-type="float" office:value="2327.695801" calcext:value-type="float">
            <text:p>2327,695801</text:p>
          </table:table-cell>
          <table:table-cell office:value-type="float" office:value="141603" calcext:value-type="float">
            <text:p>141603</text:p>
          </table:table-cell>
          <table:table-cell office:value-type="float" office:value="853.60498" calcext:value-type="float">
            <text:p>853,60498</text:p>
          </table:table-cell>
          <table:table-cell office:value-type="float" office:value="29" calcext:value-type="float">
            <text:p>29</text:p>
          </table:table-cell>
          <table:table-cell office:value-type="float" office:value="7986.24707" calcext:value-type="float">
            <text:p>7986,24707</text:p>
          </table:table-cell>
          <table:table-cell office:value-type="float" office:value="141603" calcext:value-type="float">
            <text:p>141603</text:p>
          </table:table-cell>
          <table:table-cell office:value-type="float" office:value="702.386047" calcext:value-type="float">
            <text:p>702,386047</text:p>
          </table:table-cell>
          <table:table-cell office:value-type="float" office:value="8" calcext:value-type="float">
            <text:p>8</text:p>
          </table:table-cell>
          <table:table-cell office:value-type="float" office:value="1889.979126" calcext:value-type="float">
            <text:p>1889,979126</text:p>
          </table:table-cell>
          <table:table-cell office:value-type="float" office:value="141603" calcext:value-type="float">
            <text:p>141603</text:p>
          </table:table-cell>
          <table:table-cell office:value-type="float" office:value="850.494019" calcext:value-type="float">
            <text:p>850,494019</text:p>
          </table:table-cell>
          <table:table-cell office:value-type="float" office:value="4" calcext:value-type="float">
            <text:p>4</text:p>
          </table:table-cell>
          <table:table-cell office:value-type="float" office:value="1305.797974" calcext:value-type="float">
            <text:p>1305,797974</text:p>
          </table:table-cell>
          <table:table-cell office:value-type="float" office:value="141603" calcext:value-type="float">
            <text:p>141603</text:p>
          </table:table-cell>
          <table:table-cell office:value-type="float" office:value="860.746033" calcext:value-type="float">
            <text:p>860,746033</text:p>
          </table:table-cell>
          <table:table-cell office:value-type="float" office:value="9" calcext:value-type="float">
            <text:p>9</text:p>
          </table:table-cell>
          <table:table-cell office:value-type="float" office:value="3045.526123" calcext:value-type="float">
            <text:p>3045,526123</text:p>
          </table:table-cell>
        </table:table-row>
        <table:table-row table:style-name="ro1">
          <table:table-cell office:value-type="float" office:value="141808" calcext:value-type="float">
            <text:p>141808</text:p>
          </table:table-cell>
          <table:table-cell office:value-type="float" office:value="886.729004" calcext:value-type="float">
            <text:p>886,729004</text:p>
          </table:table-cell>
          <table:table-cell office:value-type="float" office:value="4" calcext:value-type="float">
            <text:p>4</text:p>
          </table:table-cell>
          <table:table-cell office:value-type="float" office:value="1107.758911" calcext:value-type="float">
            <text:p>1107,758911</text:p>
          </table:table-cell>
          <table:table-cell office:value-type="float" office:value="141808" calcext:value-type="float">
            <text:p>141808</text:p>
          </table:table-cell>
          <table:table-cell office:value-type="float" office:value="691.461975" calcext:value-type="float">
            <text:p>691,461975</text:p>
          </table:table-cell>
          <table:table-cell office:value-type="float" office:value="5" calcext:value-type="float">
            <text:p>5</text:p>
          </table:table-cell>
          <table:table-cell office:value-type="float" office:value="297.761017" calcext:value-type="float">
            <text:p>297,761017</text:p>
          </table:table-cell>
          <table:table-cell office:value-type="float" office:value="141808" calcext:value-type="float">
            <text:p>141808</text:p>
          </table:table-cell>
          <table:table-cell office:value-type="float" office:value="856.625977" calcext:value-type="float">
            <text:p>856,625977</text:p>
          </table:table-cell>
          <table:table-cell office:value-type="float" office:value="8" calcext:value-type="float">
            <text:p>8</text:p>
          </table:table-cell>
          <table:table-cell office:value-type="float" office:value="472.872986" calcext:value-type="float">
            <text:p>472,872986</text:p>
          </table:table-cell>
          <table:table-cell office:value-type="float" office:value="141808" calcext:value-type="float">
            <text:p>141808</text:p>
          </table:table-cell>
          <table:table-cell office:value-type="float" office:value="827.963013" calcext:value-type="float">
            <text:p>827,963013</text:p>
          </table:table-cell>
          <table:table-cell office:value-type="float" office:value="7" calcext:value-type="float">
            <text:p>7</text:p>
          </table:table-cell>
          <table:table-cell office:value-type="float" office:value="642" calcext:value-type="float">
            <text:p>642</text:p>
          </table:table-cell>
          <table:table-cell office:value-type="float" office:value="141808" calcext:value-type="float">
            <text:p>141808</text:p>
          </table:table-cell>
          <table:table-cell office:value-type="float" office:value="877.929993" calcext:value-type="float">
            <text:p>877,929993</text:p>
          </table:table-cell>
          <table:table-cell office:value-type="float" office:value="19" calcext:value-type="float">
            <text:p>19</text:p>
          </table:table-cell>
          <table:table-cell office:value-type="float" office:value="3299.024902" calcext:value-type="float">
            <text:p>3299,024902</text:p>
          </table:table-cell>
          <table:table-cell office:value-type="float" office:value="141808" calcext:value-type="float">
            <text:p>141808</text:p>
          </table:table-cell>
          <table:table-cell office:value-type="float" office:value="1019.968018" calcext:value-type="float">
            <text:p>1019,968018</text:p>
          </table:table-cell>
          <table:table-cell office:value-type="float" office:value="3" calcext:value-type="float">
            <text:p>3</text:p>
          </table:table-cell>
          <table:table-cell office:value-type="float" office:value="300.686005" calcext:value-type="float">
            <text:p>300,686005</text:p>
          </table:table-cell>
          <table:table-cell office:value-type="float" office:value="141808" calcext:value-type="float">
            <text:p>141808</text:p>
          </table:table-cell>
          <table:table-cell office:value-type="float" office:value="821.124023" calcext:value-type="float">
            <text:p>821,124023</text:p>
          </table:table-cell>
          <table:table-cell office:value-type="float" office:value="2" calcext:value-type="float">
            <text:p>2</text:p>
          </table:table-cell>
          <table:table-cell office:value-type="float" office:value="123.867996" calcext:value-type="float">
            <text:p>123,867996</text:p>
          </table:table-cell>
          <table:table-cell office:value-type="float" office:value="141808" calcext:value-type="float">
            <text:p>141808</text:p>
          </table:table-cell>
          <table:table-cell office:value-type="float" office:value="833.148987" calcext:value-type="float">
            <text:p>833,148987</text:p>
          </table:table-cell>
          <table:table-cell office:value-type="float" office:value="6" calcext:value-type="float">
            <text:p>6</text:p>
          </table:table-cell>
          <table:table-cell office:value-type="float" office:value="608.474976" calcext:value-type="float">
            <text:p>608,474976</text:p>
          </table:table-cell>
          <table:table-cell office:value-type="float" office:value="141808" calcext:value-type="float">
            <text:p>141808</text:p>
          </table:table-cell>
          <table:table-cell office:value-type="float" office:value="804.674011" calcext:value-type="float">
            <text:p>804,674011</text:p>
          </table:table-cell>
          <table:table-cell office:value-type="float" office:value="6" calcext:value-type="float">
            <text:p>6</text:p>
          </table:table-cell>
          <table:table-cell office:value-type="float" office:value="531.227966" calcext:value-type="float">
            <text:p>531,227966</text:p>
          </table:table-cell>
        </table:table-row>
        <table:table-row table:style-name="ro1">
          <table:table-cell office:value-type="float" office:value="142005" calcext:value-type="float">
            <text:p>142005</text:p>
          </table:table-cell>
          <table:table-cell office:value-type="float" office:value="923.503967" calcext:value-type="float">
            <text:p>923,503967</text:p>
          </table:table-cell>
          <table:table-cell office:value-type="float" office:value="30" calcext:value-type="float">
            <text:p>30</text:p>
          </table:table-cell>
          <table:table-cell office:value-type="float" office:value="5023.785156" calcext:value-type="float">
            <text:p>5023,785156</text:p>
          </table:table-cell>
          <table:table-cell office:value-type="float" office:value="142005" calcext:value-type="float">
            <text:p>142005</text:p>
          </table:table-cell>
          <table:table-cell office:value-type="float" office:value="917.911011" calcext:value-type="float">
            <text:p>917,911011</text:p>
          </table:table-cell>
          <table:table-cell office:value-type="float" office:value="8" calcext:value-type="float">
            <text:p>8</text:p>
          </table:table-cell>
          <table:table-cell office:value-type="float" office:value="1972.589966" calcext:value-type="float">
            <text:p>1972,589966</text:p>
          </table:table-cell>
          <table:table-cell office:value-type="float" office:value="142005" calcext:value-type="float">
            <text:p>142005</text:p>
          </table:table-cell>
          <table:table-cell office:value-type="float" office:value="1029.10498" calcext:value-type="float">
            <text:p>1029,10498</text:p>
          </table:table-cell>
          <table:table-cell office:value-type="float" office:value="9" calcext:value-type="float">
            <text:p>9</text:p>
          </table:table-cell>
          <table:table-cell office:value-type="float" office:value="2650.427002" calcext:value-type="float">
            <text:p>2650,427002</text:p>
          </table:table-cell>
          <table:table-cell office:value-type="float" office:value="142005" calcext:value-type="float">
            <text:p>142005</text:p>
          </table:table-cell>
          <table:table-cell office:value-type="float" office:value="926.531006" calcext:value-type="float">
            <text:p>926,531006</text:p>
          </table:table-cell>
          <table:table-cell office:value-type="float" office:value="5" calcext:value-type="float">
            <text:p>5</text:p>
          </table:table-cell>
          <table:table-cell office:value-type="float" office:value="1625.395142" calcext:value-type="float">
            <text:p>1625,395142</text:p>
          </table:table-cell>
          <table:table-cell office:value-type="float" office:value="142005" calcext:value-type="float">
            <text:p>142005</text:p>
          </table:table-cell>
          <table:table-cell office:value-type="float" office:value="1012.256042" calcext:value-type="float">
            <text:p>1012,256042</text:p>
          </table:table-cell>
          <table:table-cell office:value-type="float" office:value="15" calcext:value-type="float">
            <text:p>15</text:p>
          </table:table-cell>
          <table:table-cell office:value-type="float" office:value="3249.966064" calcext:value-type="float">
            <text:p>3249,966064</text:p>
          </table:table-cell>
          <table:table-cell office:value-type="float" office:value="142005" calcext:value-type="float">
            <text:p>142005</text:p>
          </table:table-cell>
          <table:table-cell office:value-type="float" office:value="843.270996" calcext:value-type="float">
            <text:p>843,270996</text:p>
          </table:table-cell>
          <table:table-cell office:value-type="float" office:value="18" calcext:value-type="float">
            <text:p>18</text:p>
          </table:table-cell>
          <table:table-cell office:value-type="float" office:value="9409.552734" calcext:value-type="float">
            <text:p>9409,552734</text:p>
          </table:table-cell>
          <table:table-cell office:value-type="float" office:value="142005" calcext:value-type="float">
            <text:p>142005</text:p>
          </table:table-cell>
          <table:table-cell office:value-type="float" office:value="886.437988" calcext:value-type="float">
            <text:p>886,437988</text:p>
          </table:table-cell>
          <table:table-cell office:value-type="float" office:value="8" calcext:value-type="float">
            <text:p>8</text:p>
          </table:table-cell>
          <table:table-cell office:value-type="float" office:value="1790.078125" calcext:value-type="float">
            <text:p>1790,078125</text:p>
          </table:table-cell>
          <table:table-cell office:value-type="float" office:value="142005" calcext:value-type="float">
            <text:p>142005</text:p>
          </table:table-cell>
          <table:table-cell office:value-type="float" office:value="977.364014" calcext:value-type="float">
            <text:p>977,364014</text:p>
          </table:table-cell>
          <table:table-cell office:value-type="float" office:value="12" calcext:value-type="float">
            <text:p>12</text:p>
          </table:table-cell>
          <table:table-cell office:value-type="float" office:value="2304.047852" calcext:value-type="float">
            <text:p>2304,047852</text:p>
          </table:table-cell>
          <table:table-cell office:value-type="float" office:value="142005" calcext:value-type="float">
            <text:p>142005</text:p>
          </table:table-cell>
          <table:table-cell office:value-type="float" office:value="942.775024" calcext:value-type="float">
            <text:p>942,775024</text:p>
          </table:table-cell>
          <table:table-cell office:value-type="float" office:value="4" calcext:value-type="float">
            <text:p>4</text:p>
          </table:table-cell>
          <table:table-cell office:value-type="float" office:value="1810.509033" calcext:value-type="float">
            <text:p>1810,509033</text:p>
          </table:table-cell>
        </table:table-row>
        <table:table-row table:style-name="ro1">
          <table:table-cell office:value-type="float" office:value="142159" calcext:value-type="float">
            <text:p>142159</text:p>
          </table:table-cell>
          <table:table-cell office:value-type="float" office:value="833.825989" calcext:value-type="float">
            <text:p>833,825989</text:p>
          </table:table-cell>
          <table:table-cell office:value-type="float" office:value="4" calcext:value-type="float">
            <text:p>4</text:p>
          </table:table-cell>
          <table:table-cell office:value-type="float" office:value="1055.733032" calcext:value-type="float">
            <text:p>1055,733032</text:p>
          </table:table-cell>
          <table:table-cell office:value-type="float" office:value="142159" calcext:value-type="float">
            <text:p>142159</text:p>
          </table:table-cell>
          <table:table-cell office:value-type="float" office:value="953.632019" calcext:value-type="float">
            <text:p>953,632019</text:p>
          </table:table-cell>
          <table:table-cell office:value-type="float" office:value="15" calcext:value-type="float">
            <text:p>15</text:p>
          </table:table-cell>
          <table:table-cell office:value-type="float" office:value="6434.561035" calcext:value-type="float">
            <text:p>6434,561035</text:p>
          </table:table-cell>
          <table:table-cell office:value-type="float" office:value="142159" calcext:value-type="float">
            <text:p>142159</text:p>
          </table:table-cell>
          <table:table-cell office:value-type="float" office:value="1097.401978" calcext:value-type="float">
            <text:p>1097,401978</text:p>
          </table:table-cell>
          <table:table-cell office:value-type="float" office:value="6" calcext:value-type="float">
            <text:p>6</text:p>
          </table:table-cell>
          <table:table-cell office:value-type="float" office:value="958.696045" calcext:value-type="float">
            <text:p>958,696045</text:p>
          </table:table-cell>
          <table:table-cell office:value-type="float" office:value="142159" calcext:value-type="float">
            <text:p>142159</text:p>
          </table:table-cell>
          <table:table-cell office:value-type="float" office:value="893.347046" calcext:value-type="float">
            <text:p>893,347046</text:p>
          </table:table-cell>
          <table:table-cell office:value-type="float" office:value="8" calcext:value-type="float">
            <text:p>8</text:p>
          </table:table-cell>
          <table:table-cell office:value-type="float" office:value="3093.060791" calcext:value-type="float">
            <text:p>3093,060791</text:p>
          </table:table-cell>
          <table:table-cell office:value-type="float" office:value="142159" calcext:value-type="float">
            <text:p>142159</text:p>
          </table:table-cell>
          <table:table-cell office:value-type="float" office:value="1059.705078" calcext:value-type="float">
            <text:p>1059,705078</text:p>
          </table:table-cell>
          <table:table-cell office:value-type="float" office:value="9" calcext:value-type="float">
            <text:p>9</text:p>
          </table:table-cell>
          <table:table-cell office:value-type="float" office:value="1449.68811" calcext:value-type="float">
            <text:p>1449,68811</text:p>
          </table:table-cell>
          <table:table-cell office:value-type="float" office:value="142159" calcext:value-type="float">
            <text:p>142159</text:p>
          </table:table-cell>
          <table:table-cell office:value-type="float" office:value="988.466003" calcext:value-type="float">
            <text:p>988,466003</text:p>
          </table:table-cell>
          <table:table-cell office:value-type="float" office:value="4" calcext:value-type="float">
            <text:p>4</text:p>
          </table:table-cell>
          <table:table-cell office:value-type="float" office:value="1167.134033" calcext:value-type="float">
            <text:p>1167,134033</text:p>
          </table:table-cell>
          <table:table-cell office:value-type="float" office:value="142159" calcext:value-type="float">
            <text:p>142159</text:p>
          </table:table-cell>
          <table:table-cell office:value-type="float" office:value="877.643005" calcext:value-type="float">
            <text:p>877,643005</text:p>
          </table:table-cell>
          <table:table-cell office:value-type="float" office:value="9" calcext:value-type="float">
            <text:p>9</text:p>
          </table:table-cell>
          <table:table-cell office:value-type="float" office:value="2156.694824" calcext:value-type="float">
            <text:p>2156,694824</text:p>
          </table:table-cell>
          <table:table-cell office:value-type="float" office:value="142159" calcext:value-type="float">
            <text:p>142159</text:p>
          </table:table-cell>
          <table:table-cell office:value-type="float" office:value="948.940979" calcext:value-type="float">
            <text:p>948,940979</text:p>
          </table:table-cell>
          <table:table-cell office:value-type="float" office:value="5" calcext:value-type="float">
            <text:p>5</text:p>
          </table:table-cell>
          <table:table-cell office:value-type="float" office:value="935.776978" calcext:value-type="float">
            <text:p>935,776978</text:p>
          </table:table-cell>
          <table:table-cell office:value-type="float" office:value="142159" calcext:value-type="float">
            <text:p>142159</text:p>
          </table:table-cell>
          <table:table-cell office:value-type="float" office:value="931.367981" calcext:value-type="float">
            <text:p>931,367981</text:p>
          </table:table-cell>
          <table:table-cell office:value-type="float" office:value="20" calcext:value-type="float">
            <text:p>20</text:p>
          </table:table-cell>
          <table:table-cell office:value-type="float" office:value="6509.668457" calcext:value-type="float">
            <text:p>6509,668457</text:p>
          </table:table-cell>
        </table:table-row>
        <table:table-row table:style-name="ro1" table:number-rows-repeated="20">
          <table:table-cell table:number-columns-repeated="36"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9.B5:.B34])" office:value-type="float" office:value="937.4950868" calcext:value-type="float">
            <text:p>937,4950868</text:p>
          </table:table-cell>
          <table:table-cell table:style-name="ce1" table:formula="of:=AVERAGE([C9.C5:.C34])" office:value-type="float" office:value="22.3" calcext:value-type="float">
            <text:p>22,3</text:p>
          </table:table-cell>
          <table:table-cell table:style-name="ce15" table:formula="of:=AVERAGE([C9.D5:.D34])" office:value-type="float" office:value="2333.4788451" calcext:value-type="float">
            <text:p>2333,4788451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9.F5:.F34])" office:value-type="float" office:value="881.6344116" calcext:value-type="float">
            <text:p>881,6344116</text:p>
          </table:table-cell>
          <table:table-cell table:style-name="ce1" table:formula="of:=AVERAGE([C9.G5:.G34])" office:value-type="float" office:value="18.5" calcext:value-type="float">
            <text:p>18,5</text:p>
          </table:table-cell>
          <table:table-cell table:style-name="ce15" table:formula="of:=AVERAGE([C9.H5:.H34])" office:value-type="float" office:value="2403.7031953" calcext:value-type="float">
            <text:p>2403,703195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9.J5:.J34])" office:value-type="float" office:value="955.0312867" calcext:value-type="float">
            <text:p>955,0312867</text:p>
          </table:table-cell>
          <table:table-cell table:style-name="ce1" table:formula="of:=AVERAGE([C9.K5:.K34])" office:value-type="float" office:value="20" calcext:value-type="float">
            <text:p>20</text:p>
          </table:table-cell>
          <table:table-cell table:style-name="ce15" table:formula="of:=AVERAGE([C9.L5:.L34])" office:value-type="float" office:value="2032.1144134" calcext:value-type="float">
            <text:p>2032,1144134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9.N5:.N34])" office:value-type="float" office:value="901.8276122" calcext:value-type="float">
            <text:p>901,8276122</text:p>
          </table:table-cell>
          <table:table-cell table:style-name="ce1" table:formula="of:=AVERAGE([C9.O5:.O34])" office:value-type="float" office:value="20.8" calcext:value-type="float">
            <text:p>20,8</text:p>
          </table:table-cell>
          <table:table-cell table:style-name="ce15" table:formula="of:=AVERAGE([C9.P5:.P34])" office:value-type="float" office:value="2033.0072785" calcext:value-type="float">
            <text:p>2033,0072785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9.R5:.R34])" office:value-type="float" office:value="954.8485228" calcext:value-type="float">
            <text:p>954,8485228</text:p>
          </table:table-cell>
          <table:table-cell table:style-name="ce1" table:formula="of:=AVERAGE([C9.S5:.S34])" office:value-type="float" office:value="11.1" calcext:value-type="float">
            <text:p>11,1</text:p>
          </table:table-cell>
          <table:table-cell table:style-name="ce15" table:formula="of:=AVERAGE([C9.T5:.T34])" office:value-type="float" office:value="2164.8555175" calcext:value-type="float">
            <text:p>2164,8555175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9.V5:.V34])" office:value-type="float" office:value="925.4749083" calcext:value-type="float">
            <text:p>925,4749083</text:p>
          </table:table-cell>
          <table:table-cell table:style-name="ce1" table:formula="of:=AVERAGE([C9.W5:.W34])" office:value-type="float" office:value="24.1" calcext:value-type="float">
            <text:p>24,1</text:p>
          </table:table-cell>
          <table:table-cell table:style-name="ce15" table:formula="of:=AVERAGE([C9.X5:.X34])" office:value-type="float" office:value="3470.9725677" calcext:value-type="float">
            <text:p>3470,972567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9.Z5:.Z34])" office:value-type="float" office:value="864.0726073" calcext:value-type="float">
            <text:p>864,0726073</text:p>
          </table:table-cell>
          <table:table-cell table:style-name="ce1" table:formula="of:=AVERAGE([C9.AA5:.AA34])" office:value-type="float" office:value="14.8" calcext:value-type="float">
            <text:p>14,8</text:p>
          </table:table-cell>
          <table:table-cell table:style-name="ce15" table:formula="of:=AVERAGE([C9.AB5:.AB34])" office:value-type="float" office:value="1585.0190231" calcext:value-type="float">
            <text:p>1585,0190231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9.AD5:.AD34])" office:value-type="float" office:value="901.1651003" calcext:value-type="float">
            <text:p>901,1651003</text:p>
          </table:table-cell>
          <table:table-cell table:style-name="ce1" table:formula="of:=AVERAGE([C9.AE5:.AE34])" office:value-type="float" office:value="21.7" calcext:value-type="float">
            <text:p>21,7</text:p>
          </table:table-cell>
          <table:table-cell table:style-name="ce15" table:formula="of:=AVERAGE([C9.AF5:.AF34])" office:value-type="float" office:value="1856.7362429" calcext:value-type="float">
            <text:p>1856,7362429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9.AH5:.AH34])" office:value-type="float" office:value="907.0161011" calcext:value-type="float">
            <text:p>907,0161011</text:p>
          </table:table-cell>
          <table:table-cell table:style-name="ce1" table:formula="of:=AVERAGE([C9.AI5:.AI34])" office:value-type="float" office:value="18.8" calcext:value-type="float">
            <text:p>18,8</text:p>
          </table:table-cell>
          <table:table-cell table:style-name="ce15" table:formula="of:=AVERAGE([C9.AJ5:.AJ34])" office:value-type="float" office:value="2080.3240629" calcext:value-type="float">
            <text:p>2080,3240629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9.B5:.B34])" office:value-type="float" office:value="887.1940005" calcext:value-type="float">
            <text:p>887,1940005</text:p>
          </table:table-cell>
          <table:table-cell table:style-name="ce1" table:formula="of:=MEDIAN([C9.C5:.C34])" office:value-type="float" office:value="8" calcext:value-type="float">
            <text:p>8</text:p>
          </table:table-cell>
          <table:table-cell table:style-name="ce15" table:formula="of:=MEDIAN([C9.D5:.D34])" office:value-type="float" office:value="1575.665405" calcext:value-type="float">
            <text:p>1575,66540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9.F5:.F34])" office:value-type="float" office:value="913.5930175" calcext:value-type="float">
            <text:p>913,5930175</text:p>
          </table:table-cell>
          <table:table-cell table:style-name="ce1" table:formula="of:=MEDIAN([C9.G5:.G34])" office:value-type="float" office:value="8.5" calcext:value-type="float">
            <text:p>8,5</text:p>
          </table:table-cell>
          <table:table-cell table:style-name="ce15" table:formula="of:=MEDIAN([C9.H5:.H34])" office:value-type="float" office:value="2043.625061" calcext:value-type="float">
            <text:p>2043,625061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9.J5:.J34])" office:value-type="float" office:value="933.9769895" calcext:value-type="float">
            <text:p>933,9769895</text:p>
          </table:table-cell>
          <table:table-cell table:style-name="ce1" table:formula="of:=MEDIAN([C9.K5:.K34])" office:value-type="float" office:value="7" calcext:value-type="float">
            <text:p>7</text:p>
          </table:table-cell>
          <table:table-cell table:style-name="ce15" table:formula="of:=MEDIAN([C9.L5:.L34])" office:value-type="float" office:value="1151.444092" calcext:value-type="float">
            <text:p>1151,444092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9.N5:.N34])" office:value-type="float" office:value="906.9420165" calcext:value-type="float">
            <text:p>906,9420165</text:p>
          </table:table-cell>
          <table:table-cell table:style-name="ce1" table:formula="of:=MEDIAN([C9.O5:.O34])" office:value-type="float" office:value="7.5" calcext:value-type="float">
            <text:p>7,5</text:p>
          </table:table-cell>
          <table:table-cell table:style-name="ce15" table:formula="of:=MEDIAN([C9.P5:.P34])" office:value-type="float" office:value="1867.659607" calcext:value-type="float">
            <text:p>1867,659607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9.R5:.R34])" office:value-type="float" office:value="923.010986" calcext:value-type="float">
            <text:p>923,010986</text:p>
          </table:table-cell>
          <table:table-cell table:style-name="ce1" table:formula="of:=MEDIAN([C9.S5:.S34])" office:value-type="float" office:value="8.5" calcext:value-type="float">
            <text:p>8,5</text:p>
          </table:table-cell>
          <table:table-cell table:style-name="ce15" table:formula="of:=MEDIAN([C9.T5:.T34])" office:value-type="float" office:value="1889.282959" calcext:value-type="float">
            <text:p>1889,282959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9.V5:.V34])" office:value-type="float" office:value="918.1374815" calcext:value-type="float">
            <text:p>918,1374815</text:p>
          </table:table-cell>
          <table:table-cell table:style-name="ce1" table:formula="of:=MEDIAN([C9.W5:.W34])" office:value-type="float" office:value="13" calcext:value-type="float">
            <text:p>13</text:p>
          </table:table-cell>
          <table:table-cell table:style-name="ce15" table:formula="of:=MEDIAN([C9.X5:.X34])" office:value-type="float" office:value="2635.3095705" calcext:value-type="float">
            <text:p>2635,309570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9.Z5:.Z34])" office:value-type="float" office:value="880.75" calcext:value-type="float">
            <text:p>880,75</text:p>
          </table:table-cell>
          <table:table-cell table:style-name="ce1" table:formula="of:=MEDIAN([C9.AA5:.AA34])" office:value-type="float" office:value="8" calcext:value-type="float">
            <text:p>8</text:p>
          </table:table-cell>
          <table:table-cell table:style-name="ce15" table:formula="of:=MEDIAN([C9.AB5:.AB34])" office:value-type="float" office:value="1840.0286255" calcext:value-type="float">
            <text:p>1840,028625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9.AD5:.AD34])" office:value-type="float" office:value="890.0910035" calcext:value-type="float">
            <text:p>890,0910035</text:p>
          </table:table-cell>
          <table:table-cell table:style-name="ce1" table:formula="of:=MEDIAN([C9.AE5:.AE34])" office:value-type="float" office:value="5.5" calcext:value-type="float">
            <text:p>5,5</text:p>
          </table:table-cell>
          <table:table-cell table:style-name="ce15" table:formula="of:=MEDIAN([C9.AF5:.AF34])" office:value-type="float" office:value="1842.29834" calcext:value-type="float">
            <text:p>1842,29834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9.AH5:.AH34])" office:value-type="float" office:value="904.850464" calcext:value-type="float">
            <text:p>904,850464</text:p>
          </table:table-cell>
          <table:table-cell table:style-name="ce1" table:formula="of:=MEDIAN([C9.AI5:.AI34])" office:value-type="float" office:value="7" calcext:value-type="float">
            <text:p>7</text:p>
          </table:table-cell>
          <table:table-cell table:style-name="ce15" table:formula="of:=MEDIAN([C9.AJ5:.AJ34])" office:value-type="float" office:value="1632.33551" calcext:value-type="float">
            <text:p>1632,33551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9.B5:.B34])" office:value-type="float" office:value="106.953388286237" calcext:value-type="float">
            <text:p>106,9533882862</text:p>
          </table:table-cell>
          <table:table-cell table:style-name="ce11" table:formula="of:=STDEV([C9.C5:.C34])" office:value-type="float" office:value="36.7908503118189" calcext:value-type="float">
            <text:p>36,7908503118</text:p>
          </table:table-cell>
          <table:table-cell table:style-name="ce16" table:formula="of:=STDEV([C9.D5:.D34])" office:value-type="float" office:value="1938.63069517093" calcext:value-type="float">
            <text:p>1938,6306951709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9.F5:.F34])" office:value-type="float" office:value="90.5886414184455" calcext:value-type="float">
            <text:p>90,5886414184</text:p>
          </table:table-cell>
          <table:table-cell table:style-name="ce11" table:formula="of:=STDEV([C9.G5:.G34])" office:value-type="float" office:value="24.5730204357001" calcext:value-type="float">
            <text:p>24,5730204357</text:p>
          </table:table-cell>
          <table:table-cell table:style-name="ce16" table:formula="of:=STDEV([C9.H5:.H34])" office:value-type="float" office:value="2037.87282825884" calcext:value-type="float">
            <text:p>2037,8728282588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9.J5:.J34])" office:value-type="float" office:value="114.061546160854" calcext:value-type="float">
            <text:p>114,0615461609</text:p>
          </table:table-cell>
          <table:table-cell table:style-name="ce11" table:formula="of:=STDEV([C9.K5:.K34])" office:value-type="float" office:value="37.3957811048846" calcext:value-type="float">
            <text:p>37,3957811049</text:p>
          </table:table-cell>
          <table:table-cell table:style-name="ce16" table:formula="of:=STDEV([C9.L5:.L34])" office:value-type="float" office:value="2616.98601214747" calcext:value-type="float">
            <text:p>2616,9860121475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9.N5:.N34])" office:value-type="float" office:value="92.9717007470147" calcext:value-type="float">
            <text:p>92,971700747</text:p>
          </table:table-cell>
          <table:table-cell table:style-name="ce11" table:formula="of:=STDEV([C9.O5:.O34])" office:value-type="float" office:value="37.7323910365263" calcext:value-type="float">
            <text:p>37,7323910365</text:p>
          </table:table-cell>
          <table:table-cell table:style-name="ce16" table:formula="of:=STDEV([C9.P5:.P34])" office:value-type="float" office:value="1028.14402561636" calcext:value-type="float">
            <text:p>1028,1440256164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9.R5:.R34])" office:value-type="float" office:value="76.0380791430254" calcext:value-type="float">
            <text:p>76,038079143</text:p>
          </table:table-cell>
          <table:table-cell table:style-name="ce11" table:formula="of:=STDEV([C9.S5:.S34])" office:value-type="float" office:value="9.91575626073081" calcext:value-type="float">
            <text:p>9,9157562607</text:p>
          </table:table-cell>
          <table:table-cell table:style-name="ce16" table:formula="of:=STDEV([C9.T5:.T34])" office:value-type="float" office:value="1606.2243915951" calcext:value-type="float">
            <text:p>1606,2243915951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9.V5:.V34])" office:value-type="float" office:value="86.3152058809058" calcext:value-type="float">
            <text:p>86,3152058809</text:p>
          </table:table-cell>
          <table:table-cell table:style-name="ce11" table:formula="of:=STDEV([C9.W5:.W34])" office:value-type="float" office:value="39.2441078379927" calcext:value-type="float">
            <text:p>39,244107838</text:p>
          </table:table-cell>
          <table:table-cell table:style-name="ce16" table:formula="of:=STDEV([C9.X5:.X34])" office:value-type="float" office:value="3056.52364939661" calcext:value-type="float">
            <text:p>3056,5236493966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9.Z5:.Z34])" office:value-type="float" office:value="90.2221626922826" calcext:value-type="float">
            <text:p>90,2221626923</text:p>
          </table:table-cell>
          <table:table-cell table:style-name="ce11" table:formula="of:=STDEV([C9.AA5:.AA34])" office:value-type="float" office:value="24.4440404007012" calcext:value-type="float">
            <text:p>24,4440404007</text:p>
          </table:table-cell>
          <table:table-cell table:style-name="ce16" table:formula="of:=STDEV([C9.AB5:.AB34])" office:value-type="float" office:value="911.640062603837" calcext:value-type="float">
            <text:p>911,6400626038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9.AD5:.AD34])" office:value-type="float" office:value="81.7944958880269" calcext:value-type="float">
            <text:p>81,794495888</text:p>
          </table:table-cell>
          <table:table-cell table:style-name="ce11" table:formula="of:=STDEV([C9.AE5:.AE34])" office:value-type="float" office:value="50.0578554163968" calcext:value-type="float">
            <text:p>50,0578554164</text:p>
          </table:table-cell>
          <table:table-cell table:style-name="ce16" table:formula="of:=STDEV([C9.AF5:.AF34])" office:value-type="float" office:value="1061.21242156919" calcext:value-type="float">
            <text:p>1061,2124215692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9.AH5:.AH34])" office:value-type="float" office:value="57.2386206642822" calcext:value-type="float">
            <text:p>57,2386206643</text:p>
          </table:table-cell>
          <table:table-cell table:style-name="ce11" table:formula="of:=STDEV([C9.AI5:.AI34])" office:value-type="float" office:value="35.8880976864971" calcext:value-type="float">
            <text:p>35,8880976865</text:p>
          </table:table-cell>
          <table:table-cell table:style-name="ce16" table:formula="of:=STDEV([C9.AJ5:.AJ34])" office:value-type="float" office:value="1892.39738980344" calcext:value-type="float">
            <text:p>1892,3973898034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Default"/>
          <table:table-cell/>
          <table:table-cell office:value-type="string" calcext:value-type="string">
            <text:p>Desv. Pad.</text:p>
          </table:table-cell>
          <table:table-cell table:style-name="Default" office:value-type="string" calcext:value-type="string">
            <text:p>Amostras</text:p>
          </table:table-cell>
          <table:table-cell table:style-name="Default" office:value-type="string" calcext:value-type="string">
            <text:p>Erro padrão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AVERAGE([.B35];[.F35];[.J35];[.N35];[.R35];[.V35];[.Z35];[.AD35];[.AH35])" office:value-type="float" office:value="914.285070788889" calcext:value-type="float">
            <text:p>914,2850707889</text:p>
          </table:table-cell>
          <table:table-cell table:formula="of:=STDEV([.B5:.B14];[.F5:.F14];[.J5:.J14];[.N5:.N14];[.R5:.R14];[.V5:.V14];[.Z5:.Z14];[.AD5:.AD14];[.AH5:.AH14])" office:value-type="float" office:value="90.7590601188679" calcext:value-type="float">
            <text:p>90,7590601189</text:p>
          </table:table-cell>
          <table:table-cell table:style-name="Default" table:formula="of:=COUNT([.B5:.B14];[.F5:.F14];[.J5:.J14];[.N5:.N14];[.R5:.R14];[.V5:.V14];[.Z5:.Z14];[.AD5:.AD14];[.AH5:.AH14])" office:value-type="float" office:value="90" calcext:value-type="float">
            <text:p>90</text:p>
          </table:table-cell>
          <table:table-cell table:style-name="Default" table:formula="of:=2*[.C40]/SQRT([.D40])" office:value-type="float" office:value="19.133689884785" calcext:value-type="float">
            <text:p>19,1336898848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AVERAGE([.C35];[.G35];[.K35];[.O35];[.S35];[.W35];[.AA35];[.AE35];[.AI35])" office:value-type="float" office:value="19.1222222222222" calcext:value-type="float">
            <text:p>19,1222222222</text:p>
          </table:table-cell>
          <table:table-cell table:formula="of:=STDEV([.C5:.C14];[.G5:.G14];[.K5:.K14];[.O5:.O14];[.S5:.S14];[.W5:.W14];[.AA5:.AA14];[.AE5:.AE14];[.AI5:.AI14])" office:value-type="float" office:value="33.2794864702769" calcext:value-type="float">
            <text:p>33,2794864703</text:p>
          </table:table-cell>
          <table:table-cell table:style-name="ce17" table:formula="of:=COUNT([.C5:.C14];[.G5:.G14];[.K5:.K14];[.O5:.O14];[.S5:.S14];[.W5:.W14];[.AA5:.AA14];[.AE5:.AE14];[.AI5:.AI14])" office:value-type="float" office:value="90" calcext:value-type="float">
            <text:p>90</text:p>
          </table:table-cell>
          <table:table-cell table:style-name="Default" table:formula="of:=2*[.C41]/SQRT([.D41])" office:value-type="float" office:value="7.01593177378883" calcext:value-type="float">
            <text:p>7,0159317738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AVERAGE([.D35];[.H35];[.L35];[.P35];[.T35];[.X35];[.AB35];[.AF35];[.AJ35])" office:value-type="float" office:value="2217.80123848889" calcext:value-type="float">
            <text:p>2217,8012384889</text:p>
          </table:table-cell>
          <table:table-cell table:formula="of:=STDEV([.D5:.D14];[.H5:.H14];[.L5:.L14];[.P5:.P14];[.T5:.T14];[.X5:.X14];[.AB5:.AB14];[.AF5:.AF14];[.AJ5:.AJ14])" office:value-type="float" office:value="1901.78391819716" calcext:value-type="float">
            <text:p>1901,7839181972</text:p>
          </table:table-cell>
          <table:table-cell table:style-name="Default" table:formula="of:=COUNT([.D5:.D14];[.H5:.H14];[.L5:.L14];[.P5:.P14];[.T5:.T14];[.X5:.X14];[.AB5:.AB14];[.AF5:.AF14];[.AJ5:.AJ14])" office:value-type="float" office:value="90" calcext:value-type="float">
            <text:p>90</text:p>
          </table:table-cell>
          <table:table-cell table:style-name="Default" table:formula="of:=2*[.C42]/SQRT([.D42])" office:value-type="float" office:value="400.931253265492" calcext:value-type="float">
            <text:p>400,9312532655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</table:table>
      <table:table table:name="Data Overview" table:style-name="ta1">
        <table:shapes>
          <draw:frame draw:z-index="0" draw:style-name="gr1" draw:text-style-name="P1" svg:width="159.99mm" svg:height="89.99mm" svg:x="14.57mm" svg:y="57.98mm">
            <loext:p draw:notify-on-update-of-ranges="'Data Overview'.A4:'Data Overview'.A12 'Data Overview'.B4:'Data Overview'.B12 'Data Overview'.C4:'Data Overview'.C12 'Data Overview'.C4:'Data Overview'.C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98.19mm" svg:y="4.7mm">
            <loext:p draw:notify-on-update-of-ranges="'Data Overview'.A4:'Data Overview'.A12 'Data Overview'.D4:'Data Overview'.D12 'Data Overview'.E4:'Data Overview'.E12 'Data Overview'.E4:'Data Overview'.E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198.24mm" svg:y="104.1mm">
            <loext:p draw:notify-on-update-of-ranges="'Data Overview'.A4:'Data Overview'.A12 'Data Overview'.F4:'Data Overview'.F12 'Data Overview'.G4:'Data Overview'.G12 'Data Overview'.G4:'Data Overview'.G1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1" table:default-cell-style-name="ce4"/>
        <table:table-column table:style-name="co12" table:default-cell-style-name="ce27"/>
        <table:table-column table:style-name="co13" table:default-cell-style-name="ce27"/>
        <table:table-column table:style-name="co14" table:default-cell-style-name="ce27"/>
        <table:table-column table:style-name="co12" table:number-columns-repeated="2" table:default-cell-style-name="ce27"/>
        <table:table-column table:style-name="co12" table:default-cell-style-name="ce31"/>
        <table:table-row table:style-name="ro1">
          <table:table-cell table:style-name="Default" table:number-columns-repeated="7"/>
        </table:table-row>
        <table:table-row table:style-name="ro1">
          <table:table-cell table:style-name="ce24" office:value-type="string" calcext:value-type="string" table:number-columns-spanned="1" table:number-rows-spanned="2">
            <text:p>Number or UAVs</text:p>
          </table:table-cell>
          <table:table-cell table:style-name="ce22" office:value-type="string" calcext:value-type="string" table:number-columns-spanned="2" table:number-rows-spanned="1">
            <text:p>Initialization time</text:p>
          </table:table-cell>
          <table:covered-table-cell table:style-name="ce29"/>
          <table:table-cell table:style-name="ce22" office:value-type="string" calcext:value-type="string" table:number-columns-spanned="2" table:number-rows-spanned="1">
            <text:p>Number of stalls</text:p>
          </table:table-cell>
          <table:covered-table-cell table:style-name="ce29"/>
          <table:table-cell table:style-name="ce22" office:value-type="string" calcext:value-type="string" table:number-columns-spanned="2" table:number-rows-spanned="1">
            <text:p>Stall time</text:p>
          </table:table-cell>
          <table:covered-table-cell table:style-name="ce29"/>
        </table:table-row>
        <table:table-row table:style-name="ro1">
          <table:covered-table-cell/>
          <table:table-cell table:style-name="ce26" office:value-type="string" calcext:value-type="string">
            <text:p>Avg</text:p>
          </table:table-cell>
          <table:table-cell table:style-name="ce30" office:value-type="string" calcext:value-type="string">
            <text:p>Std error</text:p>
          </table:table-cell>
          <table:table-cell table:style-name="ce26" office:value-type="string" calcext:value-type="string">
            <text:p>Avg</text:p>
          </table:table-cell>
          <table:table-cell table:style-name="ce30" office:value-type="string" calcext:value-type="string">
            <text:p>Std error</text:p>
          </table:table-cell>
          <table:table-cell table:style-name="ce26" office:value-type="string" calcext:value-type="string">
            <text:p>Avg</text:p>
          </table:table-cell>
          <table:table-cell table:style-name="ce30" office:value-type="string" calcext:value-type="string">
            <text:p>Std 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C1.B40]" office:value-type="float" office:value="994.5093078" calcext:value-type="float">
            <text:p>994,509308</text:p>
          </table:table-cell>
          <table:table-cell table:formula="of:=[C1.E40]" office:value-type="float" office:value="84.993819527011" calcext:value-type="float">
            <text:p>84,993820</text:p>
          </table:table-cell>
          <table:table-cell table:formula="of:=[C1.$B$41]" office:value-type="float" office:value="0" calcext:value-type="float">
            <text:p>0,000000</text:p>
          </table:table-cell>
          <table:table-cell table:formula="of:=[C1.$E$41]" office:value-type="float" office:value="0" calcext:value-type="float">
            <text:p>0,000000</text:p>
          </table:table-cell>
          <table:table-cell table:formula="of:=[C1.$B$42]" office:value-type="float" office:value="0" calcext:value-type="float">
            <text:p>0,000000</text:p>
          </table:table-cell>
          <table:table-cell table:formula="of:=[C1.$E$42]" office:value-type="float" office:value="0" calcext:value-type="float">
            <text:p>0,00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C2.B40]" office:value-type="float" office:value="1016.5050476" calcext:value-type="float">
            <text:p>1016,505048</text:p>
          </table:table-cell>
          <table:table-cell table:formula="of:=[C2.E40]" office:value-type="float" office:value="51.0605980368323" calcext:value-type="float">
            <text:p>51,060598</text:p>
          </table:table-cell>
          <table:table-cell table:formula="of:=[C2.$B$41]" office:value-type="float" office:value="0" calcext:value-type="float">
            <text:p>0,000000</text:p>
          </table:table-cell>
          <table:table-cell table:formula="of:=[C2.$E$41]" office:value-type="float" office:value="0" calcext:value-type="float">
            <text:p>0,000000</text:p>
          </table:table-cell>
          <table:table-cell table:formula="of:=[C2.$B$42]" office:value-type="float" office:value="0" calcext:value-type="float">
            <text:p>0,000000</text:p>
          </table:table-cell>
          <table:table-cell table:formula="of:=[C2.$E$42]" office:value-type="float" office:value="0" calcext:value-type="float">
            <text:p>0,000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C3.B40]" office:value-type="float" office:value="962.3243977" calcext:value-type="float">
            <text:p>962,324398</text:p>
          </table:table-cell>
          <table:table-cell table:formula="of:=[C3.E40]" office:value-type="float" office:value="39.7326327098651" calcext:value-type="float">
            <text:p>39,732633</text:p>
          </table:table-cell>
          <table:table-cell table:formula="of:=[C3.$B$41]" office:value-type="float" office:value="0" calcext:value-type="float">
            <text:p>0,000000</text:p>
          </table:table-cell>
          <table:table-cell table:formula="of:=[C3.$E$41]" office:value-type="float" office:value="0" calcext:value-type="float">
            <text:p>0,000000</text:p>
          </table:table-cell>
          <table:table-cell table:formula="of:=[C3.$B$42]" office:value-type="float" office:value="0" calcext:value-type="float">
            <text:p>0,000000</text:p>
          </table:table-cell>
          <table:table-cell table:formula="of:=[C3.$E$42]" office:value-type="float" office:value="0" calcext:value-type="float">
            <text:p>0,00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C4.B40]" office:value-type="float" office:value="956.824372975" calcext:value-type="float">
            <text:p>956,824373</text:p>
          </table:table-cell>
          <table:table-cell table:formula="of:=[C4.E40]" office:value-type="float" office:value="36.0693504153121" calcext:value-type="float">
            <text:p>36,069350</text:p>
          </table:table-cell>
          <table:table-cell table:formula="of:=[C4.$B$41]" office:value-type="float" office:value="0.35" calcext:value-type="float">
            <text:p>0,350000</text:p>
          </table:table-cell>
          <table:table-cell table:formula="of:=[C4.$E$41]" office:value-type="float" office:value="0.209394732135634" calcext:value-type="float">
            <text:p>0,209395</text:p>
          </table:table-cell>
          <table:table-cell table:formula="of:=[C4.$B$42]" office:value-type="float" office:value="19.8155246" calcext:value-type="float">
            <text:p>19,815525</text:p>
          </table:table-cell>
          <table:table-cell table:formula="of:=[C4.$E$42]" office:value-type="float" office:value="13.9113813447814" calcext:value-type="float">
            <text:p>13,91138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C5.B40]" office:value-type="float" office:value="951.53222778" calcext:value-type="float">
            <text:p>951,532228</text:p>
          </table:table-cell>
          <table:table-cell table:formula="of:=[C5.E40]" office:value-type="float" office:value="95.78993014949" calcext:value-type="float">
            <text:p>95,789930</text:p>
          </table:table-cell>
          <table:table-cell table:formula="of:=[C5.$B$41]" office:value-type="float" office:value="10.24" calcext:value-type="float">
            <text:p>10,240000</text:p>
          </table:table-cell>
          <table:table-cell table:formula="of:=[C5.$E$41]" office:value-type="float" office:value="7.11693811714457" calcext:value-type="float">
            <text:p>7,116938</text:p>
          </table:table-cell>
          <table:table-cell table:formula="of:=[C5.$B$42]" office:value-type="float" office:value="343.4790654" calcext:value-type="float">
            <text:p>343,479065</text:p>
          </table:table-cell>
          <table:table-cell table:formula="of:=[C5.$E$42]" office:value-type="float" office:value="177.70453604178" calcext:value-type="float">
            <text:p>177,7045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C6.B40]" office:value-type="float" office:value="957.921337883333" calcext:value-type="float">
            <text:p>957,921338</text:p>
          </table:table-cell>
          <table:table-cell table:formula="of:=[C6.E40]" office:value-type="float" office:value="29.9601223600827" calcext:value-type="float">
            <text:p>29,960122</text:p>
          </table:table-cell>
          <table:table-cell table:formula="of:=[C6.$B$41]" office:value-type="float" office:value="10.55" calcext:value-type="float">
            <text:p>10,550000</text:p>
          </table:table-cell>
          <table:table-cell table:formula="of:=[C6.$E$41]" office:value-type="float" office:value="6.43690366663657" calcext:value-type="float">
            <text:p>6,436904</text:p>
          </table:table-cell>
          <table:table-cell table:formula="of:=[C6.$B$42]" office:value-type="float" office:value="359.6162922" calcext:value-type="float">
            <text:p>359,616292</text:p>
          </table:table-cell>
          <table:table-cell table:formula="of:=[C6.$E$42]" office:value-type="float" office:value="156.721106024834" calcext:value-type="float">
            <text:p>156,7211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C7.B40]" office:value-type="float" office:value="928.519196138095" calcext:value-type="float">
            <text:p>928,519196</text:p>
          </table:table-cell>
          <table:table-cell table:formula="of:=[C7.E40]" office:value-type="float" office:value="15.8901047181855" calcext:value-type="float">
            <text:p>15,890105</text:p>
          </table:table-cell>
          <table:table-cell table:formula="of:=[C7.$B$41]" office:value-type="float" office:value="7.23333333333333" calcext:value-type="float">
            <text:p>7,233333</text:p>
          </table:table-cell>
          <table:table-cell table:formula="of:=[C7.$E$41]" office:value-type="float" office:value="2.27856299458022" calcext:value-type="float">
            <text:p>2,278563</text:p>
          </table:table-cell>
          <table:table-cell table:formula="of:=[C7.$B$42]" office:value-type="float" office:value="426.403475338095" calcext:value-type="float">
            <text:p>426,403475</text:p>
          </table:table-cell>
          <table:table-cell table:formula="of:=[C7.$E$42]" office:value-type="float" office:value="78.8689422808045" calcext:value-type="float">
            <text:p>78,8689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C8.B40]" office:value-type="float" office:value="1001.04593425" calcext:value-type="float">
            <text:p>1001,045934</text:p>
          </table:table-cell>
          <table:table-cell table:formula="of:=[C8.E40]" office:value-type="float" office:value="29.3119788009954" calcext:value-type="float">
            <text:p>29,311979</text:p>
          </table:table-cell>
          <table:table-cell table:formula="of:=[C8.$B$41]" office:value-type="float" office:value="35.625" calcext:value-type="float">
            <text:p>35,625000</text:p>
          </table:table-cell>
          <table:table-cell table:formula="of:=[C8.$E$41]" office:value-type="float" office:value="11.4580895639586" calcext:value-type="float">
            <text:p>11,458090</text:p>
          </table:table-cell>
          <table:table-cell table:formula="of:=[C8.$B$42]" office:value-type="float" office:value="1954.0699513375" calcext:value-type="float">
            <text:p>1954,069951</text:p>
          </table:table-cell>
          <table:table-cell table:formula="of:=[C8.$E$42]" office:value-type="float" office:value="489.610486383581" calcext:value-type="float">
            <text:p>489,610486</text:p>
          </table:table-cell>
        </table:table-row>
        <table:table-row table:style-name="ro1">
          <table:table-cell table:style-name="ce25" office:value-type="float" office:value="9" calcext:value-type="float">
            <text:p>9</text:p>
          </table:table-cell>
          <table:table-cell table:style-name="ce28" table:formula="of:=[C9.B40]" office:value-type="float" office:value="914.285070788889" calcext:value-type="float">
            <text:p>914,285071</text:p>
          </table:table-cell>
          <table:table-cell table:style-name="ce28" table:formula="of:=[C9.E40]" office:value-type="float" office:value="19.133689884785" calcext:value-type="float">
            <text:p>19,133690</text:p>
          </table:table-cell>
          <table:table-cell table:style-name="ce28" table:formula="of:=[C9.$B$41]" office:value-type="float" office:value="19.1222222222222" calcext:value-type="float">
            <text:p>19,122222</text:p>
          </table:table-cell>
          <table:table-cell table:style-name="ce28" table:formula="of:=[C9.$E$41]" office:value-type="float" office:value="7.01593177378883" calcext:value-type="float">
            <text:p>7,015932</text:p>
          </table:table-cell>
          <table:table-cell table:style-name="ce28" table:formula="of:=[C9.$B$42]" office:value-type="float" office:value="2217.80123848889" calcext:value-type="float">
            <text:p>2217,801238</text:p>
          </table:table-cell>
          <table:table-cell table:style-name="ce32" table:formula="of:=[C9.$E$42]" office:value-type="float" office:value="400.931253265492" calcext:value-type="float">
            <text:p>400,9312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number:number-style style:name="N109">
      <number:number number:decimal-places="3" loext:min-decimal-places="3" number:min-integer-digits="1"/>
    </number:number-style>
    <number:number-style style:name="N110">
      <number:number number:decimal-places="4" loext:min-decimal-places="4" number:min-integer-digits="1"/>
    </number:number-style>
    <number:number-style style:name="N111">
      <number:number number:decimal-places="11" loext:min-decimal-places="11" number:min-integer-digits="1"/>
    </number:number-style>
    <number:number-style style:name="N112">
      <number:number number:decimal-places="10" loext:min-decimal-places="10" number:min-integer-digits="1"/>
    </number:number-style>
    <number:number-style style:name="N113">
      <number:number number:decimal-places="9" loext:min-decimal-places="9" number:min-integer-digits="1"/>
    </number:number-style>
    <number:number-style style:name="N114">
      <number:number number:decimal-places="8" loext:min-decimal-places="8" number:min-integer-digits="1"/>
    </number:number-style>
    <number:number-style style:name="N115">
      <number:number number:decimal-places="7" loext:min-decimal-places="7" number:min-integer-digits="1"/>
    </number:number-style>
    <number:number-style style:name="N116">
      <number:number number:decimal-places="6" loext:min-decimal-places="6" number:min-integer-digits="1"/>
    </number:number-style>
    <number:number-style style:name="N117">
      <number:number number:decimal-places="5" loext:min-decimal-places="5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20mm" fo:margin-bottom="10mm" fo:margin-left="10mm" fo:margin-right="10mm" style:shadow="none" fo:background-color="transparent" style:print-page-order="ltr" style:scale-to="72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1">00/00/0000</text:date>, <text:time style:data-style-name="N2" text:time-value="14:30:11.02391980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7T17:11:15.500692393</meta:creation-date>
    <meta:generator>LibreOffice/5.1.4.2$Linux_X86_64 LibreOffice_project/10m0$Build-2</meta:generator>
    <dc:date>2016-10-11T15:41:05.734494229</dc:date>
    <meta:editing-duration>PT2H33M9S</meta:editing-duration>
    <meta:editing-cycles>27</meta:editing-cycles>
    <meta:document-statistic meta:table-count="10" meta:cell-count="336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6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 chart:error-category="cell-range" chart:error-upper-range="'Data Overview'.C4:'Data Overview'.C12" chart:error-lower-range="'Data Overview'.C4:'Data Overview'.C12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6">
      <style:chart-properties chart:display-label="true" chart:logarithmic="false" chart:minimum="0" chart:maximum="25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6">
      <style:chart-properties chart:symbol-type="named-symbol" chart:symbol-name="square" chart:symbol-width="0.25cm" chart:symbol-height="0.25cm" chart:link-data-style-to-source="true" chart:error-category="cell-range" chart:error-upper-range="'Data Overview'.C4:'Data Overview'.C12" chart:error-lower-range="'Data Overview'.C4:'Data Overview'.C12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'Data Overview'.C4:'Data Overview'.C12" chart:error-lower-range="'Data Overview'.C4:'Data Overview'.C12" loext:std-weight="1"/>
      <style:graphic-properties draw:stroke="solid" svg:stroke-width="0cm" svg:stroke-color="#000000" svg:stroke-opacity="100%" draw:stroke-linejoin="roun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118cm" svg:y="0.316cm" chart:style-name="ch2">
          <text:p>Startup video time</text:p>
        </chart:title>
        <chart:subtitle svg:x="7.255cm" svg:y="1.275cm" chart:style-name="ch3">
          <text:p>sub-title</text:p>
        </chart:subtitle>
        <chart:plot-area chart:style-name="ch4" table:cell-range-address="'Data Overview'.A4:'Data Overview'.B12" chart:data-source-has-labels="column" svg:x="1.331cm" svg:y="2.138cm" svg:width="14.349cm" svg:height="5.701cm">
          <chartooo:coordinate-region svg:x="3.54cm" svg:y="2.337cm" svg:width="12.046cm" svg:height="4.855cm"/>
          <chart:axis chart:dimension="x" chart:name="primary-x" chart:style-name="ch5" chartooo:axis-type="auto">
            <chartooo:date-scale/>
            <chart:title svg:x="7.257cm" svg:y="8.019cm" chart:style-name="ch6">
              <text:p>Number of UAVs</text:p>
            </chart:title>
            <chart:categories table:cell-range-address="'Data Overview'.A4:'Data Overview'.A12"/>
          </chart:axis>
          <chart:axis chart:dimension="y" chart:name="primary-y" chart:style-name="ch7">
            <chart:title svg:x="0.451cm" svg:y="6.699cm" chart:style-name="ch8">
              <text:p>Startup video time (ms)</text:p>
            </chart:title>
            <chart:grid chart:style-name="ch9" chart:class="major"/>
          </chart:axis>
          <chart:series chart:style-name="ch10" chart:values-cell-range-address="'Data Overview'.B4:'Data Overview'.B12" chart:class="chart:line">
            <chart:error-indicator chart:style-name="ch11" chart:dimension="y"/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Coluna C</text:p>
              </table:table-cell>
              <table:table-cell office:value-type="string">
                <text:p>Coluna C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Data Overview'.A4:'Data Overview'.A12</svg:desc>
                </draw:g>
              </table:table-cell>
              <table:table-cell office:value-type="float" office:value="994.5093078">
                <text:p>994.5093078</text:p>
                <draw:g>
                  <svg:desc>'Data Overview'.B4:'Data Overview'.B12</svg:desc>
                </draw:g>
              </table:table-cell>
              <table:table-cell office:value-type="float" office:value="84.993819527011">
                <text:p>84.993819527011</text:p>
                <draw:g>
                  <svg:desc>'Data Overview'.C4:'Data Overview'.C12</svg:desc>
                </draw:g>
              </table:table-cell>
              <table:table-cell office:value-type="float" office:value="84.993819527011">
                <text:p>84.993819527011</text:p>
                <draw:g>
                  <svg:desc>'Data Overview'.C4:'Data Overview'.C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016.5050476">
                <text:p>1016.5050476</text:p>
              </table:table-cell>
              <table:table-cell office:value-type="float" office:value="51.0605980368323">
                <text:p>51.0605980368323</text:p>
              </table:table-cell>
              <table:table-cell office:value-type="float" office:value="51.0605980368323">
                <text:p>51.060598036832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962.3243977">
                <text:p>962.3243977</text:p>
              </table:table-cell>
              <table:table-cell office:value-type="float" office:value="39.7326327098651">
                <text:p>39.7326327098651</text:p>
              </table:table-cell>
              <table:table-cell office:value-type="float" office:value="39.7326327098651">
                <text:p>39.732632709865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956.824372975">
                <text:p>956.824372975</text:p>
              </table:table-cell>
              <table:table-cell office:value-type="float" office:value="36.0693504153121">
                <text:p>36.0693504153121</text:p>
              </table:table-cell>
              <table:table-cell office:value-type="float" office:value="36.0693504153121">
                <text:p>36.069350415312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951.53222778">
                <text:p>951.53222778</text:p>
              </table:table-cell>
              <table:table-cell office:value-type="float" office:value="95.78993014949">
                <text:p>95.78993014949</text:p>
              </table:table-cell>
              <table:table-cell office:value-type="float" office:value="95.78993014949">
                <text:p>95.7899301494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957.921337883333">
                <text:p>957.921337883333</text:p>
              </table:table-cell>
              <table:table-cell office:value-type="float" office:value="29.9601223600827">
                <text:p>29.9601223600827</text:p>
              </table:table-cell>
              <table:table-cell office:value-type="float" office:value="29.9601223600827">
                <text:p>29.960122360082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928.519196138095">
                <text:p>928.519196138095</text:p>
              </table:table-cell>
              <table:table-cell office:value-type="float" office:value="15.8901047181855">
                <text:p>15.8901047181855</text:p>
              </table:table-cell>
              <table:table-cell office:value-type="float" office:value="15.8901047181855">
                <text:p>15.890104718185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001.04593425">
                <text:p>1001.04593425</text:p>
              </table:table-cell>
              <table:table-cell office:value-type="float" office:value="29.3119788009954">
                <text:p>29.3119788009954</text:p>
              </table:table-cell>
              <table:table-cell office:value-type="float" office:value="29.3119788009954">
                <text:p>29.311978800995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14.285070788889">
                <text:p>914.285070788889</text:p>
              </table:table-cell>
              <table:table-cell office:value-type="float" office:value="19.133689884785">
                <text:p>19.133689884785</text:p>
              </table:table-cell>
              <table:table-cell office:value-type="float" office:value="19.133689884785">
                <text:p>19.1336898847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6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 chart:error-category="cell-range" chart:error-upper-range="'Data Overview'.E4:'Data Overview'.E12" chart:error-lower-range="'Data Overview'.E4:'Data Overview'.E12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6">
      <style:chart-properties chart:display-label="true" chart:logarithmic="false" chart:maximum="6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6">
      <style:chart-properties chart:symbol-type="named-symbol" chart:symbol-name="square" chart:symbol-width="0.25cm" chart:symbol-height="0.25cm" chart:link-data-style-to-source="true" chart:error-category="cell-range" chart:error-upper-range="'Data Overview'.E4:'Data Overview'.E12" chart:error-lower-range="'Data Overview'.E4:'Data Overview'.E12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'Data Overview'.E4:'Data Overview'.E12" chart:error-lower-range="'Data Overview'.E4:'Data Overview'.E12" loext:std-weight="1"/>
      <style:graphic-properties draw:stroke="solid" svg:stroke-width="0cm" svg:stroke-color="#000000" svg:stroke-opacity="100%" draw:stroke-linejoin="roun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13cm" svg:y="0.316cm" chart:style-name="ch2">
          <text:p>Stall count (all UAVs)</text:p>
        </chart:title>
        <chart:subtitle svg:x="7.255cm" svg:y="1.275cm" chart:style-name="ch3">
          <text:p>sub-title</text:p>
        </chart:subtitle>
        <chart:plot-area chart:style-name="ch4" table:cell-range-address="'Data Overview'.A4:'Data Overview'.A12 'Data Overview'.D4:'Data Overview'.D12" chart:data-source-has-labels="column" svg:x="1.331cm" svg:y="2.138cm" svg:width="14.349cm" svg:height="5.701cm">
          <chartooo:coordinate-region svg:x="3.17cm" svg:y="2.337cm" svg:width="12.417cm" svg:height="4.855cm"/>
          <chart:axis chart:dimension="x" chart:name="primary-x" chart:style-name="ch5" chartooo:axis-type="auto">
            <chartooo:date-scale/>
            <chart:title svg:x="7.257cm" svg:y="8.019cm" chart:style-name="ch6">
              <text:p>Number of UAVs</text:p>
            </chart:title>
            <chart:categories table:cell-range-address="'Data Overview'.A4:'Data Overview'.A12"/>
          </chart:axis>
          <chart:axis chart:dimension="y" chart:name="primary-y" chart:style-name="ch7">
            <chart:title svg:x="0.451cm" svg:y="6.937cm" chart:style-name="ch8">
              <text:p>Avg. Stall Count (all UAVs)</text:p>
            </chart:title>
            <chart:grid chart:style-name="ch9" chart:class="major"/>
          </chart:axis>
          <chart:series chart:style-name="ch10" chart:values-cell-range-address="'Data Overview'.D4:'Data Overview'.D12" chart:class="chart:line">
            <chart:error-indicator chart:style-name="ch11" chart:dimension="y"/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D</text:p>
              </table:table-cell>
              <table:table-cell office:value-type="string">
                <text:p>Coluna E</text:p>
              </table:table-cell>
              <table:table-cell office:value-type="string">
                <text:p>Coluna E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Data Overview'.A4:'Data Overview'.A12</svg:desc>
                </draw:g>
              </table:table-cell>
              <table:table-cell office:value-type="float" office:value="0">
                <text:p>0</text:p>
                <draw:g>
                  <svg:desc>'Data Overview'.D4:'Data Overview'.D12</svg:desc>
                </draw:g>
              </table:table-cell>
              <table:table-cell office:value-type="float" office:value="0">
                <text:p>0</text:p>
                <draw:g>
                  <svg:desc>'Data Overview'.E4:'Data Overview'.E12</svg:desc>
                </draw:g>
              </table:table-cell>
              <table:table-cell office:value-type="float" office:value="0">
                <text:p>0</text:p>
                <draw:g>
                  <svg:desc>'Data Overview'.E4:'Data Overview'.E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35">
                <text:p>0.35</text:p>
              </table:table-cell>
              <table:table-cell office:value-type="float" office:value="0.209394732135634">
                <text:p>0.209394732135634</text:p>
              </table:table-cell>
              <table:table-cell office:value-type="float" office:value="0.209394732135634">
                <text:p>0.20939473213563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0.24">
                <text:p>10.24</text:p>
              </table:table-cell>
              <table:table-cell office:value-type="float" office:value="7.11693811714457">
                <text:p>7.11693811714457</text:p>
              </table:table-cell>
              <table:table-cell office:value-type="float" office:value="7.11693811714457">
                <text:p>7.1169381171445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0.55">
                <text:p>10.55</text:p>
              </table:table-cell>
              <table:table-cell office:value-type="float" office:value="6.43690366663657">
                <text:p>6.43690366663657</text:p>
              </table:table-cell>
              <table:table-cell office:value-type="float" office:value="6.43690366663657">
                <text:p>6.4369036666365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.23333333333333">
                <text:p>7.23333333333333</text:p>
              </table:table-cell>
              <table:table-cell office:value-type="float" office:value="2.27856299458022">
                <text:p>2.27856299458022</text:p>
              </table:table-cell>
              <table:table-cell office:value-type="float" office:value="2.27856299458022">
                <text:p>2.2785629945802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5.625">
                <text:p>35.625</text:p>
              </table:table-cell>
              <table:table-cell office:value-type="float" office:value="11.4580895639586">
                <text:p>11.4580895639586</text:p>
              </table:table-cell>
              <table:table-cell office:value-type="float" office:value="11.4580895639586">
                <text:p>11.458089563958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9.1222222222222">
                <text:p>19.1222222222222</text:p>
              </table:table-cell>
              <table:table-cell office:value-type="float" office:value="7.01593177378883">
                <text:p>7.01593177378883</text:p>
              </table:table-cell>
              <table:table-cell office:value-type="float" office:value="7.01593177378883">
                <text:p>7.015931773788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6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 chart:error-category="cell-range" chart:error-upper-range="'Data Overview'.G4:'Data Overview'.G12" chart:error-lower-range="'Data Overview'.G4:'Data Overview'.G12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6">
      <style:chart-properties chart:display-label="true" chart:logarithmic="false" chart:minimum="0" chart:maximum="45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6">
      <style:chart-properties chart:symbol-type="named-symbol" chart:symbol-name="square" chart:symbol-width="0.25cm" chart:symbol-height="0.25cm" chart:link-data-style-to-source="true" chart:error-category="cell-range" chart:error-upper-range="'Data Overview'.G4:'Data Overview'.G12" chart:error-lower-range="'Data Overview'.G4:'Data Overview'.G12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'Data Overview'.G4:'Data Overview'.G12" chart:error-lower-range="'Data Overview'.G4:'Data Overview'.G12" loext:std-weight="1"/>
      <style:graphic-properties draw:stroke="solid" svg:stroke-width="0cm" svg:stroke-color="#000000" svg:stroke-opacity="100%" draw:stroke-linejoin="roun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91cm" svg:y="0.316cm" chart:style-name="ch2">
          <text:p>Stall time</text:p>
        </chart:title>
        <chart:subtitle svg:x="7.255cm" svg:y="1.275cm" chart:style-name="ch3">
          <text:p>sub-title</text:p>
        </chart:subtitle>
        <chart:plot-area chart:style-name="ch4" table:cell-range-address="'Data Overview'.A4:'Data Overview'.A12 'Data Overview'.F4:'Data Overview'.F12" chart:data-source-has-labels="column" svg:x="1.331cm" svg:y="2.138cm" svg:width="14.349cm" svg:height="5.701cm">
          <chartooo:coordinate-region svg:x="3.54cm" svg:y="2.338cm" svg:width="12.046cm" svg:height="4.854cm"/>
          <chart:axis chart:dimension="x" chart:name="primary-x" chart:style-name="ch5" chartooo:axis-type="auto">
            <chartooo:date-scale/>
            <chart:title svg:x="7.257cm" svg:y="8.019cm" chart:style-name="ch6">
              <text:p>Number of UAVs</text:p>
            </chart:title>
            <chart:categories table:cell-range-address="'Data Overview'.A4:'Data Overview'.A12"/>
          </chart:axis>
          <chart:axis chart:dimension="y" chart:name="primary-y" chart:style-name="ch7">
            <chart:title svg:x="0.451cm" svg:y="6.831cm" chart:style-name="ch8">
              <text:p>Avg. Stall Time (all UAVs)</text:p>
            </chart:title>
            <chart:grid chart:style-name="ch9" chart:class="major"/>
          </chart:axis>
          <chart:series chart:style-name="ch10" chart:values-cell-range-address="'Data Overview'.F4:'Data Overview'.F12" chart:class="chart:line">
            <chart:error-indicator chart:style-name="ch11" chart:dimension="y"/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F</text:p>
              </table:table-cell>
              <table:table-cell office:value-type="string">
                <text:p>Coluna G</text:p>
              </table:table-cell>
              <table:table-cell office:value-type="string">
                <text:p>Coluna G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Data Overview'.A4:'Data Overview'.A12</svg:desc>
                </draw:g>
              </table:table-cell>
              <table:table-cell office:value-type="float" office:value="0">
                <text:p>0</text:p>
                <draw:g>
                  <svg:desc>'Data Overview'.F4:'Data Overview'.F12</svg:desc>
                </draw:g>
              </table:table-cell>
              <table:table-cell office:value-type="float" office:value="0">
                <text:p>0</text:p>
                <draw:g>
                  <svg:desc>'Data Overview'.G4:'Data Overview'.G12</svg:desc>
                </draw:g>
              </table:table-cell>
              <table:table-cell office:value-type="float" office:value="0">
                <text:p>0</text:p>
                <draw:g>
                  <svg:desc>'Data Overview'.G4:'Data Overview'.G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9.8155246">
                <text:p>19.8155246</text:p>
              </table:table-cell>
              <table:table-cell office:value-type="float" office:value="13.9113813447814">
                <text:p>13.9113813447814</text:p>
              </table:table-cell>
              <table:table-cell office:value-type="float" office:value="13.9113813447814">
                <text:p>13.911381344781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43.4790654">
                <text:p>343.4790654</text:p>
              </table:table-cell>
              <table:table-cell office:value-type="float" office:value="177.70453604178">
                <text:p>177.70453604178</text:p>
              </table:table-cell>
              <table:table-cell office:value-type="float" office:value="177.70453604178">
                <text:p>177.7045360417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59.6162922">
                <text:p>359.6162922</text:p>
              </table:table-cell>
              <table:table-cell office:value-type="float" office:value="156.721106024834">
                <text:p>156.721106024834</text:p>
              </table:table-cell>
              <table:table-cell office:value-type="float" office:value="156.721106024834">
                <text:p>156.72110602483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26.403475338095">
                <text:p>426.403475338095</text:p>
              </table:table-cell>
              <table:table-cell office:value-type="float" office:value="78.8689422808045">
                <text:p>78.8689422808045</text:p>
              </table:table-cell>
              <table:table-cell office:value-type="float" office:value="78.8689422808045">
                <text:p>78.868942280804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954.0699513375">
                <text:p>1954.0699513375</text:p>
              </table:table-cell>
              <table:table-cell office:value-type="float" office:value="489.610486383581">
                <text:p>489.610486383581</text:p>
              </table:table-cell>
              <table:table-cell office:value-type="float" office:value="489.610486383581">
                <text:p>489.61048638358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217.80123848889">
                <text:p>2217.80123848889</text:p>
              </table:table-cell>
              <table:table-cell office:value-type="float" office:value="400.931253265492">
                <text:p>400.931253265492</text:p>
              </table:table-cell>
              <table:table-cell office:value-type="float" office:value="400.931253265492">
                <text:p>400.93125326549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